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81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shapes>
          <draw:frame draw:z-index="0" draw:style-name="gr1" draw:text-style-name="P1" svg:width="453.2pt" svg:height="255.26pt" svg:x="0pt" svg:y="408.1pt">
            <draw:object draw:notify-on-update-of-ranges="results.A1:results.A1 results.B1:results.SG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94.49pt" svg:y="461.4pt">
            <draw:object draw:notify-on-update-of-ranges="results.A3:results.A3 results.B3:results.SG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06.04pt" svg:y="468.14pt">
            <draw:object draw:notify-on-update-of-ranges="results.A5:results.A5 results.B5:results.SG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231.19pt" svg:y="665.15pt">
            <draw:object draw:notify-on-update-of-ranges="results.A7:results.A7 results.B7:results.SG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201.71pt" svg:y="221.7pt">
            <draw:object draw:notify-on-update-of-ranges="results.A9:results.A9 results.B9:results.SG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7" table:default-cell-style-name="Default"/>
        <table:table-column table:style-name="co2" table:default-cell-style-name="Default"/>
        <table:table-column table:style-name="co1" table:number-columns-repeated="145" table:default-cell-style-name="Default"/>
        <table:table-column table:style-name="co2" table:default-cell-style-name="Default"/>
        <table:table-column table:style-name="co1" table:number-columns-repeated="36" table:default-cell-style-name="Default"/>
        <table:table-column table:style-name="co2" table:default-cell-style-name="Default"/>
        <table:table-column table:style-name="co1" table:number-columns-repeated="97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number-columns-repeated="58" table:default-cell-style-name="Default"/>
        <table:table-column table:style-name="co2" table:default-cell-style-name="Default"/>
        <table:table-column table:style-name="co1" table:number-columns-repeated="37" table:default-cell-style-name="Default"/>
        <table:table-column table:style-name="co2" table:default-cell-style-name="Default"/>
        <table:table-column table:style-name="co1" table:number-columns-repeated="22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66.4" calcext:value-type="float">
            <text:p>5566.4</text:p>
          </table:table-cell>
          <table:table-cell office:value-type="float" office:value="5547.2" calcext:value-type="float">
            <text:p>5547.2</text:p>
          </table:table-cell>
          <table:table-cell office:value-type="float" office:value="7293.2" calcext:value-type="float">
            <text:p>7293.2</text:p>
          </table:table-cell>
          <table:table-cell office:value-type="float" office:value="4808.4" calcext:value-type="float">
            <text:p>4808.4</text:p>
          </table:table-cell>
          <table:table-cell office:value-type="float" office:value="9282.6" calcext:value-type="float">
            <text:p>9282.6</text:p>
          </table:table-cell>
          <table:table-cell office:value-type="float" office:value="6467.6" calcext:value-type="float">
            <text:p>6467.6</text:p>
          </table:table-cell>
          <table:table-cell office:value-type="float" office:value="9254" calcext:value-type="float">
            <text:p>9254</text:p>
          </table:table-cell>
          <table:table-cell office:value-type="float" office:value="6839.8" calcext:value-type="float">
            <text:p>6839.8</text:p>
          </table:table-cell>
          <table:table-cell office:value-type="float" office:value="7690" calcext:value-type="float">
            <text:p>7690</text:p>
          </table:table-cell>
          <table:table-cell office:value-type="float" office:value="7763.2" calcext:value-type="float">
            <text:p>7763.2</text:p>
          </table:table-cell>
          <table:table-cell office:value-type="float" office:value="5402.8" calcext:value-type="float">
            <text:p>5402.8</text:p>
          </table:table-cell>
          <table:table-cell office:value-type="float" office:value="6263.6" calcext:value-type="float">
            <text:p>6263.6</text:p>
          </table:table-cell>
          <table:table-cell office:value-type="float" office:value="3987.4" calcext:value-type="float">
            <text:p>3987.4</text:p>
          </table:table-cell>
          <table:table-cell office:value-type="float" office:value="5766.8" calcext:value-type="float">
            <text:p>5766.8</text:p>
          </table:table-cell>
          <table:table-cell office:value-type="float" office:value="6018.8" calcext:value-type="float">
            <text:p>6018.8</text:p>
          </table:table-cell>
          <table:table-cell office:value-type="float" office:value="7396.8" calcext:value-type="float">
            <text:p>7396.8</text:p>
          </table:table-cell>
          <table:table-cell office:value-type="float" office:value="9611.8" calcext:value-type="float">
            <text:p>9611.8</text:p>
          </table:table-cell>
          <table:table-cell office:value-type="float" office:value="2947.4" calcext:value-type="float">
            <text:p>2947.4</text:p>
          </table:table-cell>
          <table:table-cell office:value-type="float" office:value="6636.2" calcext:value-type="float">
            <text:p>6636.2</text:p>
          </table:table-cell>
          <table:table-cell office:value-type="float" office:value="9314" calcext:value-type="float">
            <text:p>9314</text:p>
          </table:table-cell>
          <table:table-cell office:value-type="float" office:value="7667" calcext:value-type="float">
            <text:p>7667</text:p>
          </table:table-cell>
          <table:table-cell office:value-type="float" office:value="5952.2" calcext:value-type="float">
            <text:p>5952.2</text:p>
          </table:table-cell>
          <table:table-cell office:value-type="float" office:value="7216" calcext:value-type="float">
            <text:p>7216</text:p>
          </table:table-cell>
          <table:table-cell office:value-type="float" office:value="6969" calcext:value-type="float">
            <text:p>6969</text:p>
          </table:table-cell>
          <table:table-cell office:value-type="float" office:value="6592.4" calcext:value-type="float">
            <text:p>6592.4</text:p>
          </table:table-cell>
          <table:table-cell office:value-type="float" office:value="9058.6" calcext:value-type="float">
            <text:p>9058.6</text:p>
          </table:table-cell>
          <table:table-cell office:value-type="float" office:value="7589.8" calcext:value-type="float">
            <text:p>7589.8</text:p>
          </table:table-cell>
          <table:table-cell office:value-type="float" office:value="9358.4" calcext:value-type="float">
            <text:p>9358.4</text:p>
          </table:table-cell>
          <table:table-cell office:value-type="float" office:value="5760.6" calcext:value-type="float">
            <text:p>5760.6</text:p>
          </table:table-cell>
          <table:table-cell office:value-type="float" office:value="7317.8" calcext:value-type="float">
            <text:p>7317.8</text:p>
          </table:table-cell>
          <table:table-cell office:value-type="float" office:value="7385.8" calcext:value-type="float">
            <text:p>7385.8</text:p>
          </table:table-cell>
          <table:table-cell office:value-type="float" office:value="5983.4" calcext:value-type="float">
            <text:p>5983.4</text:p>
          </table:table-cell>
          <table:table-cell office:value-type="float" office:value="5963.6" calcext:value-type="float">
            <text:p>5963.6</text:p>
          </table:table-cell>
          <table:table-cell office:value-type="float" office:value="7763.6" calcext:value-type="float">
            <text:p>7763.6</text:p>
          </table:table-cell>
          <table:table-cell office:value-type="float" office:value="7386.6" calcext:value-type="float">
            <text:p>7386.6</text:p>
          </table:table-cell>
          <table:table-cell office:value-type="float" office:value="9538.4" calcext:value-type="float">
            <text:p>9538.4</text:p>
          </table:table-cell>
          <table:table-cell office:value-type="float" office:value="8630" calcext:value-type="float">
            <text:p>8630</text:p>
          </table:table-cell>
          <table:table-cell office:value-type="float" office:value="7546.4" calcext:value-type="float">
            <text:p>7546.4</text:p>
          </table:table-cell>
          <table:table-cell office:value-type="float" office:value="5084.6" calcext:value-type="float">
            <text:p>5084.6</text:p>
          </table:table-cell>
          <table:table-cell office:value-type="float" office:value="5938.2" calcext:value-type="float">
            <text:p>5938.2</text:p>
          </table:table-cell>
          <table:table-cell office:value-type="float" office:value="7459.6" calcext:value-type="float">
            <text:p>7459.6</text:p>
          </table:table-cell>
          <table:table-cell office:value-type="float" office:value="3752" calcext:value-type="float">
            <text:p>3752</text:p>
          </table:table-cell>
          <table:table-cell office:value-type="float" office:value="7049.6" calcext:value-type="float">
            <text:p>7049.6</text:p>
          </table:table-cell>
          <table:table-cell office:value-type="float" office:value="8946.8" calcext:value-type="float">
            <text:p>8946.8</text:p>
          </table:table-cell>
          <table:table-cell office:value-type="float" office:value="9474" calcext:value-type="float">
            <text:p>9474</text:p>
          </table:table-cell>
          <table:table-cell office:value-type="float" office:value="7368.6" calcext:value-type="float">
            <text:p>7368.6</text:p>
          </table:table-cell>
          <table:table-cell office:value-type="float" office:value="9309.4" calcext:value-type="float">
            <text:p>9309.4</text:p>
          </table:table-cell>
          <table:table-cell office:value-type="float" office:value="7624.6" calcext:value-type="float">
            <text:p>7624.6</text:p>
          </table:table-cell>
          <table:table-cell office:value-type="float" office:value="7805.6" calcext:value-type="float">
            <text:p>7805.6</text:p>
          </table:table-cell>
          <table:table-cell office:value-type="float" office:value="9865.4" calcext:value-type="float">
            <text:p>9865.4</text:p>
          </table:table-cell>
          <table:table-cell office:value-type="float" office:value="9669.4" calcext:value-type="float">
            <text:p>9669.4</text:p>
          </table:table-cell>
          <table:table-cell office:value-type="float" office:value="7743.2" calcext:value-type="float">
            <text:p>7743.2</text:p>
          </table:table-cell>
          <table:table-cell office:value-type="float" office:value="8673.6" calcext:value-type="float">
            <text:p>8673.6</text:p>
          </table:table-cell>
          <table:table-cell office:value-type="float" office:value="8831" calcext:value-type="float">
            <text:p>8831</text:p>
          </table:table-cell>
          <table:table-cell office:value-type="float" office:value="9464" calcext:value-type="float">
            <text:p>9464</text:p>
          </table:table-cell>
          <table:table-cell office:value-type="float" office:value="9190.2" calcext:value-type="float">
            <text:p>9190.2</text:p>
          </table:table-cell>
          <table:table-cell office:value-type="float" office:value="7564.2" calcext:value-type="float">
            <text:p>7564.2</text:p>
          </table:table-cell>
          <table:table-cell office:value-type="float" office:value="8800" calcext:value-type="float">
            <text:p>8800</text:p>
          </table:table-cell>
          <table:table-cell office:value-type="float" office:value="9853.2" calcext:value-type="float">
            <text:p>9853.2</text:p>
          </table:table-cell>
          <table:table-cell office:value-type="float" office:value="9444.6" calcext:value-type="float">
            <text:p>9444.6</text:p>
          </table:table-cell>
          <table:table-cell office:value-type="float" office:value="9360" calcext:value-type="float">
            <text:p>9360</text:p>
          </table:table-cell>
          <table:table-cell office:value-type="float" office:value="9355" calcext:value-type="float">
            <text:p>9355</text:p>
          </table:table-cell>
          <table:table-cell office:value-type="float" office:value="9440.2" calcext:value-type="float">
            <text:p>9440.2</text:p>
          </table:table-cell>
          <table:table-cell office:value-type="float" office:value="9176.8" calcext:value-type="float">
            <text:p>9176.8</text:p>
          </table:table-cell>
          <table:table-cell office:value-type="float" office:value="9815.4" calcext:value-type="float">
            <text:p>9815.4</text:p>
          </table:table-cell>
          <table:table-cell office:value-type="float" office:value="8595.8" calcext:value-type="float">
            <text:p>8595.8</text:p>
          </table:table-cell>
          <table:table-cell office:value-type="float" office:value="9509.2" calcext:value-type="float">
            <text:p>9509.2</text:p>
          </table:table-cell>
          <table:table-cell office:value-type="float" office:value="7758.6" calcext:value-type="float">
            <text:p>7758.6</text:p>
          </table:table-cell>
          <table:table-cell office:value-type="float" office:value="9022.2" calcext:value-type="float">
            <text:p>9022.2</text:p>
          </table:table-cell>
          <table:table-cell office:value-type="float" office:value="8436.8" calcext:value-type="float">
            <text:p>8436.8</text:p>
          </table:table-cell>
          <table:table-cell office:value-type="float" office:value="9585.2" calcext:value-type="float">
            <text:p>9585.2</text:p>
          </table:table-cell>
          <table:table-cell office:value-type="float" office:value="8536.8" calcext:value-type="float">
            <text:p>8536.8</text:p>
          </table:table-cell>
          <table:table-cell office:value-type="float" office:value="9773.4" calcext:value-type="float">
            <text:p>9773.4</text:p>
          </table:table-cell>
          <table:table-cell office:value-type="float" office:value="9727.8" calcext:value-type="float">
            <text:p>9727.8</text:p>
          </table:table-cell>
          <table:table-cell office:value-type="float" office:value="8810.6" calcext:value-type="float">
            <text:p>8810.6</text:p>
          </table:table-cell>
          <table:table-cell office:value-type="float" office:value="9763.2" calcext:value-type="float">
            <text:p>9763.2</text:p>
          </table:table-cell>
          <table:table-cell office:value-type="float" office:value="9855.2" calcext:value-type="float">
            <text:p>9855.2</text:p>
          </table:table-cell>
          <table:table-cell office:value-type="float" office:value="7979" calcext:value-type="float">
            <text:p>7979</text:p>
          </table:table-cell>
          <table:table-cell office:value-type="float" office:value="6946.2" calcext:value-type="float">
            <text:p>6946.2</text:p>
          </table:table-cell>
          <table:table-cell office:value-type="float" office:value="9525.2" calcext:value-type="float">
            <text:p>9525.2</text:p>
          </table:table-cell>
          <table:table-cell office:value-type="float" office:value="8959.4" calcext:value-type="float">
            <text:p>8959.4</text:p>
          </table:table-cell>
          <table:table-cell office:value-type="float" office:value="9649.2" calcext:value-type="float">
            <text:p>9649.2</text:p>
          </table:table-cell>
          <table:table-cell office:value-type="float" office:value="9761.4" calcext:value-type="float">
            <text:p>9761.4</text:p>
          </table:table-cell>
          <table:table-cell office:value-type="float" office:value="9062" calcext:value-type="float">
            <text:p>9062</text:p>
          </table:table-cell>
          <table:table-cell office:value-type="float" office:value="9867.2" calcext:value-type="float">
            <text:p>9867.2</text:p>
          </table:table-cell>
          <table:table-cell office:value-type="float" office:value="9960.2" calcext:value-type="float">
            <text:p>9960.2</text:p>
          </table:table-cell>
          <table:table-cell office:value-type="float" office:value="9145" calcext:value-type="float">
            <text:p>9145</text:p>
          </table:table-cell>
          <table:table-cell office:value-type="float" office:value="7278.8" calcext:value-type="float">
            <text:p>7278.8</text:p>
          </table:table-cell>
          <table:table-cell office:value-type="float" office:value="9683.6" calcext:value-type="float">
            <text:p>9683.6</text:p>
          </table:table-cell>
          <table:table-cell office:value-type="float" office:value="8905.6" calcext:value-type="float">
            <text:p>8905.6</text:p>
          </table:table-cell>
          <table:table-cell office:value-type="float" office:value="7753.4" calcext:value-type="float">
            <text:p>7753.4</text:p>
          </table:table-cell>
          <table:table-cell office:value-type="float" office:value="8770.6" calcext:value-type="float">
            <text:p>8770.6</text:p>
          </table:table-cell>
          <table:table-cell office:value-type="float" office:value="9548.2" calcext:value-type="float">
            <text:p>9548.2</text:p>
          </table:table-cell>
          <table:table-cell office:value-type="float" office:value="9325.4" calcext:value-type="float">
            <text:p>9325.4</text:p>
          </table:table-cell>
          <table:table-cell office:value-type="float" office:value="9812" calcext:value-type="float">
            <text:p>9812</text:p>
          </table:table-cell>
          <table:table-cell office:value-type="float" office:value="9262.2" calcext:value-type="float">
            <text:p>9262.2</text:p>
          </table:table-cell>
          <table:table-cell office:value-type="float" office:value="7489.8" calcext:value-type="float">
            <text:p>7489.8</text:p>
          </table:table-cell>
          <table:table-cell office:value-type="float" office:value="8946.4" calcext:value-type="float">
            <text:p>8946.4</text:p>
          </table:table-cell>
          <table:table-cell office:value-type="float" office:value="8930.8" calcext:value-type="float">
            <text:p>8930.8</text:p>
          </table:table-cell>
          <table:table-cell office:value-type="float" office:value="9263.2" calcext:value-type="float">
            <text:p>9263.2</text:p>
          </table:table-cell>
          <table:table-cell office:value-type="float" office:value="9659.4" calcext:value-type="float">
            <text:p>9659.4</text:p>
          </table:table-cell>
          <table:table-cell office:value-type="float" office:value="9596.2" calcext:value-type="float">
            <text:p>9596.2</text:p>
          </table:table-cell>
          <table:table-cell office:value-type="float" office:value="9944.8" calcext:value-type="float">
            <text:p>9944.8</text:p>
          </table:table-cell>
          <table:table-cell office:value-type="float" office:value="8450.8" calcext:value-type="float">
            <text:p>8450.8</text:p>
          </table:table-cell>
          <table:table-cell office:value-type="float" office:value="9920" calcext:value-type="float">
            <text:p>9920</text:p>
          </table:table-cell>
          <table:table-cell office:value-type="float" office:value="9589.8" calcext:value-type="float">
            <text:p>9589.8</text:p>
          </table:table-cell>
          <table:table-cell office:value-type="float" office:value="7773" calcext:value-type="float">
            <text:p>7773</text:p>
          </table:table-cell>
          <table:table-cell office:value-type="float" office:value="9566" calcext:value-type="float">
            <text:p>9566</text:p>
          </table:table-cell>
          <table:table-cell office:value-type="float" office:value="9686.6" calcext:value-type="float">
            <text:p>9686.6</text:p>
          </table:table-cell>
          <table:table-cell office:value-type="float" office:value="9415" calcext:value-type="float">
            <text:p>9415</text:p>
          </table:table-cell>
          <table:table-cell office:value-type="float" office:value="9815.2" calcext:value-type="float">
            <text:p>9815.2</text:p>
          </table:table-cell>
          <table:table-cell office:value-type="float" office:value="8801" calcext:value-type="float">
            <text:p>8801</text:p>
          </table:table-cell>
          <table:table-cell office:value-type="float" office:value="7267" calcext:value-type="float">
            <text:p>7267</text:p>
          </table:table-cell>
          <table:table-cell office:value-type="float" office:value="9401.6" calcext:value-type="float">
            <text:p>9401.6</text:p>
          </table:table-cell>
          <table:table-cell office:value-type="float" office:value="9388.2" calcext:value-type="float">
            <text:p>9388.2</text:p>
          </table:table-cell>
          <table:table-cell office:value-type="float" office:value="9001.4" calcext:value-type="float">
            <text:p>9001.4</text:p>
          </table:table-cell>
          <table:table-cell office:value-type="float" office:value="9214.6" calcext:value-type="float">
            <text:p>9214.6</text:p>
          </table:table-cell>
          <table:table-cell office:value-type="float" office:value="9619.6" calcext:value-type="float">
            <text:p>9619.6</text:p>
          </table:table-cell>
          <table:table-cell office:value-type="float" office:value="8495.8" calcext:value-type="float">
            <text:p>8495.8</text:p>
          </table:table-cell>
          <table:table-cell office:value-type="float" office:value="9854" calcext:value-type="float">
            <text:p>9854</text:p>
          </table:table-cell>
          <table:table-cell office:value-type="float" office:value="9784.6" calcext:value-type="float">
            <text:p>9784.6</text:p>
          </table:table-cell>
          <table:table-cell office:value-type="float" office:value="7277.8" calcext:value-type="float">
            <text:p>7277.8</text:p>
          </table:table-cell>
          <table:table-cell office:value-type="float" office:value="9604" calcext:value-type="float">
            <text:p>9604</text:p>
          </table:table-cell>
          <table:table-cell office:value-type="float" office:value="9215.4" calcext:value-type="float">
            <text:p>9215.4</text:p>
          </table:table-cell>
          <table:table-cell office:value-type="float" office:value="9715" calcext:value-type="float">
            <text:p>9715</text:p>
          </table:table-cell>
          <table:table-cell office:value-type="float" office:value="9333.4" calcext:value-type="float">
            <text:p>9333.4</text:p>
          </table:table-cell>
          <table:table-cell office:value-type="float" office:value="9686.8" calcext:value-type="float">
            <text:p>9686.8</text:p>
          </table:table-cell>
          <table:table-cell office:value-type="float" office:value="9738.4" calcext:value-type="float">
            <text:p>9738.4</text:p>
          </table:table-cell>
          <table:table-cell office:value-type="float" office:value="9286.6" calcext:value-type="float">
            <text:p>9286.6</text:p>
          </table:table-cell>
          <table:table-cell office:value-type="float" office:value="8355.4" calcext:value-type="float">
            <text:p>8355.4</text:p>
          </table:table-cell>
          <table:table-cell office:value-type="float" office:value="9674.8" calcext:value-type="float">
            <text:p>9674.8</text:p>
          </table:table-cell>
          <table:table-cell office:value-type="float" office:value="8902.6" calcext:value-type="float">
            <text:p>8902.6</text:p>
          </table:table-cell>
          <table:table-cell office:value-type="float" office:value="9400" calcext:value-type="float">
            <text:p>9400</text:p>
          </table:table-cell>
          <table:table-cell office:value-type="float" office:value="9821.6" calcext:value-type="float">
            <text:p>9821.6</text:p>
          </table:table-cell>
          <table:table-cell office:value-type="float" office:value="7906.2" calcext:value-type="float">
            <text:p>7906.2</text:p>
          </table:table-cell>
          <table:table-cell office:value-type="float" office:value="9657" calcext:value-type="float">
            <text:p>9657</text:p>
          </table:table-cell>
          <table:table-cell office:value-type="float" office:value="9506.2" calcext:value-type="float">
            <text:p>9506.2</text:p>
          </table:table-cell>
          <table:table-cell office:value-type="float" office:value="9483.2" calcext:value-type="float">
            <text:p>9483.2</text:p>
          </table:table-cell>
          <table:table-cell office:value-type="float" office:value="9384.6" calcext:value-type="float">
            <text:p>9384.6</text:p>
          </table:table-cell>
          <table:table-cell office:value-type="float" office:value="7841.2" calcext:value-type="float">
            <text:p>7841.2</text:p>
          </table:table-cell>
          <table:table-cell office:value-type="float" office:value="9741.4" calcext:value-type="float">
            <text:p>9741.4</text:p>
          </table:table-cell>
          <table:table-cell office:value-type="float" office:value="9566" calcext:value-type="float">
            <text:p>9566</text:p>
          </table:table-cell>
          <table:table-cell office:value-type="float" office:value="7536.2" calcext:value-type="float">
            <text:p>7536.2</text:p>
          </table:table-cell>
          <table:table-cell office:value-type="float" office:value="9901.2" calcext:value-type="float">
            <text:p>9901.2</text:p>
          </table:table-cell>
          <table:table-cell office:value-type="float" office:value="9893.2" calcext:value-type="float">
            <text:p>9893.2</text:p>
          </table:table-cell>
          <table:table-cell office:value-type="float" office:value="9877.2" calcext:value-type="float">
            <text:p>9877.2</text:p>
          </table:table-cell>
          <table:table-cell office:value-type="float" office:value="9536.6" calcext:value-type="float">
            <text:p>9536.6</text:p>
          </table:table-cell>
          <table:table-cell office:value-type="float" office:value="8804.8" calcext:value-type="float">
            <text:p>8804.8</text:p>
          </table:table-cell>
          <table:table-cell office:value-type="float" office:value="9644.6" calcext:value-type="float">
            <text:p>9644.6</text:p>
          </table:table-cell>
          <table:table-cell office:value-type="float" office:value="8104.6" calcext:value-type="float">
            <text:p>8104.6</text:p>
          </table:table-cell>
          <table:table-cell office:value-type="float" office:value="8523.6" calcext:value-type="float">
            <text:p>8523.6</text:p>
          </table:table-cell>
          <table:table-cell office:value-type="float" office:value="8896.8" calcext:value-type="float">
            <text:p>8896.8</text:p>
          </table:table-cell>
          <table:table-cell office:value-type="float" office:value="9531.2" calcext:value-type="float">
            <text:p>9531.2</text:p>
          </table:table-cell>
          <table:table-cell office:value-type="float" office:value="9632.6" calcext:value-type="float">
            <text:p>9632.6</text:p>
          </table:table-cell>
          <table:table-cell office:value-type="float" office:value="7777.8" calcext:value-type="float">
            <text:p>7777.8</text:p>
          </table:table-cell>
          <table:table-cell office:value-type="float" office:value="9709.4" calcext:value-type="float">
            <text:p>9709.4</text:p>
          </table:table-cell>
          <table:table-cell office:value-type="float" office:value="9455.8" calcext:value-type="float">
            <text:p>9455.8</text:p>
          </table:table-cell>
          <table:table-cell office:value-type="float" office:value="9366.6" calcext:value-type="float">
            <text:p>9366.6</text:p>
          </table:table-cell>
          <table:table-cell office:value-type="float" office:value="7804.6" calcext:value-type="float">
            <text:p>7804.6</text:p>
          </table:table-cell>
          <table:table-cell office:value-type="float" office:value="9366.6" calcext:value-type="float">
            <text:p>9366.6</text:p>
          </table:table-cell>
          <table:table-cell office:value-type="float" office:value="8621.4" calcext:value-type="float">
            <text:p>8621.4</text:p>
          </table:table-cell>
          <table:table-cell office:value-type="float" office:value="9803.6" calcext:value-type="float">
            <text:p>9803.6</text:p>
          </table:table-cell>
          <table:table-cell office:value-type="float" office:value="9684" calcext:value-type="float">
            <text:p>9684</text:p>
          </table:table-cell>
          <table:table-cell office:value-type="float" office:value="9723.6" calcext:value-type="float">
            <text:p>9723.6</text:p>
          </table:table-cell>
          <table:table-cell office:value-type="float" office:value="9415.8" calcext:value-type="float">
            <text:p>9415.8</text:p>
          </table:table-cell>
          <table:table-cell office:value-type="float" office:value="9339.6" calcext:value-type="float">
            <text:p>9339.6</text:p>
          </table:table-cell>
          <table:table-cell office:value-type="float" office:value="9733" calcext:value-type="float">
            <text:p>9733</text:p>
          </table:table-cell>
          <table:table-cell office:value-type="float" office:value="9861.2" calcext:value-type="float">
            <text:p>9861.2</text:p>
          </table:table-cell>
          <table:table-cell office:value-type="float" office:value="8481.6" calcext:value-type="float">
            <text:p>8481.6</text:p>
          </table:table-cell>
          <table:table-cell office:value-type="float" office:value="8545.2" calcext:value-type="float">
            <text:p>8545.2</text:p>
          </table:table-cell>
          <table:table-cell office:value-type="float" office:value="9630.4" calcext:value-type="float">
            <text:p>9630.4</text:p>
          </table:table-cell>
          <table:table-cell office:value-type="float" office:value="9213.4" calcext:value-type="float">
            <text:p>9213.4</text:p>
          </table:table-cell>
          <table:table-cell office:value-type="float" office:value="9515.6" calcext:value-type="float">
            <text:p>9515.6</text:p>
          </table:table-cell>
          <table:table-cell office:value-type="float" office:value="9904.4" calcext:value-type="float">
            <text:p>9904.4</text:p>
          </table:table-cell>
          <table:table-cell office:value-type="float" office:value="9735.8" calcext:value-type="float">
            <text:p>9735.8</text:p>
          </table:table-cell>
          <table:table-cell office:value-type="float" office:value="9094.4" calcext:value-type="float">
            <text:p>9094.4</text:p>
          </table:table-cell>
          <table:table-cell office:value-type="float" office:value="9423.6" calcext:value-type="float">
            <text:p>9423.6</text:p>
          </table:table-cell>
          <table:table-cell office:value-type="float" office:value="8956.4" calcext:value-type="float">
            <text:p>8956.4</text:p>
          </table:table-cell>
          <table:table-cell office:value-type="float" office:value="9846" calcext:value-type="float">
            <text:p>9846</text:p>
          </table:table-cell>
          <table:table-cell office:value-type="float" office:value="9599.4" calcext:value-type="float">
            <text:p>9599.4</text:p>
          </table:table-cell>
          <table:table-cell office:value-type="float" office:value="9573" calcext:value-type="float">
            <text:p>9573</text:p>
          </table:table-cell>
          <table:table-cell office:value-type="float" office:value="9703.6" calcext:value-type="float">
            <text:p>9703.6</text:p>
          </table:table-cell>
          <table:table-cell office:value-type="float" office:value="8191.2" calcext:value-type="float">
            <text:p>8191.2</text:p>
          </table:table-cell>
          <table:table-cell office:value-type="float" office:value="9833.8" calcext:value-type="float">
            <text:p>9833.8</text:p>
          </table:table-cell>
          <table:table-cell office:value-type="float" office:value="9103.8" calcext:value-type="float">
            <text:p>9103.8</text:p>
          </table:table-cell>
          <table:table-cell office:value-type="float" office:value="8744.6" calcext:value-type="float">
            <text:p>8744.6</text:p>
          </table:table-cell>
          <table:table-cell office:value-type="float" office:value="9266.2" calcext:value-type="float">
            <text:p>9266.2</text:p>
          </table:table-cell>
          <table:table-cell office:value-type="float" office:value="9608" calcext:value-type="float">
            <text:p>9608</text:p>
          </table:table-cell>
          <table:table-cell office:value-type="float" office:value="8302.2" calcext:value-type="float">
            <text:p>8302.2</text:p>
          </table:table-cell>
          <table:table-cell office:value-type="float" office:value="9546.6" calcext:value-type="float">
            <text:p>9546.6</text:p>
          </table:table-cell>
          <table:table-cell office:value-type="float" office:value="9275.2" calcext:value-type="float">
            <text:p>9275.2</text:p>
          </table:table-cell>
          <table:table-cell office:value-type="float" office:value="8892.4" calcext:value-type="float">
            <text:p>8892.4</text:p>
          </table:table-cell>
          <table:table-cell office:value-type="float" office:value="9229.8" calcext:value-type="float">
            <text:p>9229.8</text:p>
          </table:table-cell>
          <table:table-cell office:value-type="float" office:value="9617.8" calcext:value-type="float">
            <text:p>9617.8</text:p>
          </table:table-cell>
          <table:table-cell office:value-type="float" office:value="9965.6" calcext:value-type="float">
            <text:p>9965.6</text:p>
          </table:table-cell>
          <table:table-cell office:value-type="float" office:value="9576.8" calcext:value-type="float">
            <text:p>9576.8</text:p>
          </table:table-cell>
          <table:table-cell office:value-type="float" office:value="9567.4" calcext:value-type="float">
            <text:p>9567.4</text:p>
          </table:table-cell>
          <table:table-cell office:value-type="float" office:value="8219.6" calcext:value-type="float">
            <text:p>8219.6</text:p>
          </table:table-cell>
          <table:table-cell office:value-type="float" office:value="9702.8" calcext:value-type="float">
            <text:p>9702.8</text:p>
          </table:table-cell>
          <table:table-cell office:value-type="float" office:value="8953" calcext:value-type="float">
            <text:p>8953</text:p>
          </table:table-cell>
          <table:table-cell office:value-type="float" office:value="9663.2" calcext:value-type="float">
            <text:p>9663.2</text:p>
          </table:table-cell>
          <table:table-cell office:value-type="float" office:value="9478.8" calcext:value-type="float">
            <text:p>9478.8</text:p>
          </table:table-cell>
          <table:table-cell office:value-type="float" office:value="9723.2" calcext:value-type="float">
            <text:p>9723.2</text:p>
          </table:table-cell>
          <table:table-cell office:value-type="float" office:value="9558" calcext:value-type="float">
            <text:p>9558</text:p>
          </table:table-cell>
          <table:table-cell office:value-type="float" office:value="8709" calcext:value-type="float">
            <text:p>8709</text:p>
          </table:table-cell>
          <table:table-cell office:value-type="float" office:value="9052.2" calcext:value-type="float">
            <text:p>9052.2</text:p>
          </table:table-cell>
          <table:table-cell office:value-type="float" office:value="9066.6" calcext:value-type="float">
            <text:p>9066.6</text:p>
          </table:table-cell>
          <table:table-cell office:value-type="float" office:value="9921.8" calcext:value-type="float">
            <text:p>9921.8</text:p>
          </table:table-cell>
          <table:table-cell office:value-type="float" office:value="9899.6" calcext:value-type="float">
            <text:p>9899.6</text:p>
          </table:table-cell>
          <table:table-cell office:value-type="float" office:value="9955.2" calcext:value-type="float">
            <text:p>9955.2</text:p>
          </table:table-cell>
          <table:table-cell office:value-type="float" office:value="9535" calcext:value-type="float">
            <text:p>9535</text:p>
          </table:table-cell>
          <table:table-cell office:value-type="float" office:value="9752.4" calcext:value-type="float">
            <text:p>9752.4</text:p>
          </table:table-cell>
          <table:table-cell office:value-type="float" office:value="9300.4" calcext:value-type="float">
            <text:p>9300.4</text:p>
          </table:table-cell>
          <table:table-cell office:value-type="float" office:value="9364.4" calcext:value-type="float">
            <text:p>9364.4</text:p>
          </table:table-cell>
          <table:table-cell office:value-type="float" office:value="9523.4" calcext:value-type="float">
            <text:p>9523.4</text:p>
          </table:table-cell>
          <table:table-cell office:value-type="float" office:value="8825.8" calcext:value-type="float">
            <text:p>8825.8</text:p>
          </table:table-cell>
          <table:table-cell office:value-type="float" office:value="9209.6" calcext:value-type="float">
            <text:p>9209.6</text:p>
          </table:table-cell>
          <table:table-cell office:value-type="float" office:value="7795.4" calcext:value-type="float">
            <text:p>7795.4</text:p>
          </table:table-cell>
          <table:table-cell office:value-type="float" office:value="7534.2" calcext:value-type="float">
            <text:p>7534.2</text:p>
          </table:table-cell>
          <table:table-cell office:value-type="float" office:value="9549.2" calcext:value-type="float">
            <text:p>9549.2</text:p>
          </table:table-cell>
          <table:table-cell office:value-type="float" office:value="9039" calcext:value-type="float">
            <text:p>9039</text:p>
          </table:table-cell>
          <table:table-cell office:value-type="float" office:value="9785.8" calcext:value-type="float">
            <text:p>9785.8</text:p>
          </table:table-cell>
          <table:table-cell office:value-type="float" office:value="9060.2" calcext:value-type="float">
            <text:p>9060.2</text:p>
          </table:table-cell>
          <table:table-cell office:value-type="float" office:value="8728" calcext:value-type="float">
            <text:p>8728</text:p>
          </table:table-cell>
          <table:table-cell office:value-type="float" office:value="8935.8" calcext:value-type="float">
            <text:p>8935.8</text:p>
          </table:table-cell>
          <table:table-cell office:value-type="float" office:value="6949.4" calcext:value-type="float">
            <text:p>6949.4</text:p>
          </table:table-cell>
          <table:table-cell office:value-type="float" office:value="9622.8" calcext:value-type="float">
            <text:p>9622.8</text:p>
          </table:table-cell>
          <table:table-cell office:value-type="float" office:value="9431.6" calcext:value-type="float">
            <text:p>9431.6</text:p>
          </table:table-cell>
          <table:table-cell office:value-type="float" office:value="9473.6" calcext:value-type="float">
            <text:p>9473.6</text:p>
          </table:table-cell>
          <table:table-cell office:value-type="float" office:value="9774.2" calcext:value-type="float">
            <text:p>9774.2</text:p>
          </table:table-cell>
          <table:table-cell office:value-type="float" office:value="9772.4" calcext:value-type="float">
            <text:p>9772.4</text:p>
          </table:table-cell>
          <table:table-cell office:value-type="float" office:value="9388.4" calcext:value-type="float">
            <text:p>9388.4</text:p>
          </table:table-cell>
          <table:table-cell office:value-type="float" office:value="8833.2" calcext:value-type="float">
            <text:p>8833.2</text:p>
          </table:table-cell>
          <table:table-cell office:value-type="float" office:value="9963.4" calcext:value-type="float">
            <text:p>9963.4</text:p>
          </table:table-cell>
          <table:table-cell office:value-type="float" office:value="9847" calcext:value-type="float">
            <text:p>9847</text:p>
          </table:table-cell>
          <table:table-cell office:value-type="float" office:value="9513.4" calcext:value-type="float">
            <text:p>9513.4</text:p>
          </table:table-cell>
          <table:table-cell office:value-type="float" office:value="9599.8" calcext:value-type="float">
            <text:p>9599.8</text:p>
          </table:table-cell>
          <table:table-cell office:value-type="float" office:value="8392.2" calcext:value-type="float">
            <text:p>8392.2</text:p>
          </table:table-cell>
          <table:table-cell office:value-type="float" office:value="9960.8" calcext:value-type="float">
            <text:p>9960.8</text:p>
          </table:table-cell>
          <table:table-cell office:value-type="float" office:value="9904.4" calcext:value-type="float">
            <text:p>9904.4</text:p>
          </table:table-cell>
          <table:table-cell office:value-type="float" office:value="9193.2" calcext:value-type="float">
            <text:p>9193.2</text:p>
          </table:table-cell>
          <table:table-cell office:value-type="float" office:value="9202" calcext:value-type="float">
            <text:p>9202</text:p>
          </table:table-cell>
          <table:table-cell office:value-type="float" office:value="9606.6" calcext:value-type="float">
            <text:p>9606.6</text:p>
          </table:table-cell>
          <table:table-cell office:value-type="float" office:value="9260" calcext:value-type="float">
            <text:p>9260</text:p>
          </table:table-cell>
          <table:table-cell office:value-type="float" office:value="8916.8" calcext:value-type="float">
            <text:p>8916.8</text:p>
          </table:table-cell>
          <table:table-cell office:value-type="float" office:value="9381.6" calcext:value-type="float">
            <text:p>9381.6</text:p>
          </table:table-cell>
          <table:table-cell office:value-type="float" office:value="9699.6" calcext:value-type="float">
            <text:p>9699.6</text:p>
          </table:table-cell>
          <table:table-cell office:value-type="float" office:value="9255.8" calcext:value-type="float">
            <text:p>9255.8</text:p>
          </table:table-cell>
          <table:table-cell office:value-type="float" office:value="8295.8" calcext:value-type="float">
            <text:p>8295.8</text:p>
          </table:table-cell>
          <table:table-cell office:value-type="float" office:value="9287.2" calcext:value-type="float">
            <text:p>9287.2</text:p>
          </table:table-cell>
          <table:table-cell office:value-type="float" office:value="9964.2" calcext:value-type="float">
            <text:p>9964.2</text:p>
          </table:table-cell>
          <table:table-cell office:value-type="float" office:value="9902.6" calcext:value-type="float">
            <text:p>9902.6</text:p>
          </table:table-cell>
          <table:table-cell office:value-type="float" office:value="9171.6" calcext:value-type="float">
            <text:p>9171.6</text:p>
          </table:table-cell>
          <table:table-cell office:value-type="float" office:value="8013" calcext:value-type="float">
            <text:p>8013</text:p>
          </table:table-cell>
          <table:table-cell office:value-type="float" office:value="9733.4" calcext:value-type="float">
            <text:p>9733.4</text:p>
          </table:table-cell>
          <table:table-cell office:value-type="float" office:value="9761.2" calcext:value-type="float">
            <text:p>9761.2</text:p>
          </table:table-cell>
          <table:table-cell office:value-type="float" office:value="9562" calcext:value-type="float">
            <text:p>9562</text:p>
          </table:table-cell>
          <table:table-cell office:value-type="float" office:value="9605.8" calcext:value-type="float">
            <text:p>9605.8</text:p>
          </table:table-cell>
          <table:table-cell office:value-type="float" office:value="9788.8" calcext:value-type="float">
            <text:p>9788.8</text:p>
          </table:table-cell>
          <table:table-cell office:value-type="float" office:value="9275" calcext:value-type="float">
            <text:p>9275</text:p>
          </table:table-cell>
          <table:table-cell office:value-type="float" office:value="9527" calcext:value-type="float">
            <text:p>9527</text:p>
          </table:table-cell>
          <table:table-cell office:value-type="float" office:value="9756" calcext:value-type="float">
            <text:p>9756</text:p>
          </table:table-cell>
          <table:table-cell office:value-type="float" office:value="9739.4" calcext:value-type="float">
            <text:p>9739.4</text:p>
          </table:table-cell>
          <table:table-cell office:value-type="float" office:value="9781.8" calcext:value-type="float">
            <text:p>9781.8</text:p>
          </table:table-cell>
          <table:table-cell office:value-type="float" office:value="9765.4" calcext:value-type="float">
            <text:p>9765.4</text:p>
          </table:table-cell>
          <table:table-cell office:value-type="float" office:value="9462.6" calcext:value-type="float">
            <text:p>9462.6</text:p>
          </table:table-cell>
          <table:table-cell office:value-type="float" office:value="7272.6" calcext:value-type="float">
            <text:p>7272.6</text:p>
          </table:table-cell>
          <table:table-cell office:value-type="float" office:value="9100.8" calcext:value-type="float">
            <text:p>9100.8</text:p>
          </table:table-cell>
          <table:table-cell office:value-type="float" office:value="7888.2" calcext:value-type="float">
            <text:p>7888.2</text:p>
          </table:table-cell>
          <table:table-cell office:value-type="float" office:value="9705.2" calcext:value-type="float">
            <text:p>9705.2</text:p>
          </table:table-cell>
          <table:table-cell office:value-type="float" office:value="8386.6" calcext:value-type="float">
            <text:p>8386.6</text:p>
          </table:table-cell>
          <table:table-cell office:value-type="float" office:value="8966.4" calcext:value-type="float">
            <text:p>8966.4</text:p>
          </table:table-cell>
          <table:table-cell office:value-type="float" office:value="7234.2" calcext:value-type="float">
            <text:p>7234.2</text:p>
          </table:table-cell>
          <table:table-cell office:value-type="float" office:value="9361" calcext:value-type="float">
            <text:p>9361</text:p>
          </table:table-cell>
          <table:table-cell office:value-type="float" office:value="9729.6" calcext:value-type="float">
            <text:p>9729.6</text:p>
          </table:table-cell>
          <table:table-cell office:value-type="float" office:value="9667.6" calcext:value-type="float">
            <text:p>9667.6</text:p>
          </table:table-cell>
          <table:table-cell office:value-type="float" office:value="9723.4" calcext:value-type="float">
            <text:p>9723.4</text:p>
          </table:table-cell>
          <table:table-cell office:value-type="float" office:value="6504.4" calcext:value-type="float">
            <text:p>6504.4</text:p>
          </table:table-cell>
          <table:table-cell office:value-type="float" office:value="9683.8" calcext:value-type="float">
            <text:p>9683.8</text:p>
          </table:table-cell>
          <table:table-cell office:value-type="float" office:value="9490.2" calcext:value-type="float">
            <text:p>9490.2</text:p>
          </table:table-cell>
          <table:table-cell office:value-type="float" office:value="8911" calcext:value-type="float">
            <text:p>8911</text:p>
          </table:table-cell>
          <table:table-cell office:value-type="float" office:value="8829.8" calcext:value-type="float">
            <text:p>8829.8</text:p>
          </table:table-cell>
          <table:table-cell office:value-type="float" office:value="9780" calcext:value-type="float">
            <text:p>9780</text:p>
          </table:table-cell>
          <table:table-cell office:value-type="float" office:value="9582.6" calcext:value-type="float">
            <text:p>9582.6</text:p>
          </table:table-cell>
          <table:table-cell office:value-type="float" office:value="9655.2" calcext:value-type="float">
            <text:p>9655.2</text:p>
          </table:table-cell>
          <table:table-cell office:value-type="float" office:value="9718.2" calcext:value-type="float">
            <text:p>9718.2</text:p>
          </table:table-cell>
          <table:table-cell office:value-type="float" office:value="9441.4" calcext:value-type="float">
            <text:p>9441.4</text:p>
          </table:table-cell>
          <table:table-cell office:value-type="float" office:value="9471.2" calcext:value-type="float">
            <text:p>9471.2</text:p>
          </table:table-cell>
          <table:table-cell office:value-type="float" office:value="9319" calcext:value-type="float">
            <text:p>9319</text:p>
          </table:table-cell>
          <table:table-cell office:value-type="float" office:value="9762.4" calcext:value-type="float">
            <text:p>9762.4</text:p>
          </table:table-cell>
          <table:table-cell office:value-type="float" office:value="9810.8" calcext:value-type="float">
            <text:p>9810.8</text:p>
          </table:table-cell>
          <table:table-cell office:value-type="float" office:value="9686.4" calcext:value-type="float">
            <text:p>9686.4</text:p>
          </table:table-cell>
          <table:table-cell office:value-type="float" office:value="9270.2" calcext:value-type="float">
            <text:p>9270.2</text:p>
          </table:table-cell>
          <table:table-cell office:value-type="float" office:value="8728.6" calcext:value-type="float">
            <text:p>8728.6</text:p>
          </table:table-cell>
          <table:table-cell office:value-type="float" office:value="8986.8" calcext:value-type="float">
            <text:p>8986.8</text:p>
          </table:table-cell>
          <table:table-cell office:value-type="float" office:value="7861.8" calcext:value-type="float">
            <text:p>7861.8</text:p>
          </table:table-cell>
          <table:table-cell office:value-type="float" office:value="9257.4" calcext:value-type="float">
            <text:p>9257.4</text:p>
          </table:table-cell>
          <table:table-cell office:value-type="float" office:value="9811.8" calcext:value-type="float">
            <text:p>9811.8</text:p>
          </table:table-cell>
          <table:table-cell office:value-type="float" office:value="9570.6" calcext:value-type="float">
            <text:p>9570.6</text:p>
          </table:table-cell>
          <table:table-cell office:value-type="float" office:value="9645.8" calcext:value-type="float">
            <text:p>9645.8</text:p>
          </table:table-cell>
          <table:table-cell office:value-type="float" office:value="8838.8" calcext:value-type="float">
            <text:p>8838.8</text:p>
          </table:table-cell>
          <table:table-cell office:value-type="float" office:value="9665.8" calcext:value-type="float">
            <text:p>9665.8</text:p>
          </table:table-cell>
          <table:table-cell office:value-type="float" office:value="9347.6" calcext:value-type="float">
            <text:p>9347.6</text:p>
          </table:table-cell>
          <table:table-cell office:value-type="float" office:value="9881.4" calcext:value-type="float">
            <text:p>9881.4</text:p>
          </table:table-cell>
          <table:table-cell office:value-type="float" office:value="5868.4" calcext:value-type="float">
            <text:p>5868.4</text:p>
          </table:table-cell>
          <table:table-cell office:value-type="float" office:value="8833.8" calcext:value-type="float">
            <text:p>8833.8</text:p>
          </table:table-cell>
          <table:table-cell office:value-type="float" office:value="9116.8" calcext:value-type="float">
            <text:p>9116.8</text:p>
          </table:table-cell>
          <table:table-cell office:value-type="float" office:value="9518.2" calcext:value-type="float">
            <text:p>9518.2</text:p>
          </table:table-cell>
          <table:table-cell office:value-type="float" office:value="9568" calcext:value-type="float">
            <text:p>9568</text:p>
          </table:table-cell>
          <table:table-cell office:value-type="float" office:value="9578.8" calcext:value-type="float">
            <text:p>9578.8</text:p>
          </table:table-cell>
          <table:table-cell office:value-type="float" office:value="8536.4" calcext:value-type="float">
            <text:p>8536.4</text:p>
          </table:table-cell>
          <table:table-cell office:value-type="float" office:value="9881.6" calcext:value-type="float">
            <text:p>9881.6</text:p>
          </table:table-cell>
          <table:table-cell office:value-type="float" office:value="9385.2" calcext:value-type="float">
            <text:p>9385.2</text:p>
          </table:table-cell>
          <table:table-cell office:value-type="float" office:value="9662.6" calcext:value-type="float">
            <text:p>9662.6</text:p>
          </table:table-cell>
          <table:table-cell office:value-type="float" office:value="9648" calcext:value-type="float">
            <text:p>9648</text:p>
          </table:table-cell>
          <table:table-cell office:value-type="float" office:value="8770.8" calcext:value-type="float">
            <text:p>8770.8</text:p>
          </table:table-cell>
          <table:table-cell office:value-type="float" office:value="9901.6" calcext:value-type="float">
            <text:p>9901.6</text:p>
          </table:table-cell>
          <table:table-cell office:value-type="float" office:value="9912.6" calcext:value-type="float">
            <text:p>9912.6</text:p>
          </table:table-cell>
          <table:table-cell office:value-type="float" office:value="9723.4" calcext:value-type="float">
            <text:p>9723.4</text:p>
          </table:table-cell>
          <table:table-cell office:value-type="float" office:value="8947.6" calcext:value-type="float">
            <text:p>8947.6</text:p>
          </table:table-cell>
          <table:table-cell office:value-type="float" office:value="9825" calcext:value-type="float">
            <text:p>9825</text:p>
          </table:table-cell>
          <table:table-cell office:value-type="float" office:value="8982.2" calcext:value-type="float">
            <text:p>8982.2</text:p>
          </table:table-cell>
          <table:table-cell office:value-type="float" office:value="9023" calcext:value-type="float">
            <text:p>9023</text:p>
          </table:table-cell>
          <table:table-cell office:value-type="float" office:value="9805.2" calcext:value-type="float">
            <text:p>9805.2</text:p>
          </table:table-cell>
          <table:table-cell office:value-type="float" office:value="9858.2" calcext:value-type="float">
            <text:p>9858.2</text:p>
          </table:table-cell>
          <table:table-cell office:value-type="float" office:value="7887.8" calcext:value-type="float">
            <text:p>7887.8</text:p>
          </table:table-cell>
          <table:table-cell office:value-type="float" office:value="9489.2" calcext:value-type="float">
            <text:p>9489.2</text:p>
          </table:table-cell>
          <table:table-cell office:value-type="float" office:value="8496.4" calcext:value-type="float">
            <text:p>8496.4</text:p>
          </table:table-cell>
          <table:table-cell office:value-type="float" office:value="9834.4" calcext:value-type="float">
            <text:p>9834.4</text:p>
          </table:table-cell>
          <table:table-cell office:value-type="float" office:value="9416.6" calcext:value-type="float">
            <text:p>9416.6</text:p>
          </table:table-cell>
          <table:table-cell office:value-type="float" office:value="9135.4" calcext:value-type="float">
            <text:p>9135.4</text:p>
          </table:table-cell>
          <table:table-cell office:value-type="float" office:value="9239" calcext:value-type="float">
            <text:p>9239</text:p>
          </table:table-cell>
          <table:table-cell office:value-type="float" office:value="9466.8" calcext:value-type="float">
            <text:p>9466.8</text:p>
          </table:table-cell>
          <table:table-cell office:value-type="float" office:value="9184.2" calcext:value-type="float">
            <text:p>9184.2</text:p>
          </table:table-cell>
          <table:table-cell office:value-type="float" office:value="9052.2" calcext:value-type="float">
            <text:p>9052.2</text:p>
          </table:table-cell>
          <table:table-cell office:value-type="float" office:value="9274.8" calcext:value-type="float">
            <text:p>9274.8</text:p>
          </table:table-cell>
          <table:table-cell office:value-type="float" office:value="9605.6" calcext:value-type="float">
            <text:p>9605.6</text:p>
          </table:table-cell>
          <table:table-cell office:value-type="float" office:value="9909" calcext:value-type="float">
            <text:p>9909</text:p>
          </table:table-cell>
          <table:table-cell office:value-type="float" office:value="9251.6" calcext:value-type="float">
            <text:p>9251.6</text:p>
          </table:table-cell>
          <table:table-cell office:value-type="float" office:value="9056.4" calcext:value-type="float">
            <text:p>9056.4</text:p>
          </table:table-cell>
          <table:table-cell office:value-type="float" office:value="8904.6" calcext:value-type="float">
            <text:p>8904.6</text:p>
          </table:table-cell>
          <table:table-cell office:value-type="float" office:value="8502.4" calcext:value-type="float">
            <text:p>8502.4</text:p>
          </table:table-cell>
          <table:table-cell office:value-type="float" office:value="9509.4" calcext:value-type="float">
            <text:p>9509.4</text:p>
          </table:table-cell>
          <table:table-cell office:value-type="float" office:value="9144.4" calcext:value-type="float">
            <text:p>9144.4</text:p>
          </table:table-cell>
          <table:table-cell office:value-type="float" office:value="9811.4" calcext:value-type="float">
            <text:p>9811.4</text:p>
          </table:table-cell>
          <table:table-cell office:value-type="float" office:value="9273.8" calcext:value-type="float">
            <text:p>9273.8</text:p>
          </table:table-cell>
          <table:table-cell office:value-type="float" office:value="9908" calcext:value-type="float">
            <text:p>9908</text:p>
          </table:table-cell>
          <table:table-cell office:value-type="float" office:value="9412.2" calcext:value-type="float">
            <text:p>9412.2</text:p>
          </table:table-cell>
          <table:table-cell office:value-type="float" office:value="9578" calcext:value-type="float">
            <text:p>9578</text:p>
          </table:table-cell>
          <table:table-cell office:value-type="float" office:value="8956.8" calcext:value-type="float">
            <text:p>8956.8</text:p>
          </table:table-cell>
          <table:table-cell office:value-type="float" office:value="9154" calcext:value-type="float">
            <text:p>9154</text:p>
          </table:table-cell>
          <table:table-cell office:value-type="float" office:value="8163.6" calcext:value-type="float">
            <text:p>8163.6</text:p>
          </table:table-cell>
          <table:table-cell office:value-type="float" office:value="9612.2" calcext:value-type="float">
            <text:p>9612.2</text:p>
          </table:table-cell>
          <table:table-cell office:value-type="float" office:value="9379.6" calcext:value-type="float">
            <text:p>9379.6</text:p>
          </table:table-cell>
          <table:table-cell office:value-type="float" office:value="9900.6" calcext:value-type="float">
            <text:p>9900.6</text:p>
          </table:table-cell>
          <table:table-cell office:value-type="float" office:value="8992.2" calcext:value-type="float">
            <text:p>8992.2</text:p>
          </table:table-cell>
          <table:table-cell office:value-type="float" office:value="8845" calcext:value-type="float">
            <text:p>8845</text:p>
          </table:table-cell>
          <table:table-cell office:value-type="float" office:value="9308.8" calcext:value-type="float">
            <text:p>9308.8</text:p>
          </table:table-cell>
          <table:table-cell office:value-type="float" office:value="9424" calcext:value-type="float">
            <text:p>9424</text:p>
          </table:table-cell>
          <table:table-cell office:value-type="float" office:value="9114.8" calcext:value-type="float">
            <text:p>9114.8</text:p>
          </table:table-cell>
          <table:table-cell office:value-type="float" office:value="9251" calcext:value-type="float">
            <text:p>9251</text:p>
          </table:table-cell>
          <table:table-cell office:value-type="float" office:value="9553.8" calcext:value-type="float">
            <text:p>9553.8</text:p>
          </table:table-cell>
          <table:table-cell office:value-type="float" office:value="9353.8" calcext:value-type="float">
            <text:p>9353.8</text:p>
          </table:table-cell>
          <table:table-cell office:value-type="float" office:value="9619" calcext:value-type="float">
            <text:p>9619</text:p>
          </table:table-cell>
          <table:table-cell office:value-type="float" office:value="9366.4" calcext:value-type="float">
            <text:p>9366.4</text:p>
          </table:table-cell>
          <table:table-cell office:value-type="float" office:value="7535.2" calcext:value-type="float">
            <text:p>7535.2</text:p>
          </table:table-cell>
          <table:table-cell office:value-type="float" office:value="9634.2" calcext:value-type="float">
            <text:p>9634.2</text:p>
          </table:table-cell>
          <table:table-cell office:value-type="float" office:value="9650.8" calcext:value-type="float">
            <text:p>9650.8</text:p>
          </table:table-cell>
          <table:table-cell office:value-type="float" office:value="9721" calcext:value-type="float">
            <text:p>9721</text:p>
          </table:table-cell>
          <table:table-cell office:value-type="float" office:value="9691.2" calcext:value-type="float">
            <text:p>9691.2</text:p>
          </table:table-cell>
          <table:table-cell office:value-type="float" office:value="9293" calcext:value-type="float">
            <text:p>9293</text:p>
          </table:table-cell>
          <table:table-cell office:value-type="float" office:value="8813.8" calcext:value-type="float">
            <text:p>8813.8</text:p>
          </table:table-cell>
          <table:table-cell office:value-type="float" office:value="9291.4" calcext:value-type="float">
            <text:p>9291.4</text:p>
          </table:table-cell>
          <table:table-cell office:value-type="float" office:value="7922" calcext:value-type="float">
            <text:p>7922</text:p>
          </table:table-cell>
          <table:table-cell office:value-type="float" office:value="9377.8" calcext:value-type="float">
            <text:p>9377.8</text:p>
          </table:table-cell>
          <table:table-cell office:value-type="float" office:value="9549.6" calcext:value-type="float">
            <text:p>9549.6</text:p>
          </table:table-cell>
          <table:table-cell office:value-type="float" office:value="9029" calcext:value-type="float">
            <text:p>9029</text:p>
          </table:table-cell>
          <table:table-cell office:value-type="float" office:value="7328.6" calcext:value-type="float">
            <text:p>7328.6</text:p>
          </table:table-cell>
          <table:table-cell office:value-type="float" office:value="9485.6" calcext:value-type="float">
            <text:p>9485.6</text:p>
          </table:table-cell>
          <table:table-cell office:value-type="float" office:value="9706.8" calcext:value-type="float">
            <text:p>9706.8</text:p>
          </table:table-cell>
          <table:table-cell office:value-type="float" office:value="9365.6" calcext:value-type="float">
            <text:p>9365.6</text:p>
          </table:table-cell>
          <table:table-cell office:value-type="float" office:value="9865.6" calcext:value-type="float">
            <text:p>9865.6</text:p>
          </table:table-cell>
          <table:table-cell office:value-type="float" office:value="8245.8" calcext:value-type="float">
            <text:p>8245.8</text:p>
          </table:table-cell>
          <table:table-cell office:value-type="float" office:value="9243.6" calcext:value-type="float">
            <text:p>9243.6</text:p>
          </table:table-cell>
          <table:table-cell office:value-type="float" office:value="9353.4" calcext:value-type="float">
            <text:p>9353.4</text:p>
          </table:table-cell>
          <table:table-cell office:value-type="float" office:value="6473.6" calcext:value-type="float">
            <text:p>6473.6</text:p>
          </table:table-cell>
          <table:table-cell office:value-type="float" office:value="9625" calcext:value-type="float">
            <text:p>9625</text:p>
          </table:table-cell>
          <table:table-cell office:value-type="float" office:value="8789.8" calcext:value-type="float">
            <text:p>8789.8</text:p>
          </table:table-cell>
          <table:table-cell office:value-type="float" office:value="8041.6" calcext:value-type="float">
            <text:p>8041.6</text:p>
          </table:table-cell>
          <table:table-cell office:value-type="float" office:value="7126.6" calcext:value-type="float">
            <text:p>7126.6</text:p>
          </table:table-cell>
          <table:table-cell office:value-type="float" office:value="9386.2" calcext:value-type="float">
            <text:p>9386.2</text:p>
          </table:table-cell>
          <table:table-cell office:value-type="float" office:value="9644.2" calcext:value-type="float">
            <text:p>9644.2</text:p>
          </table:table-cell>
          <table:table-cell office:value-type="float" office:value="8021.2" calcext:value-type="float">
            <text:p>8021.2</text:p>
          </table:table-cell>
          <table:table-cell office:value-type="float" office:value="8908.2" calcext:value-type="float">
            <text:p>8908.2</text:p>
          </table:table-cell>
          <table:table-cell office:value-type="float" office:value="8146.4" calcext:value-type="float">
            <text:p>8146.4</text:p>
          </table:table-cell>
          <table:table-cell office:value-type="float" office:value="9870.8" calcext:value-type="float">
            <text:p>9870.8</text:p>
          </table:table-cell>
          <table:table-cell office:value-type="float" office:value="9735" calcext:value-type="float">
            <text:p>9735</text:p>
          </table:table-cell>
          <table:table-cell office:value-type="float" office:value="9725.8" calcext:value-type="float">
            <text:p>9725.8</text:p>
          </table:table-cell>
          <table:table-cell office:value-type="float" office:value="9646.6" calcext:value-type="float">
            <text:p>9646.6</text:p>
          </table:table-cell>
          <table:table-cell office:value-type="float" office:value="7932.4" calcext:value-type="float">
            <text:p>7932.4</text:p>
          </table:table-cell>
          <table:table-cell office:value-type="float" office:value="9312" calcext:value-type="float">
            <text:p>9312</text:p>
          </table:table-cell>
          <table:table-cell office:value-type="float" office:value="9710.2" calcext:value-type="float">
            <text:p>9710.2</text:p>
          </table:table-cell>
          <table:table-cell office:value-type="float" office:value="9804" calcext:value-type="float">
            <text:p>9804</text:p>
          </table:table-cell>
          <table:table-cell office:value-type="float" office:value="7588.8" calcext:value-type="float">
            <text:p>7588.8</text:p>
          </table:table-cell>
          <table:table-cell office:value-type="float" office:value="7904.6" calcext:value-type="float">
            <text:p>7904.6</text:p>
          </table:table-cell>
          <table:table-cell office:value-type="float" office:value="8955.4" calcext:value-type="float">
            <text:p>8955.4</text:p>
          </table:table-cell>
          <table:table-cell office:value-type="float" office:value="9967.4" calcext:value-type="float">
            <text:p>9967.4</text:p>
          </table:table-cell>
          <table:table-cell office:value-type="float" office:value="9896.2" calcext:value-type="float">
            <text:p>9896.2</text:p>
          </table:table-cell>
          <table:table-cell office:value-type="float" office:value="7850.4" calcext:value-type="float">
            <text:p>7850.4</text:p>
          </table:table-cell>
          <table:table-cell office:value-type="float" office:value="9468.6" calcext:value-type="float">
            <text:p>9468.6</text:p>
          </table:table-cell>
          <table:table-cell office:value-type="float" office:value="9730.6" calcext:value-type="float">
            <text:p>9730.6</text:p>
          </table:table-cell>
          <table:table-cell office:value-type="float" office:value="9705" calcext:value-type="float">
            <text:p>9705</text:p>
          </table:table-cell>
          <table:table-cell office:value-type="float" office:value="9122.8" calcext:value-type="float">
            <text:p>9122.8</text:p>
          </table:table-cell>
          <table:table-cell office:value-type="float" office:value="7624.2" calcext:value-type="float">
            <text:p>7624.2</text:p>
          </table:table-cell>
          <table:table-cell office:value-type="float" office:value="9384.4" calcext:value-type="float">
            <text:p>9384.4</text:p>
          </table:table-cell>
          <table:table-cell office:value-type="float" office:value="9228.8" calcext:value-type="float">
            <text:p>9228.8</text:p>
          </table:table-cell>
          <table:table-cell office:value-type="float" office:value="8619" calcext:value-type="float">
            <text:p>8619</text:p>
          </table:table-cell>
          <table:table-cell office:value-type="float" office:value="9929" calcext:value-type="float">
            <text:p>9929</text:p>
          </table:table-cell>
          <table:table-cell office:value-type="float" office:value="9113.4" calcext:value-type="float">
            <text:p>9113.4</text:p>
          </table:table-cell>
          <table:table-cell office:value-type="float" office:value="7924.8" calcext:value-type="float">
            <text:p>7924.8</text:p>
          </table:table-cell>
          <table:table-cell office:value-type="float" office:value="9474" calcext:value-type="float">
            <text:p>9474</text:p>
          </table:table-cell>
          <table:table-cell office:value-type="float" office:value="9459.6" calcext:value-type="float">
            <text:p>9459.6</text:p>
          </table:table-cell>
          <table:table-cell office:value-type="float" office:value="8849.6" calcext:value-type="float">
            <text:p>8849.6</text:p>
          </table:table-cell>
          <table:table-cell office:value-type="float" office:value="7250.2" calcext:value-type="float">
            <text:p>7250.2</text:p>
          </table:table-cell>
          <table:table-cell office:value-type="float" office:value="7671.2" calcext:value-type="float">
            <text:p>7671.2</text:p>
          </table:table-cell>
          <table:table-cell office:value-type="float" office:value="9731.8" calcext:value-type="float">
            <text:p>9731.8</text:p>
          </table:table-cell>
          <table:table-cell office:value-type="float" office:value="9866.2" calcext:value-type="float">
            <text:p>9866.2</text:p>
          </table:table-cell>
          <table:table-cell office:value-type="float" office:value="9695.6" calcext:value-type="float">
            <text:p>9695.6</text:p>
          </table:table-cell>
          <table:table-cell office:value-type="float" office:value="9474.6" calcext:value-type="float">
            <text:p>9474.6</text:p>
          </table:table-cell>
          <table:table-cell office:value-type="float" office:value="9004.8" calcext:value-type="float">
            <text:p>9004.8</text:p>
          </table:table-cell>
          <table:table-cell office:value-type="float" office:value="9833.8" calcext:value-type="float">
            <text:p>9833.8</text:p>
          </table:table-cell>
          <table:table-cell office:value-type="float" office:value="9763.8" calcext:value-type="float">
            <text:p>9763.8</text:p>
          </table:table-cell>
          <table:table-cell office:value-type="float" office:value="9392.4" calcext:value-type="float">
            <text:p>9392.4</text:p>
          </table:table-cell>
          <table:table-cell office:value-type="float" office:value="8702.4" calcext:value-type="float">
            <text:p>8702.4</text:p>
          </table:table-cell>
          <table:table-cell office:value-type="float" office:value="8204.6" calcext:value-type="float">
            <text:p>8204.6</text:p>
          </table:table-cell>
          <table:table-cell office:value-type="float" office:value="9207.6" calcext:value-type="float">
            <text:p>9207.6</text:p>
          </table:table-cell>
          <table:table-cell office:value-type="float" office:value="7989.6" calcext:value-type="float">
            <text:p>7989.6</text:p>
          </table:table-cell>
          <table:table-cell office:value-type="float" office:value="9642" calcext:value-type="float">
            <text:p>9642</text:p>
          </table:table-cell>
          <table:table-cell office:value-type="float" office:value="9373.6" calcext:value-type="float">
            <text:p>9373.6</text:p>
          </table:table-cell>
          <table:table-cell office:value-type="float" office:value="7154.2" calcext:value-type="float">
            <text:p>7154.2</text:p>
          </table:table-cell>
          <table:table-cell office:value-type="float" office:value="7339" calcext:value-type="float">
            <text:p>7339</text:p>
          </table:table-cell>
          <table:table-cell office:value-type="float" office:value="9855.4" calcext:value-type="float">
            <text:p>9855.4</text:p>
          </table:table-cell>
          <table:table-cell office:value-type="float" office:value="9620" calcext:value-type="float">
            <text:p>9620</text:p>
          </table:table-cell>
          <table:table-cell office:value-type="float" office:value="9617.8" calcext:value-type="float">
            <text:p>9617.8</text:p>
          </table:table-cell>
          <table:table-cell office:value-type="float" office:value="7576.8" calcext:value-type="float">
            <text:p>7576.8</text:p>
          </table:table-cell>
          <table:table-cell office:value-type="float" office:value="8297.2" calcext:value-type="float">
            <text:p>8297.2</text:p>
          </table:table-cell>
          <table:table-cell office:value-type="float" office:value="9360.8" calcext:value-type="float">
            <text:p>9360.8</text:p>
          </table:table-cell>
          <table:table-cell office:value-type="float" office:value="9646.4" calcext:value-type="float">
            <text:p>9646.4</text:p>
          </table:table-cell>
          <table:table-cell office:value-type="float" office:value="8714.2" calcext:value-type="float">
            <text:p>8714.2</text:p>
          </table:table-cell>
          <table:table-cell office:value-type="float" office:value="7689.4" calcext:value-type="float">
            <text:p>7689.4</text:p>
          </table:table-cell>
          <table:table-cell office:value-type="float" office:value="8893" calcext:value-type="float">
            <text:p>8893</text:p>
          </table:table-cell>
          <table:table-cell office:value-type="float" office:value="8737.4" calcext:value-type="float">
            <text:p>8737.4</text:p>
          </table:table-cell>
          <table:table-cell office:value-type="float" office:value="9148.2" calcext:value-type="float">
            <text:p>9148.2</text:p>
          </table:table-cell>
          <table:table-cell office:value-type="float" office:value="9129.6" calcext:value-type="float">
            <text:p>9129.6</text:p>
          </table:table-cell>
          <table:table-cell office:value-type="float" office:value="9800.4" calcext:value-type="float">
            <text:p>9800.4</text:p>
          </table:table-cell>
          <table:table-cell office:value-type="float" office:value="8738.6" calcext:value-type="float">
            <text:p>8738.6</text:p>
          </table:table-cell>
          <table:table-cell office:value-type="float" office:value="3587" calcext:value-type="float">
            <text:p>3587</text:p>
          </table:table-cell>
          <table:table-cell office:value-type="float" office:value="9424.2" calcext:value-type="float">
            <text:p>9424.2</text:p>
          </table:table-cell>
          <table:table-cell office:value-type="float" office:value="9297.4" calcext:value-type="float">
            <text:p>9297.4</text:p>
          </table:table-cell>
          <table:table-cell office:value-type="float" office:value="9906.6" calcext:value-type="float">
            <text:p>9906.6</text:p>
          </table:table-cell>
          <table:table-cell office:value-type="float" office:value="8215.2" calcext:value-type="float">
            <text:p>8215.2</text:p>
          </table:table-cell>
          <table:table-cell office:value-type="float" office:value="6820.2" calcext:value-type="float">
            <text:p>6820.2</text:p>
          </table:table-cell>
          <table:table-cell office:value-type="float" office:value="9425.2" calcext:value-type="float">
            <text:p>9425.2</text:p>
          </table:table-cell>
          <table:table-cell office:value-type="float" office:value="9532" calcext:value-type="float">
            <text:p>9532</text:p>
          </table:table-cell>
          <table:table-cell office:value-type="float" office:value="9087.8" calcext:value-type="float">
            <text:p>9087.8</text:p>
          </table:table-cell>
          <table:table-cell office:value-type="float" office:value="8880.4" calcext:value-type="float">
            <text:p>8880.4</text:p>
          </table:table-cell>
          <table:table-cell office:value-type="float" office:value="8712.8" calcext:value-type="float">
            <text:p>8712.8</text:p>
          </table:table-cell>
          <table:table-cell office:value-type="float" office:value="9229.6" calcext:value-type="float">
            <text:p>9229.6</text:p>
          </table:table-cell>
          <table:table-cell office:value-type="float" office:value="8019.8" calcext:value-type="float">
            <text:p>8019.8</text:p>
          </table:table-cell>
          <table:table-cell office:value-type="float" office:value="9337.4" calcext:value-type="float">
            <text:p>9337.4</text:p>
          </table:table-cell>
          <table:table-cell office:value-type="float" office:value="9371.6" calcext:value-type="float">
            <text:p>9371.6</text:p>
          </table:table-cell>
          <table:table-cell office:value-type="float" office:value="9644.2" calcext:value-type="float">
            <text:p>9644.2</text:p>
          </table:table-cell>
          <table:table-cell office:value-type="float" office:value="9860.8" calcext:value-type="float">
            <text:p>9860.8</text:p>
          </table:table-cell>
          <table:table-cell office:value-type="float" office:value="9699.2" calcext:value-type="float">
            <text:p>9699.2</text:p>
          </table:table-cell>
          <table:table-cell office:value-type="float" office:value="9143.8" calcext:value-type="float">
            <text:p>9143.8</text:p>
          </table:table-cell>
          <table:table-cell office:value-type="float" office:value="9767.6" calcext:value-type="float">
            <text:p>9767.6</text:p>
          </table:table-cell>
          <table:table-cell office:value-type="float" office:value="8737.2" calcext:value-type="float">
            <text:p>8737.2</text:p>
          </table:table-cell>
          <table:table-cell office:value-type="float" office:value="9544" calcext:value-type="float">
            <text:p>9544</text:p>
          </table:table-cell>
          <table:table-cell office:value-type="float" office:value="7163.6" calcext:value-type="float">
            <text:p>7163.6</text:p>
          </table:table-cell>
          <table:table-cell office:value-type="float" office:value="9118.6" calcext:value-type="float">
            <text:p>9118.6</text:p>
          </table:table-cell>
          <table:table-cell office:value-type="float" office:value="8074.8" calcext:value-type="float">
            <text:p>8074.8</text:p>
          </table:table-cell>
          <table:table-cell office:value-type="float" office:value="9049.6" calcext:value-type="float">
            <text:p>9049.6</text:p>
          </table:table-cell>
          <table:table-cell office:value-type="float" office:value="9055.6" calcext:value-type="float">
            <text:p>9055.6</text:p>
          </table:table-cell>
          <table:table-cell office:value-type="float" office:value="8929" calcext:value-type="float">
            <text:p>8929</text:p>
          </table:table-cell>
          <table:table-cell office:value-type="float" office:value="9129" calcext:value-type="float">
            <text:p>9129</text:p>
          </table:table-cell>
          <table:table-cell office:value-type="float" office:value="9219.6" calcext:value-type="float">
            <text:p>9219.6</text:p>
          </table:table-cell>
          <table:table-cell office:value-type="float" office:value="6621.8" calcext:value-type="float">
            <text:p>6621.8</text:p>
          </table:table-cell>
          <table:table-cell office:value-type="float" office:value="9802.2" calcext:value-type="float">
            <text:p>9802.2</text:p>
          </table:table-cell>
          <table:table-cell office:value-type="float" office:value="9581" calcext:value-type="float">
            <text:p>9581</text:p>
          </table:table-cell>
          <table:table-cell office:value-type="float" office:value="9651.2" calcext:value-type="float">
            <text:p>9651.2</text:p>
          </table:table-cell>
          <table:table-cell office:value-type="float" office:value="7682.8" calcext:value-type="float">
            <text:p>7682.8</text:p>
          </table:table-cell>
          <table:table-cell office:value-type="float" office:value="9951.4" calcext:value-type="float">
            <text:p>9951.4</text:p>
          </table:table-cell>
          <table:table-cell office:value-type="float" office:value="9647.2" calcext:value-type="float">
            <text:p>9647.2</text:p>
          </table:table-cell>
          <table:table-cell office:value-type="float" office:value="8402.8" calcext:value-type="float">
            <text:p>8402.8</text:p>
          </table:table-cell>
          <table:table-cell office:value-type="float" office:value="9751.6" calcext:value-type="float">
            <text:p>9751.6</text:p>
          </table:table-cell>
          <table:table-cell office:value-type="float" office:value="9087.4" calcext:value-type="float">
            <text:p>9087.4</text:p>
          </table:table-cell>
          <table:table-cell office:value-type="float" office:value="8525.6" calcext:value-type="float">
            <text:p>8525.6</text:p>
          </table:table-cell>
          <table:table-cell office:value-type="float" office:value="9318" calcext:value-type="float">
            <text:p>9318</text:p>
          </table:table-cell>
          <table:table-cell office:value-type="float" office:value="9465.2" calcext:value-type="float">
            <text:p>9465.2</text:p>
          </table:table-cell>
          <table:table-cell office:value-type="float" office:value="9497.2" calcext:value-type="float">
            <text:p>9497.2</text:p>
          </table:table-cell>
        </table:table-row>
        <table:table-row table:style-name="ro1">
          <table:table-cell table:number-columns-repeated="5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6816" calcext:value-type="float">
            <text:p>6816</text:p>
          </table:table-cell>
          <table:table-cell office:value-type="float" office:value="7274.8" calcext:value-type="float">
            <text:p>7274.8</text:p>
          </table:table-cell>
          <table:table-cell office:value-type="float" office:value="6329" calcext:value-type="float">
            <text:p>6329</text:p>
          </table:table-cell>
          <table:table-cell office:value-type="float" office:value="5840.2" calcext:value-type="float">
            <text:p>5840.2</text:p>
          </table:table-cell>
          <table:table-cell office:value-type="float" office:value="8179.8" calcext:value-type="float">
            <text:p>8179.8</text:p>
          </table:table-cell>
          <table:table-cell office:value-type="float" office:value="3404.8" calcext:value-type="float">
            <text:p>3404.8</text:p>
          </table:table-cell>
          <table:table-cell office:value-type="float" office:value="5405.4" calcext:value-type="float">
            <text:p>5405.4</text:p>
          </table:table-cell>
          <table:table-cell office:value-type="float" office:value="5614.6" calcext:value-type="float">
            <text:p>5614.6</text:p>
          </table:table-cell>
          <table:table-cell office:value-type="float" office:value="5380.4" calcext:value-type="float">
            <text:p>5380.4</text:p>
          </table:table-cell>
          <table:table-cell office:value-type="float" office:value="3687.6" calcext:value-type="float">
            <text:p>3687.6</text:p>
          </table:table-cell>
          <table:table-cell office:value-type="float" office:value="7480" calcext:value-type="float">
            <text:p>7480</text:p>
          </table:table-cell>
          <table:table-cell office:value-type="float" office:value="7778" calcext:value-type="float">
            <text:p>7778</text:p>
          </table:table-cell>
          <table:table-cell office:value-type="float" office:value="7685" calcext:value-type="float">
            <text:p>7685</text:p>
          </table:table-cell>
          <table:table-cell office:value-type="float" office:value="7772.6" calcext:value-type="float">
            <text:p>7772.6</text:p>
          </table:table-cell>
          <table:table-cell office:value-type="float" office:value="5247.6" calcext:value-type="float">
            <text:p>5247.6</text:p>
          </table:table-cell>
          <table:table-cell office:value-type="float" office:value="1952.8" calcext:value-type="float">
            <text:p>1952.8</text:p>
          </table:table-cell>
          <table:table-cell office:value-type="float" office:value="7688.4" calcext:value-type="float">
            <text:p>7688.4</text:p>
          </table:table-cell>
          <table:table-cell office:value-type="float" office:value="5835.8" calcext:value-type="float">
            <text:p>5835.8</text:p>
          </table:table-cell>
          <table:table-cell office:value-type="float" office:value="9916.4" calcext:value-type="float">
            <text:p>9916.4</text:p>
          </table:table-cell>
          <table:table-cell office:value-type="float" office:value="5701.6" calcext:value-type="float">
            <text:p>5701.6</text:p>
          </table:table-cell>
          <table:table-cell office:value-type="float" office:value="5935.6" calcext:value-type="float">
            <text:p>5935.6</text:p>
          </table:table-cell>
          <table:table-cell office:value-type="float" office:value="7545" calcext:value-type="float">
            <text:p>7545</text:p>
          </table:table-cell>
          <table:table-cell office:value-type="float" office:value="3453" calcext:value-type="float">
            <text:p>3453</text:p>
          </table:table-cell>
          <table:table-cell office:value-type="float" office:value="7786.8" calcext:value-type="float">
            <text:p>7786.8</text:p>
          </table:table-cell>
          <table:table-cell office:value-type="float" office:value="7683.4" calcext:value-type="float">
            <text:p>7683.4</text:p>
          </table:table-cell>
          <table:table-cell office:value-type="float" office:value="6877" calcext:value-type="float">
            <text:p>6877</text:p>
          </table:table-cell>
          <table:table-cell office:value-type="float" office:value="7454.8" calcext:value-type="float">
            <text:p>7454.8</text:p>
          </table:table-cell>
          <table:table-cell office:value-type="float" office:value="8542.8" calcext:value-type="float">
            <text:p>8542.8</text:p>
          </table:table-cell>
          <table:table-cell office:value-type="float" office:value="9451.8" calcext:value-type="float">
            <text:p>9451.8</text:p>
          </table:table-cell>
          <table:table-cell office:value-type="float" office:value="9371.6" calcext:value-type="float">
            <text:p>9371.6</text:p>
          </table:table-cell>
          <table:table-cell office:value-type="float" office:value="7729.4" calcext:value-type="float">
            <text:p>7729.4</text:p>
          </table:table-cell>
          <table:table-cell office:value-type="float" office:value="9517.2" calcext:value-type="float">
            <text:p>9517.2</text:p>
          </table:table-cell>
          <table:table-cell office:value-type="float" office:value="4957.4" calcext:value-type="float">
            <text:p>4957.4</text:p>
          </table:table-cell>
          <table:table-cell office:value-type="float" office:value="9556" calcext:value-type="float">
            <text:p>9556</text:p>
          </table:table-cell>
          <table:table-cell office:value-type="float" office:value="9114.6" calcext:value-type="float">
            <text:p>9114.6</text:p>
          </table:table-cell>
          <table:table-cell office:value-type="float" office:value="9402.4" calcext:value-type="float">
            <text:p>9402.4</text:p>
          </table:table-cell>
          <table:table-cell office:value-type="float" office:value="7780" calcext:value-type="float">
            <text:p>7780</text:p>
          </table:table-cell>
          <table:table-cell office:value-type="float" office:value="7883.2" calcext:value-type="float">
            <text:p>7883.2</text:p>
          </table:table-cell>
          <table:table-cell office:value-type="float" office:value="9457.2" calcext:value-type="float">
            <text:p>9457.2</text:p>
          </table:table-cell>
          <table:table-cell office:value-type="float" office:value="7780.8" calcext:value-type="float">
            <text:p>7780.8</text:p>
          </table:table-cell>
          <table:table-cell office:value-type="float" office:value="7469.2" calcext:value-type="float">
            <text:p>7469.2</text:p>
          </table:table-cell>
          <table:table-cell office:value-type="float" office:value="9202.4" calcext:value-type="float">
            <text:p>9202.4</text:p>
          </table:table-cell>
          <table:table-cell office:value-type="float" office:value="8694.8" calcext:value-type="float">
            <text:p>8694.8</text:p>
          </table:table-cell>
          <table:table-cell office:value-type="float" office:value="9543.2" calcext:value-type="float">
            <text:p>9543.2</text:p>
          </table:table-cell>
          <table:table-cell office:value-type="float" office:value="7649.6" calcext:value-type="float">
            <text:p>7649.6</text:p>
          </table:table-cell>
          <table:table-cell office:value-type="float" office:value="9662.8" calcext:value-type="float">
            <text:p>9662.8</text:p>
          </table:table-cell>
          <table:table-cell office:value-type="float" office:value="9693.6" calcext:value-type="float">
            <text:p>9693.6</text:p>
          </table:table-cell>
          <table:table-cell office:value-type="float" office:value="7425.6" calcext:value-type="float">
            <text:p>7425.6</text:p>
          </table:table-cell>
          <table:table-cell office:value-type="float" office:value="7831.8" calcext:value-type="float">
            <text:p>7831.8</text:p>
          </table:table-cell>
          <table:table-cell office:value-type="float" office:value="9650" calcext:value-type="float">
            <text:p>9650</text:p>
          </table:table-cell>
          <table:table-cell office:value-type="float" office:value="7861.2" calcext:value-type="float">
            <text:p>7861.2</text:p>
          </table:table-cell>
          <table:table-cell office:value-type="float" office:value="7420.2" calcext:value-type="float">
            <text:p>7420.2</text:p>
          </table:table-cell>
          <table:table-cell office:value-type="float" office:value="9966.8" calcext:value-type="float">
            <text:p>9966.8</text:p>
          </table:table-cell>
          <table:table-cell office:value-type="float" office:value="7754.8" calcext:value-type="float">
            <text:p>7754.8</text:p>
          </table:table-cell>
          <table:table-cell office:value-type="float" office:value="9812.4" calcext:value-type="float">
            <text:p>9812.4</text:p>
          </table:table-cell>
          <table:table-cell office:value-type="float" office:value="9385.8" calcext:value-type="float">
            <text:p>9385.8</text:p>
          </table:table-cell>
          <table:table-cell office:value-type="float" office:value="9557.4" calcext:value-type="float">
            <text:p>9557.4</text:p>
          </table:table-cell>
          <table:table-cell office:value-type="float" office:value="9501.6" calcext:value-type="float">
            <text:p>9501.6</text:p>
          </table:table-cell>
          <table:table-cell office:value-type="float" office:value="9668" calcext:value-type="float">
            <text:p>9668</text:p>
          </table:table-cell>
          <table:table-cell office:value-type="float" office:value="9897.6" calcext:value-type="float">
            <text:p>9897.6</text:p>
          </table:table-cell>
          <table:table-cell office:value-type="float" office:value="9851.8" calcext:value-type="float">
            <text:p>9851.8</text:p>
          </table:table-cell>
          <table:table-cell office:value-type="float" office:value="9018.8" calcext:value-type="float">
            <text:p>9018.8</text:p>
          </table:table-cell>
          <table:table-cell office:value-type="float" office:value="9881.6" calcext:value-type="float">
            <text:p>9881.6</text:p>
          </table:table-cell>
          <table:table-cell office:value-type="float" office:value="9035.4" calcext:value-type="float">
            <text:p>9035.4</text:p>
          </table:table-cell>
          <table:table-cell office:value-type="float" office:value="7951" calcext:value-type="float">
            <text:p>7951</text:p>
          </table:table-cell>
          <table:table-cell office:value-type="float" office:value="9554.8" calcext:value-type="float">
            <text:p>9554.8</text:p>
          </table:table-cell>
          <table:table-cell office:value-type="float" office:value="9919" calcext:value-type="float">
            <text:p>9919</text:p>
          </table:table-cell>
          <table:table-cell office:value-type="float" office:value="8146" calcext:value-type="float">
            <text:p>8146</text:p>
          </table:table-cell>
          <table:table-cell office:value-type="float" office:value="9379" calcext:value-type="float">
            <text:p>9379</text:p>
          </table:table-cell>
          <table:table-cell office:value-type="float" office:value="7217" calcext:value-type="float">
            <text:p>7217</text:p>
          </table:table-cell>
          <table:table-cell office:value-type="float" office:value="8674.6" calcext:value-type="float">
            <text:p>8674.6</text:p>
          </table:table-cell>
          <table:table-cell office:value-type="float" office:value="9136" calcext:value-type="float">
            <text:p>9136</text:p>
          </table:table-cell>
          <table:table-cell office:value-type="float" office:value="9290.8" calcext:value-type="float">
            <text:p>9290.8</text:p>
          </table:table-cell>
          <table:table-cell office:value-type="float" office:value="9005.6" calcext:value-type="float">
            <text:p>9005.6</text:p>
          </table:table-cell>
          <table:table-cell office:value-type="float" office:value="9452.4" calcext:value-type="float">
            <text:p>9452.4</text:p>
          </table:table-cell>
          <table:table-cell office:value-type="float" office:value="9331.2" calcext:value-type="float">
            <text:p>9331.2</text:p>
          </table:table-cell>
          <table:table-cell office:value-type="float" office:value="9679.6" calcext:value-type="float">
            <text:p>9679.6</text:p>
          </table:table-cell>
          <table:table-cell office:value-type="float" office:value="9716.4" calcext:value-type="float">
            <text:p>9716.4</text:p>
          </table:table-cell>
          <table:table-cell office:value-type="float" office:value="8960.8" calcext:value-type="float">
            <text:p>8960.8</text:p>
          </table:table-cell>
          <table:table-cell office:value-type="float" office:value="9506.4" calcext:value-type="float">
            <text:p>9506.4</text:p>
          </table:table-cell>
          <table:table-cell office:value-type="float" office:value="9949.8" calcext:value-type="float">
            <text:p>9949.8</text:p>
          </table:table-cell>
          <table:table-cell office:value-type="float" office:value="9236.6" calcext:value-type="float">
            <text:p>9236.6</text:p>
          </table:table-cell>
          <table:table-cell office:value-type="float" office:value="9751.6" calcext:value-type="float">
            <text:p>9751.6</text:p>
          </table:table-cell>
          <table:table-cell office:value-type="float" office:value="9611.8" calcext:value-type="float">
            <text:p>9611.8</text:p>
          </table:table-cell>
          <table:table-cell office:value-type="float" office:value="9527.4" calcext:value-type="float">
            <text:p>9527.4</text:p>
          </table:table-cell>
          <table:table-cell office:value-type="float" office:value="7032.4" calcext:value-type="float">
            <text:p>7032.4</text:p>
          </table:table-cell>
          <table:table-cell office:value-type="float" office:value="9424.8" calcext:value-type="float">
            <text:p>9424.8</text:p>
          </table:table-cell>
          <table:table-cell office:value-type="float" office:value="9822.2" calcext:value-type="float">
            <text:p>9822.2</text:p>
          </table:table-cell>
          <table:table-cell office:value-type="float" office:value="9579.2" calcext:value-type="float">
            <text:p>9579.2</text:p>
          </table:table-cell>
          <table:table-cell office:value-type="float" office:value="9659" calcext:value-type="float">
            <text:p>9659</text:p>
          </table:table-cell>
          <table:table-cell office:value-type="float" office:value="9440.8" calcext:value-type="float">
            <text:p>9440.8</text:p>
          </table:table-cell>
          <table:table-cell office:value-type="float" office:value="9541.6" calcext:value-type="float">
            <text:p>9541.6</text:p>
          </table:table-cell>
          <table:table-cell office:value-type="float" office:value="9862" calcext:value-type="float">
            <text:p>9862</text:p>
          </table:table-cell>
          <table:table-cell office:value-type="float" office:value="9714.2" calcext:value-type="float">
            <text:p>9714.2</text:p>
          </table:table-cell>
          <table:table-cell office:value-type="float" office:value="9905.6" calcext:value-type="float">
            <text:p>9905.6</text:p>
          </table:table-cell>
          <table:table-cell office:value-type="float" office:value="9694.6" calcext:value-type="float">
            <text:p>9694.6</text:p>
          </table:table-cell>
          <table:table-cell office:value-type="float" office:value="9927" calcext:value-type="float">
            <text:p>9927</text:p>
          </table:table-cell>
          <table:table-cell office:value-type="float" office:value="9620.8" calcext:value-type="float">
            <text:p>9620.8</text:p>
          </table:table-cell>
          <table:table-cell office:value-type="float" office:value="9539.2" calcext:value-type="float">
            <text:p>9539.2</text:p>
          </table:table-cell>
          <table:table-cell office:value-type="float" office:value="8664" calcext:value-type="float">
            <text:p>8664</text:p>
          </table:table-cell>
          <table:table-cell office:value-type="float" office:value="7785.2" calcext:value-type="float">
            <text:p>7785.2</text:p>
          </table:table-cell>
          <table:table-cell office:value-type="float" office:value="9618" calcext:value-type="float">
            <text:p>9618</text:p>
          </table:table-cell>
          <table:table-cell office:value-type="float" office:value="9463.4" calcext:value-type="float">
            <text:p>9463.4</text:p>
          </table:table-cell>
          <table:table-cell office:value-type="float" office:value="9899.6" calcext:value-type="float">
            <text:p>9899.6</text:p>
          </table:table-cell>
          <table:table-cell office:value-type="float" office:value="9731.4" calcext:value-type="float">
            <text:p>9731.4</text:p>
          </table:table-cell>
          <table:table-cell office:value-type="float" office:value="6770.4" calcext:value-type="float">
            <text:p>6770.4</text:p>
          </table:table-cell>
          <table:table-cell office:value-type="float" office:value="9256.8" calcext:value-type="float">
            <text:p>9256.8</text:p>
          </table:table-cell>
          <table:table-cell office:value-type="float" office:value="9562.4" calcext:value-type="float">
            <text:p>9562.4</text:p>
          </table:table-cell>
          <table:table-cell office:value-type="float" office:value="9289.4" calcext:value-type="float">
            <text:p>9289.4</text:p>
          </table:table-cell>
          <table:table-cell office:value-type="float" office:value="9716.8" calcext:value-type="float">
            <text:p>9716.8</text:p>
          </table:table-cell>
          <table:table-cell office:value-type="float" office:value="9206.6" calcext:value-type="float">
            <text:p>9206.6</text:p>
          </table:table-cell>
          <table:table-cell office:value-type="float" office:value="9485.2" calcext:value-type="float">
            <text:p>9485.2</text:p>
          </table:table-cell>
          <table:table-cell office:value-type="float" office:value="9352.4" calcext:value-type="float">
            <text:p>9352.4</text:p>
          </table:table-cell>
          <table:table-cell office:value-type="float" office:value="9928.2" calcext:value-type="float">
            <text:p>9928.2</text:p>
          </table:table-cell>
          <table:table-cell office:value-type="float" office:value="9154.2" calcext:value-type="float">
            <text:p>9154.2</text:p>
          </table:table-cell>
          <table:table-cell office:value-type="float" office:value="9871.8" calcext:value-type="float">
            <text:p>9871.8</text:p>
          </table:table-cell>
          <table:table-cell office:value-type="float" office:value="9715.2" calcext:value-type="float">
            <text:p>9715.2</text:p>
          </table:table-cell>
          <table:table-cell office:value-type="float" office:value="9334.4" calcext:value-type="float">
            <text:p>9334.4</text:p>
          </table:table-cell>
          <table:table-cell office:value-type="float" office:value="8567.6" calcext:value-type="float">
            <text:p>8567.6</text:p>
          </table:table-cell>
          <table:table-cell office:value-type="float" office:value="8959.8" calcext:value-type="float">
            <text:p>8959.8</text:p>
          </table:table-cell>
          <table:table-cell office:value-type="float" office:value="9607.2" calcext:value-type="float">
            <text:p>9607.2</text:p>
          </table:table-cell>
          <table:table-cell office:value-type="float" office:value="9220" calcext:value-type="float">
            <text:p>9220</text:p>
          </table:table-cell>
          <table:table-cell office:value-type="float" office:value="8995" calcext:value-type="float">
            <text:p>8995</text:p>
          </table:table-cell>
          <table:table-cell office:value-type="float" office:value="9063.4" calcext:value-type="float">
            <text:p>9063.4</text:p>
          </table:table-cell>
          <table:table-cell office:value-type="float" office:value="9241" calcext:value-type="float">
            <text:p>9241</text:p>
          </table:table-cell>
          <table:table-cell office:value-type="float" office:value="9316.6" calcext:value-type="float">
            <text:p>9316.6</text:p>
          </table:table-cell>
          <table:table-cell office:value-type="float" office:value="9730.8" calcext:value-type="float">
            <text:p>9730.8</text:p>
          </table:table-cell>
          <table:table-cell office:value-type="float" office:value="8925.2" calcext:value-type="float">
            <text:p>8925.2</text:p>
          </table:table-cell>
          <table:table-cell office:value-type="float" office:value="9435" calcext:value-type="float">
            <text:p>9435</text:p>
          </table:table-cell>
          <table:table-cell office:value-type="float" office:value="9240.2" calcext:value-type="float">
            <text:p>9240.2</text:p>
          </table:table-cell>
          <table:table-cell office:value-type="float" office:value="9802.8" calcext:value-type="float">
            <text:p>9802.8</text:p>
          </table:table-cell>
          <table:table-cell office:value-type="float" office:value="9892.4" calcext:value-type="float">
            <text:p>9892.4</text:p>
          </table:table-cell>
          <table:table-cell office:value-type="float" office:value="8184.4" calcext:value-type="float">
            <text:p>8184.4</text:p>
          </table:table-cell>
          <table:table-cell office:value-type="float" office:value="8807.2" calcext:value-type="float">
            <text:p>8807.2</text:p>
          </table:table-cell>
          <table:table-cell office:value-type="float" office:value="8936.6" calcext:value-type="float">
            <text:p>8936.6</text:p>
          </table:table-cell>
          <table:table-cell office:value-type="float" office:value="9692.4" calcext:value-type="float">
            <text:p>9692.4</text:p>
          </table:table-cell>
          <table:table-cell office:value-type="float" office:value="7562.8" calcext:value-type="float">
            <text:p>7562.8</text:p>
          </table:table-cell>
          <table:table-cell office:value-type="float" office:value="9887" calcext:value-type="float">
            <text:p>9887</text:p>
          </table:table-cell>
          <table:table-cell office:value-type="float" office:value="9145.8" calcext:value-type="float">
            <text:p>9145.8</text:p>
          </table:table-cell>
          <table:table-cell office:value-type="float" office:value="8886.8" calcext:value-type="float">
            <text:p>8886.8</text:p>
          </table:table-cell>
          <table:table-cell office:value-type="float" office:value="9216.8" calcext:value-type="float">
            <text:p>9216.8</text:p>
          </table:table-cell>
          <table:table-cell office:value-type="float" office:value="9956.2" calcext:value-type="float">
            <text:p>9956.2</text:p>
          </table:table-cell>
          <table:table-cell office:value-type="float" office:value="9520.2" calcext:value-type="float">
            <text:p>9520.2</text:p>
          </table:table-cell>
          <table:table-cell office:value-type="float" office:value="8917.8" calcext:value-type="float">
            <text:p>8917.8</text:p>
          </table:table-cell>
          <table:table-cell office:value-type="float" office:value="9956.6" calcext:value-type="float">
            <text:p>9956.6</text:p>
          </table:table-cell>
          <table:table-cell office:value-type="float" office:value="9399.8" calcext:value-type="float">
            <text:p>9399.8</text:p>
          </table:table-cell>
          <table:table-cell office:value-type="float" office:value="9492" calcext:value-type="float">
            <text:p>9492</text:p>
          </table:table-cell>
          <table:table-cell office:value-type="float" office:value="8629.4" calcext:value-type="float">
            <text:p>8629.4</text:p>
          </table:table-cell>
          <table:table-cell office:value-type="float" office:value="9881" calcext:value-type="float">
            <text:p>9881</text:p>
          </table:table-cell>
          <table:table-cell office:value-type="float" office:value="9628.6" calcext:value-type="float">
            <text:p>9628.6</text:p>
          </table:table-cell>
          <table:table-cell office:value-type="float" office:value="9849.6" calcext:value-type="float">
            <text:p>9849.6</text:p>
          </table:table-cell>
          <table:table-cell office:value-type="float" office:value="9125.6" calcext:value-type="float">
            <text:p>9125.6</text:p>
          </table:table-cell>
          <table:table-cell office:value-type="float" office:value="9975" calcext:value-type="float">
            <text:p>9975</text:p>
          </table:table-cell>
          <table:table-cell office:value-type="float" office:value="9236.2" calcext:value-type="float">
            <text:p>9236.2</text:p>
          </table:table-cell>
          <table:table-cell office:value-type="float" office:value="9816.6" calcext:value-type="float">
            <text:p>9816.6</text:p>
          </table:table-cell>
          <table:table-cell office:value-type="float" office:value="9657" calcext:value-type="float">
            <text:p>9657</text:p>
          </table:table-cell>
          <table:table-cell office:value-type="float" office:value="9768.6" calcext:value-type="float">
            <text:p>9768.6</text:p>
          </table:table-cell>
          <table:table-cell office:value-type="float" office:value="9856.4" calcext:value-type="float">
            <text:p>9856.4</text:p>
          </table:table-cell>
          <table:table-cell office:value-type="float" office:value="9131.8" calcext:value-type="float">
            <text:p>9131.8</text:p>
          </table:table-cell>
          <table:table-cell office:value-type="float" office:value="9286.8" calcext:value-type="float">
            <text:p>9286.8</text:p>
          </table:table-cell>
          <table:table-cell office:value-type="float" office:value="9868" calcext:value-type="float">
            <text:p>9868</text:p>
          </table:table-cell>
          <table:table-cell office:value-type="float" office:value="9936" calcext:value-type="float">
            <text:p>9936</text:p>
          </table:table-cell>
          <table:table-cell office:value-type="float" office:value="9328.8" calcext:value-type="float">
            <text:p>9328.8</text:p>
          </table:table-cell>
          <table:table-cell office:value-type="float" office:value="9751" calcext:value-type="float">
            <text:p>9751</text:p>
          </table:table-cell>
          <table:table-cell office:value-type="float" office:value="8747.4" calcext:value-type="float">
            <text:p>8747.4</text:p>
          </table:table-cell>
          <table:table-cell office:value-type="float" office:value="9712" calcext:value-type="float">
            <text:p>9712</text:p>
          </table:table-cell>
          <table:table-cell office:value-type="float" office:value="9823.4" calcext:value-type="float">
            <text:p>9823.4</text:p>
          </table:table-cell>
          <table:table-cell office:value-type="float" office:value="9826.2" calcext:value-type="float">
            <text:p>9826.2</text:p>
          </table:table-cell>
          <table:table-cell office:value-type="float" office:value="9865.6" calcext:value-type="float">
            <text:p>9865.6</text:p>
          </table:table-cell>
          <table:table-cell office:value-type="float" office:value="8898" calcext:value-type="float">
            <text:p>8898</text:p>
          </table:table-cell>
          <table:table-cell office:value-type="float" office:value="9564" calcext:value-type="float">
            <text:p>9564</text:p>
          </table:table-cell>
          <table:table-cell office:value-type="float" office:value="8917.6" calcext:value-type="float">
            <text:p>8917.6</text:p>
          </table:table-cell>
          <table:table-cell office:value-type="float" office:value="9316" calcext:value-type="float">
            <text:p>9316</text:p>
          </table:table-cell>
          <table:table-cell office:value-type="float" office:value="9749.2" calcext:value-type="float">
            <text:p>9749.2</text:p>
          </table:table-cell>
          <table:table-cell office:value-type="float" office:value="9628.2" calcext:value-type="float">
            <text:p>9628.2</text:p>
          </table:table-cell>
          <table:table-cell office:value-type="float" office:value="9792.4" calcext:value-type="float">
            <text:p>9792.4</text:p>
          </table:table-cell>
          <table:table-cell office:value-type="float" office:value="9738.2" calcext:value-type="float">
            <text:p>9738.2</text:p>
          </table:table-cell>
          <table:table-cell office:value-type="float" office:value="9650.6" calcext:value-type="float">
            <text:p>9650.6</text:p>
          </table:table-cell>
          <table:table-cell office:value-type="float" office:value="9378.6" calcext:value-type="float">
            <text:p>9378.6</text:p>
          </table:table-cell>
          <table:table-cell office:value-type="float" office:value="8968.2" calcext:value-type="float">
            <text:p>8968.2</text:p>
          </table:table-cell>
          <table:table-cell office:value-type="float" office:value="9681.2" calcext:value-type="float">
            <text:p>9681.2</text:p>
          </table:table-cell>
          <table:table-cell office:value-type="float" office:value="9612" calcext:value-type="float">
            <text:p>9612</text:p>
          </table:table-cell>
          <table:table-cell office:value-type="float" office:value="9422.4" calcext:value-type="float">
            <text:p>9422.4</text:p>
          </table:table-cell>
          <table:table-cell office:value-type="float" office:value="9778.8" calcext:value-type="float">
            <text:p>9778.8</text:p>
          </table:table-cell>
          <table:table-cell office:value-type="float" office:value="9561" calcext:value-type="float">
            <text:p>9561</text:p>
          </table:table-cell>
          <table:table-cell office:value-type="float" office:value="9538.6" calcext:value-type="float">
            <text:p>9538.6</text:p>
          </table:table-cell>
          <table:table-cell office:value-type="float" office:value="9809.4" calcext:value-type="float">
            <text:p>9809.4</text:p>
          </table:table-cell>
          <table:table-cell office:value-type="float" office:value="7956.8" calcext:value-type="float">
            <text:p>7956.8</text:p>
          </table:table-cell>
          <table:table-cell office:value-type="float" office:value="9756.6" calcext:value-type="float">
            <text:p>9756.6</text:p>
          </table:table-cell>
          <table:table-cell office:value-type="float" office:value="9678.8" calcext:value-type="float">
            <text:p>9678.8</text:p>
          </table:table-cell>
          <table:table-cell office:value-type="float" office:value="9043.6" calcext:value-type="float">
            <text:p>9043.6</text:p>
          </table:table-cell>
          <table:table-cell office:value-type="float" office:value="8923.6" calcext:value-type="float">
            <text:p>8923.6</text:p>
          </table:table-cell>
          <table:table-cell office:value-type="float" office:value="9234.4" calcext:value-type="float">
            <text:p>9234.4</text:p>
          </table:table-cell>
          <table:table-cell office:value-type="float" office:value="9754.2" calcext:value-type="float">
            <text:p>9754.2</text:p>
          </table:table-cell>
          <table:table-cell office:value-type="float" office:value="9482.8" calcext:value-type="float">
            <text:p>9482.8</text:p>
          </table:table-cell>
          <table:table-cell office:value-type="float" office:value="9791" calcext:value-type="float">
            <text:p>9791</text:p>
          </table:table-cell>
          <table:table-cell office:value-type="float" office:value="9501.6" calcext:value-type="float">
            <text:p>9501.6</text:p>
          </table:table-cell>
          <table:table-cell office:value-type="float" office:value="9854.2" calcext:value-type="float">
            <text:p>9854.2</text:p>
          </table:table-cell>
          <table:table-cell office:value-type="float" office:value="9511.2" calcext:value-type="float">
            <text:p>9511.2</text:p>
          </table:table-cell>
          <table:table-cell office:value-type="float" office:value="9901.8" calcext:value-type="float">
            <text:p>9901.8</text:p>
          </table:table-cell>
          <table:table-cell office:value-type="float" office:value="9552.4" calcext:value-type="float">
            <text:p>9552.4</text:p>
          </table:table-cell>
          <table:table-cell office:value-type="float" office:value="9364.4" calcext:value-type="float">
            <text:p>9364.4</text:p>
          </table:table-cell>
          <table:table-cell office:value-type="float" office:value="9614.8" calcext:value-type="float">
            <text:p>9614.8</text:p>
          </table:table-cell>
          <table:table-cell office:value-type="float" office:value="9352.4" calcext:value-type="float">
            <text:p>9352.4</text:p>
          </table:table-cell>
          <table:table-cell office:value-type="float" office:value="8076.6" calcext:value-type="float">
            <text:p>8076.6</text:p>
          </table:table-cell>
          <table:table-cell office:value-type="float" office:value="9590.8" calcext:value-type="float">
            <text:p>9590.8</text:p>
          </table:table-cell>
          <table:table-cell office:value-type="float" office:value="9945.2" calcext:value-type="float">
            <text:p>9945.2</text:p>
          </table:table-cell>
          <table:table-cell office:value-type="float" office:value="9896.8" calcext:value-type="float">
            <text:p>9896.8</text:p>
          </table:table-cell>
          <table:table-cell office:value-type="float" office:value="8732.2" calcext:value-type="float">
            <text:p>8732.2</text:p>
          </table:table-cell>
          <table:table-cell office:value-type="float" office:value="9680.6" calcext:value-type="float">
            <text:p>9680.6</text:p>
          </table:table-cell>
          <table:table-cell office:value-type="float" office:value="9779.6" calcext:value-type="float">
            <text:p>9779.6</text:p>
          </table:table-cell>
          <table:table-cell office:value-type="float" office:value="9074.2" calcext:value-type="float">
            <text:p>9074.2</text:p>
          </table:table-cell>
          <table:table-cell office:value-type="float" office:value="9763" calcext:value-type="float">
            <text:p>9763</text:p>
          </table:table-cell>
          <table:table-cell office:value-type="float" office:value="9722.8" calcext:value-type="float">
            <text:p>9722.8</text:p>
          </table:table-cell>
          <table:table-cell office:value-type="float" office:value="9749.4" calcext:value-type="float">
            <text:p>9749.4</text:p>
          </table:table-cell>
          <table:table-cell office:value-type="float" office:value="9585.2" calcext:value-type="float">
            <text:p>9585.2</text:p>
          </table:table-cell>
          <table:table-cell office:value-type="float" office:value="8943.6" calcext:value-type="float">
            <text:p>8943.6</text:p>
          </table:table-cell>
          <table:table-cell office:value-type="float" office:value="9593" calcext:value-type="float">
            <text:p>9593</text:p>
          </table:table-cell>
          <table:table-cell office:value-type="float" office:value="9316.2" calcext:value-type="float">
            <text:p>9316.2</text:p>
          </table:table-cell>
          <table:table-cell office:value-type="float" office:value="9238.6" calcext:value-type="float">
            <text:p>9238.6</text:p>
          </table:table-cell>
          <table:table-cell office:value-type="float" office:value="8789" calcext:value-type="float">
            <text:p>8789</text:p>
          </table:table-cell>
          <table:table-cell office:value-type="float" office:value="9415.8" calcext:value-type="float">
            <text:p>9415.8</text:p>
          </table:table-cell>
          <table:table-cell office:value-type="float" office:value="9628.2" calcext:value-type="float">
            <text:p>9628.2</text:p>
          </table:table-cell>
          <table:table-cell office:value-type="float" office:value="9786" calcext:value-type="float">
            <text:p>9786</text:p>
          </table:table-cell>
          <table:table-cell office:value-type="float" office:value="9418.6" calcext:value-type="float">
            <text:p>9418.6</text:p>
          </table:table-cell>
          <table:table-cell office:value-type="float" office:value="9448" calcext:value-type="float">
            <text:p>9448</text:p>
          </table:table-cell>
          <table:table-cell office:value-type="float" office:value="9707.4" calcext:value-type="float">
            <text:p>9707.4</text:p>
          </table:table-cell>
          <table:table-cell office:value-type="float" office:value="6927.2" calcext:value-type="float">
            <text:p>6927.2</text:p>
          </table:table-cell>
          <table:table-cell office:value-type="float" office:value="9138.8" calcext:value-type="float">
            <text:p>9138.8</text:p>
          </table:table-cell>
          <table:table-cell office:value-type="float" office:value="9295.2" calcext:value-type="float">
            <text:p>9295.2</text:p>
          </table:table-cell>
          <table:table-cell office:value-type="float" office:value="8669.6" calcext:value-type="float">
            <text:p>8669.6</text:p>
          </table:table-cell>
          <table:table-cell office:value-type="float" office:value="9418" calcext:value-type="float">
            <text:p>9418</text:p>
          </table:table-cell>
          <table:table-cell office:value-type="float" office:value="9535.8" calcext:value-type="float">
            <text:p>9535.8</text:p>
          </table:table-cell>
          <table:table-cell office:value-type="float" office:value="9296.4" calcext:value-type="float">
            <text:p>9296.4</text:p>
          </table:table-cell>
          <table:table-cell office:value-type="float" office:value="9598" calcext:value-type="float">
            <text:p>9598</text:p>
          </table:table-cell>
          <table:table-cell office:value-type="float" office:value="9975" calcext:value-type="float">
            <text:p>9975</text:p>
          </table:table-cell>
          <table:table-cell office:value-type="float" office:value="9898.6" calcext:value-type="float">
            <text:p>9898.6</text:p>
          </table:table-cell>
          <table:table-cell office:value-type="float" office:value="9343.6" calcext:value-type="float">
            <text:p>9343.6</text:p>
          </table:table-cell>
          <table:table-cell office:value-type="float" office:value="9549.6" calcext:value-type="float">
            <text:p>9549.6</text:p>
          </table:table-cell>
          <table:table-cell office:value-type="float" office:value="7768.8" calcext:value-type="float">
            <text:p>7768.8</text:p>
          </table:table-cell>
          <table:table-cell office:value-type="float" office:value="7066.6" calcext:value-type="float">
            <text:p>7066.6</text:p>
          </table:table-cell>
          <table:table-cell office:value-type="float" office:value="9755.2" calcext:value-type="float">
            <text:p>9755.2</text:p>
          </table:table-cell>
          <table:table-cell office:value-type="float" office:value="8139.4" calcext:value-type="float">
            <text:p>8139.4</text:p>
          </table:table-cell>
          <table:table-cell office:value-type="float" office:value="8755.4" calcext:value-type="float">
            <text:p>8755.4</text:p>
          </table:table-cell>
          <table:table-cell office:value-type="float" office:value="9795.6" calcext:value-type="float">
            <text:p>9795.6</text:p>
          </table:table-cell>
          <table:table-cell office:value-type="float" office:value="8791.4" calcext:value-type="float">
            <text:p>8791.4</text:p>
          </table:table-cell>
          <table:table-cell office:value-type="float" office:value="9403.4" calcext:value-type="float">
            <text:p>9403.4</text:p>
          </table:table-cell>
          <table:table-cell office:value-type="float" office:value="9435.2" calcext:value-type="float">
            <text:p>9435.2</text:p>
          </table:table-cell>
          <table:table-cell office:value-type="float" office:value="9747.8" calcext:value-type="float">
            <text:p>9747.8</text:p>
          </table:table-cell>
          <table:table-cell office:value-type="float" office:value="9080.4" calcext:value-type="float">
            <text:p>9080.4</text:p>
          </table:table-cell>
          <table:table-cell office:value-type="float" office:value="9180.8" calcext:value-type="float">
            <text:p>9180.8</text:p>
          </table:table-cell>
          <table:table-cell office:value-type="float" office:value="9434.6" calcext:value-type="float">
            <text:p>9434.6</text:p>
          </table:table-cell>
          <table:table-cell office:value-type="float" office:value="9507.8" calcext:value-type="float">
            <text:p>9507.8</text:p>
          </table:table-cell>
          <table:table-cell office:value-type="float" office:value="9878.2" calcext:value-type="float">
            <text:p>9878.2</text:p>
          </table:table-cell>
          <table:table-cell office:value-type="float" office:value="9342.8" calcext:value-type="float">
            <text:p>9342.8</text:p>
          </table:table-cell>
          <table:table-cell office:value-type="float" office:value="9533.4" calcext:value-type="float">
            <text:p>9533.4</text:p>
          </table:table-cell>
          <table:table-cell office:value-type="float" office:value="9434.4" calcext:value-type="float">
            <text:p>9434.4</text:p>
          </table:table-cell>
          <table:table-cell office:value-type="float" office:value="9663.6" calcext:value-type="float">
            <text:p>9663.6</text:p>
          </table:table-cell>
          <table:table-cell office:value-type="float" office:value="9344.6" calcext:value-type="float">
            <text:p>9344.6</text:p>
          </table:table-cell>
          <table:table-cell office:value-type="float" office:value="9839.4" calcext:value-type="float">
            <text:p>9839.4</text:p>
          </table:table-cell>
          <table:table-cell office:value-type="float" office:value="9645" calcext:value-type="float">
            <text:p>9645</text:p>
          </table:table-cell>
          <table:table-cell office:value-type="float" office:value="9858.6" calcext:value-type="float">
            <text:p>9858.6</text:p>
          </table:table-cell>
          <table:table-cell office:value-type="float" office:value="7313.6" calcext:value-type="float">
            <text:p>7313.6</text:p>
          </table:table-cell>
          <table:table-cell office:value-type="float" office:value="9600.2" calcext:value-type="float">
            <text:p>9600.2</text:p>
          </table:table-cell>
          <table:table-cell office:value-type="float" office:value="9769.4" calcext:value-type="float">
            <text:p>9769.4</text:p>
          </table:table-cell>
          <table:table-cell office:value-type="float" office:value="9120.8" calcext:value-type="float">
            <text:p>9120.8</text:p>
          </table:table-cell>
          <table:table-cell office:value-type="float" office:value="9835.2" calcext:value-type="float">
            <text:p>9835.2</text:p>
          </table:table-cell>
          <table:table-cell office:value-type="float" office:value="9893" calcext:value-type="float">
            <text:p>9893</text:p>
          </table:table-cell>
          <table:table-cell office:value-type="float" office:value="8812.2" calcext:value-type="float">
            <text:p>8812.2</text:p>
          </table:table-cell>
          <table:table-cell office:value-type="float" office:value="9533" calcext:value-type="float">
            <text:p>9533</text:p>
          </table:table-cell>
          <table:table-cell office:value-type="float" office:value="9901.2" calcext:value-type="float">
            <text:p>9901.2</text:p>
          </table:table-cell>
          <table:table-cell office:value-type="float" office:value="9441.8" calcext:value-type="float">
            <text:p>9441.8</text:p>
          </table:table-cell>
          <table:table-cell office:value-type="float" office:value="9923" calcext:value-type="float">
            <text:p>9923</text:p>
          </table:table-cell>
          <table:table-cell office:value-type="float" office:value="9330" calcext:value-type="float">
            <text:p>9330</text:p>
          </table:table-cell>
          <table:table-cell office:value-type="float" office:value="9603.4" calcext:value-type="float">
            <text:p>9603.4</text:p>
          </table:table-cell>
          <table:table-cell office:value-type="float" office:value="9973.2" calcext:value-type="float">
            <text:p>9973.2</text:p>
          </table:table-cell>
          <table:table-cell office:value-type="float" office:value="9849.4" calcext:value-type="float">
            <text:p>9849.4</text:p>
          </table:table-cell>
          <table:table-cell office:value-type="float" office:value="9635.4" calcext:value-type="float">
            <text:p>9635.4</text:p>
          </table:table-cell>
          <table:table-cell office:value-type="float" office:value="9489.2" calcext:value-type="float">
            <text:p>9489.2</text:p>
          </table:table-cell>
          <table:table-cell office:value-type="float" office:value="9496.6" calcext:value-type="float">
            <text:p>9496.6</text:p>
          </table:table-cell>
          <table:table-cell office:value-type="float" office:value="9764.4" calcext:value-type="float">
            <text:p>9764.4</text:p>
          </table:table-cell>
          <table:table-cell office:value-type="float" office:value="9547.2" calcext:value-type="float">
            <text:p>9547.2</text:p>
          </table:table-cell>
          <table:table-cell office:value-type="float" office:value="9730.8" calcext:value-type="float">
            <text:p>9730.8</text:p>
          </table:table-cell>
          <table:table-cell office:value-type="float" office:value="9050.4" calcext:value-type="float">
            <text:p>9050.4</text:p>
          </table:table-cell>
          <table:table-cell office:value-type="float" office:value="9524.4" calcext:value-type="float">
            <text:p>9524.4</text:p>
          </table:table-cell>
          <table:table-cell office:value-type="float" office:value="9288.4" calcext:value-type="float">
            <text:p>9288.4</text:p>
          </table:table-cell>
          <table:table-cell office:value-type="float" office:value="9207.2" calcext:value-type="float">
            <text:p>9207.2</text:p>
          </table:table-cell>
          <table:table-cell office:value-type="float" office:value="8886.6" calcext:value-type="float">
            <text:p>8886.6</text:p>
          </table:table-cell>
          <table:table-cell office:value-type="float" office:value="9793.4" calcext:value-type="float">
            <text:p>9793.4</text:p>
          </table:table-cell>
          <table:table-cell office:value-type="float" office:value="9720.8" calcext:value-type="float">
            <text:p>9720.8</text:p>
          </table:table-cell>
          <table:table-cell office:value-type="float" office:value="9175.8" calcext:value-type="float">
            <text:p>9175.8</text:p>
          </table:table-cell>
          <table:table-cell office:value-type="float" office:value="9222.6" calcext:value-type="float">
            <text:p>9222.6</text:p>
          </table:table-cell>
          <table:table-cell office:value-type="float" office:value="9357" calcext:value-type="float">
            <text:p>9357</text:p>
          </table:table-cell>
          <table:table-cell office:value-type="float" office:value="8882.2" calcext:value-type="float">
            <text:p>8882.2</text:p>
          </table:table-cell>
          <table:table-cell office:value-type="float" office:value="9448.4" calcext:value-type="float">
            <text:p>9448.4</text:p>
          </table:table-cell>
          <table:table-cell office:value-type="float" office:value="9772.8" calcext:value-type="float">
            <text:p>9772.8</text:p>
          </table:table-cell>
          <table:table-cell office:value-type="float" office:value="9546.4" calcext:value-type="float">
            <text:p>9546.4</text:p>
          </table:table-cell>
          <table:table-cell office:value-type="float" office:value="9950.6" calcext:value-type="float">
            <text:p>9950.6</text:p>
          </table:table-cell>
          <table:table-cell office:value-type="float" office:value="9244.4" calcext:value-type="float">
            <text:p>9244.4</text:p>
          </table:table-cell>
          <table:table-cell office:value-type="float" office:value="9807.8" calcext:value-type="float">
            <text:p>9807.8</text:p>
          </table:table-cell>
          <table:table-cell office:value-type="float" office:value="9062.8" calcext:value-type="float">
            <text:p>9062.8</text:p>
          </table:table-cell>
          <table:table-cell office:value-type="float" office:value="8925.2" calcext:value-type="float">
            <text:p>8925.2</text:p>
          </table:table-cell>
          <table:table-cell office:value-type="float" office:value="9731.6" calcext:value-type="float">
            <text:p>9731.6</text:p>
          </table:table-cell>
          <table:table-cell office:value-type="float" office:value="9466" calcext:value-type="float">
            <text:p>9466</text:p>
          </table:table-cell>
          <table:table-cell office:value-type="float" office:value="9842" calcext:value-type="float">
            <text:p>9842</text:p>
          </table:table-cell>
          <table:table-cell office:value-type="float" office:value="8696.4" calcext:value-type="float">
            <text:p>8696.4</text:p>
          </table:table-cell>
          <table:table-cell office:value-type="float" office:value="9200.6" calcext:value-type="float">
            <text:p>9200.6</text:p>
          </table:table-cell>
          <table:table-cell office:value-type="float" office:value="9757.2" calcext:value-type="float">
            <text:p>9757.2</text:p>
          </table:table-cell>
          <table:table-cell office:value-type="float" office:value="9782.4" calcext:value-type="float">
            <text:p>9782.4</text:p>
          </table:table-cell>
          <table:table-cell office:value-type="float" office:value="9739.4" calcext:value-type="float">
            <text:p>9739.4</text:p>
          </table:table-cell>
          <table:table-cell office:value-type="float" office:value="9781.2" calcext:value-type="float">
            <text:p>9781.2</text:p>
          </table:table-cell>
          <table:table-cell office:value-type="float" office:value="9470.8" calcext:value-type="float">
            <text:p>9470.8</text:p>
          </table:table-cell>
          <table:table-cell office:value-type="float" office:value="9912.4" calcext:value-type="float">
            <text:p>9912.4</text:p>
          </table:table-cell>
          <table:table-cell office:value-type="float" office:value="9795.2" calcext:value-type="float">
            <text:p>9795.2</text:p>
          </table:table-cell>
          <table:table-cell office:value-type="float" office:value="8287" calcext:value-type="float">
            <text:p>8287</text:p>
          </table:table-cell>
          <table:table-cell office:value-type="float" office:value="7607.2" calcext:value-type="float">
            <text:p>7607.2</text:p>
          </table:table-cell>
          <table:table-cell office:value-type="float" office:value="9776.8" calcext:value-type="float">
            <text:p>9776.8</text:p>
          </table:table-cell>
          <table:table-cell office:value-type="float" office:value="8712.2" calcext:value-type="float">
            <text:p>8712.2</text:p>
          </table:table-cell>
          <table:table-cell office:value-type="float" office:value="9514" calcext:value-type="float">
            <text:p>9514</text:p>
          </table:table-cell>
          <table:table-cell office:value-type="float" office:value="9586.6" calcext:value-type="float">
            <text:p>9586.6</text:p>
          </table:table-cell>
          <table:table-cell office:value-type="float" office:value="9547" calcext:value-type="float">
            <text:p>9547</text:p>
          </table:table-cell>
          <table:table-cell office:value-type="float" office:value="8533.4" calcext:value-type="float">
            <text:p>8533.4</text:p>
          </table:table-cell>
          <table:table-cell office:value-type="float" office:value="7276.4" calcext:value-type="float">
            <text:p>7276.4</text:p>
          </table:table-cell>
          <table:table-cell office:value-type="float" office:value="9772.2" calcext:value-type="float">
            <text:p>9772.2</text:p>
          </table:table-cell>
          <table:table-cell office:value-type="float" office:value="9475.2" calcext:value-type="float">
            <text:p>9475.2</text:p>
          </table:table-cell>
          <table:table-cell office:value-type="float" office:value="9657.2" calcext:value-type="float">
            <text:p>9657.2</text:p>
          </table:table-cell>
          <table:table-cell office:value-type="float" office:value="9779.4" calcext:value-type="float">
            <text:p>9779.4</text:p>
          </table:table-cell>
          <table:table-cell office:value-type="float" office:value="8682.2" calcext:value-type="float">
            <text:p>8682.2</text:p>
          </table:table-cell>
          <table:table-cell office:value-type="float" office:value="9638" calcext:value-type="float">
            <text:p>9638</text:p>
          </table:table-cell>
          <table:table-cell office:value-type="float" office:value="9509.6" calcext:value-type="float">
            <text:p>9509.6</text:p>
          </table:table-cell>
          <table:table-cell office:value-type="float" office:value="9060.8" calcext:value-type="float">
            <text:p>9060.8</text:p>
          </table:table-cell>
          <table:table-cell office:value-type="float" office:value="9821.4" calcext:value-type="float">
            <text:p>9821.4</text:p>
          </table:table-cell>
          <table:table-cell office:value-type="float" office:value="9766" calcext:value-type="float">
            <text:p>9766</text:p>
          </table:table-cell>
          <table:table-cell office:value-type="float" office:value="9492.6" calcext:value-type="float">
            <text:p>9492.6</text:p>
          </table:table-cell>
          <table:table-cell office:value-type="float" office:value="9512.4" calcext:value-type="float">
            <text:p>9512.4</text:p>
          </table:table-cell>
          <table:table-cell office:value-type="float" office:value="8726.4" calcext:value-type="float">
            <text:p>8726.4</text:p>
          </table:table-cell>
          <table:table-cell office:value-type="float" office:value="7872.2" calcext:value-type="float">
            <text:p>7872.2</text:p>
          </table:table-cell>
          <table:table-cell office:value-type="float" office:value="8682.8" calcext:value-type="float">
            <text:p>8682.8</text:p>
          </table:table-cell>
          <table:table-cell office:value-type="float" office:value="9403" calcext:value-type="float">
            <text:p>9403</text:p>
          </table:table-cell>
          <table:table-cell office:value-type="float" office:value="8246" calcext:value-type="float">
            <text:p>8246</text:p>
          </table:table-cell>
          <table:table-cell office:value-type="float" office:value="8722.2" calcext:value-type="float">
            <text:p>8722.2</text:p>
          </table:table-cell>
          <table:table-cell office:value-type="float" office:value="9684.6" calcext:value-type="float">
            <text:p>9684.6</text:p>
          </table:table-cell>
          <table:table-cell office:value-type="float" office:value="9801" calcext:value-type="float">
            <text:p>9801</text:p>
          </table:table-cell>
          <table:table-cell office:value-type="float" office:value="9301.8" calcext:value-type="float">
            <text:p>9301.8</text:p>
          </table:table-cell>
          <table:table-cell office:value-type="float" office:value="9717.2" calcext:value-type="float">
            <text:p>9717.2</text:p>
          </table:table-cell>
          <table:table-cell office:value-type="float" office:value="5276.4" calcext:value-type="float">
            <text:p>5276.4</text:p>
          </table:table-cell>
          <table:table-cell office:value-type="float" office:value="9744" calcext:value-type="float">
            <text:p>9744</text:p>
          </table:table-cell>
          <table:table-cell office:value-type="float" office:value="9373.6" calcext:value-type="float">
            <text:p>9373.6</text:p>
          </table:table-cell>
          <table:table-cell office:value-type="float" office:value="9368" calcext:value-type="float">
            <text:p>9368</text:p>
          </table:table-cell>
          <table:table-cell office:value-type="float" office:value="9536.8" calcext:value-type="float">
            <text:p>9536.8</text:p>
          </table:table-cell>
          <table:table-cell office:value-type="float" office:value="9949.8" calcext:value-type="float">
            <text:p>9949.8</text:p>
          </table:table-cell>
          <table:table-cell office:value-type="float" office:value="9481.6" calcext:value-type="float">
            <text:p>9481.6</text:p>
          </table:table-cell>
          <table:table-cell office:value-type="float" office:value="9658.6" calcext:value-type="float">
            <text:p>9658.6</text:p>
          </table:table-cell>
          <table:table-cell office:value-type="float" office:value="9497.8" calcext:value-type="float">
            <text:p>9497.8</text:p>
          </table:table-cell>
          <table:table-cell office:value-type="float" office:value="9271" calcext:value-type="float">
            <text:p>9271</text:p>
          </table:table-cell>
          <table:table-cell office:value-type="float" office:value="9241.8" calcext:value-type="float">
            <text:p>9241.8</text:p>
          </table:table-cell>
          <table:table-cell office:value-type="float" office:value="9146" calcext:value-type="float">
            <text:p>9146</text:p>
          </table:table-cell>
          <table:table-cell office:value-type="float" office:value="9704.8" calcext:value-type="float">
            <text:p>9704.8</text:p>
          </table:table-cell>
          <table:table-cell office:value-type="float" office:value="9895.6" calcext:value-type="float">
            <text:p>9895.6</text:p>
          </table:table-cell>
          <table:table-cell office:value-type="float" office:value="9312.8" calcext:value-type="float">
            <text:p>9312.8</text:p>
          </table:table-cell>
          <table:table-cell office:value-type="float" office:value="7688.8" calcext:value-type="float">
            <text:p>7688.8</text:p>
          </table:table-cell>
          <table:table-cell office:value-type="float" office:value="9801.2" calcext:value-type="float">
            <text:p>9801.2</text:p>
          </table:table-cell>
          <table:table-cell office:value-type="float" office:value="9927.2" calcext:value-type="float">
            <text:p>9927.2</text:p>
          </table:table-cell>
          <table:table-cell office:value-type="float" office:value="9348" calcext:value-type="float">
            <text:p>9348</text:p>
          </table:table-cell>
          <table:table-cell office:value-type="float" office:value="8793.8" calcext:value-type="float">
            <text:p>8793.8</text:p>
          </table:table-cell>
          <table:table-cell office:value-type="float" office:value="9496.8" calcext:value-type="float">
            <text:p>9496.8</text:p>
          </table:table-cell>
          <table:table-cell office:value-type="float" office:value="9490.6" calcext:value-type="float">
            <text:p>9490.6</text:p>
          </table:table-cell>
          <table:table-cell office:value-type="float" office:value="9984.8" calcext:value-type="float">
            <text:p>9984.8</text:p>
          </table:table-cell>
          <table:table-cell office:value-type="float" office:value="9058.4" calcext:value-type="float">
            <text:p>9058.4</text:p>
          </table:table-cell>
          <table:table-cell office:value-type="float" office:value="9260.4" calcext:value-type="float">
            <text:p>9260.4</text:p>
          </table:table-cell>
          <table:table-cell office:value-type="float" office:value="9904.8" calcext:value-type="float">
            <text:p>9904.8</text:p>
          </table:table-cell>
          <table:table-cell office:value-type="float" office:value="9970" calcext:value-type="float">
            <text:p>9970</text:p>
          </table:table-cell>
          <table:table-cell office:value-type="float" office:value="8976.2" calcext:value-type="float">
            <text:p>8976.2</text:p>
          </table:table-cell>
          <table:table-cell office:value-type="float" office:value="9474.4" calcext:value-type="float">
            <text:p>9474.4</text:p>
          </table:table-cell>
          <table:table-cell office:value-type="float" office:value="9068.4" calcext:value-type="float">
            <text:p>9068.4</text:p>
          </table:table-cell>
          <table:table-cell office:value-type="float" office:value="9206.2" calcext:value-type="float">
            <text:p>9206.2</text:p>
          </table:table-cell>
          <table:table-cell office:value-type="float" office:value="9816" calcext:value-type="float">
            <text:p>9816</text:p>
          </table:table-cell>
          <table:table-cell office:value-type="float" office:value="9599.4" calcext:value-type="float">
            <text:p>9599.4</text:p>
          </table:table-cell>
          <table:table-cell office:value-type="float" office:value="9657.6" calcext:value-type="float">
            <text:p>9657.6</text:p>
          </table:table-cell>
          <table:table-cell office:value-type="float" office:value="9844" calcext:value-type="float">
            <text:p>9844</text:p>
          </table:table-cell>
          <table:table-cell office:value-type="float" office:value="9289.6" calcext:value-type="float">
            <text:p>9289.6</text:p>
          </table:table-cell>
          <table:table-cell office:value-type="float" office:value="9502.2" calcext:value-type="float">
            <text:p>9502.2</text:p>
          </table:table-cell>
          <table:table-cell office:value-type="float" office:value="9151.2" calcext:value-type="float">
            <text:p>9151.2</text:p>
          </table:table-cell>
          <table:table-cell office:value-type="float" office:value="5871.8" calcext:value-type="float">
            <text:p>5871.8</text:p>
          </table:table-cell>
          <table:table-cell office:value-type="float" office:value="8999" calcext:value-type="float">
            <text:p>8999</text:p>
          </table:table-cell>
          <table:table-cell office:value-type="float" office:value="9947.2" calcext:value-type="float">
            <text:p>9947.2</text:p>
          </table:table-cell>
          <table:table-cell office:value-type="float" office:value="9424.4" calcext:value-type="float">
            <text:p>9424.4</text:p>
          </table:table-cell>
          <table:table-cell office:value-type="float" office:value="9530.6" calcext:value-type="float">
            <text:p>9530.6</text:p>
          </table:table-cell>
          <table:table-cell office:value-type="float" office:value="7618.6" calcext:value-type="float">
            <text:p>7618.6</text:p>
          </table:table-cell>
          <table:table-cell office:value-type="float" office:value="9029.4" calcext:value-type="float">
            <text:p>9029.4</text:p>
          </table:table-cell>
          <table:table-cell office:value-type="float" office:value="8995.2" calcext:value-type="float">
            <text:p>8995.2</text:p>
          </table:table-cell>
          <table:table-cell office:value-type="float" office:value="9312.8" calcext:value-type="float">
            <text:p>9312.8</text:p>
          </table:table-cell>
          <table:table-cell office:value-type="float" office:value="9910" calcext:value-type="float">
            <text:p>9910</text:p>
          </table:table-cell>
          <table:table-cell office:value-type="float" office:value="8212" calcext:value-type="float">
            <text:p>8212</text:p>
          </table:table-cell>
          <table:table-cell office:value-type="float" office:value="4965.6" calcext:value-type="float">
            <text:p>4965.6</text:p>
          </table:table-cell>
          <table:table-cell office:value-type="float" office:value="9736.2" calcext:value-type="float">
            <text:p>9736.2</text:p>
          </table:table-cell>
          <table:table-cell office:value-type="float" office:value="9362.6" calcext:value-type="float">
            <text:p>9362.6</text:p>
          </table:table-cell>
          <table:table-cell office:value-type="float" office:value="9068.8" calcext:value-type="float">
            <text:p>9068.8</text:p>
          </table:table-cell>
          <table:table-cell office:value-type="float" office:value="9439.6" calcext:value-type="float">
            <text:p>9439.6</text:p>
          </table:table-cell>
          <table:table-cell office:value-type="float" office:value="9006.4" calcext:value-type="float">
            <text:p>9006.4</text:p>
          </table:table-cell>
          <table:table-cell office:value-type="float" office:value="8659.8" calcext:value-type="float">
            <text:p>8659.8</text:p>
          </table:table-cell>
          <table:table-cell office:value-type="float" office:value="9751.8" calcext:value-type="float">
            <text:p>9751.8</text:p>
          </table:table-cell>
          <table:table-cell office:value-type="float" office:value="9561.4" calcext:value-type="float">
            <text:p>9561.4</text:p>
          </table:table-cell>
          <table:table-cell office:value-type="float" office:value="9463.6" calcext:value-type="float">
            <text:p>9463.6</text:p>
          </table:table-cell>
          <table:table-cell office:value-type="float" office:value="9687.6" calcext:value-type="float">
            <text:p>9687.6</text:p>
          </table:table-cell>
          <table:table-cell office:value-type="float" office:value="9347.6" calcext:value-type="float">
            <text:p>9347.6</text:p>
          </table:table-cell>
          <table:table-cell office:value-type="float" office:value="9896.2" calcext:value-type="float">
            <text:p>9896.2</text:p>
          </table:table-cell>
          <table:table-cell office:value-type="float" office:value="9640" calcext:value-type="float">
            <text:p>9640</text:p>
          </table:table-cell>
          <table:table-cell office:value-type="float" office:value="7227.6" calcext:value-type="float">
            <text:p>7227.6</text:p>
          </table:table-cell>
          <table:table-cell office:value-type="float" office:value="9618.8" calcext:value-type="float">
            <text:p>9618.8</text:p>
          </table:table-cell>
          <table:table-cell office:value-type="float" office:value="9883.4" calcext:value-type="float">
            <text:p>9883.4</text:p>
          </table:table-cell>
          <table:table-cell office:value-type="float" office:value="9329" calcext:value-type="float">
            <text:p>9329</text:p>
          </table:table-cell>
          <table:table-cell office:value-type="float" office:value="9399.2" calcext:value-type="float">
            <text:p>9399.2</text:p>
          </table:table-cell>
          <table:table-cell office:value-type="float" office:value="9496" calcext:value-type="float">
            <text:p>9496</text:p>
          </table:table-cell>
          <table:table-cell office:value-type="float" office:value="9595" calcext:value-type="float">
            <text:p>9595</text:p>
          </table:table-cell>
          <table:table-cell office:value-type="float" office:value="9352.8" calcext:value-type="float">
            <text:p>9352.8</text:p>
          </table:table-cell>
          <table:table-cell office:value-type="float" office:value="9980.8" calcext:value-type="float">
            <text:p>9980.8</text:p>
          </table:table-cell>
          <table:table-cell office:value-type="float" office:value="8945.4" calcext:value-type="float">
            <text:p>8945.4</text:p>
          </table:table-cell>
          <table:table-cell office:value-type="float" office:value="9301.2" calcext:value-type="float">
            <text:p>9301.2</text:p>
          </table:table-cell>
          <table:table-cell office:value-type="float" office:value="8539.4" calcext:value-type="float">
            <text:p>8539.4</text:p>
          </table:table-cell>
          <table:table-cell office:value-type="float" office:value="9793.4" calcext:value-type="float">
            <text:p>9793.4</text:p>
          </table:table-cell>
          <table:table-cell office:value-type="float" office:value="9705.4" calcext:value-type="float">
            <text:p>9705.4</text:p>
          </table:table-cell>
          <table:table-cell office:value-type="float" office:value="9766.6" calcext:value-type="float">
            <text:p>9766.6</text:p>
          </table:table-cell>
          <table:table-cell office:value-type="float" office:value="9890.8" calcext:value-type="float">
            <text:p>9890.8</text:p>
          </table:table-cell>
          <table:table-cell office:value-type="float" office:value="9484.6" calcext:value-type="float">
            <text:p>9484.6</text:p>
          </table:table-cell>
          <table:table-cell office:value-type="float" office:value="9715" calcext:value-type="float">
            <text:p>9715</text:p>
          </table:table-cell>
          <table:table-cell office:value-type="float" office:value="9813.8" calcext:value-type="float">
            <text:p>9813.8</text:p>
          </table:table-cell>
          <table:table-cell office:value-type="float" office:value="9770.6" calcext:value-type="float">
            <text:p>9770.6</text:p>
          </table:table-cell>
          <table:table-cell office:value-type="float" office:value="9702.6" calcext:value-type="float">
            <text:p>9702.6</text:p>
          </table:table-cell>
          <table:table-cell office:value-type="float" office:value="8536.4" calcext:value-type="float">
            <text:p>8536.4</text:p>
          </table:table-cell>
          <table:table-cell office:value-type="float" office:value="8606" calcext:value-type="float">
            <text:p>8606</text:p>
          </table:table-cell>
          <table:table-cell office:value-type="float" office:value="8476" calcext:value-type="float">
            <text:p>8476</text:p>
          </table:table-cell>
          <table:table-cell office:value-type="float" office:value="9404.4" calcext:value-type="float">
            <text:p>9404.4</text:p>
          </table:table-cell>
          <table:table-cell office:value-type="float" office:value="9561" calcext:value-type="float">
            <text:p>9561</text:p>
          </table:table-cell>
          <table:table-cell office:value-type="float" office:value="9843" calcext:value-type="float">
            <text:p>9843</text:p>
          </table:table-cell>
          <table:table-cell office:value-type="float" office:value="9743.6" calcext:value-type="float">
            <text:p>9743.6</text:p>
          </table:table-cell>
          <table:table-cell office:value-type="float" office:value="8133.2" calcext:value-type="float">
            <text:p>8133.2</text:p>
          </table:table-cell>
          <table:table-cell office:value-type="float" office:value="9765.8" calcext:value-type="float">
            <text:p>9765.8</text:p>
          </table:table-cell>
          <table:table-cell office:value-type="float" office:value="8957.8" calcext:value-type="float">
            <text:p>8957.8</text:p>
          </table:table-cell>
          <table:table-cell office:value-type="float" office:value="9823.8" calcext:value-type="float">
            <text:p>9823.8</text:p>
          </table:table-cell>
          <table:table-cell office:value-type="float" office:value="9311.2" calcext:value-type="float">
            <text:p>9311.2</text:p>
          </table:table-cell>
          <table:table-cell office:value-type="float" office:value="8597.2" calcext:value-type="float">
            <text:p>8597.2</text:p>
          </table:table-cell>
          <table:table-cell office:value-type="float" office:value="9834.8" calcext:value-type="float">
            <text:p>9834.8</text:p>
          </table:table-cell>
          <table:table-cell office:value-type="float" office:value="8867.6" calcext:value-type="float">
            <text:p>8867.6</text:p>
          </table:table-cell>
          <table:table-cell office:value-type="float" office:value="9919.4" calcext:value-type="float">
            <text:p>9919.4</text:p>
          </table:table-cell>
          <table:table-cell office:value-type="float" office:value="9537.2" calcext:value-type="float">
            <text:p>9537.2</text:p>
          </table:table-cell>
          <table:table-cell office:value-type="float" office:value="9180.8" calcext:value-type="float">
            <text:p>9180.8</text:p>
          </table:table-cell>
          <table:table-cell office:value-type="float" office:value="9843" calcext:value-type="float">
            <text:p>9843</text:p>
          </table:table-cell>
          <table:table-cell office:value-type="float" office:value="9290.6" calcext:value-type="float">
            <text:p>9290.6</text:p>
          </table:table-cell>
          <table:table-cell office:value-type="float" office:value="9738" calcext:value-type="float">
            <text:p>9738</text:p>
          </table:table-cell>
          <table:table-cell office:value-type="float" office:value="9915" calcext:value-type="float">
            <text:p>9915</text:p>
          </table:table-cell>
          <table:table-cell office:value-type="float" office:value="9512.6" calcext:value-type="float">
            <text:p>9512.6</text:p>
          </table:table-cell>
          <table:table-cell office:value-type="float" office:value="8447.4" calcext:value-type="float">
            <text:p>8447.4</text:p>
          </table:table-cell>
          <table:table-cell office:value-type="float" office:value="9613" calcext:value-type="float">
            <text:p>9613</text:p>
          </table:table-cell>
          <table:table-cell office:value-type="float" office:value="9405.2" calcext:value-type="float">
            <text:p>9405.2</text:p>
          </table:table-cell>
          <table:table-cell office:value-type="float" office:value="9911.8" calcext:value-type="float">
            <text:p>9911.8</text:p>
          </table:table-cell>
          <table:table-cell office:value-type="float" office:value="9455" calcext:value-type="float">
            <text:p>9455</text:p>
          </table:table-cell>
          <table:table-cell office:value-type="float" office:value="9505.4" calcext:value-type="float">
            <text:p>9505.4</text:p>
          </table:table-cell>
          <table:table-cell office:value-type="float" office:value="9770.6" calcext:value-type="float">
            <text:p>9770.6</text:p>
          </table:table-cell>
          <table:table-cell office:value-type="float" office:value="8217.8" calcext:value-type="float">
            <text:p>8217.8</text:p>
          </table:table-cell>
          <table:table-cell office:value-type="float" office:value="9633.6" calcext:value-type="float">
            <text:p>9633.6</text:p>
          </table:table-cell>
          <table:table-cell office:value-type="float" office:value="9658.8" calcext:value-type="float">
            <text:p>9658.8</text:p>
          </table:table-cell>
          <table:table-cell office:value-type="float" office:value="9445.4" calcext:value-type="float">
            <text:p>9445.4</text:p>
          </table:table-cell>
          <table:table-cell office:value-type="float" office:value="7685.8" calcext:value-type="float">
            <text:p>7685.8</text:p>
          </table:table-cell>
          <table:table-cell office:value-type="float" office:value="8452.6" calcext:value-type="float">
            <text:p>8452.6</text:p>
          </table:table-cell>
          <table:table-cell office:value-type="float" office:value="9359.4" calcext:value-type="float">
            <text:p>9359.4</text:p>
          </table:table-cell>
          <table:table-cell office:value-type="float" office:value="9371" calcext:value-type="float">
            <text:p>9371</text:p>
          </table:table-cell>
          <table:table-cell office:value-type="float" office:value="9909" calcext:value-type="float">
            <text:p>9909</text:p>
          </table:table-cell>
          <table:table-cell office:value-type="float" office:value="9749.8" calcext:value-type="float">
            <text:p>9749.8</text:p>
          </table:table-cell>
          <table:table-cell office:value-type="float" office:value="9604.4" calcext:value-type="float">
            <text:p>9604.4</text:p>
          </table:table-cell>
          <table:table-cell office:value-type="float" office:value="9746.4" calcext:value-type="float">
            <text:p>9746.4</text:p>
          </table:table-cell>
          <table:table-cell office:value-type="float" office:value="8627.4" calcext:value-type="float">
            <text:p>8627.4</text:p>
          </table:table-cell>
          <table:table-cell office:value-type="float" office:value="9197.8" calcext:value-type="float">
            <text:p>9197.8</text:p>
          </table:table-cell>
          <table:table-cell office:value-type="float" office:value="9937.6" calcext:value-type="float">
            <text:p>9937.6</text:p>
          </table:table-cell>
          <table:table-cell office:value-type="float" office:value="8506.2" calcext:value-type="float">
            <text:p>8506.2</text:p>
          </table:table-cell>
          <table:table-cell office:value-type="float" office:value="9789" calcext:value-type="float">
            <text:p>9789</text:p>
          </table:table-cell>
          <table:table-cell office:value-type="float" office:value="9667.8" calcext:value-type="float">
            <text:p>9667.8</text:p>
          </table:table-cell>
          <table:table-cell office:value-type="float" office:value="9546.8" calcext:value-type="float">
            <text:p>9546.8</text:p>
          </table:table-cell>
          <table:table-cell office:value-type="float" office:value="8578" calcext:value-type="float">
            <text:p>8578</text:p>
          </table:table-cell>
          <table:table-cell office:value-type="float" office:value="9804.2" calcext:value-type="float">
            <text:p>9804.2</text:p>
          </table:table-cell>
          <table:table-cell office:value-type="float" office:value="9587.4" calcext:value-type="float">
            <text:p>9587.4</text:p>
          </table:table-cell>
          <table:table-cell office:value-type="float" office:value="8559" calcext:value-type="float">
            <text:p>8559</text:p>
          </table:table-cell>
          <table:table-cell office:value-type="float" office:value="8728.4" calcext:value-type="float">
            <text:p>8728.4</text:p>
          </table:table-cell>
          <table:table-cell office:value-type="float" office:value="9833" calcext:value-type="float">
            <text:p>9833</text:p>
          </table:table-cell>
          <table:table-cell office:value-type="float" office:value="9007" calcext:value-type="float">
            <text:p>9007</text:p>
          </table:table-cell>
          <table:table-cell office:value-type="float" office:value="8393" calcext:value-type="float">
            <text:p>8393</text:p>
          </table:table-cell>
          <table:table-cell office:value-type="float" office:value="9840" calcext:value-type="float">
            <text:p>9840</text:p>
          </table:table-cell>
          <table:table-cell office:value-type="float" office:value="9731.8" calcext:value-type="float">
            <text:p>9731.8</text:p>
          </table:table-cell>
          <table:table-cell office:value-type="float" office:value="9175.6" calcext:value-type="float">
            <text:p>9175.6</text:p>
          </table:table-cell>
          <table:table-cell office:value-type="float" office:value="9939.8" calcext:value-type="float">
            <text:p>9939.8</text:p>
          </table:table-cell>
          <table:table-cell office:value-type="float" office:value="9392.8" calcext:value-type="float">
            <text:p>9392.8</text:p>
          </table:table-cell>
          <table:table-cell office:value-type="float" office:value="9827" calcext:value-type="float">
            <text:p>9827</text:p>
          </table:table-cell>
          <table:table-cell office:value-type="float" office:value="9753.4" calcext:value-type="float">
            <text:p>9753.4</text:p>
          </table:table-cell>
          <table:table-cell office:value-type="float" office:value="9889.2" calcext:value-type="float">
            <text:p>9889.2</text:p>
          </table:table-cell>
          <table:table-cell office:value-type="float" office:value="9711.4" calcext:value-type="float">
            <text:p>9711.4</text:p>
          </table:table-cell>
          <table:table-cell office:value-type="float" office:value="8113.6" calcext:value-type="float">
            <text:p>8113.6</text:p>
          </table:table-cell>
          <table:table-cell office:value-type="float" office:value="9371.2" calcext:value-type="float">
            <text:p>9371.2</text:p>
          </table:table-cell>
          <table:table-cell office:value-type="float" office:value="9649.2" calcext:value-type="float">
            <text:p>9649.2</text:p>
          </table:table-cell>
          <table:table-cell office:value-type="float" office:value="9067.2" calcext:value-type="float">
            <text:p>9067.2</text:p>
          </table:table-cell>
        </table:table-row>
        <table:table-row table:style-name="ro1">
          <table:table-cell table:number-columns-repeated="5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29.4" calcext:value-type="float">
            <text:p>1829.4</text:p>
          </table:table-cell>
          <table:table-cell office:value-type="float" office:value="6872" calcext:value-type="float">
            <text:p>6872</text:p>
          </table:table-cell>
          <table:table-cell office:value-type="float" office:value="6667.8" calcext:value-type="float">
            <text:p>6667.8</text:p>
          </table:table-cell>
          <table:table-cell office:value-type="float" office:value="5424.8" calcext:value-type="float">
            <text:p>5424.8</text:p>
          </table:table-cell>
          <table:table-cell office:value-type="float" office:value="9380.2" calcext:value-type="float">
            <text:p>9380.2</text:p>
          </table:table-cell>
          <table:table-cell office:value-type="float" office:value="5652.8" calcext:value-type="float">
            <text:p>5652.8</text:p>
          </table:table-cell>
          <table:table-cell office:value-type="float" office:value="4341.6" calcext:value-type="float">
            <text:p>4341.6</text:p>
          </table:table-cell>
          <table:table-cell office:value-type="float" office:value="5672.8" calcext:value-type="float">
            <text:p>5672.8</text:p>
          </table:table-cell>
          <table:table-cell office:value-type="float" office:value="7445" calcext:value-type="float">
            <text:p>7445</text:p>
          </table:table-cell>
          <table:table-cell office:value-type="float" office:value="3925.4" calcext:value-type="float">
            <text:p>3925.4</text:p>
          </table:table-cell>
          <table:table-cell office:value-type="float" office:value="7495.2" calcext:value-type="float">
            <text:p>7495.2</text:p>
          </table:table-cell>
          <table:table-cell office:value-type="float" office:value="3447.8" calcext:value-type="float">
            <text:p>3447.8</text:p>
          </table:table-cell>
          <table:table-cell office:value-type="float" office:value="7483" calcext:value-type="float">
            <text:p>7483</text:p>
          </table:table-cell>
          <table:table-cell office:value-type="float" office:value="7443.4" calcext:value-type="float">
            <text:p>7443.4</text:p>
          </table:table-cell>
          <table:table-cell office:value-type="float" office:value="9098.2" calcext:value-type="float">
            <text:p>9098.2</text:p>
          </table:table-cell>
          <table:table-cell office:value-type="float" office:value="5735.8" calcext:value-type="float">
            <text:p>5735.8</text:p>
          </table:table-cell>
          <table:table-cell office:value-type="float" office:value="9362.6" calcext:value-type="float">
            <text:p>9362.6</text:p>
          </table:table-cell>
          <table:table-cell office:value-type="float" office:value="5729" calcext:value-type="float">
            <text:p>5729</text:p>
          </table:table-cell>
          <table:table-cell office:value-type="float" office:value="7863.4" calcext:value-type="float">
            <text:p>7863.4</text:p>
          </table:table-cell>
          <table:table-cell office:value-type="float" office:value="9026.4" calcext:value-type="float">
            <text:p>9026.4</text:p>
          </table:table-cell>
          <table:table-cell office:value-type="float" office:value="9545.2" calcext:value-type="float">
            <text:p>9545.2</text:p>
          </table:table-cell>
          <table:table-cell office:value-type="float" office:value="7469.4" calcext:value-type="float">
            <text:p>7469.4</text:p>
          </table:table-cell>
          <table:table-cell office:value-type="float" office:value="8820.4" calcext:value-type="float">
            <text:p>8820.4</text:p>
          </table:table-cell>
          <table:table-cell office:value-type="float" office:value="7812.2" calcext:value-type="float">
            <text:p>7812.2</text:p>
          </table:table-cell>
          <table:table-cell office:value-type="float" office:value="3808.4" calcext:value-type="float">
            <text:p>3808.4</text:p>
          </table:table-cell>
          <table:table-cell office:value-type="float" office:value="3706.8" calcext:value-type="float">
            <text:p>3706.8</text:p>
          </table:table-cell>
          <table:table-cell office:value-type="float" office:value="5981.6" calcext:value-type="float">
            <text:p>5981.6</text:p>
          </table:table-cell>
          <table:table-cell office:value-type="float" office:value="3889.8" calcext:value-type="float">
            <text:p>3889.8</text:p>
          </table:table-cell>
          <table:table-cell office:value-type="float" office:value="7788.4" calcext:value-type="float">
            <text:p>7788.4</text:p>
          </table:table-cell>
          <table:table-cell office:value-type="float" office:value="9504.4" calcext:value-type="float">
            <text:p>9504.4</text:p>
          </table:table-cell>
          <table:table-cell office:value-type="float" office:value="3839.8" calcext:value-type="float">
            <text:p>3839.8</text:p>
          </table:table-cell>
          <table:table-cell office:value-type="float" office:value="5314.8" calcext:value-type="float">
            <text:p>5314.8</text:p>
          </table:table-cell>
          <table:table-cell office:value-type="float" office:value="7839.6" calcext:value-type="float">
            <text:p>7839.6</text:p>
          </table:table-cell>
          <table:table-cell office:value-type="float" office:value="7842.8" calcext:value-type="float">
            <text:p>7842.8</text:p>
          </table:table-cell>
          <table:table-cell office:value-type="float" office:value="7819.6" calcext:value-type="float">
            <text:p>7819.6</text:p>
          </table:table-cell>
          <table:table-cell office:value-type="float" office:value="9398.6" calcext:value-type="float">
            <text:p>9398.6</text:p>
          </table:table-cell>
          <table:table-cell office:value-type="float" office:value="5892" calcext:value-type="float">
            <text:p>5892</text:p>
          </table:table-cell>
          <table:table-cell office:value-type="float" office:value="7660.6" calcext:value-type="float">
            <text:p>7660.6</text:p>
          </table:table-cell>
          <table:table-cell office:value-type="float" office:value="5858.4" calcext:value-type="float">
            <text:p>5858.4</text:p>
          </table:table-cell>
          <table:table-cell office:value-type="float" office:value="5525.8" calcext:value-type="float">
            <text:p>5525.8</text:p>
          </table:table-cell>
          <table:table-cell office:value-type="float" office:value="9351.4" calcext:value-type="float">
            <text:p>9351.4</text:p>
          </table:table-cell>
          <table:table-cell office:value-type="float" office:value="9278" calcext:value-type="float">
            <text:p>9278</text:p>
          </table:table-cell>
          <table:table-cell office:value-type="float" office:value="8829.2" calcext:value-type="float">
            <text:p>8829.2</text:p>
          </table:table-cell>
          <table:table-cell office:value-type="float" office:value="7851.8" calcext:value-type="float">
            <text:p>7851.8</text:p>
          </table:table-cell>
          <table:table-cell office:value-type="float" office:value="9577" calcext:value-type="float">
            <text:p>9577</text:p>
          </table:table-cell>
          <table:table-cell office:value-type="float" office:value="9438.8" calcext:value-type="float">
            <text:p>9438.8</text:p>
          </table:table-cell>
          <table:table-cell office:value-type="float" office:value="6533.8" calcext:value-type="float">
            <text:p>6533.8</text:p>
          </table:table-cell>
          <table:table-cell office:value-type="float" office:value="4943" calcext:value-type="float">
            <text:p>4943</text:p>
          </table:table-cell>
          <table:table-cell office:value-type="float" office:value="9515" calcext:value-type="float">
            <text:p>9515</text:p>
          </table:table-cell>
          <table:table-cell office:value-type="float" office:value="7892.8" calcext:value-type="float">
            <text:p>7892.8</text:p>
          </table:table-cell>
          <table:table-cell office:value-type="float" office:value="9726.2" calcext:value-type="float">
            <text:p>9726.2</text:p>
          </table:table-cell>
          <table:table-cell office:value-type="float" office:value="9459" calcext:value-type="float">
            <text:p>9459</text:p>
          </table:table-cell>
          <table:table-cell office:value-type="float" office:value="9655.2" calcext:value-type="float">
            <text:p>9655.2</text:p>
          </table:table-cell>
          <table:table-cell office:value-type="float" office:value="9812.6" calcext:value-type="float">
            <text:p>9812.6</text:p>
          </table:table-cell>
          <table:table-cell office:value-type="float" office:value="9168.2" calcext:value-type="float">
            <text:p>9168.2</text:p>
          </table:table-cell>
          <table:table-cell office:value-type="float" office:value="9141.8" calcext:value-type="float">
            <text:p>9141.8</text:p>
          </table:table-cell>
          <table:table-cell office:value-type="float" office:value="9075.2" calcext:value-type="float">
            <text:p>9075.2</text:p>
          </table:table-cell>
          <table:table-cell office:value-type="float" office:value="9739.6" calcext:value-type="float">
            <text:p>9739.6</text:p>
          </table:table-cell>
          <table:table-cell office:value-type="float" office:value="8976" calcext:value-type="float">
            <text:p>8976</text:p>
          </table:table-cell>
          <table:table-cell office:value-type="float" office:value="9375.8" calcext:value-type="float">
            <text:p>9375.8</text:p>
          </table:table-cell>
          <table:table-cell office:value-type="float" office:value="9489.8" calcext:value-type="float">
            <text:p>9489.8</text:p>
          </table:table-cell>
          <table:table-cell office:value-type="float" office:value="9857" calcext:value-type="float">
            <text:p>9857</text:p>
          </table:table-cell>
          <table:table-cell office:value-type="float" office:value="9686" calcext:value-type="float">
            <text:p>9686</text:p>
          </table:table-cell>
          <table:table-cell office:value-type="float" office:value="7227" calcext:value-type="float">
            <text:p>7227</text:p>
          </table:table-cell>
          <table:table-cell office:value-type="float" office:value="9870" calcext:value-type="float">
            <text:p>9870</text:p>
          </table:table-cell>
          <table:table-cell office:value-type="float" office:value="9583" calcext:value-type="float">
            <text:p>9583</text:p>
          </table:table-cell>
          <table:table-cell office:value-type="float" office:value="9965.4" calcext:value-type="float">
            <text:p>9965.4</text:p>
          </table:table-cell>
          <table:table-cell office:value-type="float" office:value="9596" calcext:value-type="float">
            <text:p>9596</text:p>
          </table:table-cell>
          <table:table-cell office:value-type="float" office:value="9490.4" calcext:value-type="float">
            <text:p>9490.4</text:p>
          </table:table-cell>
          <table:table-cell office:value-type="float" office:value="9097.2" calcext:value-type="float">
            <text:p>9097.2</text:p>
          </table:table-cell>
          <table:table-cell office:value-type="float" office:value="9882.4" calcext:value-type="float">
            <text:p>9882.4</text:p>
          </table:table-cell>
          <table:table-cell office:value-type="float" office:value="9814.8" calcext:value-type="float">
            <text:p>9814.8</text:p>
          </table:table-cell>
          <table:table-cell office:value-type="float" office:value="9702" calcext:value-type="float">
            <text:p>9702</text:p>
          </table:table-cell>
          <table:table-cell office:value-type="float" office:value="9394.8" calcext:value-type="float">
            <text:p>9394.8</text:p>
          </table:table-cell>
          <table:table-cell office:value-type="float" office:value="9073.8" calcext:value-type="float">
            <text:p>9073.8</text:p>
          </table:table-cell>
          <table:table-cell office:value-type="float" office:value="7561.2" calcext:value-type="float">
            <text:p>7561.2</text:p>
          </table:table-cell>
          <table:table-cell office:value-type="float" office:value="9177.4" calcext:value-type="float">
            <text:p>9177.4</text:p>
          </table:table-cell>
          <table:table-cell office:value-type="float" office:value="9927.6" calcext:value-type="float">
            <text:p>9927.6</text:p>
          </table:table-cell>
          <table:table-cell office:value-type="float" office:value="9447.6" calcext:value-type="float">
            <text:p>9447.6</text:p>
          </table:table-cell>
          <table:table-cell office:value-type="float" office:value="9606.6" calcext:value-type="float">
            <text:p>9606.6</text:p>
          </table:table-cell>
          <table:table-cell office:value-type="float" office:value="9307.6" calcext:value-type="float">
            <text:p>9307.6</text:p>
          </table:table-cell>
          <table:table-cell office:value-type="float" office:value="8865.4" calcext:value-type="float">
            <text:p>8865.4</text:p>
          </table:table-cell>
          <table:table-cell office:value-type="float" office:value="9899" calcext:value-type="float">
            <text:p>9899</text:p>
          </table:table-cell>
          <table:table-cell office:value-type="float" office:value="9267.4" calcext:value-type="float">
            <text:p>9267.4</text:p>
          </table:table-cell>
          <table:table-cell office:value-type="float" office:value="9938.6" calcext:value-type="float">
            <text:p>9938.6</text:p>
          </table:table-cell>
          <table:table-cell office:value-type="float" office:value="9024.4" calcext:value-type="float">
            <text:p>9024.4</text:p>
          </table:table-cell>
          <table:table-cell office:value-type="float" office:value="9949.2" calcext:value-type="float">
            <text:p>9949.2</text:p>
          </table:table-cell>
          <table:table-cell office:value-type="float" office:value="9686" calcext:value-type="float">
            <text:p>9686</text:p>
          </table:table-cell>
          <table:table-cell office:value-type="float" office:value="9646.6" calcext:value-type="float">
            <text:p>9646.6</text:p>
          </table:table-cell>
          <table:table-cell office:value-type="float" office:value="8557" calcext:value-type="float">
            <text:p>8557</text:p>
          </table:table-cell>
          <table:table-cell office:value-type="float" office:value="9667.2" calcext:value-type="float">
            <text:p>9667.2</text:p>
          </table:table-cell>
          <table:table-cell office:value-type="float" office:value="7580" calcext:value-type="float">
            <text:p>7580</text:p>
          </table:table-cell>
          <table:table-cell office:value-type="float" office:value="9622.8" calcext:value-type="float">
            <text:p>9622.8</text:p>
          </table:table-cell>
          <table:table-cell office:value-type="float" office:value="9677" calcext:value-type="float">
            <text:p>9677</text:p>
          </table:table-cell>
          <table:table-cell office:value-type="float" office:value="8572.6" calcext:value-type="float">
            <text:p>8572.6</text:p>
          </table:table-cell>
          <table:table-cell office:value-type="float" office:value="9445.2" calcext:value-type="float">
            <text:p>9445.2</text:p>
          </table:table-cell>
          <table:table-cell office:value-type="float" office:value="8534.6" calcext:value-type="float">
            <text:p>8534.6</text:p>
          </table:table-cell>
          <table:table-cell office:value-type="float" office:value="9303" calcext:value-type="float">
            <text:p>9303</text:p>
          </table:table-cell>
          <table:table-cell office:value-type="float" office:value="9366.6" calcext:value-type="float">
            <text:p>9366.6</text:p>
          </table:table-cell>
          <table:table-cell office:value-type="float" office:value="8976.4" calcext:value-type="float">
            <text:p>8976.4</text:p>
          </table:table-cell>
          <table:table-cell office:value-type="float" office:value="9622" calcext:value-type="float">
            <text:p>9622</text:p>
          </table:table-cell>
          <table:table-cell office:value-type="float" office:value="9030.8" calcext:value-type="float">
            <text:p>9030.8</text:p>
          </table:table-cell>
          <table:table-cell office:value-type="float" office:value="9842.4" calcext:value-type="float">
            <text:p>9842.4</text:p>
          </table:table-cell>
          <table:table-cell office:value-type="float" office:value="9646.8" calcext:value-type="float">
            <text:p>9646.8</text:p>
          </table:table-cell>
          <table:table-cell office:value-type="float" office:value="8963.6" calcext:value-type="float">
            <text:p>8963.6</text:p>
          </table:table-cell>
          <table:table-cell office:value-type="float" office:value="9474.6" calcext:value-type="float">
            <text:p>9474.6</text:p>
          </table:table-cell>
          <table:table-cell office:value-type="float" office:value="9073.6" calcext:value-type="float">
            <text:p>9073.6</text:p>
          </table:table-cell>
          <table:table-cell office:value-type="float" office:value="9531.6" calcext:value-type="float">
            <text:p>9531.6</text:p>
          </table:table-cell>
          <table:table-cell office:value-type="float" office:value="9860.4" calcext:value-type="float">
            <text:p>9860.4</text:p>
          </table:table-cell>
          <table:table-cell office:value-type="float" office:value="9537" calcext:value-type="float">
            <text:p>9537</text:p>
          </table:table-cell>
          <table:table-cell office:value-type="float" office:value="9732.2" calcext:value-type="float">
            <text:p>9732.2</text:p>
          </table:table-cell>
          <table:table-cell office:value-type="float" office:value="8894.8" calcext:value-type="float">
            <text:p>8894.8</text:p>
          </table:table-cell>
          <table:table-cell office:value-type="float" office:value="9577.4" calcext:value-type="float">
            <text:p>9577.4</text:p>
          </table:table-cell>
          <table:table-cell office:value-type="float" office:value="7952.6" calcext:value-type="float">
            <text:p>7952.6</text:p>
          </table:table-cell>
          <table:table-cell office:value-type="float" office:value="9706" calcext:value-type="float">
            <text:p>9706</text:p>
          </table:table-cell>
          <table:table-cell office:value-type="float" office:value="9760.4" calcext:value-type="float">
            <text:p>9760.4</text:p>
          </table:table-cell>
          <table:table-cell office:value-type="float" office:value="8875" calcext:value-type="float">
            <text:p>8875</text:p>
          </table:table-cell>
          <table:table-cell office:value-type="float" office:value="9745" calcext:value-type="float">
            <text:p>9745</text:p>
          </table:table-cell>
          <table:table-cell office:value-type="float" office:value="9573.4" calcext:value-type="float">
            <text:p>9573.4</text:p>
          </table:table-cell>
          <table:table-cell office:value-type="float" office:value="9629.6" calcext:value-type="float">
            <text:p>9629.6</text:p>
          </table:table-cell>
          <table:table-cell office:value-type="float" office:value="8986.8" calcext:value-type="float">
            <text:p>8986.8</text:p>
          </table:table-cell>
          <table:table-cell office:value-type="float" office:value="9469.8" calcext:value-type="float">
            <text:p>9469.8</text:p>
          </table:table-cell>
          <table:table-cell office:value-type="float" office:value="9571.2" calcext:value-type="float">
            <text:p>9571.2</text:p>
          </table:table-cell>
          <table:table-cell office:value-type="float" office:value="9593.2" calcext:value-type="float">
            <text:p>9593.2</text:p>
          </table:table-cell>
          <table:table-cell office:value-type="float" office:value="9546.8" calcext:value-type="float">
            <text:p>9546.8</text:p>
          </table:table-cell>
          <table:table-cell office:value-type="float" office:value="8629.8" calcext:value-type="float">
            <text:p>8629.8</text:p>
          </table:table-cell>
          <table:table-cell office:value-type="float" office:value="8956.4" calcext:value-type="float">
            <text:p>8956.4</text:p>
          </table:table-cell>
          <table:table-cell office:value-type="float" office:value="9438.4" calcext:value-type="float">
            <text:p>9438.4</text:p>
          </table:table-cell>
          <table:table-cell office:value-type="float" office:value="8587.2" calcext:value-type="float">
            <text:p>8587.2</text:p>
          </table:table-cell>
          <table:table-cell office:value-type="float" office:value="9340.8" calcext:value-type="float">
            <text:p>9340.8</text:p>
          </table:table-cell>
          <table:table-cell office:value-type="float" office:value="9255" calcext:value-type="float">
            <text:p>9255</text:p>
          </table:table-cell>
          <table:table-cell office:value-type="float" office:value="9886.8" calcext:value-type="float">
            <text:p>9886.8</text:p>
          </table:table-cell>
          <table:table-cell office:value-type="float" office:value="9876" calcext:value-type="float">
            <text:p>9876</text:p>
          </table:table-cell>
          <table:table-cell office:value-type="float" office:value="7403.2" calcext:value-type="float">
            <text:p>7403.2</text:p>
          </table:table-cell>
          <table:table-cell office:value-type="float" office:value="8948.6" calcext:value-type="float">
            <text:p>8948.6</text:p>
          </table:table-cell>
          <table:table-cell office:value-type="float" office:value="9106" calcext:value-type="float">
            <text:p>9106</text:p>
          </table:table-cell>
          <table:table-cell office:value-type="float" office:value="9571.4" calcext:value-type="float">
            <text:p>9571.4</text:p>
          </table:table-cell>
          <table:table-cell office:value-type="float" office:value="7891.6" calcext:value-type="float">
            <text:p>7891.6</text:p>
          </table:table-cell>
          <table:table-cell office:value-type="float" office:value="9121.2" calcext:value-type="float">
            <text:p>9121.2</text:p>
          </table:table-cell>
          <table:table-cell office:value-type="float" office:value="9224.4" calcext:value-type="float">
            <text:p>9224.4</text:p>
          </table:table-cell>
          <table:table-cell office:value-type="float" office:value="9728.8" calcext:value-type="float">
            <text:p>9728.8</text:p>
          </table:table-cell>
          <table:table-cell office:value-type="float" office:value="9126.2" calcext:value-type="float">
            <text:p>9126.2</text:p>
          </table:table-cell>
          <table:table-cell office:value-type="float" office:value="9646.2" calcext:value-type="float">
            <text:p>9646.2</text:p>
          </table:table-cell>
          <table:table-cell office:value-type="float" office:value="9676" calcext:value-type="float">
            <text:p>9676</text:p>
          </table:table-cell>
          <table:table-cell office:value-type="float" office:value="9915.2" calcext:value-type="float">
            <text:p>9915.2</text:p>
          </table:table-cell>
          <table:table-cell office:value-type="float" office:value="9484.2" calcext:value-type="float">
            <text:p>9484.2</text:p>
          </table:table-cell>
          <table:table-cell office:value-type="float" office:value="9348.8" calcext:value-type="float">
            <text:p>9348.8</text:p>
          </table:table-cell>
          <table:table-cell office:value-type="float" office:value="9512" calcext:value-type="float">
            <text:p>9512</text:p>
          </table:table-cell>
          <table:table-cell office:value-type="float" office:value="9637" calcext:value-type="float">
            <text:p>9637</text:p>
          </table:table-cell>
          <table:table-cell office:value-type="float" office:value="9243" calcext:value-type="float">
            <text:p>9243</text:p>
          </table:table-cell>
          <table:table-cell office:value-type="float" office:value="9263.2" calcext:value-type="float">
            <text:p>9263.2</text:p>
          </table:table-cell>
          <table:table-cell office:value-type="float" office:value="9724.8" calcext:value-type="float">
            <text:p>9724.8</text:p>
          </table:table-cell>
          <table:table-cell office:value-type="float" office:value="9616" calcext:value-type="float">
            <text:p>9616</text:p>
          </table:table-cell>
          <table:table-cell office:value-type="float" office:value="8885.6" calcext:value-type="float">
            <text:p>8885.6</text:p>
          </table:table-cell>
          <table:table-cell office:value-type="float" office:value="9664.6" calcext:value-type="float">
            <text:p>9664.6</text:p>
          </table:table-cell>
          <table:table-cell office:value-type="float" office:value="8770.8" calcext:value-type="float">
            <text:p>8770.8</text:p>
          </table:table-cell>
          <table:table-cell office:value-type="float" office:value="9579.4" calcext:value-type="float">
            <text:p>9579.4</text:p>
          </table:table-cell>
          <table:table-cell office:value-type="float" office:value="9356.8" calcext:value-type="float">
            <text:p>9356.8</text:p>
          </table:table-cell>
          <table:table-cell office:value-type="float" office:value="9795.8" calcext:value-type="float">
            <text:p>9795.8</text:p>
          </table:table-cell>
          <table:table-cell office:value-type="float" office:value="9388.2" calcext:value-type="float">
            <text:p>9388.2</text:p>
          </table:table-cell>
          <table:table-cell office:value-type="float" office:value="9860.2" calcext:value-type="float">
            <text:p>9860.2</text:p>
          </table:table-cell>
          <table:table-cell office:value-type="float" office:value="9400.4" calcext:value-type="float">
            <text:p>9400.4</text:p>
          </table:table-cell>
          <table:table-cell office:value-type="float" office:value="9110.2" calcext:value-type="float">
            <text:p>9110.2</text:p>
          </table:table-cell>
          <table:table-cell office:value-type="float" office:value="9309" calcext:value-type="float">
            <text:p>9309</text:p>
          </table:table-cell>
          <table:table-cell office:value-type="float" office:value="9349" calcext:value-type="float">
            <text:p>9349</text:p>
          </table:table-cell>
          <table:table-cell office:value-type="float" office:value="9787.4" calcext:value-type="float">
            <text:p>9787.4</text:p>
          </table:table-cell>
          <table:table-cell office:value-type="float" office:value="8696.8" calcext:value-type="float">
            <text:p>8696.8</text:p>
          </table:table-cell>
          <table:table-cell office:value-type="float" office:value="8841" calcext:value-type="float">
            <text:p>8841</text:p>
          </table:table-cell>
          <table:table-cell office:value-type="float" office:value="9861.4" calcext:value-type="float">
            <text:p>9861.4</text:p>
          </table:table-cell>
          <table:table-cell office:value-type="float" office:value="9816.2" calcext:value-type="float">
            <text:p>9816.2</text:p>
          </table:table-cell>
          <table:table-cell office:value-type="float" office:value="9832.8" calcext:value-type="float">
            <text:p>9832.8</text:p>
          </table:table-cell>
          <table:table-cell office:value-type="float" office:value="9455.6" calcext:value-type="float">
            <text:p>9455.6</text:p>
          </table:table-cell>
          <table:table-cell office:value-type="float" office:value="8552.4" calcext:value-type="float">
            <text:p>8552.4</text:p>
          </table:table-cell>
          <table:table-cell office:value-type="float" office:value="7564.8" calcext:value-type="float">
            <text:p>7564.8</text:p>
          </table:table-cell>
          <table:table-cell office:value-type="float" office:value="9508.2" calcext:value-type="float">
            <text:p>9508.2</text:p>
          </table:table-cell>
          <table:table-cell office:value-type="float" office:value="8753.2" calcext:value-type="float">
            <text:p>8753.2</text:p>
          </table:table-cell>
          <table:table-cell office:value-type="float" office:value="9714.4" calcext:value-type="float">
            <text:p>9714.4</text:p>
          </table:table-cell>
          <table:table-cell office:value-type="float" office:value="9960.4" calcext:value-type="float">
            <text:p>9960.4</text:p>
          </table:table-cell>
          <table:table-cell office:value-type="float" office:value="9967.8" calcext:value-type="float">
            <text:p>9967.8</text:p>
          </table:table-cell>
          <table:table-cell office:value-type="float" office:value="8972.2" calcext:value-type="float">
            <text:p>8972.2</text:p>
          </table:table-cell>
          <table:table-cell office:value-type="float" office:value="9656.8" calcext:value-type="float">
            <text:p>9656.8</text:p>
          </table:table-cell>
          <table:table-cell office:value-type="float" office:value="8870.2" calcext:value-type="float">
            <text:p>8870.2</text:p>
          </table:table-cell>
          <table:table-cell office:value-type="float" office:value="9548" calcext:value-type="float">
            <text:p>9548</text:p>
          </table:table-cell>
          <table:table-cell office:value-type="float" office:value="9840.4" calcext:value-type="float">
            <text:p>9840.4</text:p>
          </table:table-cell>
          <table:table-cell office:value-type="float" office:value="9257.6" calcext:value-type="float">
            <text:p>9257.6</text:p>
          </table:table-cell>
          <table:table-cell office:value-type="float" office:value="8571.2" calcext:value-type="float">
            <text:p>8571.2</text:p>
          </table:table-cell>
          <table:table-cell office:value-type="float" office:value="9786" calcext:value-type="float">
            <text:p>9786</text:p>
          </table:table-cell>
          <table:table-cell office:value-type="float" office:value="9623.4" calcext:value-type="float">
            <text:p>9623.4</text:p>
          </table:table-cell>
          <table:table-cell office:value-type="float" office:value="8963.2" calcext:value-type="float">
            <text:p>8963.2</text:p>
          </table:table-cell>
          <table:table-cell office:value-type="float" office:value="9838.4" calcext:value-type="float">
            <text:p>9838.4</text:p>
          </table:table-cell>
          <table:table-cell office:value-type="float" office:value="9959.8" calcext:value-type="float">
            <text:p>9959.8</text:p>
          </table:table-cell>
          <table:table-cell office:value-type="float" office:value="8939.2" calcext:value-type="float">
            <text:p>8939.2</text:p>
          </table:table-cell>
          <table:table-cell office:value-type="float" office:value="8826.6" calcext:value-type="float">
            <text:p>8826.6</text:p>
          </table:table-cell>
          <table:table-cell office:value-type="float" office:value="9630.8" calcext:value-type="float">
            <text:p>9630.8</text:p>
          </table:table-cell>
          <table:table-cell office:value-type="float" office:value="8335.4" calcext:value-type="float">
            <text:p>8335.4</text:p>
          </table:table-cell>
          <table:table-cell office:value-type="float" office:value="8882.2" calcext:value-type="float">
            <text:p>8882.2</text:p>
          </table:table-cell>
          <table:table-cell office:value-type="float" office:value="9214" calcext:value-type="float">
            <text:p>9214</text:p>
          </table:table-cell>
          <table:table-cell office:value-type="float" office:value="9021.6" calcext:value-type="float">
            <text:p>9021.6</text:p>
          </table:table-cell>
          <table:table-cell office:value-type="float" office:value="7645" calcext:value-type="float">
            <text:p>7645</text:p>
          </table:table-cell>
          <table:table-cell office:value-type="float" office:value="9533.6" calcext:value-type="float">
            <text:p>9533.6</text:p>
          </table:table-cell>
          <table:table-cell office:value-type="float" office:value="9593.6" calcext:value-type="float">
            <text:p>9593.6</text:p>
          </table:table-cell>
          <table:table-cell office:value-type="float" office:value="8683.8" calcext:value-type="float">
            <text:p>8683.8</text:p>
          </table:table-cell>
          <table:table-cell office:value-type="float" office:value="9760.4" calcext:value-type="float">
            <text:p>9760.4</text:p>
          </table:table-cell>
          <table:table-cell office:value-type="float" office:value="7154.6" calcext:value-type="float">
            <text:p>7154.6</text:p>
          </table:table-cell>
          <table:table-cell office:value-type="float" office:value="6572.8" calcext:value-type="float">
            <text:p>6572.8</text:p>
          </table:table-cell>
          <table:table-cell office:value-type="float" office:value="9585.6" calcext:value-type="float">
            <text:p>9585.6</text:p>
          </table:table-cell>
          <table:table-cell office:value-type="float" office:value="9028.6" calcext:value-type="float">
            <text:p>9028.6</text:p>
          </table:table-cell>
          <table:table-cell office:value-type="float" office:value="9858.2" calcext:value-type="float">
            <text:p>9858.2</text:p>
          </table:table-cell>
          <table:table-cell office:value-type="float" office:value="8698.8" calcext:value-type="float">
            <text:p>8698.8</text:p>
          </table:table-cell>
          <table:table-cell office:value-type="float" office:value="7648.2" calcext:value-type="float">
            <text:p>7648.2</text:p>
          </table:table-cell>
          <table:table-cell office:value-type="float" office:value="9051.8" calcext:value-type="float">
            <text:p>9051.8</text:p>
          </table:table-cell>
          <table:table-cell office:value-type="float" office:value="9177" calcext:value-type="float">
            <text:p>9177</text:p>
          </table:table-cell>
          <table:table-cell office:value-type="float" office:value="9542" calcext:value-type="float">
            <text:p>9542</text:p>
          </table:table-cell>
          <table:table-cell office:value-type="float" office:value="7491.8" calcext:value-type="float">
            <text:p>7491.8</text:p>
          </table:table-cell>
          <table:table-cell office:value-type="float" office:value="9244.8" calcext:value-type="float">
            <text:p>9244.8</text:p>
          </table:table-cell>
          <table:table-cell office:value-type="float" office:value="9363.4" calcext:value-type="float">
            <text:p>9363.4</text:p>
          </table:table-cell>
          <table:table-cell office:value-type="float" office:value="8651.2" calcext:value-type="float">
            <text:p>8651.2</text:p>
          </table:table-cell>
          <table:table-cell office:value-type="float" office:value="9721.6" calcext:value-type="float">
            <text:p>9721.6</text:p>
          </table:table-cell>
          <table:table-cell office:value-type="float" office:value="8700.8" calcext:value-type="float">
            <text:p>8700.8</text:p>
          </table:table-cell>
          <table:table-cell office:value-type="float" office:value="9176.6" calcext:value-type="float">
            <text:p>9176.6</text:p>
          </table:table-cell>
          <table:table-cell office:value-type="float" office:value="9391.2" calcext:value-type="float">
            <text:p>9391.2</text:p>
          </table:table-cell>
          <table:table-cell office:value-type="float" office:value="8855.8" calcext:value-type="float">
            <text:p>8855.8</text:p>
          </table:table-cell>
          <table:table-cell office:value-type="float" office:value="9800.6" calcext:value-type="float">
            <text:p>9800.6</text:p>
          </table:table-cell>
          <table:table-cell office:value-type="float" office:value="9743.4" calcext:value-type="float">
            <text:p>9743.4</text:p>
          </table:table-cell>
          <table:table-cell office:value-type="float" office:value="7462.4" calcext:value-type="float">
            <text:p>7462.4</text:p>
          </table:table-cell>
          <table:table-cell office:value-type="float" office:value="8736.4" calcext:value-type="float">
            <text:p>8736.4</text:p>
          </table:table-cell>
          <table:table-cell office:value-type="float" office:value="9674.8" calcext:value-type="float">
            <text:p>9674.8</text:p>
          </table:table-cell>
          <table:table-cell office:value-type="float" office:value="7733.4" calcext:value-type="float">
            <text:p>7733.4</text:p>
          </table:table-cell>
          <table:table-cell office:value-type="float" office:value="8940.6" calcext:value-type="float">
            <text:p>8940.6</text:p>
          </table:table-cell>
          <table:table-cell office:value-type="float" office:value="9086.2" calcext:value-type="float">
            <text:p>9086.2</text:p>
          </table:table-cell>
          <table:table-cell office:value-type="float" office:value="7787" calcext:value-type="float">
            <text:p>7787</text:p>
          </table:table-cell>
          <table:table-cell office:value-type="float" office:value="9482.2" calcext:value-type="float">
            <text:p>9482.2</text:p>
          </table:table-cell>
          <table:table-cell office:value-type="float" office:value="8207.8" calcext:value-type="float">
            <text:p>8207.8</text:p>
          </table:table-cell>
          <table:table-cell office:value-type="float" office:value="9723" calcext:value-type="float">
            <text:p>9723</text:p>
          </table:table-cell>
          <table:table-cell office:value-type="float" office:value="8999.4" calcext:value-type="float">
            <text:p>8999.4</text:p>
          </table:table-cell>
          <table:table-cell office:value-type="float" office:value="9893.2" calcext:value-type="float">
            <text:p>9893.2</text:p>
          </table:table-cell>
          <table:table-cell office:value-type="float" office:value="9316.2" calcext:value-type="float">
            <text:p>9316.2</text:p>
          </table:table-cell>
          <table:table-cell office:value-type="float" office:value="9675.8" calcext:value-type="float">
            <text:p>9675.8</text:p>
          </table:table-cell>
          <table:table-cell office:value-type="float" office:value="9546.4" calcext:value-type="float">
            <text:p>9546.4</text:p>
          </table:table-cell>
          <table:table-cell office:value-type="float" office:value="8653.8" calcext:value-type="float">
            <text:p>8653.8</text:p>
          </table:table-cell>
          <table:table-cell office:value-type="float" office:value="9561.8" calcext:value-type="float">
            <text:p>9561.8</text:p>
          </table:table-cell>
          <table:table-cell office:value-type="float" office:value="9246.6" calcext:value-type="float">
            <text:p>9246.6</text:p>
          </table:table-cell>
          <table:table-cell office:value-type="float" office:value="9551.4" calcext:value-type="float">
            <text:p>9551.4</text:p>
          </table:table-cell>
          <table:table-cell office:value-type="float" office:value="6317.8" calcext:value-type="float">
            <text:p>6317.8</text:p>
          </table:table-cell>
          <table:table-cell office:value-type="float" office:value="9495.8" calcext:value-type="float">
            <text:p>9495.8</text:p>
          </table:table-cell>
          <table:table-cell office:value-type="float" office:value="8465.4" calcext:value-type="float">
            <text:p>8465.4</text:p>
          </table:table-cell>
          <table:table-cell office:value-type="float" office:value="9677.8" calcext:value-type="float">
            <text:p>9677.8</text:p>
          </table:table-cell>
          <table:table-cell office:value-type="float" office:value="9320.4" calcext:value-type="float">
            <text:p>9320.4</text:p>
          </table:table-cell>
          <table:table-cell office:value-type="float" office:value="9577" calcext:value-type="float">
            <text:p>9577</text:p>
          </table:table-cell>
          <table:table-cell office:value-type="float" office:value="9487.2" calcext:value-type="float">
            <text:p>9487.2</text:p>
          </table:table-cell>
          <table:table-cell office:value-type="float" office:value="9404.4" calcext:value-type="float">
            <text:p>9404.4</text:p>
          </table:table-cell>
          <table:table-cell office:value-type="float" office:value="9199" calcext:value-type="float">
            <text:p>9199</text:p>
          </table:table-cell>
          <table:table-cell office:value-type="float" office:value="9701.6" calcext:value-type="float">
            <text:p>9701.6</text:p>
          </table:table-cell>
          <table:table-cell office:value-type="float" office:value="9573.6" calcext:value-type="float">
            <text:p>9573.6</text:p>
          </table:table-cell>
          <table:table-cell office:value-type="float" office:value="9526.2" calcext:value-type="float">
            <text:p>9526.2</text:p>
          </table:table-cell>
          <table:table-cell office:value-type="float" office:value="9254.6" calcext:value-type="float">
            <text:p>9254.6</text:p>
          </table:table-cell>
          <table:table-cell office:value-type="float" office:value="9705" calcext:value-type="float">
            <text:p>9705</text:p>
          </table:table-cell>
          <table:table-cell office:value-type="float" office:value="9702" calcext:value-type="float">
            <text:p>9702</text:p>
          </table:table-cell>
          <table:table-cell office:value-type="float" office:value="8474.4" calcext:value-type="float">
            <text:p>8474.4</text:p>
          </table:table-cell>
          <table:table-cell office:value-type="float" office:value="9052" calcext:value-type="float">
            <text:p>9052</text:p>
          </table:table-cell>
          <table:table-cell office:value-type="float" office:value="9548" calcext:value-type="float">
            <text:p>9548</text:p>
          </table:table-cell>
          <table:table-cell office:value-type="float" office:value="9917.6" calcext:value-type="float">
            <text:p>9917.6</text:p>
          </table:table-cell>
          <table:table-cell office:value-type="float" office:value="8960.4" calcext:value-type="float">
            <text:p>8960.4</text:p>
          </table:table-cell>
          <table:table-cell office:value-type="float" office:value="9557.4" calcext:value-type="float">
            <text:p>9557.4</text:p>
          </table:table-cell>
          <table:table-cell office:value-type="float" office:value="9479.6" calcext:value-type="float">
            <text:p>9479.6</text:p>
          </table:table-cell>
          <table:table-cell office:value-type="float" office:value="9897" calcext:value-type="float">
            <text:p>9897</text:p>
          </table:table-cell>
          <table:table-cell office:value-type="float" office:value="8853.8" calcext:value-type="float">
            <text:p>8853.8</text:p>
          </table:table-cell>
          <table:table-cell office:value-type="float" office:value="9545.8" calcext:value-type="float">
            <text:p>9545.8</text:p>
          </table:table-cell>
          <table:table-cell office:value-type="float" office:value="9878.2" calcext:value-type="float">
            <text:p>9878.2</text:p>
          </table:table-cell>
          <table:table-cell office:value-type="float" office:value="9427.4" calcext:value-type="float">
            <text:p>9427.4</text:p>
          </table:table-cell>
          <table:table-cell office:value-type="float" office:value="9473.6" calcext:value-type="float">
            <text:p>9473.6</text:p>
          </table:table-cell>
          <table:table-cell office:value-type="float" office:value="9554.2" calcext:value-type="float">
            <text:p>9554.2</text:p>
          </table:table-cell>
          <table:table-cell office:value-type="float" office:value="9419.2" calcext:value-type="float">
            <text:p>9419.2</text:p>
          </table:table-cell>
          <table:table-cell office:value-type="float" office:value="9618.2" calcext:value-type="float">
            <text:p>9618.2</text:p>
          </table:table-cell>
          <table:table-cell office:value-type="float" office:value="9719.2" calcext:value-type="float">
            <text:p>9719.2</text:p>
          </table:table-cell>
          <table:table-cell office:value-type="float" office:value="9736.6" calcext:value-type="float">
            <text:p>9736.6</text:p>
          </table:table-cell>
          <table:table-cell office:value-type="float" office:value="8768.2" calcext:value-type="float">
            <text:p>8768.2</text:p>
          </table:table-cell>
          <table:table-cell office:value-type="float" office:value="9407.6" calcext:value-type="float">
            <text:p>9407.6</text:p>
          </table:table-cell>
          <table:table-cell office:value-type="float" office:value="9524.2" calcext:value-type="float">
            <text:p>9524.2</text:p>
          </table:table-cell>
          <table:table-cell office:value-type="float" office:value="9081.2" calcext:value-type="float">
            <text:p>9081.2</text:p>
          </table:table-cell>
          <table:table-cell office:value-type="float" office:value="8809.4" calcext:value-type="float">
            <text:p>8809.4</text:p>
          </table:table-cell>
          <table:table-cell office:value-type="float" office:value="8065.6" calcext:value-type="float">
            <text:p>8065.6</text:p>
          </table:table-cell>
          <table:table-cell office:value-type="float" office:value="9571.6" calcext:value-type="float">
            <text:p>9571.6</text:p>
          </table:table-cell>
          <table:table-cell office:value-type="float" office:value="9537.2" calcext:value-type="float">
            <text:p>9537.2</text:p>
          </table:table-cell>
          <table:table-cell office:value-type="float" office:value="8030" calcext:value-type="float">
            <text:p>8030</text:p>
          </table:table-cell>
          <table:table-cell office:value-type="float" office:value="7459" calcext:value-type="float">
            <text:p>7459</text:p>
          </table:table-cell>
          <table:table-cell office:value-type="float" office:value="8607.2" calcext:value-type="float">
            <text:p>8607.2</text:p>
          </table:table-cell>
          <table:table-cell office:value-type="float" office:value="8276.6" calcext:value-type="float">
            <text:p>8276.6</text:p>
          </table:table-cell>
          <table:table-cell office:value-type="float" office:value="9394.8" calcext:value-type="float">
            <text:p>9394.8</text:p>
          </table:table-cell>
          <table:table-cell office:value-type="float" office:value="8262.8" calcext:value-type="float">
            <text:p>8262.8</text:p>
          </table:table-cell>
          <table:table-cell office:value-type="float" office:value="9709.6" calcext:value-type="float">
            <text:p>9709.6</text:p>
          </table:table-cell>
          <table:table-cell office:value-type="float" office:value="8982.8" calcext:value-type="float">
            <text:p>8982.8</text:p>
          </table:table-cell>
          <table:table-cell office:value-type="float" office:value="9399" calcext:value-type="float">
            <text:p>9399</text:p>
          </table:table-cell>
          <table:table-cell office:value-type="float" office:value="9476.6" calcext:value-type="float">
            <text:p>9476.6</text:p>
          </table:table-cell>
          <table:table-cell office:value-type="float" office:value="9853.4" calcext:value-type="float">
            <text:p>9853.4</text:p>
          </table:table-cell>
          <table:table-cell office:value-type="float" office:value="9700.2" calcext:value-type="float">
            <text:p>9700.2</text:p>
          </table:table-cell>
          <table:table-cell office:value-type="float" office:value="9951.6" calcext:value-type="float">
            <text:p>9951.6</text:p>
          </table:table-cell>
          <table:table-cell office:value-type="float" office:value="9568.8" calcext:value-type="float">
            <text:p>9568.8</text:p>
          </table:table-cell>
          <table:table-cell office:value-type="float" office:value="9615.8" calcext:value-type="float">
            <text:p>9615.8</text:p>
          </table:table-cell>
          <table:table-cell office:value-type="float" office:value="9670.2" calcext:value-type="float">
            <text:p>9670.2</text:p>
          </table:table-cell>
          <table:table-cell office:value-type="float" office:value="9312.6" calcext:value-type="float">
            <text:p>9312.6</text:p>
          </table:table-cell>
          <table:table-cell office:value-type="float" office:value="9188.8" calcext:value-type="float">
            <text:p>9188.8</text:p>
          </table:table-cell>
          <table:table-cell office:value-type="float" office:value="9670" calcext:value-type="float">
            <text:p>9670</text:p>
          </table:table-cell>
          <table:table-cell office:value-type="float" office:value="9664.8" calcext:value-type="float">
            <text:p>9664.8</text:p>
          </table:table-cell>
          <table:table-cell office:value-type="float" office:value="7897" calcext:value-type="float">
            <text:p>7897</text:p>
          </table:table-cell>
          <table:table-cell office:value-type="float" office:value="9781.6" calcext:value-type="float">
            <text:p>9781.6</text:p>
          </table:table-cell>
          <table:table-cell office:value-type="float" office:value="9655" calcext:value-type="float">
            <text:p>9655</text:p>
          </table:table-cell>
          <table:table-cell office:value-type="float" office:value="9814.4" calcext:value-type="float">
            <text:p>9814.4</text:p>
          </table:table-cell>
          <table:table-cell office:value-type="float" office:value="8729.8" calcext:value-type="float">
            <text:p>8729.8</text:p>
          </table:table-cell>
          <table:table-cell office:value-type="float" office:value="9864.6" calcext:value-type="float">
            <text:p>9864.6</text:p>
          </table:table-cell>
          <table:table-cell office:value-type="float" office:value="9293.4" calcext:value-type="float">
            <text:p>9293.4</text:p>
          </table:table-cell>
          <table:table-cell office:value-type="float" office:value="9359.4" calcext:value-type="float">
            <text:p>9359.4</text:p>
          </table:table-cell>
          <table:table-cell office:value-type="float" office:value="8644.2" calcext:value-type="float">
            <text:p>8644.2</text:p>
          </table:table-cell>
          <table:table-cell office:value-type="float" office:value="9734.8" calcext:value-type="float">
            <text:p>9734.8</text:p>
          </table:table-cell>
          <table:table-cell office:value-type="float" office:value="9418.8" calcext:value-type="float">
            <text:p>9418.8</text:p>
          </table:table-cell>
          <table:table-cell office:value-type="float" office:value="9909" calcext:value-type="float">
            <text:p>9909</text:p>
          </table:table-cell>
          <table:table-cell office:value-type="float" office:value="9527" calcext:value-type="float">
            <text:p>9527</text:p>
          </table:table-cell>
          <table:table-cell office:value-type="float" office:value="8808" calcext:value-type="float">
            <text:p>8808</text:p>
          </table:table-cell>
          <table:table-cell office:value-type="float" office:value="8839.4" calcext:value-type="float">
            <text:p>8839.4</text:p>
          </table:table-cell>
          <table:table-cell office:value-type="float" office:value="9880.4" calcext:value-type="float">
            <text:p>9880.4</text:p>
          </table:table-cell>
          <table:table-cell office:value-type="float" office:value="7469.8" calcext:value-type="float">
            <text:p>7469.8</text:p>
          </table:table-cell>
          <table:table-cell office:value-type="float" office:value="7535.2" calcext:value-type="float">
            <text:p>7535.2</text:p>
          </table:table-cell>
          <table:table-cell office:value-type="float" office:value="9325.4" calcext:value-type="float">
            <text:p>9325.4</text:p>
          </table:table-cell>
          <table:table-cell office:value-type="float" office:value="9589.6" calcext:value-type="float">
            <text:p>9589.6</text:p>
          </table:table-cell>
          <table:table-cell office:value-type="float" office:value="9098.2" calcext:value-type="float">
            <text:p>9098.2</text:p>
          </table:table-cell>
          <table:table-cell office:value-type="float" office:value="8706.4" calcext:value-type="float">
            <text:p>8706.4</text:p>
          </table:table-cell>
          <table:table-cell office:value-type="float" office:value="9656.2" calcext:value-type="float">
            <text:p>9656.2</text:p>
          </table:table-cell>
          <table:table-cell office:value-type="float" office:value="9669.2" calcext:value-type="float">
            <text:p>9669.2</text:p>
          </table:table-cell>
          <table:table-cell office:value-type="float" office:value="9332" calcext:value-type="float">
            <text:p>9332</text:p>
          </table:table-cell>
          <table:table-cell office:value-type="float" office:value="8719" calcext:value-type="float">
            <text:p>8719</text:p>
          </table:table-cell>
          <table:table-cell office:value-type="float" office:value="7458.2" calcext:value-type="float">
            <text:p>7458.2</text:p>
          </table:table-cell>
          <table:table-cell office:value-type="float" office:value="5679" calcext:value-type="float">
            <text:p>5679</text:p>
          </table:table-cell>
          <table:table-cell office:value-type="float" office:value="8818.2" calcext:value-type="float">
            <text:p>8818.2</text:p>
          </table:table-cell>
          <table:table-cell office:value-type="float" office:value="9796.6" calcext:value-type="float">
            <text:p>9796.6</text:p>
          </table:table-cell>
          <table:table-cell office:value-type="float" office:value="9813.2" calcext:value-type="float">
            <text:p>9813.2</text:p>
          </table:table-cell>
          <table:table-cell office:value-type="float" office:value="9975.8" calcext:value-type="float">
            <text:p>9975.8</text:p>
          </table:table-cell>
          <table:table-cell office:value-type="float" office:value="8859.4" calcext:value-type="float">
            <text:p>8859.4</text:p>
          </table:table-cell>
          <table:table-cell office:value-type="float" office:value="7551.4" calcext:value-type="float">
            <text:p>7551.4</text:p>
          </table:table-cell>
          <table:table-cell office:value-type="float" office:value="9183.6" calcext:value-type="float">
            <text:p>9183.6</text:p>
          </table:table-cell>
          <table:table-cell office:value-type="float" office:value="9793.2" calcext:value-type="float">
            <text:p>9793.2</text:p>
          </table:table-cell>
          <table:table-cell office:value-type="float" office:value="9798.6" calcext:value-type="float">
            <text:p>9798.6</text:p>
          </table:table-cell>
          <table:table-cell office:value-type="float" office:value="9128.8" calcext:value-type="float">
            <text:p>9128.8</text:p>
          </table:table-cell>
          <table:table-cell office:value-type="float" office:value="5799.2" calcext:value-type="float">
            <text:p>5799.2</text:p>
          </table:table-cell>
          <table:table-cell office:value-type="float" office:value="9861.4" calcext:value-type="float">
            <text:p>9861.4</text:p>
          </table:table-cell>
          <table:table-cell office:value-type="float" office:value="9146.6" calcext:value-type="float">
            <text:p>9146.6</text:p>
          </table:table-cell>
          <table:table-cell office:value-type="float" office:value="9823.6" calcext:value-type="float">
            <text:p>9823.6</text:p>
          </table:table-cell>
          <table:table-cell office:value-type="float" office:value="8689" calcext:value-type="float">
            <text:p>8689</text:p>
          </table:table-cell>
          <table:table-cell office:value-type="float" office:value="9458.2" calcext:value-type="float">
            <text:p>9458.2</text:p>
          </table:table-cell>
          <table:table-cell office:value-type="float" office:value="8058.6" calcext:value-type="float">
            <text:p>8058.6</text:p>
          </table:table-cell>
          <table:table-cell office:value-type="float" office:value="5725" calcext:value-type="float">
            <text:p>5725</text:p>
          </table:table-cell>
          <table:table-cell office:value-type="float" office:value="7754.6" calcext:value-type="float">
            <text:p>7754.6</text:p>
          </table:table-cell>
          <table:table-cell office:value-type="float" office:value="8958" calcext:value-type="float">
            <text:p>8958</text:p>
          </table:table-cell>
          <table:table-cell office:value-type="float" office:value="9149.8" calcext:value-type="float">
            <text:p>9149.8</text:p>
          </table:table-cell>
          <table:table-cell office:value-type="float" office:value="9512.8" calcext:value-type="float">
            <text:p>9512.8</text:p>
          </table:table-cell>
          <table:table-cell office:value-type="float" office:value="9677.2" calcext:value-type="float">
            <text:p>9677.2</text:p>
          </table:table-cell>
          <table:table-cell office:value-type="float" office:value="7480.6" calcext:value-type="float">
            <text:p>7480.6</text:p>
          </table:table-cell>
          <table:table-cell office:value-type="float" office:value="8548.4" calcext:value-type="float">
            <text:p>8548.4</text:p>
          </table:table-cell>
          <table:table-cell office:value-type="float" office:value="9408.6" calcext:value-type="float">
            <text:p>9408.6</text:p>
          </table:table-cell>
          <table:table-cell office:value-type="float" office:value="9486.8" calcext:value-type="float">
            <text:p>9486.8</text:p>
          </table:table-cell>
          <table:table-cell office:value-type="float" office:value="9050.2" calcext:value-type="float">
            <text:p>9050.2</text:p>
          </table:table-cell>
          <table:table-cell office:value-type="float" office:value="9599.8" calcext:value-type="float">
            <text:p>9599.8</text:p>
          </table:table-cell>
          <table:table-cell office:value-type="float" office:value="8886.2" calcext:value-type="float">
            <text:p>8886.2</text:p>
          </table:table-cell>
          <table:table-cell office:value-type="float" office:value="7326.4" calcext:value-type="float">
            <text:p>7326.4</text:p>
          </table:table-cell>
          <table:table-cell office:value-type="float" office:value="9626.4" calcext:value-type="float">
            <text:p>9626.4</text:p>
          </table:table-cell>
          <table:table-cell office:value-type="float" office:value="9744.4" calcext:value-type="float">
            <text:p>9744.4</text:p>
          </table:table-cell>
          <table:table-cell office:value-type="float" office:value="9570" calcext:value-type="float">
            <text:p>9570</text:p>
          </table:table-cell>
          <table:table-cell office:value-type="float" office:value="9659.2" calcext:value-type="float">
            <text:p>9659.2</text:p>
          </table:table-cell>
          <table:table-cell office:value-type="float" office:value="9131" calcext:value-type="float">
            <text:p>9131</text:p>
          </table:table-cell>
          <table:table-cell office:value-type="float" office:value="7340.6" calcext:value-type="float">
            <text:p>7340.6</text:p>
          </table:table-cell>
          <table:table-cell office:value-type="float" office:value="9832" calcext:value-type="float">
            <text:p>9832</text:p>
          </table:table-cell>
          <table:table-cell office:value-type="float" office:value="9690" calcext:value-type="float">
            <text:p>9690</text:p>
          </table:table-cell>
          <table:table-cell office:value-type="float" office:value="8661.6" calcext:value-type="float">
            <text:p>8661.6</text:p>
          </table:table-cell>
          <table:table-cell office:value-type="float" office:value="9259" calcext:value-type="float">
            <text:p>9259</text:p>
          </table:table-cell>
          <table:table-cell office:value-type="float" office:value="9073.2" calcext:value-type="float">
            <text:p>9073.2</text:p>
          </table:table-cell>
          <table:table-cell office:value-type="float" office:value="9689" calcext:value-type="float">
            <text:p>9689</text:p>
          </table:table-cell>
          <table:table-cell office:value-type="float" office:value="8204.4" calcext:value-type="float">
            <text:p>8204.4</text:p>
          </table:table-cell>
          <table:table-cell office:value-type="float" office:value="7150.6" calcext:value-type="float">
            <text:p>7150.6</text:p>
          </table:table-cell>
          <table:table-cell office:value-type="float" office:value="9459.8" calcext:value-type="float">
            <text:p>9459.8</text:p>
          </table:table-cell>
          <table:table-cell office:value-type="float" office:value="9413.8" calcext:value-type="float">
            <text:p>9413.8</text:p>
          </table:table-cell>
          <table:table-cell office:value-type="float" office:value="9683.8" calcext:value-type="float">
            <text:p>9683.8</text:p>
          </table:table-cell>
          <table:table-cell office:value-type="float" office:value="7350.4" calcext:value-type="float">
            <text:p>7350.4</text:p>
          </table:table-cell>
          <table:table-cell office:value-type="float" office:value="9423" calcext:value-type="float">
            <text:p>9423</text:p>
          </table:table-cell>
          <table:table-cell office:value-type="float" office:value="9881.8" calcext:value-type="float">
            <text:p>9881.8</text:p>
          </table:table-cell>
          <table:table-cell office:value-type="float" office:value="9956.4" calcext:value-type="float">
            <text:p>9956.4</text:p>
          </table:table-cell>
          <table:table-cell office:value-type="float" office:value="9036.8" calcext:value-type="float">
            <text:p>9036.8</text:p>
          </table:table-cell>
          <table:table-cell office:value-type="float" office:value="8680" calcext:value-type="float">
            <text:p>8680</text:p>
          </table:table-cell>
          <table:table-cell office:value-type="float" office:value="8247.4" calcext:value-type="float">
            <text:p>8247.4</text:p>
          </table:table-cell>
          <table:table-cell office:value-type="float" office:value="9035.4" calcext:value-type="float">
            <text:p>9035.4</text:p>
          </table:table-cell>
          <table:table-cell office:value-type="float" office:value="7592" calcext:value-type="float">
            <text:p>7592</text:p>
          </table:table-cell>
          <table:table-cell office:value-type="float" office:value="5335.8" calcext:value-type="float">
            <text:p>5335.8</text:p>
          </table:table-cell>
          <table:table-cell office:value-type="float" office:value="8487.4" calcext:value-type="float">
            <text:p>8487.4</text:p>
          </table:table-cell>
          <table:table-cell office:value-type="float" office:value="9312.4" calcext:value-type="float">
            <text:p>9312.4</text:p>
          </table:table-cell>
          <table:table-cell office:value-type="float" office:value="9786.6" calcext:value-type="float">
            <text:p>9786.6</text:p>
          </table:table-cell>
          <table:table-cell office:value-type="float" office:value="7837" calcext:value-type="float">
            <text:p>7837</text:p>
          </table:table-cell>
          <table:table-cell office:value-type="float" office:value="9448.4" calcext:value-type="float">
            <text:p>9448.4</text:p>
          </table:table-cell>
          <table:table-cell office:value-type="float" office:value="9534.2" calcext:value-type="float">
            <text:p>9534.2</text:p>
          </table:table-cell>
          <table:table-cell office:value-type="float" office:value="9916.6" calcext:value-type="float">
            <text:p>9916.6</text:p>
          </table:table-cell>
          <table:table-cell office:value-type="float" office:value="7441.6" calcext:value-type="float">
            <text:p>7441.6</text:p>
          </table:table-cell>
          <table:table-cell office:value-type="float" office:value="8684.2" calcext:value-type="float">
            <text:p>8684.2</text:p>
          </table:table-cell>
          <table:table-cell office:value-type="float" office:value="8912.2" calcext:value-type="float">
            <text:p>8912.2</text:p>
          </table:table-cell>
          <table:table-cell office:value-type="float" office:value="9265" calcext:value-type="float">
            <text:p>9265</text:p>
          </table:table-cell>
          <table:table-cell office:value-type="float" office:value="8595.2" calcext:value-type="float">
            <text:p>8595.2</text:p>
          </table:table-cell>
          <table:table-cell office:value-type="float" office:value="8064.6" calcext:value-type="float">
            <text:p>8064.6</text:p>
          </table:table-cell>
          <table:table-cell office:value-type="float" office:value="9045.6" calcext:value-type="float">
            <text:p>9045.6</text:p>
          </table:table-cell>
          <table:table-cell office:value-type="float" office:value="9111.4" calcext:value-type="float">
            <text:p>9111.4</text:p>
          </table:table-cell>
          <table:table-cell office:value-type="float" office:value="9585" calcext:value-type="float">
            <text:p>9585</text:p>
          </table:table-cell>
          <table:table-cell office:value-type="float" office:value="9816.6" calcext:value-type="float">
            <text:p>9816.6</text:p>
          </table:table-cell>
          <table:table-cell office:value-type="float" office:value="9352" calcext:value-type="float">
            <text:p>9352</text:p>
          </table:table-cell>
          <table:table-cell office:value-type="float" office:value="9543.4" calcext:value-type="float">
            <text:p>9543.4</text:p>
          </table:table-cell>
          <table:table-cell office:value-type="float" office:value="8412.8" calcext:value-type="float">
            <text:p>8412.8</text:p>
          </table:table-cell>
          <table:table-cell office:value-type="float" office:value="8215" calcext:value-type="float">
            <text:p>8215</text:p>
          </table:table-cell>
          <table:table-cell office:value-type="float" office:value="7534" calcext:value-type="float">
            <text:p>7534</text:p>
          </table:table-cell>
          <table:table-cell office:value-type="float" office:value="8176.4" calcext:value-type="float">
            <text:p>8176.4</text:p>
          </table:table-cell>
          <table:table-cell office:value-type="float" office:value="9273.4" calcext:value-type="float">
            <text:p>9273.4</text:p>
          </table:table-cell>
          <table:table-cell office:value-type="float" office:value="9679.6" calcext:value-type="float">
            <text:p>9679.6</text:p>
          </table:table-cell>
          <table:table-cell office:value-type="float" office:value="9289.6" calcext:value-type="float">
            <text:p>9289.6</text:p>
          </table:table-cell>
          <table:table-cell office:value-type="float" office:value="9068.4" calcext:value-type="float">
            <text:p>9068.4</text:p>
          </table:table-cell>
          <table:table-cell office:value-type="float" office:value="9830.8" calcext:value-type="float">
            <text:p>9830.8</text:p>
          </table:table-cell>
          <table:table-cell office:value-type="float" office:value="7095.6" calcext:value-type="float">
            <text:p>7095.6</text:p>
          </table:table-cell>
          <table:table-cell office:value-type="float" office:value="7456" calcext:value-type="float">
            <text:p>7456</text:p>
          </table:table-cell>
          <table:table-cell office:value-type="float" office:value="9159" calcext:value-type="float">
            <text:p>9159</text:p>
          </table:table-cell>
          <table:table-cell office:value-type="float" office:value="8790.6" calcext:value-type="float">
            <text:p>8790.6</text:p>
          </table:table-cell>
          <table:table-cell office:value-type="float" office:value="7538.2" calcext:value-type="float">
            <text:p>7538.2</text:p>
          </table:table-cell>
          <table:table-cell office:value-type="float" office:value="8915.8" calcext:value-type="float">
            <text:p>8915.8</text:p>
          </table:table-cell>
          <table:table-cell office:value-type="float" office:value="9197.8" calcext:value-type="float">
            <text:p>9197.8</text:p>
          </table:table-cell>
          <table:table-cell office:value-type="float" office:value="8957" calcext:value-type="float">
            <text:p>8957</text:p>
          </table:table-cell>
          <table:table-cell office:value-type="float" office:value="9528.4" calcext:value-type="float">
            <text:p>9528.4</text:p>
          </table:table-cell>
          <table:table-cell office:value-type="float" office:value="9743" calcext:value-type="float">
            <text:p>9743</text:p>
          </table:table-cell>
          <table:table-cell office:value-type="float" office:value="9633.2" calcext:value-type="float">
            <text:p>9633.2</text:p>
          </table:table-cell>
          <table:table-cell office:value-type="float" office:value="9594.6" calcext:value-type="float">
            <text:p>9594.6</text:p>
          </table:table-cell>
          <table:table-cell office:value-type="float" office:value="9673.2" calcext:value-type="float">
            <text:p>9673.2</text:p>
          </table:table-cell>
          <table:table-cell office:value-type="float" office:value="9110.6" calcext:value-type="float">
            <text:p>9110.6</text:p>
          </table:table-cell>
          <table:table-cell office:value-type="float" office:value="9279" calcext:value-type="float">
            <text:p>9279</text:p>
          </table:table-cell>
          <table:table-cell office:value-type="float" office:value="9977.2" calcext:value-type="float">
            <text:p>9977.2</text:p>
          </table:table-cell>
          <table:table-cell office:value-type="float" office:value="8102.4" calcext:value-type="float">
            <text:p>8102.4</text:p>
          </table:table-cell>
          <table:table-cell office:value-type="float" office:value="7799" calcext:value-type="float">
            <text:p>7799</text:p>
          </table:table-cell>
          <table:table-cell office:value-type="float" office:value="9160.2" calcext:value-type="float">
            <text:p>9160.2</text:p>
          </table:table-cell>
          <table:table-cell office:value-type="float" office:value="8601" calcext:value-type="float">
            <text:p>8601</text:p>
          </table:table-cell>
          <table:table-cell office:value-type="float" office:value="9807" calcext:value-type="float">
            <text:p>9807</text:p>
          </table:table-cell>
          <table:table-cell office:value-type="float" office:value="8663.4" calcext:value-type="float">
            <text:p>8663.4</text:p>
          </table:table-cell>
          <table:table-cell office:value-type="float" office:value="8934" calcext:value-type="float">
            <text:p>8934</text:p>
          </table:table-cell>
          <table:table-cell office:value-type="float" office:value="9893.6" calcext:value-type="float">
            <text:p>9893.6</text:p>
          </table:table-cell>
          <table:table-cell office:value-type="float" office:value="8080.4" calcext:value-type="float">
            <text:p>8080.4</text:p>
          </table:table-cell>
          <table:table-cell office:value-type="float" office:value="8696.2" calcext:value-type="float">
            <text:p>8696.2</text:p>
          </table:table-cell>
          <table:table-cell office:value-type="float" office:value="9034.6" calcext:value-type="float">
            <text:p>9034.6</text:p>
          </table:table-cell>
          <table:table-cell office:value-type="float" office:value="9805.2" calcext:value-type="float">
            <text:p>9805.2</text:p>
          </table:table-cell>
          <table:table-cell office:value-type="float" office:value="9397.2" calcext:value-type="float">
            <text:p>9397.2</text:p>
          </table:table-cell>
          <table:table-cell office:value-type="float" office:value="8893.8" calcext:value-type="float">
            <text:p>8893.8</text:p>
          </table:table-cell>
          <table:table-cell office:value-type="float" office:value="9062.6" calcext:value-type="float">
            <text:p>9062.6</text:p>
          </table:table-cell>
          <table:table-cell office:value-type="float" office:value="9434.2" calcext:value-type="float">
            <text:p>9434.2</text:p>
          </table:table-cell>
          <table:table-cell office:value-type="float" office:value="9240.4" calcext:value-type="float">
            <text:p>9240.4</text:p>
          </table:table-cell>
          <table:table-cell office:value-type="float" office:value="9252" calcext:value-type="float">
            <text:p>9252</text:p>
          </table:table-cell>
          <table:table-cell office:value-type="float" office:value="9009.2" calcext:value-type="float">
            <text:p>9009.2</text:p>
          </table:table-cell>
          <table:table-cell office:value-type="float" office:value="9967.8" calcext:value-type="float">
            <text:p>9967.8</text:p>
          </table:table-cell>
          <table:table-cell office:value-type="float" office:value="9355.8" calcext:value-type="float">
            <text:p>9355.8</text:p>
          </table:table-cell>
          <table:table-cell office:value-type="float" office:value="7747.6" calcext:value-type="float">
            <text:p>7747.6</text:p>
          </table:table-cell>
          <table:table-cell office:value-type="float" office:value="9768.8" calcext:value-type="float">
            <text:p>9768.8</text:p>
          </table:table-cell>
          <table:table-cell office:value-type="float" office:value="9845.2" calcext:value-type="float">
            <text:p>9845.2</text:p>
          </table:table-cell>
          <table:table-cell office:value-type="float" office:value="8976.8" calcext:value-type="float">
            <text:p>8976.8</text:p>
          </table:table-cell>
          <table:table-cell office:value-type="float" office:value="9648.2" calcext:value-type="float">
            <text:p>9648.2</text:p>
          </table:table-cell>
          <table:table-cell office:value-type="float" office:value="7912" calcext:value-type="float">
            <text:p>7912</text:p>
          </table:table-cell>
          <table:table-cell office:value-type="float" office:value="8884.8" calcext:value-type="float">
            <text:p>8884.8</text:p>
          </table:table-cell>
          <table:table-cell office:value-type="float" office:value="9408.2" calcext:value-type="float">
            <text:p>9408.2</text:p>
          </table:table-cell>
          <table:table-cell office:value-type="float" office:value="8770.6" calcext:value-type="float">
            <text:p>8770.6</text:p>
          </table:table-cell>
          <table:table-cell office:value-type="float" office:value="9025.6" calcext:value-type="float">
            <text:p>9025.6</text:p>
          </table:table-cell>
          <table:table-cell office:value-type="float" office:value="9754.2" calcext:value-type="float">
            <text:p>9754.2</text:p>
          </table:table-cell>
          <table:table-cell office:value-type="float" office:value="8836" calcext:value-type="float">
            <text:p>8836</text:p>
          </table:table-cell>
          <table:table-cell office:value-type="float" office:value="9696.8" calcext:value-type="float">
            <text:p>9696.8</text:p>
          </table:table-cell>
          <table:table-cell office:value-type="float" office:value="9718.6" calcext:value-type="float">
            <text:p>9718.6</text:p>
          </table:table-cell>
          <table:table-cell office:value-type="float" office:value="9772.6" calcext:value-type="float">
            <text:p>9772.6</text:p>
          </table:table-cell>
          <table:table-cell office:value-type="float" office:value="8936.4" calcext:value-type="float">
            <text:p>8936.4</text:p>
          </table:table-cell>
          <table:table-cell office:value-type="float" office:value="9679.2" calcext:value-type="float">
            <text:p>9679.2</text:p>
          </table:table-cell>
          <table:table-cell office:value-type="float" office:value="9334.4" calcext:value-type="float">
            <text:p>9334.4</text:p>
          </table:table-cell>
          <table:table-cell office:value-type="float" office:value="7674" calcext:value-type="float">
            <text:p>7674</text:p>
          </table:table-cell>
          <table:table-cell office:value-type="float" office:value="9327.2" calcext:value-type="float">
            <text:p>9327.2</text:p>
          </table:table-cell>
          <table:table-cell office:value-type="float" office:value="9028.2" calcext:value-type="float">
            <text:p>9028.2</text:p>
          </table:table-cell>
          <table:table-cell office:value-type="float" office:value="9761.6" calcext:value-type="float">
            <text:p>9761.6</text:p>
          </table:table-cell>
          <table:table-cell office:value-type="float" office:value="9713" calcext:value-type="float">
            <text:p>9713</text:p>
          </table:table-cell>
          <table:table-cell office:value-type="float" office:value="9085.4" calcext:value-type="float">
            <text:p>9085.4</text:p>
          </table:table-cell>
          <table:table-cell office:value-type="float" office:value="9484" calcext:value-type="float">
            <text:p>9484</text:p>
          </table:table-cell>
          <table:table-cell office:value-type="float" office:value="8460.2" calcext:value-type="float">
            <text:p>8460.2</text:p>
          </table:table-cell>
          <table:table-cell office:value-type="float" office:value="8143.6" calcext:value-type="float">
            <text:p>8143.6</text:p>
          </table:table-cell>
          <table:table-cell office:value-type="float" office:value="8711.6" calcext:value-type="float">
            <text:p>8711.6</text:p>
          </table:table-cell>
          <table:table-cell office:value-type="float" office:value="9825.6" calcext:value-type="float">
            <text:p>9825.6</text:p>
          </table:table-cell>
          <table:table-cell office:value-type="float" office:value="6952.4" calcext:value-type="float">
            <text:p>6952.4</text:p>
          </table:table-cell>
          <table:table-cell office:value-type="float" office:value="9512" calcext:value-type="float">
            <text:p>9512</text:p>
          </table:table-cell>
          <table:table-cell office:value-type="float" office:value="8504.8" calcext:value-type="float">
            <text:p>8504.8</text:p>
          </table:table-cell>
          <table:table-cell office:value-type="float" office:value="8205.6" calcext:value-type="float">
            <text:p>8205.6</text:p>
          </table:table-cell>
          <table:table-cell office:value-type="float" office:value="9908.8" calcext:value-type="float">
            <text:p>9908.8</text:p>
          </table:table-cell>
          <table:table-cell office:value-type="float" office:value="8567.8" calcext:value-type="float">
            <text:p>8567.8</text:p>
          </table:table-cell>
          <table:table-cell office:value-type="float" office:value="7738" calcext:value-type="float">
            <text:p>7738</text:p>
          </table:table-cell>
          <table:table-cell office:value-type="float" office:value="9985" calcext:value-type="float">
            <text:p>9985</text:p>
          </table:table-cell>
          <table:table-cell office:value-type="float" office:value="9768.4" calcext:value-type="float">
            <text:p>9768.4</text:p>
          </table:table-cell>
          <table:table-cell office:value-type="float" office:value="8650" calcext:value-type="float">
            <text:p>8650</text:p>
          </table:table-cell>
          <table:table-cell office:value-type="float" office:value="9084" calcext:value-type="float">
            <text:p>9084</text:p>
          </table:table-cell>
          <table:table-cell office:value-type="float" office:value="9261.2" calcext:value-type="float">
            <text:p>9261.2</text:p>
          </table:table-cell>
          <table:table-cell office:value-type="float" office:value="9931.4" calcext:value-type="float">
            <text:p>9931.4</text:p>
          </table:table-cell>
          <table:table-cell office:value-type="float" office:value="9397.4" calcext:value-type="float">
            <text:p>9397.4</text:p>
          </table:table-cell>
          <table:table-cell office:value-type="float" office:value="9983.2" calcext:value-type="float">
            <text:p>9983.2</text:p>
          </table:table-cell>
          <table:table-cell office:value-type="float" office:value="7650.4" calcext:value-type="float">
            <text:p>7650.4</text:p>
          </table:table-cell>
        </table:table-row>
        <table:table-row table:style-name="ro1">
          <table:table-cell table:number-columns-repeated="50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418.4" calcext:value-type="float">
            <text:p>9418.4</text:p>
          </table:table-cell>
          <table:table-cell office:value-type="float" office:value="3427.8" calcext:value-type="float">
            <text:p>3427.8</text:p>
          </table:table-cell>
          <table:table-cell office:value-type="float" office:value="1649" calcext:value-type="float">
            <text:p>1649</text:p>
          </table:table-cell>
          <table:table-cell office:value-type="float" office:value="5165.2" calcext:value-type="float">
            <text:p>5165.2</text:p>
          </table:table-cell>
          <table:table-cell office:value-type="float" office:value="3905.6" calcext:value-type="float">
            <text:p>3905.6</text:p>
          </table:table-cell>
          <table:table-cell office:value-type="float" office:value="1989.6" calcext:value-type="float">
            <text:p>1989.6</text:p>
          </table:table-cell>
          <table:table-cell office:value-type="float" office:value="3333.6" calcext:value-type="float">
            <text:p>3333.6</text:p>
          </table:table-cell>
          <table:table-cell office:value-type="float" office:value="7617.6" calcext:value-type="float">
            <text:p>7617.6</text:p>
          </table:table-cell>
          <table:table-cell office:value-type="float" office:value="5386.6" calcext:value-type="float">
            <text:p>5386.6</text:p>
          </table:table-cell>
          <table:table-cell office:value-type="float" office:value="3819.6" calcext:value-type="float">
            <text:p>3819.6</text:p>
          </table:table-cell>
          <table:table-cell office:value-type="float" office:value="7432.8" calcext:value-type="float">
            <text:p>7432.8</text:p>
          </table:table-cell>
          <table:table-cell office:value-type="float" office:value="4667.2" calcext:value-type="float">
            <text:p>4667.2</text:p>
          </table:table-cell>
          <table:table-cell office:value-type="float" office:value="3916.6" calcext:value-type="float">
            <text:p>3916.6</text:p>
          </table:table-cell>
          <table:table-cell office:value-type="float" office:value="3516.2" calcext:value-type="float">
            <text:p>3516.2</text:p>
          </table:table-cell>
          <table:table-cell office:value-type="float" office:value="7367.2" calcext:value-type="float">
            <text:p>7367.2</text:p>
          </table:table-cell>
          <table:table-cell office:value-type="float" office:value="3653.6" calcext:value-type="float">
            <text:p>3653.6</text:p>
          </table:table-cell>
          <table:table-cell office:value-type="float" office:value="5877.8" calcext:value-type="float">
            <text:p>5877.8</text:p>
          </table:table-cell>
          <table:table-cell office:value-type="float" office:value="5540.6" calcext:value-type="float">
            <text:p>5540.6</text:p>
          </table:table-cell>
          <table:table-cell office:value-type="float" office:value="6761.6" calcext:value-type="float">
            <text:p>6761.6</text:p>
          </table:table-cell>
          <table:table-cell office:value-type="float" office:value="6901.2" calcext:value-type="float">
            <text:p>6901.2</text:p>
          </table:table-cell>
          <table:table-cell office:value-type="float" office:value="7885.8" calcext:value-type="float">
            <text:p>7885.8</text:p>
          </table:table-cell>
          <table:table-cell office:value-type="float" office:value="5596.8" calcext:value-type="float">
            <text:p>5596.8</text:p>
          </table:table-cell>
          <table:table-cell office:value-type="float" office:value="7381.6" calcext:value-type="float">
            <text:p>7381.6</text:p>
          </table:table-cell>
          <table:table-cell office:value-type="float" office:value="7551.2" calcext:value-type="float">
            <text:p>7551.2</text:p>
          </table:table-cell>
          <table:table-cell office:value-type="float" office:value="5349.6" calcext:value-type="float">
            <text:p>5349.6</text:p>
          </table:table-cell>
          <table:table-cell office:value-type="float" office:value="9474.2" calcext:value-type="float">
            <text:p>9474.2</text:p>
          </table:table-cell>
          <table:table-cell office:value-type="float" office:value="7484.2" calcext:value-type="float">
            <text:p>7484.2</text:p>
          </table:table-cell>
          <table:table-cell office:value-type="float" office:value="9741.8" calcext:value-type="float">
            <text:p>9741.8</text:p>
          </table:table-cell>
          <table:table-cell office:value-type="float" office:value="5694.8" calcext:value-type="float">
            <text:p>5694.8</text:p>
          </table:table-cell>
          <table:table-cell office:value-type="float" office:value="9590.4" calcext:value-type="float">
            <text:p>9590.4</text:p>
          </table:table-cell>
          <table:table-cell office:value-type="float" office:value="3923.6" calcext:value-type="float">
            <text:p>3923.6</text:p>
          </table:table-cell>
          <table:table-cell office:value-type="float" office:value="9229.6" calcext:value-type="float">
            <text:p>9229.6</text:p>
          </table:table-cell>
          <table:table-cell office:value-type="float" office:value="8845.6" calcext:value-type="float">
            <text:p>8845.6</text:p>
          </table:table-cell>
          <table:table-cell office:value-type="float" office:value="9576.4" calcext:value-type="float">
            <text:p>9576.4</text:p>
          </table:table-cell>
          <table:table-cell office:value-type="float" office:value="4573.6" calcext:value-type="float">
            <text:p>4573.6</text:p>
          </table:table-cell>
          <table:table-cell office:value-type="float" office:value="7793.4" calcext:value-type="float">
            <text:p>7793.4</text:p>
          </table:table-cell>
          <table:table-cell office:value-type="float" office:value="5766.4" calcext:value-type="float">
            <text:p>5766.4</text:p>
          </table:table-cell>
          <table:table-cell office:value-type="float" office:value="9818.4" calcext:value-type="float">
            <text:p>9818.4</text:p>
          </table:table-cell>
          <table:table-cell office:value-type="float" office:value="7627.2" calcext:value-type="float">
            <text:p>7627.2</text:p>
          </table:table-cell>
          <table:table-cell office:value-type="float" office:value="9428.8" calcext:value-type="float">
            <text:p>9428.8</text:p>
          </table:table-cell>
          <table:table-cell office:value-type="float" office:value="9135.6" calcext:value-type="float">
            <text:p>9135.6</text:p>
          </table:table-cell>
          <table:table-cell office:value-type="float" office:value="7896.2" calcext:value-type="float">
            <text:p>7896.2</text:p>
          </table:table-cell>
          <table:table-cell office:value-type="float" office:value="9640.8" calcext:value-type="float">
            <text:p>9640.8</text:p>
          </table:table-cell>
          <table:table-cell office:value-type="float" office:value="7723.6" calcext:value-type="float">
            <text:p>7723.6</text:p>
          </table:table-cell>
          <table:table-cell office:value-type="float" office:value="9350.6" calcext:value-type="float">
            <text:p>9350.6</text:p>
          </table:table-cell>
          <table:table-cell office:value-type="float" office:value="9817.4" calcext:value-type="float">
            <text:p>9817.4</text:p>
          </table:table-cell>
          <table:table-cell office:value-type="float" office:value="7513.8" calcext:value-type="float">
            <text:p>7513.8</text:p>
          </table:table-cell>
          <table:table-cell office:value-type="float" office:value="9649.8" calcext:value-type="float">
            <text:p>9649.8</text:p>
          </table:table-cell>
          <table:table-cell office:value-type="float" office:value="9530.4" calcext:value-type="float">
            <text:p>9530.4</text:p>
          </table:table-cell>
          <table:table-cell office:value-type="float" office:value="9612.8" calcext:value-type="float">
            <text:p>9612.8</text:p>
          </table:table-cell>
          <table:table-cell office:value-type="float" office:value="7680.4" calcext:value-type="float">
            <text:p>7680.4</text:p>
          </table:table-cell>
          <table:table-cell office:value-type="float" office:value="9797.2" calcext:value-type="float">
            <text:p>9797.2</text:p>
          </table:table-cell>
          <table:table-cell office:value-type="float" office:value="9324.6" calcext:value-type="float">
            <text:p>9324.6</text:p>
          </table:table-cell>
          <table:table-cell office:value-type="float" office:value="9375.6" calcext:value-type="float">
            <text:p>9375.6</text:p>
          </table:table-cell>
          <table:table-cell office:value-type="float" office:value="9585" calcext:value-type="float">
            <text:p>9585</text:p>
          </table:table-cell>
          <table:table-cell office:value-type="float" office:value="9722.4" calcext:value-type="float">
            <text:p>9722.4</text:p>
          </table:table-cell>
          <table:table-cell office:value-type="float" office:value="9635.6" calcext:value-type="float">
            <text:p>9635.6</text:p>
          </table:table-cell>
          <table:table-cell office:value-type="float" office:value="9512.8" calcext:value-type="float">
            <text:p>9512.8</text:p>
          </table:table-cell>
          <table:table-cell office:value-type="float" office:value="8222.8" calcext:value-type="float">
            <text:p>8222.8</text:p>
          </table:table-cell>
          <table:table-cell office:value-type="float" office:value="8983.2" calcext:value-type="float">
            <text:p>8983.2</text:p>
          </table:table-cell>
          <table:table-cell office:value-type="float" office:value="9581" calcext:value-type="float">
            <text:p>9581</text:p>
          </table:table-cell>
          <table:table-cell office:value-type="float" office:value="9470.6" calcext:value-type="float">
            <text:p>9470.6</text:p>
          </table:table-cell>
          <table:table-cell office:value-type="float" office:value="9190.6" calcext:value-type="float">
            <text:p>9190.6</text:p>
          </table:table-cell>
          <table:table-cell office:value-type="float" office:value="9282.6" calcext:value-type="float">
            <text:p>9282.6</text:p>
          </table:table-cell>
          <table:table-cell office:value-type="float" office:value="9593.8" calcext:value-type="float">
            <text:p>9593.8</text:p>
          </table:table-cell>
          <table:table-cell office:value-type="float" office:value="9642.2" calcext:value-type="float">
            <text:p>9642.2</text:p>
          </table:table-cell>
          <table:table-cell office:value-type="float" office:value="7670.6" calcext:value-type="float">
            <text:p>7670.6</text:p>
          </table:table-cell>
          <table:table-cell office:value-type="float" office:value="9349.4" calcext:value-type="float">
            <text:p>9349.4</text:p>
          </table:table-cell>
          <table:table-cell office:value-type="float" office:value="9215.4" calcext:value-type="float">
            <text:p>9215.4</text:p>
          </table:table-cell>
          <table:table-cell office:value-type="float" office:value="9626" calcext:value-type="float">
            <text:p>9626</text:p>
          </table:table-cell>
          <table:table-cell office:value-type="float" office:value="9800.8" calcext:value-type="float">
            <text:p>9800.8</text:p>
          </table:table-cell>
          <table:table-cell office:value-type="float" office:value="9464" calcext:value-type="float">
            <text:p>9464</text:p>
          </table:table-cell>
          <table:table-cell office:value-type="float" office:value="9573.4" calcext:value-type="float">
            <text:p>9573.4</text:p>
          </table:table-cell>
          <table:table-cell office:value-type="float" office:value="9135" calcext:value-type="float">
            <text:p>9135</text:p>
          </table:table-cell>
          <table:table-cell office:value-type="float" office:value="9839.4" calcext:value-type="float">
            <text:p>9839.4</text:p>
          </table:table-cell>
          <table:table-cell office:value-type="float" office:value="7663.6" calcext:value-type="float">
            <text:p>7663.6</text:p>
          </table:table-cell>
          <table:table-cell office:value-type="float" office:value="9801.8" calcext:value-type="float">
            <text:p>9801.8</text:p>
          </table:table-cell>
          <table:table-cell office:value-type="float" office:value="9636" calcext:value-type="float">
            <text:p>9636</text:p>
          </table:table-cell>
          <table:table-cell office:value-type="float" office:value="9542.4" calcext:value-type="float">
            <text:p>9542.4</text:p>
          </table:table-cell>
          <table:table-cell office:value-type="float" office:value="9588" calcext:value-type="float">
            <text:p>9588</text:p>
          </table:table-cell>
          <table:table-cell office:value-type="float" office:value="9157.2" calcext:value-type="float">
            <text:p>9157.2</text:p>
          </table:table-cell>
          <table:table-cell office:value-type="float" office:value="7807.8" calcext:value-type="float">
            <text:p>7807.8</text:p>
          </table:table-cell>
          <table:table-cell office:value-type="float" office:value="9559" calcext:value-type="float">
            <text:p>9559</text:p>
          </table:table-cell>
          <table:table-cell office:value-type="float" office:value="9724.6" calcext:value-type="float">
            <text:p>9724.6</text:p>
          </table:table-cell>
          <table:table-cell office:value-type="float" office:value="9707" calcext:value-type="float">
            <text:p>9707</text:p>
          </table:table-cell>
          <table:table-cell office:value-type="float" office:value="9233.6" calcext:value-type="float">
            <text:p>9233.6</text:p>
          </table:table-cell>
          <table:table-cell office:value-type="float" office:value="9488" calcext:value-type="float">
            <text:p>9488</text:p>
          </table:table-cell>
          <table:table-cell office:value-type="float" office:value="9905.6" calcext:value-type="float">
            <text:p>9905.6</text:p>
          </table:table-cell>
          <table:table-cell office:value-type="float" office:value="9468.2" calcext:value-type="float">
            <text:p>9468.2</text:p>
          </table:table-cell>
          <table:table-cell office:value-type="float" office:value="9100.2" calcext:value-type="float">
            <text:p>9100.2</text:p>
          </table:table-cell>
          <table:table-cell office:value-type="float" office:value="9693" calcext:value-type="float">
            <text:p>9693</text:p>
          </table:table-cell>
          <table:table-cell office:value-type="float" office:value="9232.4" calcext:value-type="float">
            <text:p>9232.4</text:p>
          </table:table-cell>
          <table:table-cell office:value-type="float" office:value="9478.6" calcext:value-type="float">
            <text:p>9478.6</text:p>
          </table:table-cell>
          <table:table-cell office:value-type="float" office:value="9850.4" calcext:value-type="float">
            <text:p>9850.4</text:p>
          </table:table-cell>
          <table:table-cell office:value-type="float" office:value="9569" calcext:value-type="float">
            <text:p>9569</text:p>
          </table:table-cell>
          <table:table-cell office:value-type="float" office:value="9508.2" calcext:value-type="float">
            <text:p>9508.2</text:p>
          </table:table-cell>
          <table:table-cell office:value-type="float" office:value="9295.6" calcext:value-type="float">
            <text:p>9295.6</text:p>
          </table:table-cell>
          <table:table-cell office:value-type="float" office:value="7889.4" calcext:value-type="float">
            <text:p>7889.4</text:p>
          </table:table-cell>
          <table:table-cell office:value-type="float" office:value="9927.8" calcext:value-type="float">
            <text:p>9927.8</text:p>
          </table:table-cell>
          <table:table-cell office:value-type="float" office:value="9428.2" calcext:value-type="float">
            <text:p>9428.2</text:p>
          </table:table-cell>
          <table:table-cell office:value-type="float" office:value="9118.6" calcext:value-type="float">
            <text:p>9118.6</text:p>
          </table:table-cell>
          <table:table-cell office:value-type="float" office:value="9625.2" calcext:value-type="float">
            <text:p>9625.2</text:p>
          </table:table-cell>
          <table:table-cell office:value-type="float" office:value="9788" calcext:value-type="float">
            <text:p>9788</text:p>
          </table:table-cell>
          <table:table-cell office:value-type="float" office:value="9514.2" calcext:value-type="float">
            <text:p>9514.2</text:p>
          </table:table-cell>
          <table:table-cell office:value-type="float" office:value="9642.8" calcext:value-type="float">
            <text:p>9642.8</text:p>
          </table:table-cell>
          <table:table-cell office:value-type="float" office:value="9471.4" calcext:value-type="float">
            <text:p>9471.4</text:p>
          </table:table-cell>
          <table:table-cell office:value-type="float" office:value="7773.6" calcext:value-type="float">
            <text:p>7773.6</text:p>
          </table:table-cell>
          <table:table-cell office:value-type="float" office:value="9421" calcext:value-type="float">
            <text:p>9421</text:p>
          </table:table-cell>
          <table:table-cell office:value-type="float" office:value="5937.2" calcext:value-type="float">
            <text:p>5937.2</text:p>
          </table:table-cell>
          <table:table-cell office:value-type="float" office:value="8637.2" calcext:value-type="float">
            <text:p>8637.2</text:p>
          </table:table-cell>
          <table:table-cell office:value-type="float" office:value="9848.2" calcext:value-type="float">
            <text:p>9848.2</text:p>
          </table:table-cell>
          <table:table-cell office:value-type="float" office:value="7603.6" calcext:value-type="float">
            <text:p>7603.6</text:p>
          </table:table-cell>
          <table:table-cell office:value-type="float" office:value="9819.2" calcext:value-type="float">
            <text:p>9819.2</text:p>
          </table:table-cell>
          <table:table-cell office:value-type="float" office:value="9228.2" calcext:value-type="float">
            <text:p>9228.2</text:p>
          </table:table-cell>
          <table:table-cell office:value-type="float" office:value="7775" calcext:value-type="float">
            <text:p>7775</text:p>
          </table:table-cell>
          <table:table-cell office:value-type="float" office:value="9229.2" calcext:value-type="float">
            <text:p>9229.2</text:p>
          </table:table-cell>
          <table:table-cell office:value-type="float" office:value="7448.2" calcext:value-type="float">
            <text:p>7448.2</text:p>
          </table:table-cell>
          <table:table-cell office:value-type="float" office:value="9749.2" calcext:value-type="float">
            <text:p>9749.2</text:p>
          </table:table-cell>
          <table:table-cell office:value-type="float" office:value="8876.2" calcext:value-type="float">
            <text:p>8876.2</text:p>
          </table:table-cell>
          <table:table-cell office:value-type="float" office:value="9340" calcext:value-type="float">
            <text:p>9340</text:p>
          </table:table-cell>
          <table:table-cell office:value-type="float" office:value="9858.6" calcext:value-type="float">
            <text:p>9858.6</text:p>
          </table:table-cell>
          <table:table-cell office:value-type="float" office:value="9738.8" calcext:value-type="float">
            <text:p>9738.8</text:p>
          </table:table-cell>
          <table:table-cell office:value-type="float" office:value="9586.8" calcext:value-type="float">
            <text:p>9586.8</text:p>
          </table:table-cell>
          <table:table-cell office:value-type="float" office:value="9912" calcext:value-type="float">
            <text:p>9912</text:p>
          </table:table-cell>
          <table:table-cell office:value-type="float" office:value="9177.8" calcext:value-type="float">
            <text:p>9177.8</text:p>
          </table:table-cell>
          <table:table-cell office:value-type="float" office:value="8363.8" calcext:value-type="float">
            <text:p>8363.8</text:p>
          </table:table-cell>
          <table:table-cell office:value-type="float" office:value="9774.8" calcext:value-type="float">
            <text:p>9774.8</text:p>
          </table:table-cell>
          <table:table-cell office:value-type="float" office:value="9919.2" calcext:value-type="float">
            <text:p>9919.2</text:p>
          </table:table-cell>
          <table:table-cell office:value-type="float" office:value="9965.6" calcext:value-type="float">
            <text:p>9965.6</text:p>
          </table:table-cell>
          <table:table-cell office:value-type="float" office:value="7893.8" calcext:value-type="float">
            <text:p>7893.8</text:p>
          </table:table-cell>
          <table:table-cell office:value-type="float" office:value="9182.8" calcext:value-type="float">
            <text:p>9182.8</text:p>
          </table:table-cell>
          <table:table-cell office:value-type="float" office:value="9784.2" calcext:value-type="float">
            <text:p>9784.2</text:p>
          </table:table-cell>
          <table:table-cell office:value-type="float" office:value="9735.2" calcext:value-type="float">
            <text:p>9735.2</text:p>
          </table:table-cell>
          <table:table-cell office:value-type="float" office:value="9181" calcext:value-type="float">
            <text:p>9181</text:p>
          </table:table-cell>
          <table:table-cell office:value-type="float" office:value="9422.4" calcext:value-type="float">
            <text:p>9422.4</text:p>
          </table:table-cell>
          <table:table-cell office:value-type="float" office:value="9813.8" calcext:value-type="float">
            <text:p>9813.8</text:p>
          </table:table-cell>
          <table:table-cell office:value-type="float" office:value="9406" calcext:value-type="float">
            <text:p>9406</text:p>
          </table:table-cell>
          <table:table-cell office:value-type="float" office:value="9303" calcext:value-type="float">
            <text:p>9303</text:p>
          </table:table-cell>
          <table:table-cell office:value-type="float" office:value="9417.6" calcext:value-type="float">
            <text:p>9417.6</text:p>
          </table:table-cell>
          <table:table-cell office:value-type="float" office:value="9286.4" calcext:value-type="float">
            <text:p>9286.4</text:p>
          </table:table-cell>
          <table:table-cell office:value-type="float" office:value="8886.8" calcext:value-type="float">
            <text:p>8886.8</text:p>
          </table:table-cell>
          <table:table-cell office:value-type="float" office:value="9882.2" calcext:value-type="float">
            <text:p>9882.2</text:p>
          </table:table-cell>
          <table:table-cell office:value-type="float" office:value="8781.4" calcext:value-type="float">
            <text:p>8781.4</text:p>
          </table:table-cell>
          <table:table-cell office:value-type="float" office:value="9981" calcext:value-type="float">
            <text:p>9981</text:p>
          </table:table-cell>
          <table:table-cell office:value-type="float" office:value="8567.8" calcext:value-type="float">
            <text:p>8567.8</text:p>
          </table:table-cell>
          <table:table-cell office:value-type="float" office:value="9381.2" calcext:value-type="float">
            <text:p>9381.2</text:p>
          </table:table-cell>
          <table:table-cell office:value-type="float" office:value="9732.8" calcext:value-type="float">
            <text:p>9732.8</text:p>
          </table:table-cell>
          <table:table-cell office:value-type="float" office:value="9756.8" calcext:value-type="float">
            <text:p>9756.8</text:p>
          </table:table-cell>
          <table:table-cell office:value-type="float" office:value="9619.6" calcext:value-type="float">
            <text:p>9619.6</text:p>
          </table:table-cell>
          <table:table-cell office:value-type="float" office:value="9839.8" calcext:value-type="float">
            <text:p>9839.8</text:p>
          </table:table-cell>
          <table:table-cell office:value-type="float" office:value="9706" calcext:value-type="float">
            <text:p>9706</text:p>
          </table:table-cell>
          <table:table-cell office:value-type="float" office:value="9665.2" calcext:value-type="float">
            <text:p>9665.2</text:p>
          </table:table-cell>
          <table:table-cell office:value-type="float" office:value="9651.4" calcext:value-type="float">
            <text:p>9651.4</text:p>
          </table:table-cell>
          <table:table-cell office:value-type="float" office:value="8871.6" calcext:value-type="float">
            <text:p>8871.6</text:p>
          </table:table-cell>
          <table:table-cell office:value-type="float" office:value="9819.4" calcext:value-type="float">
            <text:p>9819.4</text:p>
          </table:table-cell>
          <table:table-cell office:value-type="float" office:value="8946" calcext:value-type="float">
            <text:p>8946</text:p>
          </table:table-cell>
          <table:table-cell office:value-type="float" office:value="9799.6" calcext:value-type="float">
            <text:p>9799.6</text:p>
          </table:table-cell>
          <table:table-cell office:value-type="float" office:value="9782" calcext:value-type="float">
            <text:p>9782</text:p>
          </table:table-cell>
          <table:table-cell office:value-type="float" office:value="9377.6" calcext:value-type="float">
            <text:p>9377.6</text:p>
          </table:table-cell>
          <table:table-cell office:value-type="float" office:value="9652.4" calcext:value-type="float">
            <text:p>9652.4</text:p>
          </table:table-cell>
          <table:table-cell office:value-type="float" office:value="9791.6" calcext:value-type="float">
            <text:p>9791.6</text:p>
          </table:table-cell>
          <table:table-cell office:value-type="float" office:value="9954.8" calcext:value-type="float">
            <text:p>9954.8</text:p>
          </table:table-cell>
          <table:table-cell office:value-type="float" office:value="9790.2" calcext:value-type="float">
            <text:p>9790.2</text:p>
          </table:table-cell>
          <table:table-cell office:value-type="float" office:value="9519.6" calcext:value-type="float">
            <text:p>9519.6</text:p>
          </table:table-cell>
          <table:table-cell office:value-type="float" office:value="9502" calcext:value-type="float">
            <text:p>9502</text:p>
          </table:table-cell>
          <table:table-cell office:value-type="float" office:value="9715.4" calcext:value-type="float">
            <text:p>9715.4</text:p>
          </table:table-cell>
          <table:table-cell office:value-type="float" office:value="9572.6" calcext:value-type="float">
            <text:p>9572.6</text:p>
          </table:table-cell>
          <table:table-cell office:value-type="float" office:value="9752.8" calcext:value-type="float">
            <text:p>9752.8</text:p>
          </table:table-cell>
          <table:table-cell office:value-type="float" office:value="9642.6" calcext:value-type="float">
            <text:p>9642.6</text:p>
          </table:table-cell>
          <table:table-cell office:value-type="float" office:value="7974.2" calcext:value-type="float">
            <text:p>7974.2</text:p>
          </table:table-cell>
          <table:table-cell office:value-type="float" office:value="8783.6" calcext:value-type="float">
            <text:p>8783.6</text:p>
          </table:table-cell>
          <table:table-cell office:value-type="float" office:value="9949" calcext:value-type="float">
            <text:p>9949</text:p>
          </table:table-cell>
          <table:table-cell office:value-type="float" office:value="8718.8" calcext:value-type="float">
            <text:p>8718.8</text:p>
          </table:table-cell>
          <table:table-cell office:value-type="float" office:value="9586" calcext:value-type="float">
            <text:p>9586</text:p>
          </table:table-cell>
          <table:table-cell office:value-type="float" office:value="8936.2" calcext:value-type="float">
            <text:p>8936.2</text:p>
          </table:table-cell>
          <table:table-cell office:value-type="float" office:value="7892" calcext:value-type="float">
            <text:p>7892</text:p>
          </table:table-cell>
          <table:table-cell office:value-type="float" office:value="9593" calcext:value-type="float">
            <text:p>9593</text:p>
          </table:table-cell>
          <table:table-cell office:value-type="float" office:value="9735.6" calcext:value-type="float">
            <text:p>9735.6</text:p>
          </table:table-cell>
          <table:table-cell office:value-type="float" office:value="9566.8" calcext:value-type="float">
            <text:p>9566.8</text:p>
          </table:table-cell>
          <table:table-cell office:value-type="float" office:value="9706.8" calcext:value-type="float">
            <text:p>9706.8</text:p>
          </table:table-cell>
          <table:table-cell office:value-type="float" office:value="9780" calcext:value-type="float">
            <text:p>9780</text:p>
          </table:table-cell>
          <table:table-cell office:value-type="float" office:value="9698.4" calcext:value-type="float">
            <text:p>9698.4</text:p>
          </table:table-cell>
          <table:table-cell office:value-type="float" office:value="9519" calcext:value-type="float">
            <text:p>9519</text:p>
          </table:table-cell>
          <table:table-cell office:value-type="float" office:value="9928.6" calcext:value-type="float">
            <text:p>9928.6</text:p>
          </table:table-cell>
          <table:table-cell office:value-type="float" office:value="9762.6" calcext:value-type="float">
            <text:p>9762.6</text:p>
          </table:table-cell>
          <table:table-cell office:value-type="float" office:value="9677" calcext:value-type="float">
            <text:p>9677</text:p>
          </table:table-cell>
          <table:table-cell office:value-type="float" office:value="9322.2" calcext:value-type="float">
            <text:p>9322.2</text:p>
          </table:table-cell>
          <table:table-cell office:value-type="float" office:value="9936.2" calcext:value-type="float">
            <text:p>9936.2</text:p>
          </table:table-cell>
          <table:table-cell office:value-type="float" office:value="9698.2" calcext:value-type="float">
            <text:p>9698.2</text:p>
          </table:table-cell>
          <table:table-cell office:value-type="float" office:value="9487" calcext:value-type="float">
            <text:p>9487</text:p>
          </table:table-cell>
          <table:table-cell office:value-type="float" office:value="8385" calcext:value-type="float">
            <text:p>8385</text:p>
          </table:table-cell>
          <table:table-cell office:value-type="float" office:value="9909.8" calcext:value-type="float">
            <text:p>9909.8</text:p>
          </table:table-cell>
          <table:table-cell office:value-type="float" office:value="9660.6" calcext:value-type="float">
            <text:p>9660.6</text:p>
          </table:table-cell>
          <table:table-cell office:value-type="float" office:value="9526" calcext:value-type="float">
            <text:p>9526</text:p>
          </table:table-cell>
          <table:table-cell office:value-type="float" office:value="9775.6" calcext:value-type="float">
            <text:p>9775.6</text:p>
          </table:table-cell>
          <table:table-cell office:value-type="float" office:value="8867.2" calcext:value-type="float">
            <text:p>8867.2</text:p>
          </table:table-cell>
          <table:table-cell office:value-type="float" office:value="9872.8" calcext:value-type="float">
            <text:p>9872.8</text:p>
          </table:table-cell>
          <table:table-cell office:value-type="float" office:value="9730.6" calcext:value-type="float">
            <text:p>9730.6</text:p>
          </table:table-cell>
          <table:table-cell office:value-type="float" office:value="7769.4" calcext:value-type="float">
            <text:p>7769.4</text:p>
          </table:table-cell>
          <table:table-cell office:value-type="float" office:value="9927.6" calcext:value-type="float">
            <text:p>9927.6</text:p>
          </table:table-cell>
          <table:table-cell office:value-type="float" office:value="9074.6" calcext:value-type="float">
            <text:p>9074.6</text:p>
          </table:table-cell>
          <table:table-cell office:value-type="float" office:value="9373.8" calcext:value-type="float">
            <text:p>9373.8</text:p>
          </table:table-cell>
          <table:table-cell office:value-type="float" office:value="9849.8" calcext:value-type="float">
            <text:p>9849.8</text:p>
          </table:table-cell>
          <table:table-cell office:value-type="float" office:value="8455.4" calcext:value-type="float">
            <text:p>8455.4</text:p>
          </table:table-cell>
          <table:table-cell office:value-type="float" office:value="8486.6" calcext:value-type="float">
            <text:p>8486.6</text:p>
          </table:table-cell>
          <table:table-cell office:value-type="float" office:value="9346.2" calcext:value-type="float">
            <text:p>9346.2</text:p>
          </table:table-cell>
          <table:table-cell office:value-type="float" office:value="9869.4" calcext:value-type="float">
            <text:p>9869.4</text:p>
          </table:table-cell>
          <table:table-cell office:value-type="float" office:value="8674.2" calcext:value-type="float">
            <text:p>8674.2</text:p>
          </table:table-cell>
          <table:table-cell office:value-type="float" office:value="9647" calcext:value-type="float">
            <text:p>9647</text:p>
          </table:table-cell>
          <table:table-cell office:value-type="float" office:value="9647.4" calcext:value-type="float">
            <text:p>9647.4</text:p>
          </table:table-cell>
          <table:table-cell office:value-type="float" office:value="9639.4" calcext:value-type="float">
            <text:p>9639.4</text:p>
          </table:table-cell>
          <table:table-cell office:value-type="float" office:value="9523" calcext:value-type="float">
            <text:p>9523</text:p>
          </table:table-cell>
          <table:table-cell office:value-type="float" office:value="9094.4" calcext:value-type="float">
            <text:p>9094.4</text:p>
          </table:table-cell>
          <table:table-cell office:value-type="float" office:value="8906" calcext:value-type="float">
            <text:p>8906</text:p>
          </table:table-cell>
          <table:table-cell office:value-type="float" office:value="9659.2" calcext:value-type="float">
            <text:p>9659.2</text:p>
          </table:table-cell>
          <table:table-cell office:value-type="float" office:value="8735.4" calcext:value-type="float">
            <text:p>8735.4</text:p>
          </table:table-cell>
          <table:table-cell office:value-type="float" office:value="8776.2" calcext:value-type="float">
            <text:p>8776.2</text:p>
          </table:table-cell>
          <table:table-cell office:value-type="float" office:value="8593.2" calcext:value-type="float">
            <text:p>8593.2</text:p>
          </table:table-cell>
          <table:table-cell office:value-type="float" office:value="9232" calcext:value-type="float">
            <text:p>9232</text:p>
          </table:table-cell>
          <table:table-cell office:value-type="float" office:value="9532.6" calcext:value-type="float">
            <text:p>9532.6</text:p>
          </table:table-cell>
          <table:table-cell office:value-type="float" office:value="9855" calcext:value-type="float">
            <text:p>9855</text:p>
          </table:table-cell>
          <table:table-cell office:value-type="float" office:value="9801.4" calcext:value-type="float">
            <text:p>9801.4</text:p>
          </table:table-cell>
          <table:table-cell office:value-type="float" office:value="9438.6" calcext:value-type="float">
            <text:p>9438.6</text:p>
          </table:table-cell>
          <table:table-cell office:value-type="float" office:value="9706.2" calcext:value-type="float">
            <text:p>9706.2</text:p>
          </table:table-cell>
          <table:table-cell office:value-type="float" office:value="8694" calcext:value-type="float">
            <text:p>8694</text:p>
          </table:table-cell>
          <table:table-cell office:value-type="float" office:value="9803.2" calcext:value-type="float">
            <text:p>9803.2</text:p>
          </table:table-cell>
          <table:table-cell office:value-type="float" office:value="9683.6" calcext:value-type="float">
            <text:p>9683.6</text:p>
          </table:table-cell>
          <table:table-cell office:value-type="float" office:value="9067" calcext:value-type="float">
            <text:p>9067</text:p>
          </table:table-cell>
          <table:table-cell office:value-type="float" office:value="9663" calcext:value-type="float">
            <text:p>9663</text:p>
          </table:table-cell>
          <table:table-cell office:value-type="float" office:value="9857.8" calcext:value-type="float">
            <text:p>9857.8</text:p>
          </table:table-cell>
          <table:table-cell office:value-type="float" office:value="9351.8" calcext:value-type="float">
            <text:p>9351.8</text:p>
          </table:table-cell>
          <table:table-cell office:value-type="float" office:value="5565.2" calcext:value-type="float">
            <text:p>5565.2</text:p>
          </table:table-cell>
          <table:table-cell office:value-type="float" office:value="9688" calcext:value-type="float">
            <text:p>9688</text:p>
          </table:table-cell>
          <table:table-cell office:value-type="float" office:value="8831.8" calcext:value-type="float">
            <text:p>8831.8</text:p>
          </table:table-cell>
          <table:table-cell office:value-type="float" office:value="9813.8" calcext:value-type="float">
            <text:p>9813.8</text:p>
          </table:table-cell>
          <table:table-cell office:value-type="float" office:value="9842.8" calcext:value-type="float">
            <text:p>9842.8</text:p>
          </table:table-cell>
          <table:table-cell office:value-type="float" office:value="7888.6" calcext:value-type="float">
            <text:p>7888.6</text:p>
          </table:table-cell>
          <table:table-cell office:value-type="float" office:value="8966.8" calcext:value-type="float">
            <text:p>8966.8</text:p>
          </table:table-cell>
          <table:table-cell office:value-type="float" office:value="9298" calcext:value-type="float">
            <text:p>9298</text:p>
          </table:table-cell>
          <table:table-cell office:value-type="float" office:value="9933.8" calcext:value-type="float">
            <text:p>9933.8</text:p>
          </table:table-cell>
          <table:table-cell office:value-type="float" office:value="9643.2" calcext:value-type="float">
            <text:p>9643.2</text:p>
          </table:table-cell>
          <table:table-cell office:value-type="float" office:value="8336" calcext:value-type="float">
            <text:p>8336</text:p>
          </table:table-cell>
          <table:table-cell office:value-type="float" office:value="9656.8" calcext:value-type="float">
            <text:p>9656.8</text:p>
          </table:table-cell>
          <table:table-cell office:value-type="float" office:value="7764.2" calcext:value-type="float">
            <text:p>7764.2</text:p>
          </table:table-cell>
          <table:table-cell office:value-type="float" office:value="9334.2" calcext:value-type="float">
            <text:p>9334.2</text:p>
          </table:table-cell>
          <table:table-cell office:value-type="float" office:value="9631.6" calcext:value-type="float">
            <text:p>9631.6</text:p>
          </table:table-cell>
          <table:table-cell office:value-type="float" office:value="9679.4" calcext:value-type="float">
            <text:p>9679.4</text:p>
          </table:table-cell>
          <table:table-cell office:value-type="float" office:value="9047.4" calcext:value-type="float">
            <text:p>9047.4</text:p>
          </table:table-cell>
          <table:table-cell office:value-type="float" office:value="9834.8" calcext:value-type="float">
            <text:p>9834.8</text:p>
          </table:table-cell>
          <table:table-cell office:value-type="float" office:value="9335.4" calcext:value-type="float">
            <text:p>9335.4</text:p>
          </table:table-cell>
          <table:table-cell office:value-type="float" office:value="9239.6" calcext:value-type="float">
            <text:p>9239.6</text:p>
          </table:table-cell>
          <table:table-cell office:value-type="float" office:value="8000.2" calcext:value-type="float">
            <text:p>8000.2</text:p>
          </table:table-cell>
          <table:table-cell office:value-type="float" office:value="9171.8" calcext:value-type="float">
            <text:p>9171.8</text:p>
          </table:table-cell>
          <table:table-cell office:value-type="float" office:value="7740.6" calcext:value-type="float">
            <text:p>7740.6</text:p>
          </table:table-cell>
          <table:table-cell office:value-type="float" office:value="9360.8" calcext:value-type="float">
            <text:p>9360.8</text:p>
          </table:table-cell>
          <table:table-cell office:value-type="float" office:value="9429.8" calcext:value-type="float">
            <text:p>9429.8</text:p>
          </table:table-cell>
          <table:table-cell office:value-type="float" office:value="9718.8" calcext:value-type="float">
            <text:p>9718.8</text:p>
          </table:table-cell>
          <table:table-cell office:value-type="float" office:value="9185" calcext:value-type="float">
            <text:p>9185</text:p>
          </table:table-cell>
          <table:table-cell office:value-type="float" office:value="9585.2" calcext:value-type="float">
            <text:p>9585.2</text:p>
          </table:table-cell>
          <table:table-cell office:value-type="float" office:value="8375" calcext:value-type="float">
            <text:p>8375</text:p>
          </table:table-cell>
          <table:table-cell office:value-type="float" office:value="9246" calcext:value-type="float">
            <text:p>9246</text:p>
          </table:table-cell>
          <table:table-cell office:value-type="float" office:value="7446.4" calcext:value-type="float">
            <text:p>7446.4</text:p>
          </table:table-cell>
          <table:table-cell office:value-type="float" office:value="8590" calcext:value-type="float">
            <text:p>8590</text:p>
          </table:table-cell>
          <table:table-cell office:value-type="float" office:value="9266" calcext:value-type="float">
            <text:p>9266</text:p>
          </table:table-cell>
          <table:table-cell office:value-type="float" office:value="9245" calcext:value-type="float">
            <text:p>9245</text:p>
          </table:table-cell>
          <table:table-cell office:value-type="float" office:value="8407.8" calcext:value-type="float">
            <text:p>8407.8</text:p>
          </table:table-cell>
          <table:table-cell office:value-type="float" office:value="7673" calcext:value-type="float">
            <text:p>7673</text:p>
          </table:table-cell>
          <table:table-cell office:value-type="float" office:value="9298" calcext:value-type="float">
            <text:p>9298</text:p>
          </table:table-cell>
          <table:table-cell office:value-type="float" office:value="9819.4" calcext:value-type="float">
            <text:p>9819.4</text:p>
          </table:table-cell>
          <table:table-cell office:value-type="float" office:value="9317" calcext:value-type="float">
            <text:p>9317</text:p>
          </table:table-cell>
          <table:table-cell office:value-type="float" office:value="9851.8" calcext:value-type="float">
            <text:p>9851.8</text:p>
          </table:table-cell>
          <table:table-cell office:value-type="float" office:value="6624.6" calcext:value-type="float">
            <text:p>6624.6</text:p>
          </table:table-cell>
          <table:table-cell office:value-type="float" office:value="9691.6" calcext:value-type="float">
            <text:p>9691.6</text:p>
          </table:table-cell>
          <table:table-cell office:value-type="float" office:value="9664" calcext:value-type="float">
            <text:p>9664</text:p>
          </table:table-cell>
          <table:table-cell office:value-type="float" office:value="9753.4" calcext:value-type="float">
            <text:p>9753.4</text:p>
          </table:table-cell>
          <table:table-cell office:value-type="float" office:value="9596.2" calcext:value-type="float">
            <text:p>9596.2</text:p>
          </table:table-cell>
          <table:table-cell office:value-type="float" office:value="9302.4" calcext:value-type="float">
            <text:p>9302.4</text:p>
          </table:table-cell>
          <table:table-cell office:value-type="float" office:value="9069" calcext:value-type="float">
            <text:p>9069</text:p>
          </table:table-cell>
          <table:table-cell office:value-type="float" office:value="9111.6" calcext:value-type="float">
            <text:p>9111.6</text:p>
          </table:table-cell>
          <table:table-cell office:value-type="float" office:value="8214" calcext:value-type="float">
            <text:p>8214</text:p>
          </table:table-cell>
          <table:table-cell office:value-type="float" office:value="9823.4" calcext:value-type="float">
            <text:p>9823.4</text:p>
          </table:table-cell>
          <table:table-cell office:value-type="float" office:value="8748.8" calcext:value-type="float">
            <text:p>8748.8</text:p>
          </table:table-cell>
          <table:table-cell office:value-type="float" office:value="9463.4" calcext:value-type="float">
            <text:p>9463.4</text:p>
          </table:table-cell>
          <table:table-cell office:value-type="float" office:value="9047.4" calcext:value-type="float">
            <text:p>9047.4</text:p>
          </table:table-cell>
          <table:table-cell office:value-type="float" office:value="9645.6" calcext:value-type="float">
            <text:p>9645.6</text:p>
          </table:table-cell>
          <table:table-cell office:value-type="float" office:value="9502.2" calcext:value-type="float">
            <text:p>9502.2</text:p>
          </table:table-cell>
          <table:table-cell office:value-type="float" office:value="8865.8" calcext:value-type="float">
            <text:p>8865.8</text:p>
          </table:table-cell>
          <table:table-cell office:value-type="float" office:value="9388.2" calcext:value-type="float">
            <text:p>9388.2</text:p>
          </table:table-cell>
          <table:table-cell office:value-type="float" office:value="9655" calcext:value-type="float">
            <text:p>9655</text:p>
          </table:table-cell>
          <table:table-cell office:value-type="float" office:value="9352.2" calcext:value-type="float">
            <text:p>9352.2</text:p>
          </table:table-cell>
          <table:table-cell office:value-type="float" office:value="9899" calcext:value-type="float">
            <text:p>9899</text:p>
          </table:table-cell>
          <table:table-cell office:value-type="float" office:value="9177.2" calcext:value-type="float">
            <text:p>9177.2</text:p>
          </table:table-cell>
          <table:table-cell office:value-type="float" office:value="8913.8" calcext:value-type="float">
            <text:p>8913.8</text:p>
          </table:table-cell>
          <table:table-cell office:value-type="float" office:value="9279.2" calcext:value-type="float">
            <text:p>9279.2</text:p>
          </table:table-cell>
          <table:table-cell office:value-type="float" office:value="8890.6" calcext:value-type="float">
            <text:p>8890.6</text:p>
          </table:table-cell>
          <table:table-cell office:value-type="float" office:value="8178.8" calcext:value-type="float">
            <text:p>8178.8</text:p>
          </table:table-cell>
          <table:table-cell office:value-type="float" office:value="9678.2" calcext:value-type="float">
            <text:p>9678.2</text:p>
          </table:table-cell>
          <table:table-cell office:value-type="float" office:value="9777.4" calcext:value-type="float">
            <text:p>9777.4</text:p>
          </table:table-cell>
          <table:table-cell office:value-type="float" office:value="8715" calcext:value-type="float">
            <text:p>8715</text:p>
          </table:table-cell>
          <table:table-cell office:value-type="float" office:value="9929.4" calcext:value-type="float">
            <text:p>9929.4</text:p>
          </table:table-cell>
          <table:table-cell office:value-type="float" office:value="8800.6" calcext:value-type="float">
            <text:p>8800.6</text:p>
          </table:table-cell>
          <table:table-cell office:value-type="float" office:value="8801.4" calcext:value-type="float">
            <text:p>8801.4</text:p>
          </table:table-cell>
          <table:table-cell office:value-type="float" office:value="9563.8" calcext:value-type="float">
            <text:p>9563.8</text:p>
          </table:table-cell>
          <table:table-cell office:value-type="float" office:value="9193.6" calcext:value-type="float">
            <text:p>9193.6</text:p>
          </table:table-cell>
          <table:table-cell office:value-type="float" office:value="6738.6" calcext:value-type="float">
            <text:p>6738.6</text:p>
          </table:table-cell>
          <table:table-cell office:value-type="float" office:value="9135.2" calcext:value-type="float">
            <text:p>9135.2</text:p>
          </table:table-cell>
          <table:table-cell office:value-type="float" office:value="9717.2" calcext:value-type="float">
            <text:p>9717.2</text:p>
          </table:table-cell>
          <table:table-cell office:value-type="float" office:value="9660.8" calcext:value-type="float">
            <text:p>9660.8</text:p>
          </table:table-cell>
          <table:table-cell office:value-type="float" office:value="7912.8" calcext:value-type="float">
            <text:p>7912.8</text:p>
          </table:table-cell>
          <table:table-cell office:value-type="float" office:value="8305.2" calcext:value-type="float">
            <text:p>8305.2</text:p>
          </table:table-cell>
          <table:table-cell office:value-type="float" office:value="9352" calcext:value-type="float">
            <text:p>9352</text:p>
          </table:table-cell>
          <table:table-cell office:value-type="float" office:value="7808.2" calcext:value-type="float">
            <text:p>7808.2</text:p>
          </table:table-cell>
          <table:table-cell office:value-type="float" office:value="8834" calcext:value-type="float">
            <text:p>8834</text:p>
          </table:table-cell>
          <table:table-cell office:value-type="float" office:value="9316.6" calcext:value-type="float">
            <text:p>9316.6</text:p>
          </table:table-cell>
          <table:table-cell office:value-type="float" office:value="9490.6" calcext:value-type="float">
            <text:p>9490.6</text:p>
          </table:table-cell>
          <table:table-cell office:value-type="float" office:value="8899" calcext:value-type="float">
            <text:p>8899</text:p>
          </table:table-cell>
          <table:table-cell office:value-type="float" office:value="8528.8" calcext:value-type="float">
            <text:p>8528.8</text:p>
          </table:table-cell>
          <table:table-cell office:value-type="float" office:value="9731.2" calcext:value-type="float">
            <text:p>9731.2</text:p>
          </table:table-cell>
          <table:table-cell office:value-type="float" office:value="8786.6" calcext:value-type="float">
            <text:p>8786.6</text:p>
          </table:table-cell>
          <table:table-cell office:value-type="float" office:value="8198.6" calcext:value-type="float">
            <text:p>8198.6</text:p>
          </table:table-cell>
          <table:table-cell office:value-type="float" office:value="9417.4" calcext:value-type="float">
            <text:p>9417.4</text:p>
          </table:table-cell>
          <table:table-cell office:value-type="float" office:value="9349.6" calcext:value-type="float">
            <text:p>9349.6</text:p>
          </table:table-cell>
          <table:table-cell office:value-type="float" office:value="9549.2" calcext:value-type="float">
            <text:p>9549.2</text:p>
          </table:table-cell>
          <table:table-cell office:value-type="float" office:value="9552.4" calcext:value-type="float">
            <text:p>9552.4</text:p>
          </table:table-cell>
          <table:table-cell office:value-type="float" office:value="9743.6" calcext:value-type="float">
            <text:p>9743.6</text:p>
          </table:table-cell>
          <table:table-cell office:value-type="float" office:value="8831.2" calcext:value-type="float">
            <text:p>8831.2</text:p>
          </table:table-cell>
          <table:table-cell office:value-type="float" office:value="9477.2" calcext:value-type="float">
            <text:p>9477.2</text:p>
          </table:table-cell>
          <table:table-cell office:value-type="float" office:value="9813.8" calcext:value-type="float">
            <text:p>9813.8</text:p>
          </table:table-cell>
          <table:table-cell office:value-type="float" office:value="9819.6" calcext:value-type="float">
            <text:p>9819.6</text:p>
          </table:table-cell>
          <table:table-cell office:value-type="float" office:value="7509.8" calcext:value-type="float">
            <text:p>7509.8</text:p>
          </table:table-cell>
          <table:table-cell office:value-type="float" office:value="9625.2" calcext:value-type="float">
            <text:p>9625.2</text:p>
          </table:table-cell>
          <table:table-cell office:value-type="float" office:value="9113.6" calcext:value-type="float">
            <text:p>9113.6</text:p>
          </table:table-cell>
          <table:table-cell office:value-type="float" office:value="9142.2" calcext:value-type="float">
            <text:p>9142.2</text:p>
          </table:table-cell>
          <table:table-cell office:value-type="float" office:value="8035" calcext:value-type="float">
            <text:p>8035</text:p>
          </table:table-cell>
          <table:table-cell office:value-type="float" office:value="7825.6" calcext:value-type="float">
            <text:p>7825.6</text:p>
          </table:table-cell>
          <table:table-cell office:value-type="float" office:value="9333" calcext:value-type="float">
            <text:p>9333</text:p>
          </table:table-cell>
          <table:table-cell office:value-type="float" office:value="9595.4" calcext:value-type="float">
            <text:p>9595.4</text:p>
          </table:table-cell>
          <table:table-cell office:value-type="float" office:value="8810" calcext:value-type="float">
            <text:p>8810</text:p>
          </table:table-cell>
          <table:table-cell office:value-type="float" office:value="9840.4" calcext:value-type="float">
            <text:p>9840.4</text:p>
          </table:table-cell>
          <table:table-cell office:value-type="float" office:value="7695.2" calcext:value-type="float">
            <text:p>7695.2</text:p>
          </table:table-cell>
          <table:table-cell office:value-type="float" office:value="9425.6" calcext:value-type="float">
            <text:p>9425.6</text:p>
          </table:table-cell>
          <table:table-cell office:value-type="float" office:value="9208.8" calcext:value-type="float">
            <text:p>9208.8</text:p>
          </table:table-cell>
          <table:table-cell office:value-type="float" office:value="9956" calcext:value-type="float">
            <text:p>9956</text:p>
          </table:table-cell>
          <table:table-cell office:value-type="float" office:value="8758.6" calcext:value-type="float">
            <text:p>8758.6</text:p>
          </table:table-cell>
          <table:table-cell office:value-type="float" office:value="9564.8" calcext:value-type="float">
            <text:p>9564.8</text:p>
          </table:table-cell>
          <table:table-cell office:value-type="float" office:value="9726.4" calcext:value-type="float">
            <text:p>9726.4</text:p>
          </table:table-cell>
          <table:table-cell office:value-type="float" office:value="8990.2" calcext:value-type="float">
            <text:p>8990.2</text:p>
          </table:table-cell>
          <table:table-cell office:value-type="float" office:value="9872.6" calcext:value-type="float">
            <text:p>9872.6</text:p>
          </table:table-cell>
          <table:table-cell office:value-type="float" office:value="9515.2" calcext:value-type="float">
            <text:p>9515.2</text:p>
          </table:table-cell>
          <table:table-cell office:value-type="float" office:value="9801.4" calcext:value-type="float">
            <text:p>9801.4</text:p>
          </table:table-cell>
          <table:table-cell office:value-type="float" office:value="9658.8" calcext:value-type="float">
            <text:p>9658.8</text:p>
          </table:table-cell>
          <table:table-cell office:value-type="float" office:value="8808.8" calcext:value-type="float">
            <text:p>8808.8</text:p>
          </table:table-cell>
          <table:table-cell office:value-type="float" office:value="9574.2" calcext:value-type="float">
            <text:p>9574.2</text:p>
          </table:table-cell>
          <table:table-cell office:value-type="float" office:value="9264.4" calcext:value-type="float">
            <text:p>9264.4</text:p>
          </table:table-cell>
          <table:table-cell office:value-type="float" office:value="9153.4" calcext:value-type="float">
            <text:p>9153.4</text:p>
          </table:table-cell>
          <table:table-cell office:value-type="float" office:value="9524" calcext:value-type="float">
            <text:p>9524</text:p>
          </table:table-cell>
          <table:table-cell office:value-type="float" office:value="8995.2" calcext:value-type="float">
            <text:p>8995.2</text:p>
          </table:table-cell>
          <table:table-cell office:value-type="float" office:value="9744" calcext:value-type="float">
            <text:p>9744</text:p>
          </table:table-cell>
          <table:table-cell office:value-type="float" office:value="9817.8" calcext:value-type="float">
            <text:p>9817.8</text:p>
          </table:table-cell>
          <table:table-cell office:value-type="float" office:value="9544.2" calcext:value-type="float">
            <text:p>9544.2</text:p>
          </table:table-cell>
          <table:table-cell office:value-type="float" office:value="7259.4" calcext:value-type="float">
            <text:p>7259.4</text:p>
          </table:table-cell>
          <table:table-cell office:value-type="float" office:value="8781.4" calcext:value-type="float">
            <text:p>8781.4</text:p>
          </table:table-cell>
          <table:table-cell office:value-type="float" office:value="8836.2" calcext:value-type="float">
            <text:p>8836.2</text:p>
          </table:table-cell>
          <table:table-cell office:value-type="float" office:value="9555.2" calcext:value-type="float">
            <text:p>9555.2</text:p>
          </table:table-cell>
          <table:table-cell office:value-type="float" office:value="7281.6" calcext:value-type="float">
            <text:p>7281.6</text:p>
          </table:table-cell>
          <table:table-cell office:value-type="float" office:value="9389.8" calcext:value-type="float">
            <text:p>9389.8</text:p>
          </table:table-cell>
          <table:table-cell office:value-type="float" office:value="8473.6" calcext:value-type="float">
            <text:p>8473.6</text:p>
          </table:table-cell>
          <table:table-cell office:value-type="float" office:value="8921.6" calcext:value-type="float">
            <text:p>8921.6</text:p>
          </table:table-cell>
          <table:table-cell office:value-type="float" office:value="9954" calcext:value-type="float">
            <text:p>9954</text:p>
          </table:table-cell>
          <table:table-cell office:value-type="float" office:value="9495.2" calcext:value-type="float">
            <text:p>9495.2</text:p>
          </table:table-cell>
          <table:table-cell office:value-type="float" office:value="9917.4" calcext:value-type="float">
            <text:p>9917.4</text:p>
          </table:table-cell>
          <table:table-cell office:value-type="float" office:value="9281.6" calcext:value-type="float">
            <text:p>9281.6</text:p>
          </table:table-cell>
          <table:table-cell office:value-type="float" office:value="8980.4" calcext:value-type="float">
            <text:p>8980.4</text:p>
          </table:table-cell>
          <table:table-cell office:value-type="float" office:value="9761" calcext:value-type="float">
            <text:p>9761</text:p>
          </table:table-cell>
          <table:table-cell office:value-type="float" office:value="9552.2" calcext:value-type="float">
            <text:p>9552.2</text:p>
          </table:table-cell>
          <table:table-cell office:value-type="float" office:value="9986" calcext:value-type="float">
            <text:p>9986</text:p>
          </table:table-cell>
          <table:table-cell office:value-type="float" office:value="5131.8" calcext:value-type="float">
            <text:p>5131.8</text:p>
          </table:table-cell>
          <table:table-cell office:value-type="float" office:value="9384" calcext:value-type="float">
            <text:p>9384</text:p>
          </table:table-cell>
          <table:table-cell office:value-type="float" office:value="8514.2" calcext:value-type="float">
            <text:p>8514.2</text:p>
          </table:table-cell>
          <table:table-cell office:value-type="float" office:value="9245.8" calcext:value-type="float">
            <text:p>9245.8</text:p>
          </table:table-cell>
          <table:table-cell office:value-type="float" office:value="9179" calcext:value-type="float">
            <text:p>9179</text:p>
          </table:table-cell>
          <table:table-cell office:value-type="float" office:value="9504.4" calcext:value-type="float">
            <text:p>9504.4</text:p>
          </table:table-cell>
          <table:table-cell office:value-type="float" office:value="6952" calcext:value-type="float">
            <text:p>6952</text:p>
          </table:table-cell>
          <table:table-cell office:value-type="float" office:value="8564.2" calcext:value-type="float">
            <text:p>8564.2</text:p>
          </table:table-cell>
          <table:table-cell office:value-type="float" office:value="9923.2" calcext:value-type="float">
            <text:p>9923.2</text:p>
          </table:table-cell>
          <table:table-cell office:value-type="float" office:value="9985.8" calcext:value-type="float">
            <text:p>9985.8</text:p>
          </table:table-cell>
          <table:table-cell office:value-type="float" office:value="9364.2" calcext:value-type="float">
            <text:p>9364.2</text:p>
          </table:table-cell>
          <table:table-cell office:value-type="float" office:value="9626" calcext:value-type="float">
            <text:p>9626</text:p>
          </table:table-cell>
          <table:table-cell office:value-type="float" office:value="7028.2" calcext:value-type="float">
            <text:p>7028.2</text:p>
          </table:table-cell>
          <table:table-cell office:value-type="float" office:value="8710.2" calcext:value-type="float">
            <text:p>8710.2</text:p>
          </table:table-cell>
          <table:table-cell office:value-type="float" office:value="9279.2" calcext:value-type="float">
            <text:p>9279.2</text:p>
          </table:table-cell>
          <table:table-cell office:value-type="float" office:value="9244" calcext:value-type="float">
            <text:p>9244</text:p>
          </table:table-cell>
          <table:table-cell office:value-type="float" office:value="9666.6" calcext:value-type="float">
            <text:p>9666.6</text:p>
          </table:table-cell>
          <table:table-cell office:value-type="float" office:value="9741.4" calcext:value-type="float">
            <text:p>9741.4</text:p>
          </table:table-cell>
          <table:table-cell office:value-type="float" office:value="9752.2" calcext:value-type="float">
            <text:p>9752.2</text:p>
          </table:table-cell>
          <table:table-cell office:value-type="float" office:value="8848.8" calcext:value-type="float">
            <text:p>8848.8</text:p>
          </table:table-cell>
          <table:table-cell office:value-type="float" office:value="9615.2" calcext:value-type="float">
            <text:p>9615.2</text:p>
          </table:table-cell>
          <table:table-cell office:value-type="float" office:value="9141.8" calcext:value-type="float">
            <text:p>9141.8</text:p>
          </table:table-cell>
          <table:table-cell office:value-type="float" office:value="9091" calcext:value-type="float">
            <text:p>9091</text:p>
          </table:table-cell>
          <table:table-cell office:value-type="float" office:value="9777.8" calcext:value-type="float">
            <text:p>9777.8</text:p>
          </table:table-cell>
          <table:table-cell office:value-type="float" office:value="8729.2" calcext:value-type="float">
            <text:p>8729.2</text:p>
          </table:table-cell>
          <table:table-cell office:value-type="float" office:value="9240.4" calcext:value-type="float">
            <text:p>9240.4</text:p>
          </table:table-cell>
          <table:table-cell office:value-type="float" office:value="7041" calcext:value-type="float">
            <text:p>7041</text:p>
          </table:table-cell>
          <table:table-cell office:value-type="float" office:value="9706.6" calcext:value-type="float">
            <text:p>9706.6</text:p>
          </table:table-cell>
          <table:table-cell office:value-type="float" office:value="9732.8" calcext:value-type="float">
            <text:p>9732.8</text:p>
          </table:table-cell>
          <table:table-cell office:value-type="float" office:value="6154.4" calcext:value-type="float">
            <text:p>6154.4</text:p>
          </table:table-cell>
          <table:table-cell office:value-type="float" office:value="9810.8" calcext:value-type="float">
            <text:p>9810.8</text:p>
          </table:table-cell>
          <table:table-cell office:value-type="float" office:value="9150.4" calcext:value-type="float">
            <text:p>9150.4</text:p>
          </table:table-cell>
          <table:table-cell office:value-type="float" office:value="9776.2" calcext:value-type="float">
            <text:p>9776.2</text:p>
          </table:table-cell>
          <table:table-cell office:value-type="float" office:value="9067.2" calcext:value-type="float">
            <text:p>9067.2</text:p>
          </table:table-cell>
          <table:table-cell office:value-type="float" office:value="9954.6" calcext:value-type="float">
            <text:p>9954.6</text:p>
          </table:table-cell>
          <table:table-cell office:value-type="float" office:value="9646.4" calcext:value-type="float">
            <text:p>9646.4</text:p>
          </table:table-cell>
          <table:table-cell office:value-type="float" office:value="9329.2" calcext:value-type="float">
            <text:p>9329.2</text:p>
          </table:table-cell>
          <table:table-cell office:value-type="float" office:value="9841.4" calcext:value-type="float">
            <text:p>9841.4</text:p>
          </table:table-cell>
          <table:table-cell office:value-type="float" office:value="7641" calcext:value-type="float">
            <text:p>7641</text:p>
          </table:table-cell>
          <table:table-cell office:value-type="float" office:value="9862" calcext:value-type="float">
            <text:p>9862</text:p>
          </table:table-cell>
          <table:table-cell office:value-type="float" office:value="9376.4" calcext:value-type="float">
            <text:p>9376.4</text:p>
          </table:table-cell>
          <table:table-cell office:value-type="float" office:value="8709.4" calcext:value-type="float">
            <text:p>8709.4</text:p>
          </table:table-cell>
          <table:table-cell office:value-type="float" office:value="7573.2" calcext:value-type="float">
            <text:p>7573.2</text:p>
          </table:table-cell>
          <table:table-cell office:value-type="float" office:value="9778.4" calcext:value-type="float">
            <text:p>9778.4</text:p>
          </table:table-cell>
          <table:table-cell office:value-type="float" office:value="8982.8" calcext:value-type="float">
            <text:p>8982.8</text:p>
          </table:table-cell>
          <table:table-cell office:value-type="float" office:value="8143.2" calcext:value-type="float">
            <text:p>8143.2</text:p>
          </table:table-cell>
          <table:table-cell office:value-type="float" office:value="9681.6" calcext:value-type="float">
            <text:p>9681.6</text:p>
          </table:table-cell>
          <table:table-cell office:value-type="float" office:value="9649.6" calcext:value-type="float">
            <text:p>9649.6</text:p>
          </table:table-cell>
          <table:table-cell office:value-type="float" office:value="8994.8" calcext:value-type="float">
            <text:p>8994.8</text:p>
          </table:table-cell>
          <table:table-cell office:value-type="float" office:value="9615.4" calcext:value-type="float">
            <text:p>9615.4</text:p>
          </table:table-cell>
          <table:table-cell office:value-type="float" office:value="8593.8" calcext:value-type="float">
            <text:p>8593.8</text:p>
          </table:table-cell>
          <table:table-cell office:value-type="float" office:value="7826" calcext:value-type="float">
            <text:p>7826</text:p>
          </table:table-cell>
          <table:table-cell office:value-type="float" office:value="9627.4" calcext:value-type="float">
            <text:p>9627.4</text:p>
          </table:table-cell>
          <table:table-cell office:value-type="float" office:value="9929" calcext:value-type="float">
            <text:p>9929</text:p>
          </table:table-cell>
          <table:table-cell office:value-type="float" office:value="9742.8" calcext:value-type="float">
            <text:p>9742.8</text:p>
          </table:table-cell>
          <table:table-cell office:value-type="float" office:value="8693.4" calcext:value-type="float">
            <text:p>8693.4</text:p>
          </table:table-cell>
          <table:table-cell office:value-type="float" office:value="9165.6" calcext:value-type="float">
            <text:p>9165.6</text:p>
          </table:table-cell>
          <table:table-cell office:value-type="float" office:value="8032" calcext:value-type="float">
            <text:p>8032</text:p>
          </table:table-cell>
          <table:table-cell office:value-type="float" office:value="9081.6" calcext:value-type="float">
            <text:p>9081.6</text:p>
          </table:table-cell>
          <table:table-cell office:value-type="float" office:value="9438.4" calcext:value-type="float">
            <text:p>9438.4</text:p>
          </table:table-cell>
          <table:table-cell office:value-type="float" office:value="9801.4" calcext:value-type="float">
            <text:p>9801.4</text:p>
          </table:table-cell>
          <table:table-cell office:value-type="float" office:value="9607.8" calcext:value-type="float">
            <text:p>9607.8</text:p>
          </table:table-cell>
          <table:table-cell office:value-type="float" office:value="9572.6" calcext:value-type="float">
            <text:p>9572.6</text:p>
          </table:table-cell>
          <table:table-cell office:value-type="float" office:value="6011.2" calcext:value-type="float">
            <text:p>6011.2</text:p>
          </table:table-cell>
          <table:table-cell office:value-type="float" office:value="9791.4" calcext:value-type="float">
            <text:p>9791.4</text:p>
          </table:table-cell>
          <table:table-cell office:value-type="float" office:value="8939.8" calcext:value-type="float">
            <text:p>8939.8</text:p>
          </table:table-cell>
          <table:table-cell office:value-type="float" office:value="8735.6" calcext:value-type="float">
            <text:p>8735.6</text:p>
          </table:table-cell>
          <table:table-cell office:value-type="float" office:value="8765" calcext:value-type="float">
            <text:p>8765</text:p>
          </table:table-cell>
          <table:table-cell office:value-type="float" office:value="8891.8" calcext:value-type="float">
            <text:p>8891.8</text:p>
          </table:table-cell>
          <table:table-cell office:value-type="float" office:value="7945.6" calcext:value-type="float">
            <text:p>7945.6</text:p>
          </table:table-cell>
          <table:table-cell office:value-type="float" office:value="9317.4" calcext:value-type="float">
            <text:p>9317.4</text:p>
          </table:table-cell>
          <table:table-cell office:value-type="float" office:value="9659.6" calcext:value-type="float">
            <text:p>9659.6</text:p>
          </table:table-cell>
          <table:table-cell office:value-type="float" office:value="7333" calcext:value-type="float">
            <text:p>7333</text:p>
          </table:table-cell>
          <table:table-cell office:value-type="float" office:value="9777.2" calcext:value-type="float">
            <text:p>9777.2</text:p>
          </table:table-cell>
          <table:table-cell office:value-type="float" office:value="8028.8" calcext:value-type="float">
            <text:p>8028.8</text:p>
          </table:table-cell>
          <table:table-cell office:value-type="float" office:value="9409" calcext:value-type="float">
            <text:p>9409</text:p>
          </table:table-cell>
          <table:table-cell office:value-type="float" office:value="8287.8" calcext:value-type="float">
            <text:p>8287.8</text:p>
          </table:table-cell>
          <table:table-cell office:value-type="float" office:value="8757" calcext:value-type="float">
            <text:p>8757</text:p>
          </table:table-cell>
          <table:table-cell office:value-type="float" office:value="9513.2" calcext:value-type="float">
            <text:p>9513.2</text:p>
          </table:table-cell>
          <table:table-cell office:value-type="float" office:value="9624" calcext:value-type="float">
            <text:p>9624</text:p>
          </table:table-cell>
          <table:table-cell office:value-type="float" office:value="9369.6" calcext:value-type="float">
            <text:p>9369.6</text:p>
          </table:table-cell>
          <table:table-cell office:value-type="float" office:value="7355.2" calcext:value-type="float">
            <text:p>7355.2</text:p>
          </table:table-cell>
          <table:table-cell office:value-type="float" office:value="6472.4" calcext:value-type="float">
            <text:p>6472.4</text:p>
          </table:table-cell>
          <table:table-cell office:value-type="float" office:value="9748.2" calcext:value-type="float">
            <text:p>9748.2</text:p>
          </table:table-cell>
          <table:table-cell office:value-type="float" office:value="9416.8" calcext:value-type="float">
            <text:p>9416.8</text:p>
          </table:table-cell>
          <table:table-cell office:value-type="float" office:value="9670.2" calcext:value-type="float">
            <text:p>9670.2</text:p>
          </table:table-cell>
          <table:table-cell office:value-type="float" office:value="6590" calcext:value-type="float">
            <text:p>6590</text:p>
          </table:table-cell>
          <table:table-cell office:value-type="float" office:value="9562" calcext:value-type="float">
            <text:p>9562</text:p>
          </table:table-cell>
          <table:table-cell office:value-type="float" office:value="9234.2" calcext:value-type="float">
            <text:p>9234.2</text:p>
          </table:table-cell>
          <table:table-cell office:value-type="float" office:value="8311.4" calcext:value-type="float">
            <text:p>8311.4</text:p>
          </table:table-cell>
          <table:table-cell office:value-type="float" office:value="8224.8" calcext:value-type="float">
            <text:p>8224.8</text:p>
          </table:table-cell>
          <table:table-cell office:value-type="float" office:value="9125.2" calcext:value-type="float">
            <text:p>9125.2</text:p>
          </table:table-cell>
          <table:table-cell office:value-type="float" office:value="7862" calcext:value-type="float">
            <text:p>7862</text:p>
          </table:table-cell>
          <table:table-cell office:value-type="float" office:value="7921.6" calcext:value-type="float">
            <text:p>7921.6</text:p>
          </table:table-cell>
          <table:table-cell office:value-type="float" office:value="9708" calcext:value-type="float">
            <text:p>9708</text:p>
          </table:table-cell>
          <table:table-cell office:value-type="float" office:value="8849.6" calcext:value-type="float">
            <text:p>8849.6</text:p>
          </table:table-cell>
          <table:table-cell office:value-type="float" office:value="9181.8" calcext:value-type="float">
            <text:p>9181.8</text:p>
          </table:table-cell>
          <table:table-cell office:value-type="float" office:value="9357.6" calcext:value-type="float">
            <text:p>9357.6</text:p>
          </table:table-cell>
          <table:table-cell office:value-type="float" office:value="9641.8" calcext:value-type="float">
            <text:p>9641.8</text:p>
          </table:table-cell>
          <table:table-cell office:value-type="float" office:value="9066.6" calcext:value-type="float">
            <text:p>9066.6</text:p>
          </table:table-cell>
          <table:table-cell office:value-type="float" office:value="9692.6" calcext:value-type="float">
            <text:p>9692.6</text:p>
          </table:table-cell>
          <table:table-cell office:value-type="float" office:value="9325.6" calcext:value-type="float">
            <text:p>9325.6</text:p>
          </table:table-cell>
          <table:table-cell office:value-type="float" office:value="8880" calcext:value-type="float">
            <text:p>8880</text:p>
          </table:table-cell>
          <table:table-cell office:value-type="float" office:value="9441.8" calcext:value-type="float">
            <text:p>9441.8</text:p>
          </table:table-cell>
          <table:table-cell office:value-type="float" office:value="9563.2" calcext:value-type="float">
            <text:p>9563.2</text:p>
          </table:table-cell>
          <table:table-cell office:value-type="float" office:value="9421.4" calcext:value-type="float">
            <text:p>9421.4</text:p>
          </table:table-cell>
          <table:table-cell office:value-type="float" office:value="9808.2" calcext:value-type="float">
            <text:p>9808.2</text:p>
          </table:table-cell>
          <table:table-cell office:value-type="float" office:value="8058.6" calcext:value-type="float">
            <text:p>8058.6</text:p>
          </table:table-cell>
          <table:table-cell office:value-type="float" office:value="9077.6" calcext:value-type="float">
            <text:p>9077.6</text:p>
          </table:table-cell>
          <table:table-cell office:value-type="float" office:value="5549.2" calcext:value-type="float">
            <text:p>5549.2</text:p>
          </table:table-cell>
          <table:table-cell office:value-type="float" office:value="9248.2" calcext:value-type="float">
            <text:p>9248.2</text:p>
          </table:table-cell>
          <table:table-cell office:value-type="float" office:value="9506" calcext:value-type="float">
            <text:p>9506</text:p>
          </table:table-cell>
          <table:table-cell office:value-type="float" office:value="9103.2" calcext:value-type="float">
            <text:p>9103.2</text:p>
          </table:table-cell>
          <table:table-cell office:value-type="float" office:value="9226.8" calcext:value-type="float">
            <text:p>9226.8</text:p>
          </table:table-cell>
          <table:table-cell office:value-type="float" office:value="9139.8" calcext:value-type="float">
            <text:p>9139.8</text:p>
          </table:table-cell>
          <table:table-cell office:value-type="float" office:value="9621" calcext:value-type="float">
            <text:p>9621</text:p>
          </table:table-cell>
          <table:table-cell office:value-type="float" office:value="9131.8" calcext:value-type="float">
            <text:p>9131.8</text:p>
          </table:table-cell>
          <table:table-cell office:value-type="float" office:value="9647" calcext:value-type="float">
            <text:p>9647</text:p>
          </table:table-cell>
          <table:table-cell office:value-type="float" office:value="7644.2" calcext:value-type="float">
            <text:p>7644.2</text:p>
          </table:table-cell>
          <table:table-cell office:value-type="float" office:value="9201.6" calcext:value-type="float">
            <text:p>9201.6</text:p>
          </table:table-cell>
          <table:table-cell office:value-type="float" office:value="9148.2" calcext:value-type="float">
            <text:p>9148.2</text:p>
          </table:table-cell>
          <table:table-cell office:value-type="float" office:value="9749" calcext:value-type="float">
            <text:p>9749</text:p>
          </table:table-cell>
          <table:table-cell office:value-type="float" office:value="9198" calcext:value-type="float">
            <text:p>9198</text:p>
          </table:table-cell>
          <table:table-cell office:value-type="float" office:value="8321.6" calcext:value-type="float">
            <text:p>8321.6</text:p>
          </table:table-cell>
        </table:table-row>
        <table:table-row table:style-name="ro1">
          <table:table-cell table:number-columns-repeated="5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07" calcext:value-type="float">
            <text:p>7907</text:p>
          </table:table-cell>
          <table:table-cell office:value-type="float" office:value="3220.4" calcext:value-type="float">
            <text:p>3220.4</text:p>
          </table:table-cell>
          <table:table-cell office:value-type="float" office:value="7772.6" calcext:value-type="float">
            <text:p>7772.6</text:p>
          </table:table-cell>
          <table:table-cell office:value-type="float" office:value="5692.2" calcext:value-type="float">
            <text:p>5692.2</text:p>
          </table:table-cell>
          <table:table-cell office:value-type="float" office:value="6995.4" calcext:value-type="float">
            <text:p>6995.4</text:p>
          </table:table-cell>
          <table:table-cell office:value-type="float" office:value="7611.2" calcext:value-type="float">
            <text:p>7611.2</text:p>
          </table:table-cell>
          <table:table-cell office:value-type="float" office:value="1999.4" calcext:value-type="float">
            <text:p>1999.4</text:p>
          </table:table-cell>
          <table:table-cell office:value-type="float" office:value="6611.2" calcext:value-type="float">
            <text:p>6611.2</text:p>
          </table:table-cell>
          <table:table-cell office:value-type="float" office:value="5790.4" calcext:value-type="float">
            <text:p>5790.4</text:p>
          </table:table-cell>
          <table:table-cell office:value-type="float" office:value="9256" calcext:value-type="float">
            <text:p>9256</text:p>
          </table:table-cell>
          <table:table-cell office:value-type="float" office:value="3201.4" calcext:value-type="float">
            <text:p>3201.4</text:p>
          </table:table-cell>
          <table:table-cell office:value-type="float" office:value="7581.8" calcext:value-type="float">
            <text:p>7581.8</text:p>
          </table:table-cell>
          <table:table-cell office:value-type="float" office:value="8374.6" calcext:value-type="float">
            <text:p>8374.6</text:p>
          </table:table-cell>
          <table:table-cell office:value-type="float" office:value="7243.8" calcext:value-type="float">
            <text:p>7243.8</text:p>
          </table:table-cell>
          <table:table-cell office:value-type="float" office:value="5315.8" calcext:value-type="float">
            <text:p>5315.8</text:p>
          </table:table-cell>
          <table:table-cell office:value-type="float" office:value="5447.8" calcext:value-type="float">
            <text:p>5447.8</text:p>
          </table:table-cell>
          <table:table-cell office:value-type="float" office:value="7486.2" calcext:value-type="float">
            <text:p>7486.2</text:p>
          </table:table-cell>
          <table:table-cell office:value-type="float" office:value="1996.8" calcext:value-type="float">
            <text:p>1996.8</text:p>
          </table:table-cell>
          <table:table-cell office:value-type="float" office:value="5693" calcext:value-type="float">
            <text:p>5693</text:p>
          </table:table-cell>
          <table:table-cell office:value-type="float" office:value="7314" calcext:value-type="float">
            <text:p>7314</text:p>
          </table:table-cell>
          <table:table-cell office:value-type="float" office:value="5478" calcext:value-type="float">
            <text:p>5478</text:p>
          </table:table-cell>
          <table:table-cell office:value-type="float" office:value="9519.2" calcext:value-type="float">
            <text:p>9519.2</text:p>
          </table:table-cell>
          <table:table-cell office:value-type="float" office:value="7401" calcext:value-type="float">
            <text:p>7401</text:p>
          </table:table-cell>
          <table:table-cell office:value-type="float" office:value="8885.4" calcext:value-type="float">
            <text:p>8885.4</text:p>
          </table:table-cell>
          <table:table-cell office:value-type="float" office:value="8965.6" calcext:value-type="float">
            <text:p>8965.6</text:p>
          </table:table-cell>
          <table:table-cell office:value-type="float" office:value="7357.6" calcext:value-type="float">
            <text:p>7357.6</text:p>
          </table:table-cell>
          <table:table-cell office:value-type="float" office:value="8811.4" calcext:value-type="float">
            <text:p>8811.4</text:p>
          </table:table-cell>
          <table:table-cell office:value-type="float" office:value="5508.2" calcext:value-type="float">
            <text:p>5508.2</text:p>
          </table:table-cell>
          <table:table-cell office:value-type="float" office:value="5921.6" calcext:value-type="float">
            <text:p>5921.6</text:p>
          </table:table-cell>
          <table:table-cell office:value-type="float" office:value="5122" calcext:value-type="float">
            <text:p>5122</text:p>
          </table:table-cell>
          <table:table-cell office:value-type="float" office:value="9315" calcext:value-type="float">
            <text:p>9315</text:p>
          </table:table-cell>
          <table:table-cell office:value-type="float" office:value="7663.6" calcext:value-type="float">
            <text:p>7663.6</text:p>
          </table:table-cell>
          <table:table-cell office:value-type="float" office:value="5382.4" calcext:value-type="float">
            <text:p>5382.4</text:p>
          </table:table-cell>
          <table:table-cell office:value-type="float" office:value="7305.4" calcext:value-type="float">
            <text:p>7305.4</text:p>
          </table:table-cell>
          <table:table-cell office:value-type="float" office:value="5670.4" calcext:value-type="float">
            <text:p>5670.4</text:p>
          </table:table-cell>
          <table:table-cell office:value-type="float" office:value="5916.2" calcext:value-type="float">
            <text:p>5916.2</text:p>
          </table:table-cell>
          <table:table-cell office:value-type="float" office:value="7694.8" calcext:value-type="float">
            <text:p>7694.8</text:p>
          </table:table-cell>
          <table:table-cell office:value-type="float" office:value="8897.8" calcext:value-type="float">
            <text:p>8897.8</text:p>
          </table:table-cell>
          <table:table-cell office:value-type="float" office:value="8385" calcext:value-type="float">
            <text:p>8385</text:p>
          </table:table-cell>
          <table:table-cell office:value-type="float" office:value="9677.2" calcext:value-type="float">
            <text:p>9677.2</text:p>
          </table:table-cell>
          <table:table-cell office:value-type="float" office:value="9610.4" calcext:value-type="float">
            <text:p>9610.4</text:p>
          </table:table-cell>
          <table:table-cell office:value-type="float" office:value="9653.6" calcext:value-type="float">
            <text:p>9653.6</text:p>
          </table:table-cell>
          <table:table-cell office:value-type="float" office:value="7372.4" calcext:value-type="float">
            <text:p>7372.4</text:p>
          </table:table-cell>
          <table:table-cell office:value-type="float" office:value="7545.4" calcext:value-type="float">
            <text:p>7545.4</text:p>
          </table:table-cell>
          <table:table-cell office:value-type="float" office:value="7507.4" calcext:value-type="float">
            <text:p>7507.4</text:p>
          </table:table-cell>
          <table:table-cell office:value-type="float" office:value="3982.8" calcext:value-type="float">
            <text:p>3982.8</text:p>
          </table:table-cell>
          <table:table-cell office:value-type="float" office:value="9791.4" calcext:value-type="float">
            <text:p>9791.4</text:p>
          </table:table-cell>
          <table:table-cell office:value-type="float" office:value="8807.6" calcext:value-type="float">
            <text:p>8807.6</text:p>
          </table:table-cell>
          <table:table-cell office:value-type="float" office:value="9549" calcext:value-type="float">
            <text:p>9549</text:p>
          </table:table-cell>
          <table:table-cell office:value-type="float" office:value="7500.6" calcext:value-type="float">
            <text:p>7500.6</text:p>
          </table:table-cell>
          <table:table-cell office:value-type="float" office:value="7731" calcext:value-type="float">
            <text:p>7731</text:p>
          </table:table-cell>
          <table:table-cell office:value-type="float" office:value="7953.8" calcext:value-type="float">
            <text:p>7953.8</text:p>
          </table:table-cell>
          <table:table-cell office:value-type="float" office:value="9828.2" calcext:value-type="float">
            <text:p>9828.2</text:p>
          </table:table-cell>
          <table:table-cell office:value-type="float" office:value="9725.2" calcext:value-type="float">
            <text:p>9725.2</text:p>
          </table:table-cell>
          <table:table-cell office:value-type="float" office:value="7511.8" calcext:value-type="float">
            <text:p>7511.8</text:p>
          </table:table-cell>
          <table:table-cell office:value-type="float" office:value="7298.4" calcext:value-type="float">
            <text:p>7298.4</text:p>
          </table:table-cell>
          <table:table-cell office:value-type="float" office:value="9112.8" calcext:value-type="float">
            <text:p>9112.8</text:p>
          </table:table-cell>
          <table:table-cell office:value-type="float" office:value="9674.4" calcext:value-type="float">
            <text:p>9674.4</text:p>
          </table:table-cell>
          <table:table-cell office:value-type="float" office:value="9833.6" calcext:value-type="float">
            <text:p>9833.6</text:p>
          </table:table-cell>
          <table:table-cell office:value-type="float" office:value="9721.4" calcext:value-type="float">
            <text:p>9721.4</text:p>
          </table:table-cell>
          <table:table-cell office:value-type="float" office:value="9349.4" calcext:value-type="float">
            <text:p>9349.4</text:p>
          </table:table-cell>
          <table:table-cell office:value-type="float" office:value="8747.6" calcext:value-type="float">
            <text:p>8747.6</text:p>
          </table:table-cell>
          <table:table-cell office:value-type="float" office:value="8883.8" calcext:value-type="float">
            <text:p>8883.8</text:p>
          </table:table-cell>
          <table:table-cell office:value-type="float" office:value="9802.4" calcext:value-type="float">
            <text:p>9802.4</text:p>
          </table:table-cell>
          <table:table-cell office:value-type="float" office:value="9650.2" calcext:value-type="float">
            <text:p>9650.2</text:p>
          </table:table-cell>
          <table:table-cell office:value-type="float" office:value="9120.8" calcext:value-type="float">
            <text:p>9120.8</text:p>
          </table:table-cell>
          <table:table-cell office:value-type="float" office:value="8911.6" calcext:value-type="float">
            <text:p>8911.6</text:p>
          </table:table-cell>
          <table:table-cell office:value-type="float" office:value="7190.8" calcext:value-type="float">
            <text:p>7190.8</text:p>
          </table:table-cell>
          <table:table-cell office:value-type="float" office:value="9411" calcext:value-type="float">
            <text:p>9411</text:p>
          </table:table-cell>
          <table:table-cell office:value-type="float" office:value="9712.6" calcext:value-type="float">
            <text:p>9712.6</text:p>
          </table:table-cell>
          <table:table-cell office:value-type="float" office:value="9796.4" calcext:value-type="float">
            <text:p>9796.4</text:p>
          </table:table-cell>
          <table:table-cell office:value-type="float" office:value="9096.4" calcext:value-type="float">
            <text:p>9096.4</text:p>
          </table:table-cell>
          <table:table-cell office:value-type="float" office:value="7718.6" calcext:value-type="float">
            <text:p>7718.6</text:p>
          </table:table-cell>
          <table:table-cell office:value-type="float" office:value="9614.8" calcext:value-type="float">
            <text:p>9614.8</text:p>
          </table:table-cell>
          <table:table-cell office:value-type="float" office:value="9166.2" calcext:value-type="float">
            <text:p>9166.2</text:p>
          </table:table-cell>
          <table:table-cell office:value-type="float" office:value="9466" calcext:value-type="float">
            <text:p>9466</text:p>
          </table:table-cell>
          <table:table-cell office:value-type="float" office:value="9780.4" calcext:value-type="float">
            <text:p>9780.4</text:p>
          </table:table-cell>
          <table:table-cell office:value-type="float" office:value="9517.6" calcext:value-type="float">
            <text:p>9517.6</text:p>
          </table:table-cell>
          <table:table-cell office:value-type="float" office:value="9207.2" calcext:value-type="float">
            <text:p>9207.2</text:p>
          </table:table-cell>
          <table:table-cell office:value-type="float" office:value="9086" calcext:value-type="float">
            <text:p>9086</text:p>
          </table:table-cell>
          <table:table-cell office:value-type="float" office:value="9433.4" calcext:value-type="float">
            <text:p>9433.4</text:p>
          </table:table-cell>
          <table:table-cell office:value-type="float" office:value="9540.8" calcext:value-type="float">
            <text:p>9540.8</text:p>
          </table:table-cell>
          <table:table-cell office:value-type="float" office:value="9742" calcext:value-type="float">
            <text:p>9742</text:p>
          </table:table-cell>
          <table:table-cell office:value-type="float" office:value="8196.6" calcext:value-type="float">
            <text:p>8196.6</text:p>
          </table:table-cell>
          <table:table-cell office:value-type="float" office:value="7186.8" calcext:value-type="float">
            <text:p>7186.8</text:p>
          </table:table-cell>
          <table:table-cell office:value-type="float" office:value="9358.8" calcext:value-type="float">
            <text:p>9358.8</text:p>
          </table:table-cell>
          <table:table-cell office:value-type="float" office:value="9322.4" calcext:value-type="float">
            <text:p>9322.4</text:p>
          </table:table-cell>
          <table:table-cell office:value-type="float" office:value="9799" calcext:value-type="float">
            <text:p>9799</text:p>
          </table:table-cell>
          <table:table-cell office:value-type="float" office:value="9765.6" calcext:value-type="float">
            <text:p>9765.6</text:p>
          </table:table-cell>
          <table:table-cell office:value-type="float" office:value="9090.8" calcext:value-type="float">
            <text:p>9090.8</text:p>
          </table:table-cell>
          <table:table-cell office:value-type="float" office:value="9296.8" calcext:value-type="float">
            <text:p>9296.8</text:p>
          </table:table-cell>
          <table:table-cell office:value-type="float" office:value="7193.8" calcext:value-type="float">
            <text:p>7193.8</text:p>
          </table:table-cell>
          <table:table-cell office:value-type="float" office:value="9731.8" calcext:value-type="float">
            <text:p>9731.8</text:p>
          </table:table-cell>
          <table:table-cell office:value-type="float" office:value="8960.6" calcext:value-type="float">
            <text:p>8960.6</text:p>
          </table:table-cell>
          <table:table-cell office:value-type="float" office:value="9579" calcext:value-type="float">
            <text:p>9579</text:p>
          </table:table-cell>
          <table:table-cell office:value-type="float" office:value="8723" calcext:value-type="float">
            <text:p>8723</text:p>
          </table:table-cell>
          <table:table-cell office:value-type="float" office:value="9180.2" calcext:value-type="float">
            <text:p>9180.2</text:p>
          </table:table-cell>
          <table:table-cell office:value-type="float" office:value="9680.4" calcext:value-type="float">
            <text:p>9680.4</text:p>
          </table:table-cell>
          <table:table-cell office:value-type="float" office:value="9599.8" calcext:value-type="float">
            <text:p>9599.8</text:p>
          </table:table-cell>
          <table:table-cell office:value-type="float" office:value="9734.2" calcext:value-type="float">
            <text:p>9734.2</text:p>
          </table:table-cell>
          <table:table-cell office:value-type="float" office:value="5865.2" calcext:value-type="float">
            <text:p>5865.2</text:p>
          </table:table-cell>
          <table:table-cell office:value-type="float" office:value="9854.8" calcext:value-type="float">
            <text:p>9854.8</text:p>
          </table:table-cell>
          <table:table-cell office:value-type="float" office:value="8252.6" calcext:value-type="float">
            <text:p>8252.6</text:p>
          </table:table-cell>
          <table:table-cell office:value-type="float" office:value="8422.8" calcext:value-type="float">
            <text:p>8422.8</text:p>
          </table:table-cell>
          <table:table-cell office:value-type="float" office:value="9150.8" calcext:value-type="float">
            <text:p>9150.8</text:p>
          </table:table-cell>
          <table:table-cell office:value-type="float" office:value="9767.4" calcext:value-type="float">
            <text:p>9767.4</text:p>
          </table:table-cell>
          <table:table-cell office:value-type="float" office:value="9557.2" calcext:value-type="float">
            <text:p>9557.2</text:p>
          </table:table-cell>
          <table:table-cell office:value-type="float" office:value="8922.2" calcext:value-type="float">
            <text:p>8922.2</text:p>
          </table:table-cell>
          <table:table-cell office:value-type="float" office:value="8932.4" calcext:value-type="float">
            <text:p>8932.4</text:p>
          </table:table-cell>
          <table:table-cell office:value-type="float" office:value="7984.6" calcext:value-type="float">
            <text:p>7984.6</text:p>
          </table:table-cell>
          <table:table-cell office:value-type="float" office:value="9273.8" calcext:value-type="float">
            <text:p>9273.8</text:p>
          </table:table-cell>
          <table:table-cell office:value-type="float" office:value="9384.6" calcext:value-type="float">
            <text:p>9384.6</text:p>
          </table:table-cell>
          <table:table-cell office:value-type="float" office:value="9720.6" calcext:value-type="float">
            <text:p>9720.6</text:p>
          </table:table-cell>
          <table:table-cell office:value-type="float" office:value="9401.4" calcext:value-type="float">
            <text:p>9401.4</text:p>
          </table:table-cell>
          <table:table-cell office:value-type="float" office:value="7985.8" calcext:value-type="float">
            <text:p>7985.8</text:p>
          </table:table-cell>
          <table:table-cell office:value-type="float" office:value="9867.8" calcext:value-type="float">
            <text:p>9867.8</text:p>
          </table:table-cell>
          <table:table-cell office:value-type="float" office:value="9780.2" calcext:value-type="float">
            <text:p>9780.2</text:p>
          </table:table-cell>
          <table:table-cell office:value-type="float" office:value="9835" calcext:value-type="float">
            <text:p>9835</text:p>
          </table:table-cell>
          <table:table-cell office:value-type="float" office:value="8992" calcext:value-type="float">
            <text:p>8992</text:p>
          </table:table-cell>
          <table:table-cell office:value-type="float" office:value="9194.6" calcext:value-type="float">
            <text:p>9194.6</text:p>
          </table:table-cell>
          <table:table-cell office:value-type="float" office:value="9697.6" calcext:value-type="float">
            <text:p>9697.6</text:p>
          </table:table-cell>
          <table:table-cell office:value-type="float" office:value="8531" calcext:value-type="float">
            <text:p>8531</text:p>
          </table:table-cell>
          <table:table-cell office:value-type="float" office:value="9028.8" calcext:value-type="float">
            <text:p>9028.8</text:p>
          </table:table-cell>
          <table:table-cell office:value-type="float" office:value="9930.8" calcext:value-type="float">
            <text:p>9930.8</text:p>
          </table:table-cell>
          <table:table-cell office:value-type="float" office:value="9073.6" calcext:value-type="float">
            <text:p>9073.6</text:p>
          </table:table-cell>
          <table:table-cell office:value-type="float" office:value="8594.2" calcext:value-type="float">
            <text:p>8594.2</text:p>
          </table:table-cell>
          <table:table-cell office:value-type="float" office:value="9477" calcext:value-type="float">
            <text:p>9477</text:p>
          </table:table-cell>
          <table:table-cell office:value-type="float" office:value="9779" calcext:value-type="float">
            <text:p>9779</text:p>
          </table:table-cell>
          <table:table-cell office:value-type="float" office:value="9840.8" calcext:value-type="float">
            <text:p>9840.8</text:p>
          </table:table-cell>
          <table:table-cell office:value-type="float" office:value="9681.2" calcext:value-type="float">
            <text:p>9681.2</text:p>
          </table:table-cell>
          <table:table-cell office:value-type="float" office:value="9377" calcext:value-type="float">
            <text:p>9377</text:p>
          </table:table-cell>
          <table:table-cell office:value-type="float" office:value="7666.6" calcext:value-type="float">
            <text:p>7666.6</text:p>
          </table:table-cell>
          <table:table-cell office:value-type="float" office:value="9202.8" calcext:value-type="float">
            <text:p>9202.8</text:p>
          </table:table-cell>
          <table:table-cell office:value-type="float" office:value="8711.4" calcext:value-type="float">
            <text:p>8711.4</text:p>
          </table:table-cell>
          <table:table-cell office:value-type="float" office:value="8483.6" calcext:value-type="float">
            <text:p>8483.6</text:p>
          </table:table-cell>
          <table:table-cell office:value-type="float" office:value="9206.2" calcext:value-type="float">
            <text:p>9206.2</text:p>
          </table:table-cell>
          <table:table-cell office:value-type="float" office:value="9720.6" calcext:value-type="float">
            <text:p>9720.6</text:p>
          </table:table-cell>
          <table:table-cell office:value-type="float" office:value="9299.8" calcext:value-type="float">
            <text:p>9299.8</text:p>
          </table:table-cell>
          <table:table-cell office:value-type="float" office:value="8936.2" calcext:value-type="float">
            <text:p>8936.2</text:p>
          </table:table-cell>
          <table:table-cell office:value-type="float" office:value="9535.2" calcext:value-type="float">
            <text:p>9535.2</text:p>
          </table:table-cell>
          <table:table-cell office:value-type="float" office:value="9835.2" calcext:value-type="float">
            <text:p>9835.2</text:p>
          </table:table-cell>
          <table:table-cell office:value-type="float" office:value="9528.8" calcext:value-type="float">
            <text:p>9528.8</text:p>
          </table:table-cell>
          <table:table-cell office:value-type="float" office:value="8284.6" calcext:value-type="float">
            <text:p>8284.6</text:p>
          </table:table-cell>
          <table:table-cell office:value-type="float" office:value="9518.6" calcext:value-type="float">
            <text:p>9518.6</text:p>
          </table:table-cell>
          <table:table-cell office:value-type="float" office:value="9557.4" calcext:value-type="float">
            <text:p>9557.4</text:p>
          </table:table-cell>
          <table:table-cell office:value-type="float" office:value="9773.2" calcext:value-type="float">
            <text:p>9773.2</text:p>
          </table:table-cell>
          <table:table-cell office:value-type="float" office:value="9206.4" calcext:value-type="float">
            <text:p>9206.4</text:p>
          </table:table-cell>
          <table:table-cell office:value-type="float" office:value="8924.4" calcext:value-type="float">
            <text:p>8924.4</text:p>
          </table:table-cell>
          <table:table-cell office:value-type="float" office:value="9918.4" calcext:value-type="float">
            <text:p>9918.4</text:p>
          </table:table-cell>
          <table:table-cell office:value-type="float" office:value="8886.4" calcext:value-type="float">
            <text:p>8886.4</text:p>
          </table:table-cell>
          <table:table-cell office:value-type="float" office:value="9473" calcext:value-type="float">
            <text:p>9473</text:p>
          </table:table-cell>
          <table:table-cell office:value-type="float" office:value="6817.2" calcext:value-type="float">
            <text:p>6817.2</text:p>
          </table:table-cell>
          <table:table-cell office:value-type="float" office:value="9242.2" calcext:value-type="float">
            <text:p>9242.2</text:p>
          </table:table-cell>
          <table:table-cell office:value-type="float" office:value="8993.8" calcext:value-type="float">
            <text:p>8993.8</text:p>
          </table:table-cell>
          <table:table-cell office:value-type="float" office:value="9183.6" calcext:value-type="float">
            <text:p>9183.6</text:p>
          </table:table-cell>
          <table:table-cell office:value-type="float" office:value="8997.6" calcext:value-type="float">
            <text:p>8997.6</text:p>
          </table:table-cell>
          <table:table-cell office:value-type="float" office:value="9805.6" calcext:value-type="float">
            <text:p>9805.6</text:p>
          </table:table-cell>
          <table:table-cell office:value-type="float" office:value="9291.4" calcext:value-type="float">
            <text:p>9291.4</text:p>
          </table:table-cell>
          <table:table-cell office:value-type="float" office:value="9068.6" calcext:value-type="float">
            <text:p>9068.6</text:p>
          </table:table-cell>
          <table:table-cell office:value-type="float" office:value="9922.8" calcext:value-type="float">
            <text:p>9922.8</text:p>
          </table:table-cell>
          <table:table-cell office:value-type="float" office:value="9375" calcext:value-type="float">
            <text:p>9375</text:p>
          </table:table-cell>
          <table:table-cell office:value-type="float" office:value="9393.2" calcext:value-type="float">
            <text:p>9393.2</text:p>
          </table:table-cell>
          <table:table-cell office:value-type="float" office:value="8273.4" calcext:value-type="float">
            <text:p>8273.4</text:p>
          </table:table-cell>
          <table:table-cell office:value-type="float" office:value="8893.6" calcext:value-type="float">
            <text:p>8893.6</text:p>
          </table:table-cell>
          <table:table-cell office:value-type="float" office:value="9221.4" calcext:value-type="float">
            <text:p>9221.4</text:p>
          </table:table-cell>
          <table:table-cell office:value-type="float" office:value="9558.4" calcext:value-type="float">
            <text:p>9558.4</text:p>
          </table:table-cell>
          <table:table-cell office:value-type="float" office:value="9362.8" calcext:value-type="float">
            <text:p>9362.8</text:p>
          </table:table-cell>
          <table:table-cell office:value-type="float" office:value="8576" calcext:value-type="float">
            <text:p>8576</text:p>
          </table:table-cell>
          <table:table-cell office:value-type="float" office:value="7803.2" calcext:value-type="float">
            <text:p>7803.2</text:p>
          </table:table-cell>
          <table:table-cell office:value-type="float" office:value="9574.6" calcext:value-type="float">
            <text:p>9574.6</text:p>
          </table:table-cell>
          <table:table-cell office:value-type="float" office:value="9436.2" calcext:value-type="float">
            <text:p>9436.2</text:p>
          </table:table-cell>
          <table:table-cell office:value-type="float" office:value="9959.4" calcext:value-type="float">
            <text:p>9959.4</text:p>
          </table:table-cell>
          <table:table-cell office:value-type="float" office:value="9815.6" calcext:value-type="float">
            <text:p>9815.6</text:p>
          </table:table-cell>
          <table:table-cell office:value-type="float" office:value="8654" calcext:value-type="float">
            <text:p>8654</text:p>
          </table:table-cell>
          <table:table-cell office:value-type="float" office:value="6754.2" calcext:value-type="float">
            <text:p>6754.2</text:p>
          </table:table-cell>
          <table:table-cell office:value-type="float" office:value="9463" calcext:value-type="float">
            <text:p>9463</text:p>
          </table:table-cell>
          <table:table-cell office:value-type="float" office:value="7959" calcext:value-type="float">
            <text:p>7959</text:p>
          </table:table-cell>
          <table:table-cell office:value-type="float" office:value="9714.8" calcext:value-type="float">
            <text:p>9714.8</text:p>
          </table:table-cell>
          <table:table-cell office:value-type="float" office:value="9962.8" calcext:value-type="float">
            <text:p>9962.8</text:p>
          </table:table-cell>
          <table:table-cell office:value-type="float" office:value="8952.2" calcext:value-type="float">
            <text:p>8952.2</text:p>
          </table:table-cell>
          <table:table-cell office:value-type="float" office:value="9431.4" calcext:value-type="float">
            <text:p>9431.4</text:p>
          </table:table-cell>
          <table:table-cell office:value-type="float" office:value="9209.6" calcext:value-type="float">
            <text:p>9209.6</text:p>
          </table:table-cell>
          <table:table-cell office:value-type="float" office:value="9374.2" calcext:value-type="float">
            <text:p>9374.2</text:p>
          </table:table-cell>
          <table:table-cell office:value-type="float" office:value="7738.6" calcext:value-type="float">
            <text:p>7738.6</text:p>
          </table:table-cell>
          <table:table-cell office:value-type="float" office:value="7574.6" calcext:value-type="float">
            <text:p>7574.6</text:p>
          </table:table-cell>
          <table:table-cell office:value-type="float" office:value="9622" calcext:value-type="float">
            <text:p>9622</text:p>
          </table:table-cell>
          <table:table-cell office:value-type="float" office:value="9676.8" calcext:value-type="float">
            <text:p>9676.8</text:p>
          </table:table-cell>
          <table:table-cell office:value-type="float" office:value="9906.4" calcext:value-type="float">
            <text:p>9906.4</text:p>
          </table:table-cell>
          <table:table-cell office:value-type="float" office:value="7662" calcext:value-type="float">
            <text:p>7662</text:p>
          </table:table-cell>
          <table:table-cell office:value-type="float" office:value="9620" calcext:value-type="float">
            <text:p>9620</text:p>
          </table:table-cell>
          <table:table-cell office:value-type="float" office:value="9373.2" calcext:value-type="float">
            <text:p>9373.2</text:p>
          </table:table-cell>
          <table:table-cell office:value-type="float" office:value="8678.2" calcext:value-type="float">
            <text:p>8678.2</text:p>
          </table:table-cell>
          <table:table-cell office:value-type="float" office:value="7711.6" calcext:value-type="float">
            <text:p>7711.6</text:p>
          </table:table-cell>
          <table:table-cell office:value-type="float" office:value="9737.6" calcext:value-type="float">
            <text:p>9737.6</text:p>
          </table:table-cell>
          <table:table-cell office:value-type="float" office:value="9400.4" calcext:value-type="float">
            <text:p>9400.4</text:p>
          </table:table-cell>
          <table:table-cell office:value-type="float" office:value="9986.8" calcext:value-type="float">
            <text:p>9986.8</text:p>
          </table:table-cell>
          <table:table-cell office:value-type="float" office:value="9847.2" calcext:value-type="float">
            <text:p>9847.2</text:p>
          </table:table-cell>
          <table:table-cell office:value-type="float" office:value="9706.2" calcext:value-type="float">
            <text:p>9706.2</text:p>
          </table:table-cell>
          <table:table-cell office:value-type="float" office:value="9574.2" calcext:value-type="float">
            <text:p>9574.2</text:p>
          </table:table-cell>
          <table:table-cell office:value-type="float" office:value="9218" calcext:value-type="float">
            <text:p>9218</text:p>
          </table:table-cell>
          <table:table-cell office:value-type="float" office:value="8893.2" calcext:value-type="float">
            <text:p>8893.2</text:p>
          </table:table-cell>
          <table:table-cell office:value-type="float" office:value="9641.6" calcext:value-type="float">
            <text:p>9641.6</text:p>
          </table:table-cell>
          <table:table-cell office:value-type="float" office:value="9218.8" calcext:value-type="float">
            <text:p>9218.8</text:p>
          </table:table-cell>
          <table:table-cell office:value-type="float" office:value="9796" calcext:value-type="float">
            <text:p>9796</text:p>
          </table:table-cell>
          <table:table-cell office:value-type="float" office:value="9722.2" calcext:value-type="float">
            <text:p>9722.2</text:p>
          </table:table-cell>
          <table:table-cell office:value-type="float" office:value="9928.8" calcext:value-type="float">
            <text:p>9928.8</text:p>
          </table:table-cell>
          <table:table-cell office:value-type="float" office:value="9452" calcext:value-type="float">
            <text:p>9452</text:p>
          </table:table-cell>
          <table:table-cell office:value-type="float" office:value="8033.8" calcext:value-type="float">
            <text:p>8033.8</text:p>
          </table:table-cell>
          <table:table-cell office:value-type="float" office:value="9281.6" calcext:value-type="float">
            <text:p>9281.6</text:p>
          </table:table-cell>
          <table:table-cell office:value-type="float" office:value="9385.8" calcext:value-type="float">
            <text:p>9385.8</text:p>
          </table:table-cell>
          <table:table-cell office:value-type="float" office:value="9328.6" calcext:value-type="float">
            <text:p>9328.6</text:p>
          </table:table-cell>
          <table:table-cell office:value-type="float" office:value="9008.6" calcext:value-type="float">
            <text:p>9008.6</text:p>
          </table:table-cell>
          <table:table-cell office:value-type="float" office:value="9515.4" calcext:value-type="float">
            <text:p>9515.4</text:p>
          </table:table-cell>
          <table:table-cell office:value-type="float" office:value="9744.2" calcext:value-type="float">
            <text:p>9744.2</text:p>
          </table:table-cell>
          <table:table-cell office:value-type="float" office:value="9767.4" calcext:value-type="float">
            <text:p>9767.4</text:p>
          </table:table-cell>
          <table:table-cell office:value-type="float" office:value="9207.2" calcext:value-type="float">
            <text:p>9207.2</text:p>
          </table:table-cell>
          <table:table-cell office:value-type="float" office:value="8872" calcext:value-type="float">
            <text:p>8872</text:p>
          </table:table-cell>
          <table:table-cell office:value-type="float" office:value="8011.2" calcext:value-type="float">
            <text:p>8011.2</text:p>
          </table:table-cell>
          <table:table-cell office:value-type="float" office:value="9682.6" calcext:value-type="float">
            <text:p>9682.6</text:p>
          </table:table-cell>
          <table:table-cell office:value-type="float" office:value="9921.2" calcext:value-type="float">
            <text:p>9921.2</text:p>
          </table:table-cell>
          <table:table-cell office:value-type="float" office:value="8398.6" calcext:value-type="float">
            <text:p>8398.6</text:p>
          </table:table-cell>
          <table:table-cell office:value-type="float" office:value="9262.6" calcext:value-type="float">
            <text:p>9262.6</text:p>
          </table:table-cell>
          <table:table-cell office:value-type="float" office:value="9930.8" calcext:value-type="float">
            <text:p>9930.8</text:p>
          </table:table-cell>
          <table:table-cell office:value-type="float" office:value="9469.6" calcext:value-type="float">
            <text:p>9469.6</text:p>
          </table:table-cell>
          <table:table-cell office:value-type="float" office:value="9843.2" calcext:value-type="float">
            <text:p>9843.2</text:p>
          </table:table-cell>
          <table:table-cell office:value-type="float" office:value="9186.4" calcext:value-type="float">
            <text:p>9186.4</text:p>
          </table:table-cell>
          <table:table-cell office:value-type="float" office:value="8599.8" calcext:value-type="float">
            <text:p>8599.8</text:p>
          </table:table-cell>
          <table:table-cell office:value-type="float" office:value="8740.8" calcext:value-type="float">
            <text:p>8740.8</text:p>
          </table:table-cell>
          <table:table-cell office:value-type="float" office:value="7014.6" calcext:value-type="float">
            <text:p>7014.6</text:p>
          </table:table-cell>
          <table:table-cell office:value-type="float" office:value="9545.4" calcext:value-type="float">
            <text:p>9545.4</text:p>
          </table:table-cell>
          <table:table-cell office:value-type="float" office:value="9556.6" calcext:value-type="float">
            <text:p>9556.6</text:p>
          </table:table-cell>
          <table:table-cell office:value-type="float" office:value="9293.8" calcext:value-type="float">
            <text:p>9293.8</text:p>
          </table:table-cell>
          <table:table-cell office:value-type="float" office:value="9626" calcext:value-type="float">
            <text:p>9626</text:p>
          </table:table-cell>
          <table:table-cell office:value-type="float" office:value="6884.6" calcext:value-type="float">
            <text:p>6884.6</text:p>
          </table:table-cell>
          <table:table-cell office:value-type="float" office:value="7701.6" calcext:value-type="float">
            <text:p>7701.6</text:p>
          </table:table-cell>
          <table:table-cell office:value-type="float" office:value="9291.8" calcext:value-type="float">
            <text:p>9291.8</text:p>
          </table:table-cell>
          <table:table-cell office:value-type="float" office:value="9784" calcext:value-type="float">
            <text:p>9784</text:p>
          </table:table-cell>
          <table:table-cell office:value-type="float" office:value="9599.4" calcext:value-type="float">
            <text:p>9599.4</text:p>
          </table:table-cell>
          <table:table-cell office:value-type="float" office:value="8151.4" calcext:value-type="float">
            <text:p>8151.4</text:p>
          </table:table-cell>
          <table:table-cell office:value-type="float" office:value="9140" calcext:value-type="float">
            <text:p>9140</text:p>
          </table:table-cell>
          <table:table-cell office:value-type="float" office:value="9800.8" calcext:value-type="float">
            <text:p>9800.8</text:p>
          </table:table-cell>
          <table:table-cell office:value-type="float" office:value="8968.4" calcext:value-type="float">
            <text:p>8968.4</text:p>
          </table:table-cell>
          <table:table-cell office:value-type="float" office:value="9984" calcext:value-type="float">
            <text:p>9984</text:p>
          </table:table-cell>
          <table:table-cell office:value-type="float" office:value="9989.2" calcext:value-type="float">
            <text:p>9989.2</text:p>
          </table:table-cell>
          <table:table-cell office:value-type="float" office:value="9599.8" calcext:value-type="float">
            <text:p>9599.8</text:p>
          </table:table-cell>
          <table:table-cell office:value-type="float" office:value="9909.4" calcext:value-type="float">
            <text:p>9909.4</text:p>
          </table:table-cell>
          <table:table-cell office:value-type="float" office:value="7700.4" calcext:value-type="float">
            <text:p>7700.4</text:p>
          </table:table-cell>
          <table:table-cell office:value-type="float" office:value="9212" calcext:value-type="float">
            <text:p>9212</text:p>
          </table:table-cell>
          <table:table-cell office:value-type="float" office:value="9525.2" calcext:value-type="float">
            <text:p>9525.2</text:p>
          </table:table-cell>
          <table:table-cell office:value-type="float" office:value="9305.4" calcext:value-type="float">
            <text:p>9305.4</text:p>
          </table:table-cell>
          <table:table-cell office:value-type="float" office:value="9278.2" calcext:value-type="float">
            <text:p>9278.2</text:p>
          </table:table-cell>
          <table:table-cell office:value-type="float" office:value="9396" calcext:value-type="float">
            <text:p>9396</text:p>
          </table:table-cell>
          <table:table-cell office:value-type="float" office:value="9819.8" calcext:value-type="float">
            <text:p>9819.8</text:p>
          </table:table-cell>
          <table:table-cell office:value-type="float" office:value="9488.4" calcext:value-type="float">
            <text:p>9488.4</text:p>
          </table:table-cell>
          <table:table-cell office:value-type="float" office:value="9504" calcext:value-type="float">
            <text:p>9504</text:p>
          </table:table-cell>
          <table:table-cell office:value-type="float" office:value="9467" calcext:value-type="float">
            <text:p>9467</text:p>
          </table:table-cell>
          <table:table-cell office:value-type="float" office:value="8999.8" calcext:value-type="float">
            <text:p>8999.8</text:p>
          </table:table-cell>
          <table:table-cell office:value-type="float" office:value="9938.8" calcext:value-type="float">
            <text:p>9938.8</text:p>
          </table:table-cell>
          <table:table-cell office:value-type="float" office:value="9594" calcext:value-type="float">
            <text:p>9594</text:p>
          </table:table-cell>
          <table:table-cell office:value-type="float" office:value="9327.8" calcext:value-type="float">
            <text:p>9327.8</text:p>
          </table:table-cell>
          <table:table-cell office:value-type="float" office:value="9725.2" calcext:value-type="float">
            <text:p>9725.2</text:p>
          </table:table-cell>
          <table:table-cell office:value-type="float" office:value="9457.8" calcext:value-type="float">
            <text:p>9457.8</text:p>
          </table:table-cell>
          <table:table-cell office:value-type="float" office:value="9890" calcext:value-type="float">
            <text:p>9890</text:p>
          </table:table-cell>
          <table:table-cell office:value-type="float" office:value="8999.2" calcext:value-type="float">
            <text:p>8999.2</text:p>
          </table:table-cell>
          <table:table-cell office:value-type="float" office:value="9145.2" calcext:value-type="float">
            <text:p>9145.2</text:p>
          </table:table-cell>
          <table:table-cell office:value-type="float" office:value="9944" calcext:value-type="float">
            <text:p>9944</text:p>
          </table:table-cell>
          <table:table-cell office:value-type="float" office:value="9303" calcext:value-type="float">
            <text:p>9303</text:p>
          </table:table-cell>
          <table:table-cell office:value-type="float" office:value="8545.8" calcext:value-type="float">
            <text:p>8545.8</text:p>
          </table:table-cell>
          <table:table-cell office:value-type="float" office:value="9183.6" calcext:value-type="float">
            <text:p>9183.6</text:p>
          </table:table-cell>
          <table:table-cell office:value-type="float" office:value="9280.4" calcext:value-type="float">
            <text:p>9280.4</text:p>
          </table:table-cell>
          <table:table-cell office:value-type="float" office:value="8288.6" calcext:value-type="float">
            <text:p>8288.6</text:p>
          </table:table-cell>
          <table:table-cell office:value-type="float" office:value="9054.8" calcext:value-type="float">
            <text:p>9054.8</text:p>
          </table:table-cell>
          <table:table-cell office:value-type="float" office:value="9644.8" calcext:value-type="float">
            <text:p>9644.8</text:p>
          </table:table-cell>
          <table:table-cell office:value-type="float" office:value="9093.2" calcext:value-type="float">
            <text:p>9093.2</text:p>
          </table:table-cell>
          <table:table-cell office:value-type="float" office:value="7943.6" calcext:value-type="float">
            <text:p>7943.6</text:p>
          </table:table-cell>
          <table:table-cell office:value-type="float" office:value="9673.6" calcext:value-type="float">
            <text:p>9673.6</text:p>
          </table:table-cell>
          <table:table-cell office:value-type="float" office:value="8731.8" calcext:value-type="float">
            <text:p>8731.8</text:p>
          </table:table-cell>
          <table:table-cell office:value-type="float" office:value="9652.2" calcext:value-type="float">
            <text:p>9652.2</text:p>
          </table:table-cell>
          <table:table-cell office:value-type="float" office:value="9615.8" calcext:value-type="float">
            <text:p>9615.8</text:p>
          </table:table-cell>
          <table:table-cell office:value-type="float" office:value="9537.8" calcext:value-type="float">
            <text:p>9537.8</text:p>
          </table:table-cell>
          <table:table-cell office:value-type="float" office:value="7920.6" calcext:value-type="float">
            <text:p>7920.6</text:p>
          </table:table-cell>
          <table:table-cell office:value-type="float" office:value="9800" calcext:value-type="float">
            <text:p>9800</text:p>
          </table:table-cell>
          <table:table-cell office:value-type="float" office:value="9851.2" calcext:value-type="float">
            <text:p>9851.2</text:p>
          </table:table-cell>
          <table:table-cell office:value-type="float" office:value="9943.2" calcext:value-type="float">
            <text:p>9943.2</text:p>
          </table:table-cell>
          <table:table-cell office:value-type="float" office:value="9318.2" calcext:value-type="float">
            <text:p>9318.2</text:p>
          </table:table-cell>
          <table:table-cell office:value-type="float" office:value="7333.4" calcext:value-type="float">
            <text:p>7333.4</text:p>
          </table:table-cell>
          <table:table-cell office:value-type="float" office:value="9085.8" calcext:value-type="float">
            <text:p>9085.8</text:p>
          </table:table-cell>
          <table:table-cell office:value-type="float" office:value="9794.8" calcext:value-type="float">
            <text:p>9794.8</text:p>
          </table:table-cell>
          <table:table-cell office:value-type="float" office:value="8376.4" calcext:value-type="float">
            <text:p>8376.4</text:p>
          </table:table-cell>
          <table:table-cell office:value-type="float" office:value="9580.6" calcext:value-type="float">
            <text:p>9580.6</text:p>
          </table:table-cell>
          <table:table-cell office:value-type="float" office:value="8614.4" calcext:value-type="float">
            <text:p>8614.4</text:p>
          </table:table-cell>
          <table:table-cell office:value-type="float" office:value="7909" calcext:value-type="float">
            <text:p>7909</text:p>
          </table:table-cell>
          <table:table-cell office:value-type="float" office:value="8819.4" calcext:value-type="float">
            <text:p>8819.4</text:p>
          </table:table-cell>
          <table:table-cell office:value-type="float" office:value="9185.8" calcext:value-type="float">
            <text:p>9185.8</text:p>
          </table:table-cell>
          <table:table-cell office:value-type="float" office:value="9387.8" calcext:value-type="float">
            <text:p>9387.8</text:p>
          </table:table-cell>
          <table:table-cell office:value-type="float" office:value="9468.8" calcext:value-type="float">
            <text:p>9468.8</text:p>
          </table:table-cell>
          <table:table-cell office:value-type="float" office:value="8699.2" calcext:value-type="float">
            <text:p>8699.2</text:p>
          </table:table-cell>
          <table:table-cell office:value-type="float" office:value="9786.2" calcext:value-type="float">
            <text:p>9786.2</text:p>
          </table:table-cell>
          <table:table-cell office:value-type="float" office:value="9896.2" calcext:value-type="float">
            <text:p>9896.2</text:p>
          </table:table-cell>
          <table:table-cell office:value-type="float" office:value="9714" calcext:value-type="float">
            <text:p>9714</text:p>
          </table:table-cell>
          <table:table-cell office:value-type="float" office:value="9908" calcext:value-type="float">
            <text:p>9908</text:p>
          </table:table-cell>
          <table:table-cell office:value-type="float" office:value="9418.6" calcext:value-type="float">
            <text:p>9418.6</text:p>
          </table:table-cell>
          <table:table-cell office:value-type="float" office:value="8404" calcext:value-type="float">
            <text:p>8404</text:p>
          </table:table-cell>
          <table:table-cell office:value-type="float" office:value="9628.2" calcext:value-type="float">
            <text:p>9628.2</text:p>
          </table:table-cell>
          <table:table-cell office:value-type="float" office:value="8447.8" calcext:value-type="float">
            <text:p>8447.8</text:p>
          </table:table-cell>
          <table:table-cell office:value-type="float" office:value="9329.8" calcext:value-type="float">
            <text:p>9329.8</text:p>
          </table:table-cell>
          <table:table-cell office:value-type="float" office:value="8998.8" calcext:value-type="float">
            <text:p>8998.8</text:p>
          </table:table-cell>
          <table:table-cell office:value-type="float" office:value="9376.4" calcext:value-type="float">
            <text:p>9376.4</text:p>
          </table:table-cell>
          <table:table-cell office:value-type="float" office:value="9334.6" calcext:value-type="float">
            <text:p>9334.6</text:p>
          </table:table-cell>
          <table:table-cell office:value-type="float" office:value="8795.6" calcext:value-type="float">
            <text:p>8795.6</text:p>
          </table:table-cell>
          <table:table-cell office:value-type="float" office:value="9168.6" calcext:value-type="float">
            <text:p>9168.6</text:p>
          </table:table-cell>
          <table:table-cell office:value-type="float" office:value="8792.2" calcext:value-type="float">
            <text:p>8792.2</text:p>
          </table:table-cell>
          <table:table-cell office:value-type="float" office:value="9851.2" calcext:value-type="float">
            <text:p>9851.2</text:p>
          </table:table-cell>
          <table:table-cell office:value-type="float" office:value="9006" calcext:value-type="float">
            <text:p>9006</text:p>
          </table:table-cell>
          <table:table-cell office:value-type="float" office:value="9984.4" calcext:value-type="float">
            <text:p>9984.4</text:p>
          </table:table-cell>
          <table:table-cell office:value-type="float" office:value="9611.4" calcext:value-type="float">
            <text:p>9611.4</text:p>
          </table:table-cell>
          <table:table-cell office:value-type="float" office:value="9497.8" calcext:value-type="float">
            <text:p>9497.8</text:p>
          </table:table-cell>
          <table:table-cell office:value-type="float" office:value="9925.6" calcext:value-type="float">
            <text:p>9925.6</text:p>
          </table:table-cell>
          <table:table-cell office:value-type="float" office:value="9268.8" calcext:value-type="float">
            <text:p>9268.8</text:p>
          </table:table-cell>
          <table:table-cell office:value-type="float" office:value="9918.2" calcext:value-type="float">
            <text:p>9918.2</text:p>
          </table:table-cell>
          <table:table-cell office:value-type="float" office:value="7476" calcext:value-type="float">
            <text:p>7476</text:p>
          </table:table-cell>
          <table:table-cell office:value-type="float" office:value="5506.6" calcext:value-type="float">
            <text:p>5506.6</text:p>
          </table:table-cell>
          <table:table-cell office:value-type="float" office:value="9740.8" calcext:value-type="float">
            <text:p>9740.8</text:p>
          </table:table-cell>
          <table:table-cell office:value-type="float" office:value="9458.2" calcext:value-type="float">
            <text:p>9458.2</text:p>
          </table:table-cell>
          <table:table-cell office:value-type="float" office:value="9747.6" calcext:value-type="float">
            <text:p>9747.6</text:p>
          </table:table-cell>
          <table:table-cell office:value-type="float" office:value="5420.6" calcext:value-type="float">
            <text:p>5420.6</text:p>
          </table:table-cell>
          <table:table-cell office:value-type="float" office:value="9179.8" calcext:value-type="float">
            <text:p>9179.8</text:p>
          </table:table-cell>
          <table:table-cell office:value-type="float" office:value="9289.2" calcext:value-type="float">
            <text:p>9289.2</text:p>
          </table:table-cell>
          <table:table-cell office:value-type="float" office:value="9973" calcext:value-type="float">
            <text:p>9973</text:p>
          </table:table-cell>
          <table:table-cell office:value-type="float" office:value="8967.4" calcext:value-type="float">
            <text:p>8967.4</text:p>
          </table:table-cell>
          <table:table-cell office:value-type="float" office:value="9242.4" calcext:value-type="float">
            <text:p>9242.4</text:p>
          </table:table-cell>
          <table:table-cell office:value-type="float" office:value="9746.6" calcext:value-type="float">
            <text:p>9746.6</text:p>
          </table:table-cell>
          <table:table-cell office:value-type="float" office:value="9077.4" calcext:value-type="float">
            <text:p>9077.4</text:p>
          </table:table-cell>
          <table:table-cell office:value-type="float" office:value="7808.8" calcext:value-type="float">
            <text:p>7808.8</text:p>
          </table:table-cell>
          <table:table-cell office:value-type="float" office:value="7967.6" calcext:value-type="float">
            <text:p>7967.6</text:p>
          </table:table-cell>
          <table:table-cell office:value-type="float" office:value="9991.8" calcext:value-type="float">
            <text:p>9991.8</text:p>
          </table:table-cell>
          <table:table-cell office:value-type="float" office:value="7505.4" calcext:value-type="float">
            <text:p>7505.4</text:p>
          </table:table-cell>
          <table:table-cell office:value-type="float" office:value="8962.8" calcext:value-type="float">
            <text:p>8962.8</text:p>
          </table:table-cell>
          <table:table-cell office:value-type="float" office:value="8539.6" calcext:value-type="float">
            <text:p>8539.6</text:p>
          </table:table-cell>
          <table:table-cell office:value-type="float" office:value="9483.6" calcext:value-type="float">
            <text:p>9483.6</text:p>
          </table:table-cell>
          <table:table-cell office:value-type="float" office:value="8399.2" calcext:value-type="float">
            <text:p>8399.2</text:p>
          </table:table-cell>
          <table:table-cell office:value-type="float" office:value="9500.4" calcext:value-type="float">
            <text:p>9500.4</text:p>
          </table:table-cell>
          <table:table-cell office:value-type="float" office:value="9321.8" calcext:value-type="float">
            <text:p>9321.8</text:p>
          </table:table-cell>
          <table:table-cell office:value-type="float" office:value="9884.6" calcext:value-type="float">
            <text:p>9884.6</text:p>
          </table:table-cell>
          <table:table-cell office:value-type="float" office:value="8374" calcext:value-type="float">
            <text:p>8374</text:p>
          </table:table-cell>
          <table:table-cell office:value-type="float" office:value="9120" calcext:value-type="float">
            <text:p>9120</text:p>
          </table:table-cell>
          <table:table-cell office:value-type="float" office:value="9195.8" calcext:value-type="float">
            <text:p>9195.8</text:p>
          </table:table-cell>
          <table:table-cell office:value-type="float" office:value="9401.8" calcext:value-type="float">
            <text:p>9401.8</text:p>
          </table:table-cell>
          <table:table-cell office:value-type="float" office:value="9663.8" calcext:value-type="float">
            <text:p>9663.8</text:p>
          </table:table-cell>
          <table:table-cell office:value-type="float" office:value="6809" calcext:value-type="float">
            <text:p>6809</text:p>
          </table:table-cell>
          <table:table-cell office:value-type="float" office:value="8927" calcext:value-type="float">
            <text:p>8927</text:p>
          </table:table-cell>
          <table:table-cell office:value-type="float" office:value="9778.8" calcext:value-type="float">
            <text:p>9778.8</text:p>
          </table:table-cell>
          <table:table-cell office:value-type="float" office:value="9672.2" calcext:value-type="float">
            <text:p>9672.2</text:p>
          </table:table-cell>
          <table:table-cell office:value-type="float" office:value="9678.4" calcext:value-type="float">
            <text:p>9678.4</text:p>
          </table:table-cell>
          <table:table-cell office:value-type="float" office:value="9303.2" calcext:value-type="float">
            <text:p>9303.2</text:p>
          </table:table-cell>
          <table:table-cell office:value-type="float" office:value="9839" calcext:value-type="float">
            <text:p>9839</text:p>
          </table:table-cell>
          <table:table-cell office:value-type="float" office:value="9612" calcext:value-type="float">
            <text:p>9612</text:p>
          </table:table-cell>
          <table:table-cell office:value-type="float" office:value="9446.6" calcext:value-type="float">
            <text:p>9446.6</text:p>
          </table:table-cell>
          <table:table-cell office:value-type="float" office:value="9874.6" calcext:value-type="float">
            <text:p>9874.6</text:p>
          </table:table-cell>
          <table:table-cell office:value-type="float" office:value="9547.6" calcext:value-type="float">
            <text:p>9547.6</text:p>
          </table:table-cell>
          <table:table-cell office:value-type="float" office:value="8974.6" calcext:value-type="float">
            <text:p>8974.6</text:p>
          </table:table-cell>
          <table:table-cell office:value-type="float" office:value="9909.4" calcext:value-type="float">
            <text:p>9909.4</text:p>
          </table:table-cell>
          <table:table-cell office:value-type="float" office:value="9114.8" calcext:value-type="float">
            <text:p>9114.8</text:p>
          </table:table-cell>
          <table:table-cell office:value-type="float" office:value="9761.2" calcext:value-type="float">
            <text:p>9761.2</text:p>
          </table:table-cell>
          <table:table-cell office:value-type="float" office:value="9628.6" calcext:value-type="float">
            <text:p>9628.6</text:p>
          </table:table-cell>
          <table:table-cell office:value-type="float" office:value="9985.8" calcext:value-type="float">
            <text:p>9985.8</text:p>
          </table:table-cell>
          <table:table-cell office:value-type="float" office:value="9982.2" calcext:value-type="float">
            <text:p>9982.2</text:p>
          </table:table-cell>
          <table:table-cell office:value-type="float" office:value="6459.4" calcext:value-type="float">
            <text:p>6459.4</text:p>
          </table:table-cell>
          <table:table-cell office:value-type="float" office:value="9469.6" calcext:value-type="float">
            <text:p>9469.6</text:p>
          </table:table-cell>
          <table:table-cell office:value-type="float" office:value="7779" calcext:value-type="float">
            <text:p>7779</text:p>
          </table:table-cell>
          <table:table-cell office:value-type="float" office:value="8553.2" calcext:value-type="float">
            <text:p>8553.2</text:p>
          </table:table-cell>
          <table:table-cell office:value-type="float" office:value="9511.8" calcext:value-type="float">
            <text:p>9511.8</text:p>
          </table:table-cell>
          <table:table-cell office:value-type="float" office:value="9812.8" calcext:value-type="float">
            <text:p>9812.8</text:p>
          </table:table-cell>
          <table:table-cell office:value-type="float" office:value="9191" calcext:value-type="float">
            <text:p>9191</text:p>
          </table:table-cell>
          <table:table-cell office:value-type="float" office:value="9810.4" calcext:value-type="float">
            <text:p>9810.4</text:p>
          </table:table-cell>
          <table:table-cell office:value-type="float" office:value="9490.2" calcext:value-type="float">
            <text:p>9490.2</text:p>
          </table:table-cell>
          <table:table-cell office:value-type="float" office:value="9104.6" calcext:value-type="float">
            <text:p>9104.6</text:p>
          </table:table-cell>
          <table:table-cell office:value-type="float" office:value="9674.2" calcext:value-type="float">
            <text:p>9674.2</text:p>
          </table:table-cell>
          <table:table-cell office:value-type="float" office:value="8893" calcext:value-type="float">
            <text:p>8893</text:p>
          </table:table-cell>
          <table:table-cell office:value-type="float" office:value="9571.2" calcext:value-type="float">
            <text:p>9571.2</text:p>
          </table:table-cell>
          <table:table-cell office:value-type="float" office:value="9206.6" calcext:value-type="float">
            <text:p>9206.6</text:p>
          </table:table-cell>
          <table:table-cell office:value-type="float" office:value="9897.6" calcext:value-type="float">
            <text:p>9897.6</text:p>
          </table:table-cell>
          <table:table-cell office:value-type="float" office:value="9123" calcext:value-type="float">
            <text:p>9123</text:p>
          </table:table-cell>
          <table:table-cell office:value-type="float" office:value="9440.8" calcext:value-type="float">
            <text:p>9440.8</text:p>
          </table:table-cell>
          <table:table-cell office:value-type="float" office:value="9895.2" calcext:value-type="float">
            <text:p>9895.2</text:p>
          </table:table-cell>
          <table:table-cell office:value-type="float" office:value="8390.6" calcext:value-type="float">
            <text:p>8390.6</text:p>
          </table:table-cell>
          <table:table-cell office:value-type="float" office:value="9481" calcext:value-type="float">
            <text:p>9481</text:p>
          </table:table-cell>
          <table:table-cell office:value-type="float" office:value="8927.2" calcext:value-type="float">
            <text:p>8927.2</text:p>
          </table:table-cell>
          <table:table-cell office:value-type="float" office:value="9673.8" calcext:value-type="float">
            <text:p>9673.8</text:p>
          </table:table-cell>
          <table:table-cell office:value-type="float" office:value="9444.6" calcext:value-type="float">
            <text:p>9444.6</text:p>
          </table:table-cell>
          <table:table-cell office:value-type="float" office:value="8853.2" calcext:value-type="float">
            <text:p>8853.2</text:p>
          </table:table-cell>
          <table:table-cell office:value-type="float" office:value="8337.4" calcext:value-type="float">
            <text:p>8337.4</text:p>
          </table:table-cell>
          <table:table-cell office:value-type="float" office:value="9107.8" calcext:value-type="float">
            <text:p>9107.8</text:p>
          </table:table-cell>
          <table:table-cell office:value-type="float" office:value="9348.8" calcext:value-type="float">
            <text:p>9348.8</text:p>
          </table:table-cell>
          <table:table-cell office:value-type="float" office:value="9675.6" calcext:value-type="float">
            <text:p>9675.6</text:p>
          </table:table-cell>
          <table:table-cell office:value-type="float" office:value="9945.8" calcext:value-type="float">
            <text:p>9945.8</text:p>
          </table:table-cell>
          <table:table-cell office:value-type="float" office:value="9660.2" calcext:value-type="float">
            <text:p>9660.2</text:p>
          </table:table-cell>
          <table:table-cell office:value-type="float" office:value="9454" calcext:value-type="float">
            <text:p>9454</text:p>
          </table:table-cell>
          <table:table-cell office:value-type="float" office:value="8626.8" calcext:value-type="float">
            <text:p>8626.8</text:p>
          </table:table-cell>
          <table:table-cell office:value-type="float" office:value="9607.2" calcext:value-type="float">
            <text:p>9607.2</text:p>
          </table:table-cell>
          <table:table-cell office:value-type="float" office:value="9081.2" calcext:value-type="float">
            <text:p>9081.2</text:p>
          </table:table-cell>
          <table:table-cell office:value-type="float" office:value="9407.8" calcext:value-type="float">
            <text:p>9407.8</text:p>
          </table:table-cell>
          <table:table-cell office:value-type="float" office:value="9801.8" calcext:value-type="float">
            <text:p>9801.8</text:p>
          </table:table-cell>
          <table:table-cell office:value-type="float" office:value="9093.6" calcext:value-type="float">
            <text:p>9093.6</text:p>
          </table:table-cell>
          <table:table-cell office:value-type="float" office:value="9698.8" calcext:value-type="float">
            <text:p>9698.8</text:p>
          </table:table-cell>
          <table:table-cell office:value-type="float" office:value="9798.4" calcext:value-type="float">
            <text:p>9798.4</text:p>
          </table:table-cell>
          <table:table-cell office:value-type="float" office:value="9798.8" calcext:value-type="float">
            <text:p>9798.8</text:p>
          </table:table-cell>
          <table:table-cell office:value-type="float" office:value="9693.2" calcext:value-type="float">
            <text:p>9693.2</text:p>
          </table:table-cell>
          <table:table-cell office:value-type="float" office:value="9891" calcext:value-type="float">
            <text:p>9891</text:p>
          </table:table-cell>
          <table:table-cell office:value-type="float" office:value="8355.8" calcext:value-type="float">
            <text:p>8355.8</text:p>
          </table:table-cell>
          <table:table-cell office:value-type="float" office:value="8533.8" calcext:value-type="float">
            <text:p>8533.8</text:p>
          </table:table-cell>
          <table:table-cell office:value-type="float" office:value="9936.2" calcext:value-type="float">
            <text:p>9936.2</text:p>
          </table:table-cell>
          <table:table-cell office:value-type="float" office:value="9163.4" calcext:value-type="float">
            <text:p>9163.4</text:p>
          </table:table-cell>
          <table:table-cell office:value-type="float" office:value="8772.4" calcext:value-type="float">
            <text:p>8772.4</text:p>
          </table:table-cell>
          <table:table-cell office:value-type="float" office:value="7433" calcext:value-type="float">
            <text:p>7433</text:p>
          </table:table-cell>
          <table:table-cell office:value-type="float" office:value="9140" calcext:value-type="float">
            <text:p>9140</text:p>
          </table:table-cell>
          <table:table-cell office:value-type="float" office:value="8461.2" calcext:value-type="float">
            <text:p>8461.2</text:p>
          </table:table-cell>
          <table:table-cell office:value-type="float" office:value="9876.8" calcext:value-type="float">
            <text:p>9876.8</text:p>
          </table:table-cell>
          <table:table-cell office:value-type="float" office:value="9376.2" calcext:value-type="float">
            <text:p>9376.2</text:p>
          </table:table-cell>
          <table:table-cell office:value-type="float" office:value="9727.2" calcext:value-type="float">
            <text:p>9727.2</text:p>
          </table:table-cell>
          <table:table-cell office:value-type="float" office:value="9398" calcext:value-type="float">
            <text:p>9398</text:p>
          </table:table-cell>
          <table:table-cell office:value-type="float" office:value="9798.2" calcext:value-type="float">
            <text:p>9798.2</text:p>
          </table:table-cell>
          <table:table-cell office:value-type="float" office:value="9758.2" calcext:value-type="float">
            <text:p>9758.2</text:p>
          </table:table-cell>
          <table:table-cell office:value-type="float" office:value="9412.2" calcext:value-type="float">
            <text:p>9412.2</text:p>
          </table:table-cell>
          <table:table-cell office:value-type="float" office:value="7354.8" calcext:value-type="float">
            <text:p>7354.8</text:p>
          </table:table-cell>
          <table:table-cell office:value-type="float" office:value="9913.6" calcext:value-type="float">
            <text:p>9913.6</text:p>
          </table:table-cell>
          <table:table-cell office:value-type="float" office:value="9082.4" calcext:value-type="float">
            <text:p>9082.4</text:p>
          </table:table-cell>
          <table:table-cell office:value-type="float" office:value="9359.6" calcext:value-type="float">
            <text:p>9359.6</text:p>
          </table:table-cell>
          <table:table-cell office:value-type="float" office:value="9352.4" calcext:value-type="float">
            <text:p>9352.4</text:p>
          </table:table-cell>
          <table:table-cell office:value-type="float" office:value="9699" calcext:value-type="float">
            <text:p>9699</text:p>
          </table:table-cell>
          <table:table-cell office:value-type="float" office:value="8855.2" calcext:value-type="float">
            <text:p>8855.2</text:p>
          </table:table-cell>
          <table:table-cell office:value-type="float" office:value="9633" calcext:value-type="float">
            <text:p>9633</text:p>
          </table:table-cell>
          <table:table-cell office:value-type="float" office:value="9346.8" calcext:value-type="float">
            <text:p>9346.8</text:p>
          </table:table-cell>
          <table:table-cell office:value-type="float" office:value="9960" calcext:value-type="float">
            <text:p>9960</text:p>
          </table:table-cell>
          <table:table-cell office:value-type="float" office:value="9634.6" calcext:value-type="float">
            <text:p>9634.6</text:p>
          </table:table-cell>
          <table:table-cell office:value-type="float" office:value="8745" calcext:value-type="float">
            <text:p>8745</text:p>
          </table:table-cell>
          <table:table-cell office:value-type="float" office:value="8906" calcext:value-type="float">
            <text:p>8906</text:p>
          </table:table-cell>
          <table:table-cell office:value-type="float" office:value="9719.6" calcext:value-type="float">
            <text:p>9719.6</text:p>
          </table:table-cell>
          <table:table-cell office:value-type="float" office:value="9886.6" calcext:value-type="float">
            <text:p>9886.6</text:p>
          </table:table-cell>
          <table:table-cell office:value-type="float" office:value="9939.6" calcext:value-type="float">
            <text:p>9939.6</text:p>
          </table:table-cell>
          <table:table-cell office:value-type="float" office:value="9699.2" calcext:value-type="float">
            <text:p>9699.2</text:p>
          </table:table-cell>
          <table:table-cell office:value-type="float" office:value="9825.4" calcext:value-type="float">
            <text:p>9825.4</text:p>
          </table:table-cell>
          <table:table-cell office:value-type="float" office:value="9506.2" calcext:value-type="float">
            <text:p>9506.2</text:p>
          </table:table-cell>
          <table:table-cell office:value-type="float" office:value="9031.6" calcext:value-type="float">
            <text:p>9031.6</text:p>
          </table:table-cell>
          <table:table-cell office:value-type="float" office:value="9921.4" calcext:value-type="float">
            <text:p>9921.4</text:p>
          </table:table-cell>
          <table:table-cell office:value-type="float" office:value="9881.8" calcext:value-type="float">
            <text:p>9881.8</text:p>
          </table:table-cell>
          <table:table-cell office:value-type="float" office:value="7756.8" calcext:value-type="float">
            <text:p>7756.8</text:p>
          </table:table-cell>
          <table:table-cell office:value-type="float" office:value="9804.2" calcext:value-type="float">
            <text:p>9804.2</text:p>
          </table:table-cell>
          <table:table-cell office:value-type="float" office:value="9548.6" calcext:value-type="float">
            <text:p>9548.6</text:p>
          </table:table-cell>
          <table:table-cell office:value-type="float" office:value="9758.4" calcext:value-type="float">
            <text:p>9758.4</text:p>
          </table:table-cell>
          <table:table-cell office:value-type="float" office:value="8516.2" calcext:value-type="float">
            <text:p>8516.2</text:p>
          </table:table-cell>
          <table:table-cell office:value-type="float" office:value="9667.4" calcext:value-type="float">
            <text:p>9667.4</text:p>
          </table:table-cell>
          <table:table-cell office:value-type="float" office:value="8860.4" calcext:value-type="float">
            <text:p>8860.4</text:p>
          </table:table-cell>
          <table:table-cell office:value-type="float" office:value="9660.8" calcext:value-type="float">
            <text:p>9660.8</text:p>
          </table:table-cell>
          <table:table-cell office:value-type="float" office:value="9651" calcext:value-type="float">
            <text:p>9651</text:p>
          </table:table-cell>
          <table:table-cell office:value-type="float" office:value="8659.2" calcext:value-type="float">
            <text:p>8659.2</text:p>
          </table:table-cell>
          <table:table-cell office:value-type="float" office:value="9791" calcext:value-type="float">
            <text:p>9791</text:p>
          </table:table-cell>
          <table:table-cell office:value-type="float" office:value="9704.2" calcext:value-type="float">
            <text:p>9704.2</text:p>
          </table:table-cell>
          <table:table-cell office:value-type="float" office:value="9408" calcext:value-type="float">
            <text:p>9408</text:p>
          </table:table-cell>
          <table:table-cell office:value-type="float" office:value="9861" calcext:value-type="float">
            <text:p>9861</text:p>
          </table:table-cell>
          <table:table-cell office:value-type="float" office:value="8746.2" calcext:value-type="float">
            <text:p>8746.2</text:p>
          </table:table-cell>
          <table:table-cell office:value-type="float" office:value="9697.8" calcext:value-type="float">
            <text:p>9697.8</text:p>
          </table:table-cell>
          <table:table-cell office:value-type="float" office:value="9854" calcext:value-type="float">
            <text:p>9854</text:p>
          </table:table-cell>
          <table:table-cell office:value-type="float" office:value="9223.8" calcext:value-type="float">
            <text:p>9223.8</text:p>
          </table:table-cell>
          <table:table-cell office:value-type="float" office:value="9761.8" calcext:value-type="float">
            <text:p>9761.8</text:p>
          </table:table-cell>
          <table:table-cell office:value-type="float" office:value="9837" calcext:value-type="float">
            <text:p>9837</text:p>
          </table:table-cell>
          <table:table-cell office:value-type="float" office:value="9720.2" calcext:value-type="float">
            <text:p>9720.2</text:p>
          </table:table-cell>
          <table:table-cell office:value-type="float" office:value="8983" calcext:value-type="float">
            <text:p>8983</text:p>
          </table:table-cell>
          <table:table-cell office:value-type="float" office:value="9822.2" calcext:value-type="float">
            <text:p>9822.2</text:p>
          </table:table-cell>
          <table:table-cell office:value-type="float" office:value="8717.2" calcext:value-type="float">
            <text:p>8717.2</text:p>
          </table:table-cell>
          <table:table-cell office:value-type="float" office:value="9984.2" calcext:value-type="float">
            <text:p>9984.2</text:p>
          </table:table-cell>
          <table:table-cell office:value-type="float" office:value="8929.8" calcext:value-type="float">
            <text:p>8929.8</text:p>
          </table:table-cell>
          <table:table-cell office:value-type="float" office:value="9590.2" calcext:value-type="float">
            <text:p>9590.2</text:p>
          </table:table-cell>
          <table:table-cell office:value-type="float" office:value="9267.4" calcext:value-type="float">
            <text:p>9267.4</text:p>
          </table:table-cell>
          <table:table-cell office:value-type="float" office:value="9449.6" calcext:value-type="float">
            <text:p>9449.6</text:p>
          </table:table-cell>
          <table:table-cell office:value-type="float" office:value="9514" calcext:value-type="float">
            <text:p>9514</text:p>
          </table:table-cell>
          <table:table-cell office:value-type="float" office:value="8889.2" calcext:value-type="float">
            <text:p>8889.2</text:p>
          </table:table-cell>
          <table:table-cell office:value-type="float" office:value="9061.6" calcext:value-type="float">
            <text:p>9061.6</text:p>
          </table:table-cell>
          <table:table-cell office:value-type="float" office:value="9625.6" calcext:value-type="float">
            <text:p>9625.6</text:p>
          </table:table-cell>
          <table:table-cell office:value-type="float" office:value="9231.4" calcext:value-type="float">
            <text:p>9231.4</text:p>
          </table:table-cell>
          <table:table-cell office:value-type="float" office:value="7552.2" calcext:value-type="float">
            <text:p>7552.2</text:p>
          </table:table-cell>
          <table:table-cell office:value-type="float" office:value="9291.8" calcext:value-type="float">
            <text:p>9291.8</text:p>
          </table:table-cell>
          <table:table-cell office:value-type="float" office:value="9858.4" calcext:value-type="float">
            <text:p>9858.4</text:p>
          </table:table-cell>
          <table:table-cell office:value-type="float" office:value="9423.8" calcext:value-type="float">
            <text:p>9423.8</text:p>
          </table:table-cell>
          <table:table-cell office:value-type="float" office:value="7584.2" calcext:value-type="float">
            <text:p>7584.2</text:p>
          </table:table-cell>
          <table:table-cell office:value-type="float" office:value="9854" calcext:value-type="float">
            <text:p>9854</text:p>
          </table:table-cell>
          <table:table-cell office:value-type="float" office:value="9813.4" calcext:value-type="float">
            <text:p>9813.4</text:p>
          </table:table-cell>
          <table:table-cell office:value-type="float" office:value="6610.8" calcext:value-type="float">
            <text:p>6610.8</text:p>
          </table:table-cell>
          <table:table-cell office:value-type="float" office:value="9941.2" calcext:value-type="float">
            <text:p>9941.2</text:p>
          </table:table-cell>
          <table:table-cell office:value-type="float" office:value="9440.8" calcext:value-type="float">
            <text:p>9440.8</text:p>
          </table:table-cell>
          <table:table-cell office:value-type="float" office:value="9256.2" calcext:value-type="float">
            <text:p>9256.2</text:p>
          </table:table-cell>
          <table:table-cell office:value-type="float" office:value="9943.6" calcext:value-type="float">
            <text:p>9943.6</text:p>
          </table:table-cell>
          <table:table-cell office:value-type="float" office:value="6349.4" calcext:value-type="float">
            <text:p>6349.4</text:p>
          </table:table-cell>
          <table:table-cell office:value-type="float" office:value="9752.6" calcext:value-type="float">
            <text:p>9752.6</text:p>
          </table:table-cell>
          <table:table-cell office:value-type="float" office:value="9662.4" calcext:value-type="float">
            <text:p>9662.4</text:p>
          </table:table-cell>
          <table:table-cell office:value-type="float" office:value="7632" calcext:value-type="float">
            <text:p>7632</text:p>
          </table:table-cell>
          <table:table-cell office:value-type="float" office:value="9268.6" calcext:value-type="float">
            <text:p>9268.6</text:p>
          </table:table-cell>
          <table:table-cell office:value-type="float" office:value="9885.4" calcext:value-type="float">
            <text:p>9885.4</text:p>
          </table:table-cell>
          <table:table-cell office:value-type="float" office:value="9552.2" calcext:value-type="float">
            <text:p>9552.2</text:p>
          </table:table-cell>
          <table:table-cell office:value-type="float" office:value="8687" calcext:value-type="float">
            <text:p>86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9T18:09:44.390293101</dc:date>
    <meta:editing-duration>PT6M9S</meta:editing-duration>
    <meta:editing-cycles>1</meta:editing-cycles>
    <meta:document-statistic meta:table-count="1" meta:cell-count="2505" meta:object-count="5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line" chart:style-name="ch1">
        <chart:title svg:x="6.469cm" svg:y="0.316cm" chart:style-name="ch2">
          <text:p>Average Value</text:p>
        </chart:title>
        <chart:subtitle svg:x="6.495cm" svg:y="1.275cm" chart:style-name="ch3">
          <text:p>100 learning rate</text:p>
        </chart:subtitle>
        <chart:legend chart:legend-position="end" svg:x="14.089cm" svg:y="4.204cm" style:legend-expansion="high" chart:style-name="ch4"/>
        <chart:plot-area chart:style-name="ch5" table:cell-range-address="results.A1:results.SG1" chart:data-source-has-labels="column" svg:x="1.33cm" svg:y="2.138cm" svg:width="12.44cm" svg:height="5.707cm">
          <chartooo:coordinate-region svg:x="2.507cm" svg:y="2.259cm" svg:width="11.263cm" svg:height="4.584cm"/>
          <chart:axis chart:dimension="x" chart:name="primary-x" chart:style-name="ch6">
            <chart:title svg:x="6.315cm" svg:y="8.025cm" chart:style-name="ch7">
              <text:p>Number of Runs</text:p>
            </chart:title>
          </chart:axis>
          <chart:axis chart:dimension="y" chart:name="primary-y" chart:style-name="ch6">
            <chart:title svg:x="0.451cm" svg:y="6.093cm" chart:style-name="ch8">
              <text:p>Average value</text:p>
            </chart:title>
            <chart:grid chart:style-name="ch9" chart:class="major"/>
          </chart:axis>
          <chart:series chart:style-name="ch10" chart:values-cell-range-address="results.B1:results.SG1" chart:label-cell-address="results.A1:results.A1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100</text:p>
                <draw:g>
                  <svg:desc>results.A1:results.A1</svg:desc>
                </draw:g>
              </table:table-cell>
              <table:table-cell office:value-type="float" office:value="5566.4">
                <text:p>5566.4</text:p>
                <draw:g>
                  <svg:desc>results.B1:results.SG1</svg:desc>
                </draw:g>
              </table:table-cell>
              <table:table-cell office:value-type="float" office:value="5547.2">
                <text:p>5547.2</text:p>
              </table:table-cell>
              <table:table-cell office:value-type="float" office:value="7293.2">
                <text:p>7293.2</text:p>
              </table:table-cell>
              <table:table-cell office:value-type="float" office:value="4808.4">
                <text:p>4808.4</text:p>
              </table:table-cell>
              <table:table-cell office:value-type="float" office:value="9282.6">
                <text:p>9282.6</text:p>
              </table:table-cell>
              <table:table-cell office:value-type="float" office:value="6467.6">
                <text:p>6467.6</text:p>
              </table:table-cell>
              <table:table-cell office:value-type="float" office:value="9254">
                <text:p>9254</text:p>
              </table:table-cell>
              <table:table-cell office:value-type="float" office:value="6839.8">
                <text:p>6839.8</text:p>
              </table:table-cell>
              <table:table-cell office:value-type="float" office:value="7690">
                <text:p>7690</text:p>
              </table:table-cell>
              <table:table-cell office:value-type="float" office:value="7763.2">
                <text:p>7763.2</text:p>
              </table:table-cell>
              <table:table-cell office:value-type="float" office:value="5402.8">
                <text:p>5402.8</text:p>
              </table:table-cell>
              <table:table-cell office:value-type="float" office:value="6263.6">
                <text:p>6263.6</text:p>
              </table:table-cell>
              <table:table-cell office:value-type="float" office:value="3987.4">
                <text:p>3987.4</text:p>
              </table:table-cell>
              <table:table-cell office:value-type="float" office:value="5766.8">
                <text:p>5766.8</text:p>
              </table:table-cell>
              <table:table-cell office:value-type="float" office:value="6018.8">
                <text:p>6018.8</text:p>
              </table:table-cell>
              <table:table-cell office:value-type="float" office:value="7396.8">
                <text:p>7396.8</text:p>
              </table:table-cell>
              <table:table-cell office:value-type="float" office:value="9611.8">
                <text:p>9611.8</text:p>
              </table:table-cell>
              <table:table-cell office:value-type="float" office:value="2947.4">
                <text:p>2947.4</text:p>
              </table:table-cell>
              <table:table-cell office:value-type="float" office:value="6636.2">
                <text:p>6636.2</text:p>
              </table:table-cell>
              <table:table-cell office:value-type="float" office:value="9314">
                <text:p>9314</text:p>
              </table:table-cell>
              <table:table-cell office:value-type="float" office:value="7667">
                <text:p>7667</text:p>
              </table:table-cell>
              <table:table-cell office:value-type="float" office:value="5952.2">
                <text:p>5952.2</text:p>
              </table:table-cell>
              <table:table-cell office:value-type="float" office:value="7216">
                <text:p>7216</text:p>
              </table:table-cell>
              <table:table-cell office:value-type="float" office:value="6969">
                <text:p>6969</text:p>
              </table:table-cell>
              <table:table-cell office:value-type="float" office:value="6592.4">
                <text:p>6592.4</text:p>
              </table:table-cell>
              <table:table-cell office:value-type="float" office:value="9058.6">
                <text:p>9058.6</text:p>
              </table:table-cell>
              <table:table-cell office:value-type="float" office:value="7589.8">
                <text:p>7589.8</text:p>
              </table:table-cell>
              <table:table-cell office:value-type="float" office:value="9358.4">
                <text:p>9358.4</text:p>
              </table:table-cell>
              <table:table-cell office:value-type="float" office:value="5760.6">
                <text:p>5760.6</text:p>
              </table:table-cell>
              <table:table-cell office:value-type="float" office:value="7317.8">
                <text:p>7317.8</text:p>
              </table:table-cell>
              <table:table-cell office:value-type="float" office:value="7385.8">
                <text:p>7385.8</text:p>
              </table:table-cell>
              <table:table-cell office:value-type="float" office:value="5983.4">
                <text:p>5983.4</text:p>
              </table:table-cell>
              <table:table-cell office:value-type="float" office:value="5963.6">
                <text:p>5963.6</text:p>
              </table:table-cell>
              <table:table-cell office:value-type="float" office:value="7763.6">
                <text:p>7763.6</text:p>
              </table:table-cell>
              <table:table-cell office:value-type="float" office:value="7386.6">
                <text:p>7386.6</text:p>
              </table:table-cell>
              <table:table-cell office:value-type="float" office:value="9538.4">
                <text:p>9538.4</text:p>
              </table:table-cell>
              <table:table-cell office:value-type="float" office:value="8630">
                <text:p>8630</text:p>
              </table:table-cell>
              <table:table-cell office:value-type="float" office:value="7546.4">
                <text:p>7546.4</text:p>
              </table:table-cell>
              <table:table-cell office:value-type="float" office:value="5084.6">
                <text:p>5084.6</text:p>
              </table:table-cell>
              <table:table-cell office:value-type="float" office:value="5938.2">
                <text:p>5938.2</text:p>
              </table:table-cell>
              <table:table-cell office:value-type="float" office:value="7459.6">
                <text:p>7459.6</text:p>
              </table:table-cell>
              <table:table-cell office:value-type="float" office:value="3752">
                <text:p>3752</text:p>
              </table:table-cell>
              <table:table-cell office:value-type="float" office:value="7049.6">
                <text:p>7049.6</text:p>
              </table:table-cell>
              <table:table-cell office:value-type="float" office:value="8946.8">
                <text:p>8946.8</text:p>
              </table:table-cell>
              <table:table-cell office:value-type="float" office:value="9474">
                <text:p>9474</text:p>
              </table:table-cell>
              <table:table-cell office:value-type="float" office:value="7368.6">
                <text:p>7368.6</text:p>
              </table:table-cell>
              <table:table-cell office:value-type="float" office:value="9309.4">
                <text:p>9309.4</text:p>
              </table:table-cell>
              <table:table-cell office:value-type="float" office:value="7624.6">
                <text:p>7624.6</text:p>
              </table:table-cell>
              <table:table-cell office:value-type="float" office:value="7805.6">
                <text:p>7805.6</text:p>
              </table:table-cell>
              <table:table-cell office:value-type="float" office:value="9865.4">
                <text:p>9865.4</text:p>
              </table:table-cell>
              <table:table-cell office:value-type="float" office:value="9669.4">
                <text:p>9669.4</text:p>
              </table:table-cell>
              <table:table-cell office:value-type="float" office:value="7743.2">
                <text:p>7743.2</text:p>
              </table:table-cell>
              <table:table-cell office:value-type="float" office:value="8673.6">
                <text:p>8673.6</text:p>
              </table:table-cell>
              <table:table-cell office:value-type="float" office:value="8831">
                <text:p>8831</text:p>
              </table:table-cell>
              <table:table-cell office:value-type="float" office:value="9464">
                <text:p>9464</text:p>
              </table:table-cell>
              <table:table-cell office:value-type="float" office:value="9190.2">
                <text:p>9190.2</text:p>
              </table:table-cell>
              <table:table-cell office:value-type="float" office:value="7564.2">
                <text:p>7564.2</text:p>
              </table:table-cell>
              <table:table-cell office:value-type="float" office:value="8800">
                <text:p>8800</text:p>
              </table:table-cell>
              <table:table-cell office:value-type="float" office:value="9853.2">
                <text:p>9853.2</text:p>
              </table:table-cell>
              <table:table-cell office:value-type="float" office:value="9444.6">
                <text:p>9444.6</text:p>
              </table:table-cell>
              <table:table-cell office:value-type="float" office:value="9360">
                <text:p>9360</text:p>
              </table:table-cell>
              <table:table-cell office:value-type="float" office:value="9355">
                <text:p>9355</text:p>
              </table:table-cell>
              <table:table-cell office:value-type="float" office:value="9440.2">
                <text:p>9440.2</text:p>
              </table:table-cell>
              <table:table-cell office:value-type="float" office:value="9176.8">
                <text:p>9176.8</text:p>
              </table:table-cell>
              <table:table-cell office:value-type="float" office:value="9815.4">
                <text:p>9815.4</text:p>
              </table:table-cell>
              <table:table-cell office:value-type="float" office:value="8595.8">
                <text:p>8595.8</text:p>
              </table:table-cell>
              <table:table-cell office:value-type="float" office:value="9509.2">
                <text:p>9509.2</text:p>
              </table:table-cell>
              <table:table-cell office:value-type="float" office:value="7758.6">
                <text:p>7758.6</text:p>
              </table:table-cell>
              <table:table-cell office:value-type="float" office:value="9022.2">
                <text:p>9022.2</text:p>
              </table:table-cell>
              <table:table-cell office:value-type="float" office:value="8436.8">
                <text:p>8436.8</text:p>
              </table:table-cell>
              <table:table-cell office:value-type="float" office:value="9585.2">
                <text:p>9585.2</text:p>
              </table:table-cell>
              <table:table-cell office:value-type="float" office:value="8536.8">
                <text:p>8536.8</text:p>
              </table:table-cell>
              <table:table-cell office:value-type="float" office:value="9773.4">
                <text:p>9773.4</text:p>
              </table:table-cell>
              <table:table-cell office:value-type="float" office:value="9727.8">
                <text:p>9727.8</text:p>
              </table:table-cell>
              <table:table-cell office:value-type="float" office:value="8810.6">
                <text:p>8810.6</text:p>
              </table:table-cell>
              <table:table-cell office:value-type="float" office:value="9763.2">
                <text:p>9763.2</text:p>
              </table:table-cell>
              <table:table-cell office:value-type="float" office:value="9855.2">
                <text:p>9855.2</text:p>
              </table:table-cell>
              <table:table-cell office:value-type="float" office:value="7979">
                <text:p>7979</text:p>
              </table:table-cell>
              <table:table-cell office:value-type="float" office:value="6946.2">
                <text:p>6946.2</text:p>
              </table:table-cell>
              <table:table-cell office:value-type="float" office:value="9525.2">
                <text:p>9525.2</text:p>
              </table:table-cell>
              <table:table-cell office:value-type="float" office:value="8959.4">
                <text:p>8959.4</text:p>
              </table:table-cell>
              <table:table-cell office:value-type="float" office:value="9649.2">
                <text:p>9649.2</text:p>
              </table:table-cell>
              <table:table-cell office:value-type="float" office:value="9761.4">
                <text:p>9761.4</text:p>
              </table:table-cell>
              <table:table-cell office:value-type="float" office:value="9062">
                <text:p>9062</text:p>
              </table:table-cell>
              <table:table-cell office:value-type="float" office:value="9867.2">
                <text:p>9867.2</text:p>
              </table:table-cell>
              <table:table-cell office:value-type="float" office:value="9960.2">
                <text:p>9960.2</text:p>
              </table:table-cell>
              <table:table-cell office:value-type="float" office:value="9145">
                <text:p>9145</text:p>
              </table:table-cell>
              <table:table-cell office:value-type="float" office:value="7278.8">
                <text:p>7278.8</text:p>
              </table:table-cell>
              <table:table-cell office:value-type="float" office:value="9683.6">
                <text:p>9683.6</text:p>
              </table:table-cell>
              <table:table-cell office:value-type="float" office:value="8905.6">
                <text:p>8905.6</text:p>
              </table:table-cell>
              <table:table-cell office:value-type="float" office:value="7753.4">
                <text:p>7753.4</text:p>
              </table:table-cell>
              <table:table-cell office:value-type="float" office:value="8770.6">
                <text:p>8770.6</text:p>
              </table:table-cell>
              <table:table-cell office:value-type="float" office:value="9548.2">
                <text:p>9548.2</text:p>
              </table:table-cell>
              <table:table-cell office:value-type="float" office:value="9325.4">
                <text:p>9325.4</text:p>
              </table:table-cell>
              <table:table-cell office:value-type="float" office:value="9812">
                <text:p>9812</text:p>
              </table:table-cell>
              <table:table-cell office:value-type="float" office:value="9262.2">
                <text:p>9262.2</text:p>
              </table:table-cell>
              <table:table-cell office:value-type="float" office:value="7489.8">
                <text:p>7489.8</text:p>
              </table:table-cell>
              <table:table-cell office:value-type="float" office:value="8946.4">
                <text:p>8946.4</text:p>
              </table:table-cell>
              <table:table-cell office:value-type="float" office:value="8930.8">
                <text:p>8930.8</text:p>
              </table:table-cell>
              <table:table-cell office:value-type="float" office:value="9263.2">
                <text:p>9263.2</text:p>
              </table:table-cell>
              <table:table-cell office:value-type="float" office:value="9659.4">
                <text:p>9659.4</text:p>
              </table:table-cell>
              <table:table-cell office:value-type="float" office:value="9596.2">
                <text:p>9596.2</text:p>
              </table:table-cell>
              <table:table-cell office:value-type="float" office:value="9944.8">
                <text:p>9944.8</text:p>
              </table:table-cell>
              <table:table-cell office:value-type="float" office:value="8450.8">
                <text:p>8450.8</text:p>
              </table:table-cell>
              <table:table-cell office:value-type="float" office:value="9920">
                <text:p>9920</text:p>
              </table:table-cell>
              <table:table-cell office:value-type="float" office:value="9589.8">
                <text:p>9589.8</text:p>
              </table:table-cell>
              <table:table-cell office:value-type="float" office:value="7773">
                <text:p>7773</text:p>
              </table:table-cell>
              <table:table-cell office:value-type="float" office:value="9566">
                <text:p>9566</text:p>
              </table:table-cell>
              <table:table-cell office:value-type="float" office:value="9686.6">
                <text:p>9686.6</text:p>
              </table:table-cell>
              <table:table-cell office:value-type="float" office:value="9415">
                <text:p>9415</text:p>
              </table:table-cell>
              <table:table-cell office:value-type="float" office:value="9815.2">
                <text:p>9815.2</text:p>
              </table:table-cell>
              <table:table-cell office:value-type="float" office:value="8801">
                <text:p>8801</text:p>
              </table:table-cell>
              <table:table-cell office:value-type="float" office:value="7267">
                <text:p>7267</text:p>
              </table:table-cell>
              <table:table-cell office:value-type="float" office:value="9401.6">
                <text:p>9401.6</text:p>
              </table:table-cell>
              <table:table-cell office:value-type="float" office:value="9388.2">
                <text:p>9388.2</text:p>
              </table:table-cell>
              <table:table-cell office:value-type="float" office:value="9001.4">
                <text:p>9001.4</text:p>
              </table:table-cell>
              <table:table-cell office:value-type="float" office:value="9214.6">
                <text:p>9214.6</text:p>
              </table:table-cell>
              <table:table-cell office:value-type="float" office:value="9619.6">
                <text:p>9619.6</text:p>
              </table:table-cell>
              <table:table-cell office:value-type="float" office:value="8495.8">
                <text:p>8495.8</text:p>
              </table:table-cell>
              <table:table-cell office:value-type="float" office:value="9854">
                <text:p>9854</text:p>
              </table:table-cell>
              <table:table-cell office:value-type="float" office:value="9784.6">
                <text:p>9784.6</text:p>
              </table:table-cell>
              <table:table-cell office:value-type="float" office:value="7277.8">
                <text:p>7277.8</text:p>
              </table:table-cell>
              <table:table-cell office:value-type="float" office:value="9604">
                <text:p>9604</text:p>
              </table:table-cell>
              <table:table-cell office:value-type="float" office:value="9215.4">
                <text:p>9215.4</text:p>
              </table:table-cell>
              <table:table-cell office:value-type="float" office:value="9715">
                <text:p>9715</text:p>
              </table:table-cell>
              <table:table-cell office:value-type="float" office:value="9333.4">
                <text:p>9333.4</text:p>
              </table:table-cell>
              <table:table-cell office:value-type="float" office:value="9686.8">
                <text:p>9686.8</text:p>
              </table:table-cell>
              <table:table-cell office:value-type="float" office:value="9738.4">
                <text:p>9738.4</text:p>
              </table:table-cell>
              <table:table-cell office:value-type="float" office:value="9286.6">
                <text:p>9286.6</text:p>
              </table:table-cell>
              <table:table-cell office:value-type="float" office:value="8355.4">
                <text:p>8355.4</text:p>
              </table:table-cell>
              <table:table-cell office:value-type="float" office:value="9674.8">
                <text:p>9674.8</text:p>
              </table:table-cell>
              <table:table-cell office:value-type="float" office:value="8902.6">
                <text:p>8902.6</text:p>
              </table:table-cell>
              <table:table-cell office:value-type="float" office:value="9400">
                <text:p>9400</text:p>
              </table:table-cell>
              <table:table-cell office:value-type="float" office:value="9821.6">
                <text:p>9821.6</text:p>
              </table:table-cell>
              <table:table-cell office:value-type="float" office:value="7906.2">
                <text:p>7906.2</text:p>
              </table:table-cell>
              <table:table-cell office:value-type="float" office:value="9657">
                <text:p>9657</text:p>
              </table:table-cell>
              <table:table-cell office:value-type="float" office:value="9506.2">
                <text:p>9506.2</text:p>
              </table:table-cell>
              <table:table-cell office:value-type="float" office:value="9483.2">
                <text:p>9483.2</text:p>
              </table:table-cell>
              <table:table-cell office:value-type="float" office:value="9384.6">
                <text:p>9384.6</text:p>
              </table:table-cell>
              <table:table-cell office:value-type="float" office:value="7841.2">
                <text:p>7841.2</text:p>
              </table:table-cell>
              <table:table-cell office:value-type="float" office:value="9741.4">
                <text:p>9741.4</text:p>
              </table:table-cell>
              <table:table-cell office:value-type="float" office:value="9566">
                <text:p>9566</text:p>
              </table:table-cell>
              <table:table-cell office:value-type="float" office:value="7536.2">
                <text:p>7536.2</text:p>
              </table:table-cell>
              <table:table-cell office:value-type="float" office:value="9901.2">
                <text:p>9901.2</text:p>
              </table:table-cell>
              <table:table-cell office:value-type="float" office:value="9893.2">
                <text:p>9893.2</text:p>
              </table:table-cell>
              <table:table-cell office:value-type="float" office:value="9877.2">
                <text:p>9877.2</text:p>
              </table:table-cell>
              <table:table-cell office:value-type="float" office:value="9536.6">
                <text:p>9536.6</text:p>
              </table:table-cell>
              <table:table-cell office:value-type="float" office:value="8804.8">
                <text:p>8804.8</text:p>
              </table:table-cell>
              <table:table-cell office:value-type="float" office:value="9644.6">
                <text:p>9644.6</text:p>
              </table:table-cell>
              <table:table-cell office:value-type="float" office:value="8104.6">
                <text:p>8104.6</text:p>
              </table:table-cell>
              <table:table-cell office:value-type="float" office:value="8523.6">
                <text:p>8523.6</text:p>
              </table:table-cell>
              <table:table-cell office:value-type="float" office:value="8896.8">
                <text:p>8896.8</text:p>
              </table:table-cell>
              <table:table-cell office:value-type="float" office:value="9531.2">
                <text:p>9531.2</text:p>
              </table:table-cell>
              <table:table-cell office:value-type="float" office:value="9632.6">
                <text:p>9632.6</text:p>
              </table:table-cell>
              <table:table-cell office:value-type="float" office:value="7777.8">
                <text:p>7777.8</text:p>
              </table:table-cell>
              <table:table-cell office:value-type="float" office:value="9709.4">
                <text:p>9709.4</text:p>
              </table:table-cell>
              <table:table-cell office:value-type="float" office:value="9455.8">
                <text:p>9455.8</text:p>
              </table:table-cell>
              <table:table-cell office:value-type="float" office:value="9366.6">
                <text:p>9366.6</text:p>
              </table:table-cell>
              <table:table-cell office:value-type="float" office:value="7804.6">
                <text:p>7804.6</text:p>
              </table:table-cell>
              <table:table-cell office:value-type="float" office:value="9366.6">
                <text:p>9366.6</text:p>
              </table:table-cell>
              <table:table-cell office:value-type="float" office:value="8621.4">
                <text:p>8621.4</text:p>
              </table:table-cell>
              <table:table-cell office:value-type="float" office:value="9803.6">
                <text:p>9803.6</text:p>
              </table:table-cell>
              <table:table-cell office:value-type="float" office:value="9684">
                <text:p>9684</text:p>
              </table:table-cell>
              <table:table-cell office:value-type="float" office:value="9723.6">
                <text:p>9723.6</text:p>
              </table:table-cell>
              <table:table-cell office:value-type="float" office:value="9415.8">
                <text:p>9415.8</text:p>
              </table:table-cell>
              <table:table-cell office:value-type="float" office:value="9339.6">
                <text:p>9339.6</text:p>
              </table:table-cell>
              <table:table-cell office:value-type="float" office:value="9733">
                <text:p>9733</text:p>
              </table:table-cell>
              <table:table-cell office:value-type="float" office:value="9861.2">
                <text:p>9861.2</text:p>
              </table:table-cell>
              <table:table-cell office:value-type="float" office:value="8481.6">
                <text:p>8481.6</text:p>
              </table:table-cell>
              <table:table-cell office:value-type="float" office:value="8545.2">
                <text:p>8545.2</text:p>
              </table:table-cell>
              <table:table-cell office:value-type="float" office:value="9630.4">
                <text:p>9630.4</text:p>
              </table:table-cell>
              <table:table-cell office:value-type="float" office:value="9213.4">
                <text:p>9213.4</text:p>
              </table:table-cell>
              <table:table-cell office:value-type="float" office:value="9515.6">
                <text:p>9515.6</text:p>
              </table:table-cell>
              <table:table-cell office:value-type="float" office:value="9904.4">
                <text:p>9904.4</text:p>
              </table:table-cell>
              <table:table-cell office:value-type="float" office:value="9735.8">
                <text:p>9735.8</text:p>
              </table:table-cell>
              <table:table-cell office:value-type="float" office:value="9094.4">
                <text:p>9094.4</text:p>
              </table:table-cell>
              <table:table-cell office:value-type="float" office:value="9423.6">
                <text:p>9423.6</text:p>
              </table:table-cell>
              <table:table-cell office:value-type="float" office:value="8956.4">
                <text:p>8956.4</text:p>
              </table:table-cell>
              <table:table-cell office:value-type="float" office:value="9846">
                <text:p>9846</text:p>
              </table:table-cell>
              <table:table-cell office:value-type="float" office:value="9599.4">
                <text:p>9599.4</text:p>
              </table:table-cell>
              <table:table-cell office:value-type="float" office:value="9573">
                <text:p>9573</text:p>
              </table:table-cell>
              <table:table-cell office:value-type="float" office:value="9703.6">
                <text:p>9703.6</text:p>
              </table:table-cell>
              <table:table-cell office:value-type="float" office:value="8191.2">
                <text:p>8191.2</text:p>
              </table:table-cell>
              <table:table-cell office:value-type="float" office:value="9833.8">
                <text:p>9833.8</text:p>
              </table:table-cell>
              <table:table-cell office:value-type="float" office:value="9103.8">
                <text:p>9103.8</text:p>
              </table:table-cell>
              <table:table-cell office:value-type="float" office:value="8744.6">
                <text:p>8744.6</text:p>
              </table:table-cell>
              <table:table-cell office:value-type="float" office:value="9266.2">
                <text:p>9266.2</text:p>
              </table:table-cell>
              <table:table-cell office:value-type="float" office:value="9608">
                <text:p>9608</text:p>
              </table:table-cell>
              <table:table-cell office:value-type="float" office:value="8302.2">
                <text:p>8302.2</text:p>
              </table:table-cell>
              <table:table-cell office:value-type="float" office:value="9546.6">
                <text:p>9546.6</text:p>
              </table:table-cell>
              <table:table-cell office:value-type="float" office:value="9275.2">
                <text:p>9275.2</text:p>
              </table:table-cell>
              <table:table-cell office:value-type="float" office:value="8892.4">
                <text:p>8892.4</text:p>
              </table:table-cell>
              <table:table-cell office:value-type="float" office:value="9229.8">
                <text:p>9229.8</text:p>
              </table:table-cell>
              <table:table-cell office:value-type="float" office:value="9617.8">
                <text:p>9617.8</text:p>
              </table:table-cell>
              <table:table-cell office:value-type="float" office:value="9965.6">
                <text:p>9965.6</text:p>
              </table:table-cell>
              <table:table-cell office:value-type="float" office:value="9576.8">
                <text:p>9576.8</text:p>
              </table:table-cell>
              <table:table-cell office:value-type="float" office:value="9567.4">
                <text:p>9567.4</text:p>
              </table:table-cell>
              <table:table-cell office:value-type="float" office:value="8219.6">
                <text:p>8219.6</text:p>
              </table:table-cell>
              <table:table-cell office:value-type="float" office:value="9702.8">
                <text:p>9702.8</text:p>
              </table:table-cell>
              <table:table-cell office:value-type="float" office:value="8953">
                <text:p>8953</text:p>
              </table:table-cell>
              <table:table-cell office:value-type="float" office:value="9663.2">
                <text:p>9663.2</text:p>
              </table:table-cell>
              <table:table-cell office:value-type="float" office:value="9478.8">
                <text:p>9478.8</text:p>
              </table:table-cell>
              <table:table-cell office:value-type="float" office:value="9723.2">
                <text:p>9723.2</text:p>
              </table:table-cell>
              <table:table-cell office:value-type="float" office:value="9558">
                <text:p>9558</text:p>
              </table:table-cell>
              <table:table-cell office:value-type="float" office:value="8709">
                <text:p>8709</text:p>
              </table:table-cell>
              <table:table-cell office:value-type="float" office:value="9052.2">
                <text:p>9052.2</text:p>
              </table:table-cell>
              <table:table-cell office:value-type="float" office:value="9066.6">
                <text:p>9066.6</text:p>
              </table:table-cell>
              <table:table-cell office:value-type="float" office:value="9921.8">
                <text:p>9921.8</text:p>
              </table:table-cell>
              <table:table-cell office:value-type="float" office:value="9899.6">
                <text:p>9899.6</text:p>
              </table:table-cell>
              <table:table-cell office:value-type="float" office:value="9955.2">
                <text:p>9955.2</text:p>
              </table:table-cell>
              <table:table-cell office:value-type="float" office:value="9535">
                <text:p>9535</text:p>
              </table:table-cell>
              <table:table-cell office:value-type="float" office:value="9752.4">
                <text:p>9752.4</text:p>
              </table:table-cell>
              <table:table-cell office:value-type="float" office:value="9300.4">
                <text:p>9300.4</text:p>
              </table:table-cell>
              <table:table-cell office:value-type="float" office:value="9364.4">
                <text:p>9364.4</text:p>
              </table:table-cell>
              <table:table-cell office:value-type="float" office:value="9523.4">
                <text:p>9523.4</text:p>
              </table:table-cell>
              <table:table-cell office:value-type="float" office:value="8825.8">
                <text:p>8825.8</text:p>
              </table:table-cell>
              <table:table-cell office:value-type="float" office:value="9209.6">
                <text:p>9209.6</text:p>
              </table:table-cell>
              <table:table-cell office:value-type="float" office:value="7795.4">
                <text:p>7795.4</text:p>
              </table:table-cell>
              <table:table-cell office:value-type="float" office:value="7534.2">
                <text:p>7534.2</text:p>
              </table:table-cell>
              <table:table-cell office:value-type="float" office:value="9549.2">
                <text:p>9549.2</text:p>
              </table:table-cell>
              <table:table-cell office:value-type="float" office:value="9039">
                <text:p>9039</text:p>
              </table:table-cell>
              <table:table-cell office:value-type="float" office:value="9785.8">
                <text:p>9785.8</text:p>
              </table:table-cell>
              <table:table-cell office:value-type="float" office:value="9060.2">
                <text:p>9060.2</text:p>
              </table:table-cell>
              <table:table-cell office:value-type="float" office:value="8728">
                <text:p>8728</text:p>
              </table:table-cell>
              <table:table-cell office:value-type="float" office:value="8935.8">
                <text:p>8935.8</text:p>
              </table:table-cell>
              <table:table-cell office:value-type="float" office:value="6949.4">
                <text:p>6949.4</text:p>
              </table:table-cell>
              <table:table-cell office:value-type="float" office:value="9622.8">
                <text:p>9622.8</text:p>
              </table:table-cell>
              <table:table-cell office:value-type="float" office:value="9431.6">
                <text:p>9431.6</text:p>
              </table:table-cell>
              <table:table-cell office:value-type="float" office:value="9473.6">
                <text:p>9473.6</text:p>
              </table:table-cell>
              <table:table-cell office:value-type="float" office:value="9774.2">
                <text:p>9774.2</text:p>
              </table:table-cell>
              <table:table-cell office:value-type="float" office:value="9772.4">
                <text:p>9772.4</text:p>
              </table:table-cell>
              <table:table-cell office:value-type="float" office:value="9388.4">
                <text:p>9388.4</text:p>
              </table:table-cell>
              <table:table-cell office:value-type="float" office:value="8833.2">
                <text:p>8833.2</text:p>
              </table:table-cell>
              <table:table-cell office:value-type="float" office:value="9963.4">
                <text:p>9963.4</text:p>
              </table:table-cell>
              <table:table-cell office:value-type="float" office:value="9847">
                <text:p>9847</text:p>
              </table:table-cell>
              <table:table-cell office:value-type="float" office:value="9513.4">
                <text:p>9513.4</text:p>
              </table:table-cell>
              <table:table-cell office:value-type="float" office:value="9599.8">
                <text:p>9599.8</text:p>
              </table:table-cell>
              <table:table-cell office:value-type="float" office:value="8392.2">
                <text:p>8392.2</text:p>
              </table:table-cell>
              <table:table-cell office:value-type="float" office:value="9960.8">
                <text:p>9960.8</text:p>
              </table:table-cell>
              <table:table-cell office:value-type="float" office:value="9904.4">
                <text:p>9904.4</text:p>
              </table:table-cell>
              <table:table-cell office:value-type="float" office:value="9193.2">
                <text:p>9193.2</text:p>
              </table:table-cell>
              <table:table-cell office:value-type="float" office:value="9202">
                <text:p>9202</text:p>
              </table:table-cell>
              <table:table-cell office:value-type="float" office:value="9606.6">
                <text:p>9606.6</text:p>
              </table:table-cell>
              <table:table-cell office:value-type="float" office:value="9260">
                <text:p>9260</text:p>
              </table:table-cell>
              <table:table-cell office:value-type="float" office:value="8916.8">
                <text:p>8916.8</text:p>
              </table:table-cell>
              <table:table-cell office:value-type="float" office:value="9381.6">
                <text:p>9381.6</text:p>
              </table:table-cell>
              <table:table-cell office:value-type="float" office:value="9699.6">
                <text:p>9699.6</text:p>
              </table:table-cell>
              <table:table-cell office:value-type="float" office:value="9255.8">
                <text:p>9255.8</text:p>
              </table:table-cell>
              <table:table-cell office:value-type="float" office:value="8295.8">
                <text:p>8295.8</text:p>
              </table:table-cell>
              <table:table-cell office:value-type="float" office:value="9287.2">
                <text:p>9287.2</text:p>
              </table:table-cell>
              <table:table-cell office:value-type="float" office:value="9964.2">
                <text:p>9964.2</text:p>
              </table:table-cell>
              <table:table-cell office:value-type="float" office:value="9902.6">
                <text:p>9902.6</text:p>
              </table:table-cell>
              <table:table-cell office:value-type="float" office:value="9171.6">
                <text:p>9171.6</text:p>
              </table:table-cell>
              <table:table-cell office:value-type="float" office:value="8013">
                <text:p>8013</text:p>
              </table:table-cell>
              <table:table-cell office:value-type="float" office:value="9733.4">
                <text:p>9733.4</text:p>
              </table:table-cell>
              <table:table-cell office:value-type="float" office:value="9761.2">
                <text:p>9761.2</text:p>
              </table:table-cell>
              <table:table-cell office:value-type="float" office:value="9562">
                <text:p>9562</text:p>
              </table:table-cell>
              <table:table-cell office:value-type="float" office:value="9605.8">
                <text:p>9605.8</text:p>
              </table:table-cell>
              <table:table-cell office:value-type="float" office:value="9788.8">
                <text:p>9788.8</text:p>
              </table:table-cell>
              <table:table-cell office:value-type="float" office:value="9275">
                <text:p>9275</text:p>
              </table:table-cell>
              <table:table-cell office:value-type="float" office:value="9527">
                <text:p>9527</text:p>
              </table:table-cell>
              <table:table-cell office:value-type="float" office:value="9756">
                <text:p>9756</text:p>
              </table:table-cell>
              <table:table-cell office:value-type="float" office:value="9739.4">
                <text:p>9739.4</text:p>
              </table:table-cell>
              <table:table-cell office:value-type="float" office:value="9781.8">
                <text:p>9781.8</text:p>
              </table:table-cell>
              <table:table-cell office:value-type="float" office:value="9765.4">
                <text:p>9765.4</text:p>
              </table:table-cell>
              <table:table-cell office:value-type="float" office:value="9462.6">
                <text:p>9462.6</text:p>
              </table:table-cell>
              <table:table-cell office:value-type="float" office:value="7272.6">
                <text:p>7272.6</text:p>
              </table:table-cell>
              <table:table-cell office:value-type="float" office:value="9100.8">
                <text:p>9100.8</text:p>
              </table:table-cell>
              <table:table-cell office:value-type="float" office:value="7888.2">
                <text:p>7888.2</text:p>
              </table:table-cell>
              <table:table-cell office:value-type="float" office:value="9705.2">
                <text:p>9705.2</text:p>
              </table:table-cell>
              <table:table-cell office:value-type="float" office:value="8386.6">
                <text:p>8386.6</text:p>
              </table:table-cell>
              <table:table-cell office:value-type="float" office:value="8966.4">
                <text:p>8966.4</text:p>
              </table:table-cell>
              <table:table-cell office:value-type="float" office:value="7234.2">
                <text:p>7234.2</text:p>
              </table:table-cell>
              <table:table-cell office:value-type="float" office:value="9361">
                <text:p>9361</text:p>
              </table:table-cell>
              <table:table-cell office:value-type="float" office:value="9729.6">
                <text:p>9729.6</text:p>
              </table:table-cell>
              <table:table-cell office:value-type="float" office:value="9667.6">
                <text:p>9667.6</text:p>
              </table:table-cell>
              <table:table-cell office:value-type="float" office:value="9723.4">
                <text:p>9723.4</text:p>
              </table:table-cell>
              <table:table-cell office:value-type="float" office:value="6504.4">
                <text:p>6504.4</text:p>
              </table:table-cell>
              <table:table-cell office:value-type="float" office:value="9683.8">
                <text:p>9683.8</text:p>
              </table:table-cell>
              <table:table-cell office:value-type="float" office:value="9490.2">
                <text:p>9490.2</text:p>
              </table:table-cell>
              <table:table-cell office:value-type="float" office:value="8911">
                <text:p>8911</text:p>
              </table:table-cell>
              <table:table-cell office:value-type="float" office:value="8829.8">
                <text:p>8829.8</text:p>
              </table:table-cell>
              <table:table-cell office:value-type="float" office:value="9780">
                <text:p>9780</text:p>
              </table:table-cell>
              <table:table-cell office:value-type="float" office:value="9582.6">
                <text:p>9582.6</text:p>
              </table:table-cell>
              <table:table-cell office:value-type="float" office:value="9655.2">
                <text:p>9655.2</text:p>
              </table:table-cell>
              <table:table-cell office:value-type="float" office:value="9718.2">
                <text:p>9718.2</text:p>
              </table:table-cell>
              <table:table-cell office:value-type="float" office:value="9441.4">
                <text:p>9441.4</text:p>
              </table:table-cell>
              <table:table-cell office:value-type="float" office:value="9471.2">
                <text:p>9471.2</text:p>
              </table:table-cell>
              <table:table-cell office:value-type="float" office:value="9319">
                <text:p>9319</text:p>
              </table:table-cell>
              <table:table-cell office:value-type="float" office:value="9762.4">
                <text:p>9762.4</text:p>
              </table:table-cell>
              <table:table-cell office:value-type="float" office:value="9810.8">
                <text:p>9810.8</text:p>
              </table:table-cell>
              <table:table-cell office:value-type="float" office:value="9686.4">
                <text:p>9686.4</text:p>
              </table:table-cell>
              <table:table-cell office:value-type="float" office:value="9270.2">
                <text:p>9270.2</text:p>
              </table:table-cell>
              <table:table-cell office:value-type="float" office:value="8728.6">
                <text:p>8728.6</text:p>
              </table:table-cell>
              <table:table-cell office:value-type="float" office:value="8986.8">
                <text:p>8986.8</text:p>
              </table:table-cell>
              <table:table-cell office:value-type="float" office:value="7861.8">
                <text:p>7861.8</text:p>
              </table:table-cell>
              <table:table-cell office:value-type="float" office:value="9257.4">
                <text:p>9257.4</text:p>
              </table:table-cell>
              <table:table-cell office:value-type="float" office:value="9811.8">
                <text:p>9811.8</text:p>
              </table:table-cell>
              <table:table-cell office:value-type="float" office:value="9570.6">
                <text:p>9570.6</text:p>
              </table:table-cell>
              <table:table-cell office:value-type="float" office:value="9645.8">
                <text:p>9645.8</text:p>
              </table:table-cell>
              <table:table-cell office:value-type="float" office:value="8838.8">
                <text:p>8838.8</text:p>
              </table:table-cell>
              <table:table-cell office:value-type="float" office:value="9665.8">
                <text:p>9665.8</text:p>
              </table:table-cell>
              <table:table-cell office:value-type="float" office:value="9347.6">
                <text:p>9347.6</text:p>
              </table:table-cell>
              <table:table-cell office:value-type="float" office:value="9881.4">
                <text:p>9881.4</text:p>
              </table:table-cell>
              <table:table-cell office:value-type="float" office:value="5868.4">
                <text:p>5868.4</text:p>
              </table:table-cell>
              <table:table-cell office:value-type="float" office:value="8833.8">
                <text:p>8833.8</text:p>
              </table:table-cell>
              <table:table-cell office:value-type="float" office:value="9116.8">
                <text:p>9116.8</text:p>
              </table:table-cell>
              <table:table-cell office:value-type="float" office:value="9518.2">
                <text:p>9518.2</text:p>
              </table:table-cell>
              <table:table-cell office:value-type="float" office:value="9568">
                <text:p>9568</text:p>
              </table:table-cell>
              <table:table-cell office:value-type="float" office:value="9578.8">
                <text:p>9578.8</text:p>
              </table:table-cell>
              <table:table-cell office:value-type="float" office:value="8536.4">
                <text:p>8536.4</text:p>
              </table:table-cell>
              <table:table-cell office:value-type="float" office:value="9881.6">
                <text:p>9881.6</text:p>
              </table:table-cell>
              <table:table-cell office:value-type="float" office:value="9385.2">
                <text:p>9385.2</text:p>
              </table:table-cell>
              <table:table-cell office:value-type="float" office:value="9662.6">
                <text:p>9662.6</text:p>
              </table:table-cell>
              <table:table-cell office:value-type="float" office:value="9648">
                <text:p>9648</text:p>
              </table:table-cell>
              <table:table-cell office:value-type="float" office:value="8770.8">
                <text:p>8770.8</text:p>
              </table:table-cell>
              <table:table-cell office:value-type="float" office:value="9901.6">
                <text:p>9901.6</text:p>
              </table:table-cell>
              <table:table-cell office:value-type="float" office:value="9912.6">
                <text:p>9912.6</text:p>
              </table:table-cell>
              <table:table-cell office:value-type="float" office:value="9723.4">
                <text:p>9723.4</text:p>
              </table:table-cell>
              <table:table-cell office:value-type="float" office:value="8947.6">
                <text:p>8947.6</text:p>
              </table:table-cell>
              <table:table-cell office:value-type="float" office:value="9825">
                <text:p>9825</text:p>
              </table:table-cell>
              <table:table-cell office:value-type="float" office:value="8982.2">
                <text:p>8982.2</text:p>
              </table:table-cell>
              <table:table-cell office:value-type="float" office:value="9023">
                <text:p>9023</text:p>
              </table:table-cell>
              <table:table-cell office:value-type="float" office:value="9805.2">
                <text:p>9805.2</text:p>
              </table:table-cell>
              <table:table-cell office:value-type="float" office:value="9858.2">
                <text:p>9858.2</text:p>
              </table:table-cell>
              <table:table-cell office:value-type="float" office:value="7887.8">
                <text:p>7887.8</text:p>
              </table:table-cell>
              <table:table-cell office:value-type="float" office:value="9489.2">
                <text:p>9489.2</text:p>
              </table:table-cell>
              <table:table-cell office:value-type="float" office:value="8496.4">
                <text:p>8496.4</text:p>
              </table:table-cell>
              <table:table-cell office:value-type="float" office:value="9834.4">
                <text:p>9834.4</text:p>
              </table:table-cell>
              <table:table-cell office:value-type="float" office:value="9416.6">
                <text:p>9416.6</text:p>
              </table:table-cell>
              <table:table-cell office:value-type="float" office:value="9135.4">
                <text:p>9135.4</text:p>
              </table:table-cell>
              <table:table-cell office:value-type="float" office:value="9239">
                <text:p>9239</text:p>
              </table:table-cell>
              <table:table-cell office:value-type="float" office:value="9466.8">
                <text:p>9466.8</text:p>
              </table:table-cell>
              <table:table-cell office:value-type="float" office:value="9184.2">
                <text:p>9184.2</text:p>
              </table:table-cell>
              <table:table-cell office:value-type="float" office:value="9052.2">
                <text:p>9052.2</text:p>
              </table:table-cell>
              <table:table-cell office:value-type="float" office:value="9274.8">
                <text:p>9274.8</text:p>
              </table:table-cell>
              <table:table-cell office:value-type="float" office:value="9605.6">
                <text:p>9605.6</text:p>
              </table:table-cell>
              <table:table-cell office:value-type="float" office:value="9909">
                <text:p>9909</text:p>
              </table:table-cell>
              <table:table-cell office:value-type="float" office:value="9251.6">
                <text:p>9251.6</text:p>
              </table:table-cell>
              <table:table-cell office:value-type="float" office:value="9056.4">
                <text:p>9056.4</text:p>
              </table:table-cell>
              <table:table-cell office:value-type="float" office:value="8904.6">
                <text:p>8904.6</text:p>
              </table:table-cell>
              <table:table-cell office:value-type="float" office:value="8502.4">
                <text:p>8502.4</text:p>
              </table:table-cell>
              <table:table-cell office:value-type="float" office:value="9509.4">
                <text:p>9509.4</text:p>
              </table:table-cell>
              <table:table-cell office:value-type="float" office:value="9144.4">
                <text:p>9144.4</text:p>
              </table:table-cell>
              <table:table-cell office:value-type="float" office:value="9811.4">
                <text:p>9811.4</text:p>
              </table:table-cell>
              <table:table-cell office:value-type="float" office:value="9273.8">
                <text:p>9273.8</text:p>
              </table:table-cell>
              <table:table-cell office:value-type="float" office:value="9908">
                <text:p>9908</text:p>
              </table:table-cell>
              <table:table-cell office:value-type="float" office:value="9412.2">
                <text:p>9412.2</text:p>
              </table:table-cell>
              <table:table-cell office:value-type="float" office:value="9578">
                <text:p>9578</text:p>
              </table:table-cell>
              <table:table-cell office:value-type="float" office:value="8956.8">
                <text:p>8956.8</text:p>
              </table:table-cell>
              <table:table-cell office:value-type="float" office:value="9154">
                <text:p>9154</text:p>
              </table:table-cell>
              <table:table-cell office:value-type="float" office:value="8163.6">
                <text:p>8163.6</text:p>
              </table:table-cell>
              <table:table-cell office:value-type="float" office:value="9612.2">
                <text:p>9612.2</text:p>
              </table:table-cell>
              <table:table-cell office:value-type="float" office:value="9379.6">
                <text:p>9379.6</text:p>
              </table:table-cell>
              <table:table-cell office:value-type="float" office:value="9900.6">
                <text:p>9900.6</text:p>
              </table:table-cell>
              <table:table-cell office:value-type="float" office:value="8992.2">
                <text:p>8992.2</text:p>
              </table:table-cell>
              <table:table-cell office:value-type="float" office:value="8845">
                <text:p>8845</text:p>
              </table:table-cell>
              <table:table-cell office:value-type="float" office:value="9308.8">
                <text:p>9308.8</text:p>
              </table:table-cell>
              <table:table-cell office:value-type="float" office:value="9424">
                <text:p>9424</text:p>
              </table:table-cell>
              <table:table-cell office:value-type="float" office:value="9114.8">
                <text:p>9114.8</text:p>
              </table:table-cell>
              <table:table-cell office:value-type="float" office:value="9251">
                <text:p>9251</text:p>
              </table:table-cell>
              <table:table-cell office:value-type="float" office:value="9553.8">
                <text:p>9553.8</text:p>
              </table:table-cell>
              <table:table-cell office:value-type="float" office:value="9353.8">
                <text:p>9353.8</text:p>
              </table:table-cell>
              <table:table-cell office:value-type="float" office:value="9619">
                <text:p>9619</text:p>
              </table:table-cell>
              <table:table-cell office:value-type="float" office:value="9366.4">
                <text:p>9366.4</text:p>
              </table:table-cell>
              <table:table-cell office:value-type="float" office:value="7535.2">
                <text:p>7535.2</text:p>
              </table:table-cell>
              <table:table-cell office:value-type="float" office:value="9634.2">
                <text:p>9634.2</text:p>
              </table:table-cell>
              <table:table-cell office:value-type="float" office:value="9650.8">
                <text:p>9650.8</text:p>
              </table:table-cell>
              <table:table-cell office:value-type="float" office:value="9721">
                <text:p>9721</text:p>
              </table:table-cell>
              <table:table-cell office:value-type="float" office:value="9691.2">
                <text:p>9691.2</text:p>
              </table:table-cell>
              <table:table-cell office:value-type="float" office:value="9293">
                <text:p>9293</text:p>
              </table:table-cell>
              <table:table-cell office:value-type="float" office:value="8813.8">
                <text:p>8813.8</text:p>
              </table:table-cell>
              <table:table-cell office:value-type="float" office:value="9291.4">
                <text:p>9291.4</text:p>
              </table:table-cell>
              <table:table-cell office:value-type="float" office:value="7922">
                <text:p>7922</text:p>
              </table:table-cell>
              <table:table-cell office:value-type="float" office:value="9377.8">
                <text:p>9377.8</text:p>
              </table:table-cell>
              <table:table-cell office:value-type="float" office:value="9549.6">
                <text:p>9549.6</text:p>
              </table:table-cell>
              <table:table-cell office:value-type="float" office:value="9029">
                <text:p>9029</text:p>
              </table:table-cell>
              <table:table-cell office:value-type="float" office:value="7328.6">
                <text:p>7328.6</text:p>
              </table:table-cell>
              <table:table-cell office:value-type="float" office:value="9485.6">
                <text:p>9485.6</text:p>
              </table:table-cell>
              <table:table-cell office:value-type="float" office:value="9706.8">
                <text:p>9706.8</text:p>
              </table:table-cell>
              <table:table-cell office:value-type="float" office:value="9365.6">
                <text:p>9365.6</text:p>
              </table:table-cell>
              <table:table-cell office:value-type="float" office:value="9865.6">
                <text:p>9865.6</text:p>
              </table:table-cell>
              <table:table-cell office:value-type="float" office:value="8245.8">
                <text:p>8245.8</text:p>
              </table:table-cell>
              <table:table-cell office:value-type="float" office:value="9243.6">
                <text:p>9243.6</text:p>
              </table:table-cell>
              <table:table-cell office:value-type="float" office:value="9353.4">
                <text:p>9353.4</text:p>
              </table:table-cell>
              <table:table-cell office:value-type="float" office:value="6473.6">
                <text:p>6473.6</text:p>
              </table:table-cell>
              <table:table-cell office:value-type="float" office:value="9625">
                <text:p>9625</text:p>
              </table:table-cell>
              <table:table-cell office:value-type="float" office:value="8789.8">
                <text:p>8789.8</text:p>
              </table:table-cell>
              <table:table-cell office:value-type="float" office:value="8041.6">
                <text:p>8041.6</text:p>
              </table:table-cell>
              <table:table-cell office:value-type="float" office:value="7126.6">
                <text:p>7126.6</text:p>
              </table:table-cell>
              <table:table-cell office:value-type="float" office:value="9386.2">
                <text:p>9386.2</text:p>
              </table:table-cell>
              <table:table-cell office:value-type="float" office:value="9644.2">
                <text:p>9644.2</text:p>
              </table:table-cell>
              <table:table-cell office:value-type="float" office:value="8021.2">
                <text:p>8021.2</text:p>
              </table:table-cell>
              <table:table-cell office:value-type="float" office:value="8908.2">
                <text:p>8908.2</text:p>
              </table:table-cell>
              <table:table-cell office:value-type="float" office:value="8146.4">
                <text:p>8146.4</text:p>
              </table:table-cell>
              <table:table-cell office:value-type="float" office:value="9870.8">
                <text:p>9870.8</text:p>
              </table:table-cell>
              <table:table-cell office:value-type="float" office:value="9735">
                <text:p>9735</text:p>
              </table:table-cell>
              <table:table-cell office:value-type="float" office:value="9725.8">
                <text:p>9725.8</text:p>
              </table:table-cell>
              <table:table-cell office:value-type="float" office:value="9646.6">
                <text:p>9646.6</text:p>
              </table:table-cell>
              <table:table-cell office:value-type="float" office:value="7932.4">
                <text:p>7932.4</text:p>
              </table:table-cell>
              <table:table-cell office:value-type="float" office:value="9312">
                <text:p>9312</text:p>
              </table:table-cell>
              <table:table-cell office:value-type="float" office:value="9710.2">
                <text:p>9710.2</text:p>
              </table:table-cell>
              <table:table-cell office:value-type="float" office:value="9804">
                <text:p>9804</text:p>
              </table:table-cell>
              <table:table-cell office:value-type="float" office:value="7588.8">
                <text:p>7588.8</text:p>
              </table:table-cell>
              <table:table-cell office:value-type="float" office:value="7904.6">
                <text:p>7904.6</text:p>
              </table:table-cell>
              <table:table-cell office:value-type="float" office:value="8955.4">
                <text:p>8955.4</text:p>
              </table:table-cell>
              <table:table-cell office:value-type="float" office:value="9967.4">
                <text:p>9967.4</text:p>
              </table:table-cell>
              <table:table-cell office:value-type="float" office:value="9896.2">
                <text:p>9896.2</text:p>
              </table:table-cell>
              <table:table-cell office:value-type="float" office:value="7850.4">
                <text:p>7850.4</text:p>
              </table:table-cell>
              <table:table-cell office:value-type="float" office:value="9468.6">
                <text:p>9468.6</text:p>
              </table:table-cell>
              <table:table-cell office:value-type="float" office:value="9730.6">
                <text:p>9730.6</text:p>
              </table:table-cell>
              <table:table-cell office:value-type="float" office:value="9705">
                <text:p>9705</text:p>
              </table:table-cell>
              <table:table-cell office:value-type="float" office:value="9122.8">
                <text:p>9122.8</text:p>
              </table:table-cell>
              <table:table-cell office:value-type="float" office:value="7624.2">
                <text:p>7624.2</text:p>
              </table:table-cell>
              <table:table-cell office:value-type="float" office:value="9384.4">
                <text:p>9384.4</text:p>
              </table:table-cell>
              <table:table-cell office:value-type="float" office:value="9228.8">
                <text:p>9228.8</text:p>
              </table:table-cell>
              <table:table-cell office:value-type="float" office:value="8619">
                <text:p>8619</text:p>
              </table:table-cell>
              <table:table-cell office:value-type="float" office:value="9929">
                <text:p>9929</text:p>
              </table:table-cell>
              <table:table-cell office:value-type="float" office:value="9113.4">
                <text:p>9113.4</text:p>
              </table:table-cell>
              <table:table-cell office:value-type="float" office:value="7924.8">
                <text:p>7924.8</text:p>
              </table:table-cell>
              <table:table-cell office:value-type="float" office:value="9474">
                <text:p>9474</text:p>
              </table:table-cell>
              <table:table-cell office:value-type="float" office:value="9459.6">
                <text:p>9459.6</text:p>
              </table:table-cell>
              <table:table-cell office:value-type="float" office:value="8849.6">
                <text:p>8849.6</text:p>
              </table:table-cell>
              <table:table-cell office:value-type="float" office:value="7250.2">
                <text:p>7250.2</text:p>
              </table:table-cell>
              <table:table-cell office:value-type="float" office:value="7671.2">
                <text:p>7671.2</text:p>
              </table:table-cell>
              <table:table-cell office:value-type="float" office:value="9731.8">
                <text:p>9731.8</text:p>
              </table:table-cell>
              <table:table-cell office:value-type="float" office:value="9866.2">
                <text:p>9866.2</text:p>
              </table:table-cell>
              <table:table-cell office:value-type="float" office:value="9695.6">
                <text:p>9695.6</text:p>
              </table:table-cell>
              <table:table-cell office:value-type="float" office:value="9474.6">
                <text:p>9474.6</text:p>
              </table:table-cell>
              <table:table-cell office:value-type="float" office:value="9004.8">
                <text:p>9004.8</text:p>
              </table:table-cell>
              <table:table-cell office:value-type="float" office:value="9833.8">
                <text:p>9833.8</text:p>
              </table:table-cell>
              <table:table-cell office:value-type="float" office:value="9763.8">
                <text:p>9763.8</text:p>
              </table:table-cell>
              <table:table-cell office:value-type="float" office:value="9392.4">
                <text:p>9392.4</text:p>
              </table:table-cell>
              <table:table-cell office:value-type="float" office:value="8702.4">
                <text:p>8702.4</text:p>
              </table:table-cell>
              <table:table-cell office:value-type="float" office:value="8204.6">
                <text:p>8204.6</text:p>
              </table:table-cell>
              <table:table-cell office:value-type="float" office:value="9207.6">
                <text:p>9207.6</text:p>
              </table:table-cell>
              <table:table-cell office:value-type="float" office:value="7989.6">
                <text:p>7989.6</text:p>
              </table:table-cell>
              <table:table-cell office:value-type="float" office:value="9642">
                <text:p>9642</text:p>
              </table:table-cell>
              <table:table-cell office:value-type="float" office:value="9373.6">
                <text:p>9373.6</text:p>
              </table:table-cell>
              <table:table-cell office:value-type="float" office:value="7154.2">
                <text:p>7154.2</text:p>
              </table:table-cell>
              <table:table-cell office:value-type="float" office:value="7339">
                <text:p>7339</text:p>
              </table:table-cell>
              <table:table-cell office:value-type="float" office:value="9855.4">
                <text:p>9855.4</text:p>
              </table:table-cell>
              <table:table-cell office:value-type="float" office:value="9620">
                <text:p>9620</text:p>
              </table:table-cell>
              <table:table-cell office:value-type="float" office:value="9617.8">
                <text:p>9617.8</text:p>
              </table:table-cell>
              <table:table-cell office:value-type="float" office:value="7576.8">
                <text:p>7576.8</text:p>
              </table:table-cell>
              <table:table-cell office:value-type="float" office:value="8297.2">
                <text:p>8297.2</text:p>
              </table:table-cell>
              <table:table-cell office:value-type="float" office:value="9360.8">
                <text:p>9360.8</text:p>
              </table:table-cell>
              <table:table-cell office:value-type="float" office:value="9646.4">
                <text:p>9646.4</text:p>
              </table:table-cell>
              <table:table-cell office:value-type="float" office:value="8714.2">
                <text:p>8714.2</text:p>
              </table:table-cell>
              <table:table-cell office:value-type="float" office:value="7689.4">
                <text:p>7689.4</text:p>
              </table:table-cell>
              <table:table-cell office:value-type="float" office:value="8893">
                <text:p>8893</text:p>
              </table:table-cell>
              <table:table-cell office:value-type="float" office:value="8737.4">
                <text:p>8737.4</text:p>
              </table:table-cell>
              <table:table-cell office:value-type="float" office:value="9148.2">
                <text:p>9148.2</text:p>
              </table:table-cell>
              <table:table-cell office:value-type="float" office:value="9129.6">
                <text:p>9129.6</text:p>
              </table:table-cell>
              <table:table-cell office:value-type="float" office:value="9800.4">
                <text:p>9800.4</text:p>
              </table:table-cell>
              <table:table-cell office:value-type="float" office:value="8738.6">
                <text:p>8738.6</text:p>
              </table:table-cell>
              <table:table-cell office:value-type="float" office:value="3587">
                <text:p>3587</text:p>
              </table:table-cell>
              <table:table-cell office:value-type="float" office:value="9424.2">
                <text:p>9424.2</text:p>
              </table:table-cell>
              <table:table-cell office:value-type="float" office:value="9297.4">
                <text:p>9297.4</text:p>
              </table:table-cell>
              <table:table-cell office:value-type="float" office:value="9906.6">
                <text:p>9906.6</text:p>
              </table:table-cell>
              <table:table-cell office:value-type="float" office:value="8215.2">
                <text:p>8215.2</text:p>
              </table:table-cell>
              <table:table-cell office:value-type="float" office:value="6820.2">
                <text:p>6820.2</text:p>
              </table:table-cell>
              <table:table-cell office:value-type="float" office:value="9425.2">
                <text:p>9425.2</text:p>
              </table:table-cell>
              <table:table-cell office:value-type="float" office:value="9532">
                <text:p>9532</text:p>
              </table:table-cell>
              <table:table-cell office:value-type="float" office:value="9087.8">
                <text:p>9087.8</text:p>
              </table:table-cell>
              <table:table-cell office:value-type="float" office:value="8880.4">
                <text:p>8880.4</text:p>
              </table:table-cell>
              <table:table-cell office:value-type="float" office:value="8712.8">
                <text:p>8712.8</text:p>
              </table:table-cell>
              <table:table-cell office:value-type="float" office:value="9229.6">
                <text:p>9229.6</text:p>
              </table:table-cell>
              <table:table-cell office:value-type="float" office:value="8019.8">
                <text:p>8019.8</text:p>
              </table:table-cell>
              <table:table-cell office:value-type="float" office:value="9337.4">
                <text:p>9337.4</text:p>
              </table:table-cell>
              <table:table-cell office:value-type="float" office:value="9371.6">
                <text:p>9371.6</text:p>
              </table:table-cell>
              <table:table-cell office:value-type="float" office:value="9644.2">
                <text:p>9644.2</text:p>
              </table:table-cell>
              <table:table-cell office:value-type="float" office:value="9860.8">
                <text:p>9860.8</text:p>
              </table:table-cell>
              <table:table-cell office:value-type="float" office:value="9699.2">
                <text:p>9699.2</text:p>
              </table:table-cell>
              <table:table-cell office:value-type="float" office:value="9143.8">
                <text:p>9143.8</text:p>
              </table:table-cell>
              <table:table-cell office:value-type="float" office:value="9767.6">
                <text:p>9767.6</text:p>
              </table:table-cell>
              <table:table-cell office:value-type="float" office:value="8737.2">
                <text:p>8737.2</text:p>
              </table:table-cell>
              <table:table-cell office:value-type="float" office:value="9544">
                <text:p>9544</text:p>
              </table:table-cell>
              <table:table-cell office:value-type="float" office:value="7163.6">
                <text:p>7163.6</text:p>
              </table:table-cell>
              <table:table-cell office:value-type="float" office:value="9118.6">
                <text:p>9118.6</text:p>
              </table:table-cell>
              <table:table-cell office:value-type="float" office:value="8074.8">
                <text:p>8074.8</text:p>
              </table:table-cell>
              <table:table-cell office:value-type="float" office:value="9049.6">
                <text:p>9049.6</text:p>
              </table:table-cell>
              <table:table-cell office:value-type="float" office:value="9055.6">
                <text:p>9055.6</text:p>
              </table:table-cell>
              <table:table-cell office:value-type="float" office:value="8929">
                <text:p>8929</text:p>
              </table:table-cell>
              <table:table-cell office:value-type="float" office:value="9129">
                <text:p>9129</text:p>
              </table:table-cell>
              <table:table-cell office:value-type="float" office:value="9219.6">
                <text:p>9219.6</text:p>
              </table:table-cell>
              <table:table-cell office:value-type="float" office:value="6621.8">
                <text:p>6621.8</text:p>
              </table:table-cell>
              <table:table-cell office:value-type="float" office:value="9802.2">
                <text:p>9802.2</text:p>
              </table:table-cell>
              <table:table-cell office:value-type="float" office:value="9581">
                <text:p>9581</text:p>
              </table:table-cell>
              <table:table-cell office:value-type="float" office:value="9651.2">
                <text:p>9651.2</text:p>
              </table:table-cell>
              <table:table-cell office:value-type="float" office:value="7682.8">
                <text:p>7682.8</text:p>
              </table:table-cell>
              <table:table-cell office:value-type="float" office:value="9951.4">
                <text:p>9951.4</text:p>
              </table:table-cell>
              <table:table-cell office:value-type="float" office:value="9647.2">
                <text:p>9647.2</text:p>
              </table:table-cell>
              <table:table-cell office:value-type="float" office:value="8402.8">
                <text:p>8402.8</text:p>
              </table:table-cell>
              <table:table-cell office:value-type="float" office:value="9751.6">
                <text:p>9751.6</text:p>
              </table:table-cell>
              <table:table-cell office:value-type="float" office:value="9087.4">
                <text:p>9087.4</text:p>
              </table:table-cell>
              <table:table-cell office:value-type="float" office:value="8525.6">
                <text:p>8525.6</text:p>
              </table:table-cell>
              <table:table-cell office:value-type="float" office:value="9318">
                <text:p>9318</text:p>
              </table:table-cell>
              <table:table-cell office:value-type="float" office:value="9465.2">
                <text:p>9465.2</text:p>
              </table:table-cell>
              <table:table-cell office:value-type="float" office:value="9497.2">
                <text:p>9497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Average Value</text:p>
        </chart:title>
        <chart:subtitle svg:x="6.461cm" svg:y="1.275cm" chart:style-name="ch3">
          <text:p>90 Learning Rate</text:p>
        </chart:subtitle>
        <chart:legend chart:legend-position="end" svg:x="14.286cm" svg:y="4.201cm" style:legend-expansion="high" chart:style-name="ch4"/>
        <chart:plot-area chart:style-name="ch5" table:cell-range-address="results.A3:results.SG3" chart:data-source-has-labels="column" svg:x="1.331cm" svg:y="2.138cm" svg:width="12.635cm" svg:height="5.701cm">
          <chartooo:coordinate-region svg:x="2.508cm" svg:y="2.259cm" svg:width="11.458cm" svg:height="4.578cm"/>
          <chart:axis chart:dimension="x" chart:name="primary-x" chart:style-name="ch6">
            <chart:title svg:x="6.413cm" svg:y="8.019cm" chart:style-name="ch7">
              <text:p>Number of Runs</text:p>
            </chart:title>
          </chart:axis>
          <chart:axis chart:dimension="y" chart:name="primary-y" chart:style-name="ch6">
            <chart:title svg:x="0.451cm" svg:y="6.117cm" chart:style-name="ch8">
              <text:p>Average Value</text:p>
            </chart:title>
            <chart:grid chart:style-name="ch9" chart:class="major"/>
          </chart:axis>
          <chart:series chart:style-name="ch10" chart:values-cell-range-address="results.B3:results.SG3" chart:label-cell-address="results.A3:results.A3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90</text:p>
                <draw:g>
                  <svg:desc>results.A3:results.A3</svg:desc>
                </draw:g>
              </table:table-cell>
              <table:table-cell office:value-type="float" office:value="0">
                <text:p>0</text:p>
                <draw:g>
                  <svg:desc>results.B3:results.SG3</svg:desc>
                </draw:g>
              </table:table-cell>
              <table:table-cell office:value-type="float" office:value="6816">
                <text:p>6816</text:p>
              </table:table-cell>
              <table:table-cell office:value-type="float" office:value="7274.8">
                <text:p>7274.8</text:p>
              </table:table-cell>
              <table:table-cell office:value-type="float" office:value="6329">
                <text:p>6329</text:p>
              </table:table-cell>
              <table:table-cell office:value-type="float" office:value="5840.2">
                <text:p>5840.2</text:p>
              </table:table-cell>
              <table:table-cell office:value-type="float" office:value="8179.8">
                <text:p>8179.8</text:p>
              </table:table-cell>
              <table:table-cell office:value-type="float" office:value="3404.8">
                <text:p>3404.8</text:p>
              </table:table-cell>
              <table:table-cell office:value-type="float" office:value="5405.4">
                <text:p>5405.4</text:p>
              </table:table-cell>
              <table:table-cell office:value-type="float" office:value="5614.6">
                <text:p>5614.6</text:p>
              </table:table-cell>
              <table:table-cell office:value-type="float" office:value="5380.4">
                <text:p>5380.4</text:p>
              </table:table-cell>
              <table:table-cell office:value-type="float" office:value="3687.6">
                <text:p>3687.6</text:p>
              </table:table-cell>
              <table:table-cell office:value-type="float" office:value="7480">
                <text:p>7480</text:p>
              </table:table-cell>
              <table:table-cell office:value-type="float" office:value="7778">
                <text:p>7778</text:p>
              </table:table-cell>
              <table:table-cell office:value-type="float" office:value="7685">
                <text:p>7685</text:p>
              </table:table-cell>
              <table:table-cell office:value-type="float" office:value="7772.6">
                <text:p>7772.6</text:p>
              </table:table-cell>
              <table:table-cell office:value-type="float" office:value="5247.6">
                <text:p>5247.6</text:p>
              </table:table-cell>
              <table:table-cell office:value-type="float" office:value="1952.8">
                <text:p>1952.8</text:p>
              </table:table-cell>
              <table:table-cell office:value-type="float" office:value="7688.4">
                <text:p>7688.4</text:p>
              </table:table-cell>
              <table:table-cell office:value-type="float" office:value="5835.8">
                <text:p>5835.8</text:p>
              </table:table-cell>
              <table:table-cell office:value-type="float" office:value="9916.4">
                <text:p>9916.4</text:p>
              </table:table-cell>
              <table:table-cell office:value-type="float" office:value="5701.6">
                <text:p>5701.6</text:p>
              </table:table-cell>
              <table:table-cell office:value-type="float" office:value="5935.6">
                <text:p>5935.6</text:p>
              </table:table-cell>
              <table:table-cell office:value-type="float" office:value="7545">
                <text:p>7545</text:p>
              </table:table-cell>
              <table:table-cell office:value-type="float" office:value="3453">
                <text:p>3453</text:p>
              </table:table-cell>
              <table:table-cell office:value-type="float" office:value="7786.8">
                <text:p>7786.8</text:p>
              </table:table-cell>
              <table:table-cell office:value-type="float" office:value="7683.4">
                <text:p>7683.4</text:p>
              </table:table-cell>
              <table:table-cell office:value-type="float" office:value="6877">
                <text:p>6877</text:p>
              </table:table-cell>
              <table:table-cell office:value-type="float" office:value="7454.8">
                <text:p>7454.8</text:p>
              </table:table-cell>
              <table:table-cell office:value-type="float" office:value="8542.8">
                <text:p>8542.8</text:p>
              </table:table-cell>
              <table:table-cell office:value-type="float" office:value="9451.8">
                <text:p>9451.8</text:p>
              </table:table-cell>
              <table:table-cell office:value-type="float" office:value="9371.6">
                <text:p>9371.6</text:p>
              </table:table-cell>
              <table:table-cell office:value-type="float" office:value="7729.4">
                <text:p>7729.4</text:p>
              </table:table-cell>
              <table:table-cell office:value-type="float" office:value="9517.2">
                <text:p>9517.2</text:p>
              </table:table-cell>
              <table:table-cell office:value-type="float" office:value="4957.4">
                <text:p>4957.4</text:p>
              </table:table-cell>
              <table:table-cell office:value-type="float" office:value="9556">
                <text:p>9556</text:p>
              </table:table-cell>
              <table:table-cell office:value-type="float" office:value="9114.6">
                <text:p>9114.6</text:p>
              </table:table-cell>
              <table:table-cell office:value-type="float" office:value="9402.4">
                <text:p>9402.4</text:p>
              </table:table-cell>
              <table:table-cell office:value-type="float" office:value="7780">
                <text:p>7780</text:p>
              </table:table-cell>
              <table:table-cell office:value-type="float" office:value="7883.2">
                <text:p>7883.2</text:p>
              </table:table-cell>
              <table:table-cell office:value-type="float" office:value="9457.2">
                <text:p>9457.2</text:p>
              </table:table-cell>
              <table:table-cell office:value-type="float" office:value="7780.8">
                <text:p>7780.8</text:p>
              </table:table-cell>
              <table:table-cell office:value-type="float" office:value="7469.2">
                <text:p>7469.2</text:p>
              </table:table-cell>
              <table:table-cell office:value-type="float" office:value="9202.4">
                <text:p>9202.4</text:p>
              </table:table-cell>
              <table:table-cell office:value-type="float" office:value="8694.8">
                <text:p>8694.8</text:p>
              </table:table-cell>
              <table:table-cell office:value-type="float" office:value="9543.2">
                <text:p>9543.2</text:p>
              </table:table-cell>
              <table:table-cell office:value-type="float" office:value="7649.6">
                <text:p>7649.6</text:p>
              </table:table-cell>
              <table:table-cell office:value-type="float" office:value="9662.8">
                <text:p>9662.8</text:p>
              </table:table-cell>
              <table:table-cell office:value-type="float" office:value="9693.6">
                <text:p>9693.6</text:p>
              </table:table-cell>
              <table:table-cell office:value-type="float" office:value="7425.6">
                <text:p>7425.6</text:p>
              </table:table-cell>
              <table:table-cell office:value-type="float" office:value="7831.8">
                <text:p>7831.8</text:p>
              </table:table-cell>
              <table:table-cell office:value-type="float" office:value="9650">
                <text:p>9650</text:p>
              </table:table-cell>
              <table:table-cell office:value-type="float" office:value="7861.2">
                <text:p>7861.2</text:p>
              </table:table-cell>
              <table:table-cell office:value-type="float" office:value="7420.2">
                <text:p>7420.2</text:p>
              </table:table-cell>
              <table:table-cell office:value-type="float" office:value="9966.8">
                <text:p>9966.8</text:p>
              </table:table-cell>
              <table:table-cell office:value-type="float" office:value="7754.8">
                <text:p>7754.8</text:p>
              </table:table-cell>
              <table:table-cell office:value-type="float" office:value="9812.4">
                <text:p>9812.4</text:p>
              </table:table-cell>
              <table:table-cell office:value-type="float" office:value="9385.8">
                <text:p>9385.8</text:p>
              </table:table-cell>
              <table:table-cell office:value-type="float" office:value="9557.4">
                <text:p>9557.4</text:p>
              </table:table-cell>
              <table:table-cell office:value-type="float" office:value="9501.6">
                <text:p>9501.6</text:p>
              </table:table-cell>
              <table:table-cell office:value-type="float" office:value="9668">
                <text:p>9668</text:p>
              </table:table-cell>
              <table:table-cell office:value-type="float" office:value="9897.6">
                <text:p>9897.6</text:p>
              </table:table-cell>
              <table:table-cell office:value-type="float" office:value="9851.8">
                <text:p>9851.8</text:p>
              </table:table-cell>
              <table:table-cell office:value-type="float" office:value="9018.8">
                <text:p>9018.8</text:p>
              </table:table-cell>
              <table:table-cell office:value-type="float" office:value="9881.6">
                <text:p>9881.6</text:p>
              </table:table-cell>
              <table:table-cell office:value-type="float" office:value="9035.4">
                <text:p>9035.4</text:p>
              </table:table-cell>
              <table:table-cell office:value-type="float" office:value="7951">
                <text:p>7951</text:p>
              </table:table-cell>
              <table:table-cell office:value-type="float" office:value="9554.8">
                <text:p>9554.8</text:p>
              </table:table-cell>
              <table:table-cell office:value-type="float" office:value="9919">
                <text:p>9919</text:p>
              </table:table-cell>
              <table:table-cell office:value-type="float" office:value="8146">
                <text:p>8146</text:p>
              </table:table-cell>
              <table:table-cell office:value-type="float" office:value="9379">
                <text:p>9379</text:p>
              </table:table-cell>
              <table:table-cell office:value-type="float" office:value="7217">
                <text:p>7217</text:p>
              </table:table-cell>
              <table:table-cell office:value-type="float" office:value="8674.6">
                <text:p>8674.6</text:p>
              </table:table-cell>
              <table:table-cell office:value-type="float" office:value="9136">
                <text:p>9136</text:p>
              </table:table-cell>
              <table:table-cell office:value-type="float" office:value="9290.8">
                <text:p>9290.8</text:p>
              </table:table-cell>
              <table:table-cell office:value-type="float" office:value="9005.6">
                <text:p>9005.6</text:p>
              </table:table-cell>
              <table:table-cell office:value-type="float" office:value="9452.4">
                <text:p>9452.4</text:p>
              </table:table-cell>
              <table:table-cell office:value-type="float" office:value="9331.2">
                <text:p>9331.2</text:p>
              </table:table-cell>
              <table:table-cell office:value-type="float" office:value="9679.6">
                <text:p>9679.6</text:p>
              </table:table-cell>
              <table:table-cell office:value-type="float" office:value="9716.4">
                <text:p>9716.4</text:p>
              </table:table-cell>
              <table:table-cell office:value-type="float" office:value="8960.8">
                <text:p>8960.8</text:p>
              </table:table-cell>
              <table:table-cell office:value-type="float" office:value="9506.4">
                <text:p>9506.4</text:p>
              </table:table-cell>
              <table:table-cell office:value-type="float" office:value="9949.8">
                <text:p>9949.8</text:p>
              </table:table-cell>
              <table:table-cell office:value-type="float" office:value="9236.6">
                <text:p>9236.6</text:p>
              </table:table-cell>
              <table:table-cell office:value-type="float" office:value="9751.6">
                <text:p>9751.6</text:p>
              </table:table-cell>
              <table:table-cell office:value-type="float" office:value="9611.8">
                <text:p>9611.8</text:p>
              </table:table-cell>
              <table:table-cell office:value-type="float" office:value="9527.4">
                <text:p>9527.4</text:p>
              </table:table-cell>
              <table:table-cell office:value-type="float" office:value="7032.4">
                <text:p>7032.4</text:p>
              </table:table-cell>
              <table:table-cell office:value-type="float" office:value="9424.8">
                <text:p>9424.8</text:p>
              </table:table-cell>
              <table:table-cell office:value-type="float" office:value="9822.2">
                <text:p>9822.2</text:p>
              </table:table-cell>
              <table:table-cell office:value-type="float" office:value="9579.2">
                <text:p>9579.2</text:p>
              </table:table-cell>
              <table:table-cell office:value-type="float" office:value="9659">
                <text:p>9659</text:p>
              </table:table-cell>
              <table:table-cell office:value-type="float" office:value="9440.8">
                <text:p>9440.8</text:p>
              </table:table-cell>
              <table:table-cell office:value-type="float" office:value="9541.6">
                <text:p>9541.6</text:p>
              </table:table-cell>
              <table:table-cell office:value-type="float" office:value="9862">
                <text:p>9862</text:p>
              </table:table-cell>
              <table:table-cell office:value-type="float" office:value="9714.2">
                <text:p>9714.2</text:p>
              </table:table-cell>
              <table:table-cell office:value-type="float" office:value="9905.6">
                <text:p>9905.6</text:p>
              </table:table-cell>
              <table:table-cell office:value-type="float" office:value="9694.6">
                <text:p>9694.6</text:p>
              </table:table-cell>
              <table:table-cell office:value-type="float" office:value="9927">
                <text:p>9927</text:p>
              </table:table-cell>
              <table:table-cell office:value-type="float" office:value="9620.8">
                <text:p>9620.8</text:p>
              </table:table-cell>
              <table:table-cell office:value-type="float" office:value="9539.2">
                <text:p>9539.2</text:p>
              </table:table-cell>
              <table:table-cell office:value-type="float" office:value="8664">
                <text:p>8664</text:p>
              </table:table-cell>
              <table:table-cell office:value-type="float" office:value="7785.2">
                <text:p>7785.2</text:p>
              </table:table-cell>
              <table:table-cell office:value-type="float" office:value="9618">
                <text:p>9618</text:p>
              </table:table-cell>
              <table:table-cell office:value-type="float" office:value="9463.4">
                <text:p>9463.4</text:p>
              </table:table-cell>
              <table:table-cell office:value-type="float" office:value="9899.6">
                <text:p>9899.6</text:p>
              </table:table-cell>
              <table:table-cell office:value-type="float" office:value="9731.4">
                <text:p>9731.4</text:p>
              </table:table-cell>
              <table:table-cell office:value-type="float" office:value="6770.4">
                <text:p>6770.4</text:p>
              </table:table-cell>
              <table:table-cell office:value-type="float" office:value="9256.8">
                <text:p>9256.8</text:p>
              </table:table-cell>
              <table:table-cell office:value-type="float" office:value="9562.4">
                <text:p>9562.4</text:p>
              </table:table-cell>
              <table:table-cell office:value-type="float" office:value="9289.4">
                <text:p>9289.4</text:p>
              </table:table-cell>
              <table:table-cell office:value-type="float" office:value="9716.8">
                <text:p>9716.8</text:p>
              </table:table-cell>
              <table:table-cell office:value-type="float" office:value="9206.6">
                <text:p>9206.6</text:p>
              </table:table-cell>
              <table:table-cell office:value-type="float" office:value="9485.2">
                <text:p>9485.2</text:p>
              </table:table-cell>
              <table:table-cell office:value-type="float" office:value="9352.4">
                <text:p>9352.4</text:p>
              </table:table-cell>
              <table:table-cell office:value-type="float" office:value="9928.2">
                <text:p>9928.2</text:p>
              </table:table-cell>
              <table:table-cell office:value-type="float" office:value="9154.2">
                <text:p>9154.2</text:p>
              </table:table-cell>
              <table:table-cell office:value-type="float" office:value="9871.8">
                <text:p>9871.8</text:p>
              </table:table-cell>
              <table:table-cell office:value-type="float" office:value="9715.2">
                <text:p>9715.2</text:p>
              </table:table-cell>
              <table:table-cell office:value-type="float" office:value="9334.4">
                <text:p>9334.4</text:p>
              </table:table-cell>
              <table:table-cell office:value-type="float" office:value="8567.6">
                <text:p>8567.6</text:p>
              </table:table-cell>
              <table:table-cell office:value-type="float" office:value="8959.8">
                <text:p>8959.8</text:p>
              </table:table-cell>
              <table:table-cell office:value-type="float" office:value="9607.2">
                <text:p>9607.2</text:p>
              </table:table-cell>
              <table:table-cell office:value-type="float" office:value="9220">
                <text:p>9220</text:p>
              </table:table-cell>
              <table:table-cell office:value-type="float" office:value="8995">
                <text:p>8995</text:p>
              </table:table-cell>
              <table:table-cell office:value-type="float" office:value="9063.4">
                <text:p>9063.4</text:p>
              </table:table-cell>
              <table:table-cell office:value-type="float" office:value="9241">
                <text:p>9241</text:p>
              </table:table-cell>
              <table:table-cell office:value-type="float" office:value="9316.6">
                <text:p>9316.6</text:p>
              </table:table-cell>
              <table:table-cell office:value-type="float" office:value="9730.8">
                <text:p>9730.8</text:p>
              </table:table-cell>
              <table:table-cell office:value-type="float" office:value="8925.2">
                <text:p>8925.2</text:p>
              </table:table-cell>
              <table:table-cell office:value-type="float" office:value="9435">
                <text:p>9435</text:p>
              </table:table-cell>
              <table:table-cell office:value-type="float" office:value="9240.2">
                <text:p>9240.2</text:p>
              </table:table-cell>
              <table:table-cell office:value-type="float" office:value="9802.8">
                <text:p>9802.8</text:p>
              </table:table-cell>
              <table:table-cell office:value-type="float" office:value="9892.4">
                <text:p>9892.4</text:p>
              </table:table-cell>
              <table:table-cell office:value-type="float" office:value="8184.4">
                <text:p>8184.4</text:p>
              </table:table-cell>
              <table:table-cell office:value-type="float" office:value="8807.2">
                <text:p>8807.2</text:p>
              </table:table-cell>
              <table:table-cell office:value-type="float" office:value="8936.6">
                <text:p>8936.6</text:p>
              </table:table-cell>
              <table:table-cell office:value-type="float" office:value="9692.4">
                <text:p>9692.4</text:p>
              </table:table-cell>
              <table:table-cell office:value-type="float" office:value="7562.8">
                <text:p>7562.8</text:p>
              </table:table-cell>
              <table:table-cell office:value-type="float" office:value="9887">
                <text:p>9887</text:p>
              </table:table-cell>
              <table:table-cell office:value-type="float" office:value="9145.8">
                <text:p>9145.8</text:p>
              </table:table-cell>
              <table:table-cell office:value-type="float" office:value="8886.8">
                <text:p>8886.8</text:p>
              </table:table-cell>
              <table:table-cell office:value-type="float" office:value="9216.8">
                <text:p>9216.8</text:p>
              </table:table-cell>
              <table:table-cell office:value-type="float" office:value="9956.2">
                <text:p>9956.2</text:p>
              </table:table-cell>
              <table:table-cell office:value-type="float" office:value="9520.2">
                <text:p>9520.2</text:p>
              </table:table-cell>
              <table:table-cell office:value-type="float" office:value="8917.8">
                <text:p>8917.8</text:p>
              </table:table-cell>
              <table:table-cell office:value-type="float" office:value="9956.6">
                <text:p>9956.6</text:p>
              </table:table-cell>
              <table:table-cell office:value-type="float" office:value="9399.8">
                <text:p>9399.8</text:p>
              </table:table-cell>
              <table:table-cell office:value-type="float" office:value="9492">
                <text:p>9492</text:p>
              </table:table-cell>
              <table:table-cell office:value-type="float" office:value="8629.4">
                <text:p>8629.4</text:p>
              </table:table-cell>
              <table:table-cell office:value-type="float" office:value="9881">
                <text:p>9881</text:p>
              </table:table-cell>
              <table:table-cell office:value-type="float" office:value="9628.6">
                <text:p>9628.6</text:p>
              </table:table-cell>
              <table:table-cell office:value-type="float" office:value="9849.6">
                <text:p>9849.6</text:p>
              </table:table-cell>
              <table:table-cell office:value-type="float" office:value="9125.6">
                <text:p>9125.6</text:p>
              </table:table-cell>
              <table:table-cell office:value-type="float" office:value="9975">
                <text:p>9975</text:p>
              </table:table-cell>
              <table:table-cell office:value-type="float" office:value="9236.2">
                <text:p>9236.2</text:p>
              </table:table-cell>
              <table:table-cell office:value-type="float" office:value="9816.6">
                <text:p>9816.6</text:p>
              </table:table-cell>
              <table:table-cell office:value-type="float" office:value="9657">
                <text:p>9657</text:p>
              </table:table-cell>
              <table:table-cell office:value-type="float" office:value="9768.6">
                <text:p>9768.6</text:p>
              </table:table-cell>
              <table:table-cell office:value-type="float" office:value="9856.4">
                <text:p>9856.4</text:p>
              </table:table-cell>
              <table:table-cell office:value-type="float" office:value="9131.8">
                <text:p>9131.8</text:p>
              </table:table-cell>
              <table:table-cell office:value-type="float" office:value="9286.8">
                <text:p>9286.8</text:p>
              </table:table-cell>
              <table:table-cell office:value-type="float" office:value="9868">
                <text:p>9868</text:p>
              </table:table-cell>
              <table:table-cell office:value-type="float" office:value="9936">
                <text:p>9936</text:p>
              </table:table-cell>
              <table:table-cell office:value-type="float" office:value="9328.8">
                <text:p>9328.8</text:p>
              </table:table-cell>
              <table:table-cell office:value-type="float" office:value="9751">
                <text:p>9751</text:p>
              </table:table-cell>
              <table:table-cell office:value-type="float" office:value="8747.4">
                <text:p>8747.4</text:p>
              </table:table-cell>
              <table:table-cell office:value-type="float" office:value="9712">
                <text:p>9712</text:p>
              </table:table-cell>
              <table:table-cell office:value-type="float" office:value="9823.4">
                <text:p>9823.4</text:p>
              </table:table-cell>
              <table:table-cell office:value-type="float" office:value="9826.2">
                <text:p>9826.2</text:p>
              </table:table-cell>
              <table:table-cell office:value-type="float" office:value="9865.6">
                <text:p>9865.6</text:p>
              </table:table-cell>
              <table:table-cell office:value-type="float" office:value="8898">
                <text:p>8898</text:p>
              </table:table-cell>
              <table:table-cell office:value-type="float" office:value="9564">
                <text:p>9564</text:p>
              </table:table-cell>
              <table:table-cell office:value-type="float" office:value="8917.6">
                <text:p>8917.6</text:p>
              </table:table-cell>
              <table:table-cell office:value-type="float" office:value="9316">
                <text:p>9316</text:p>
              </table:table-cell>
              <table:table-cell office:value-type="float" office:value="9749.2">
                <text:p>9749.2</text:p>
              </table:table-cell>
              <table:table-cell office:value-type="float" office:value="9628.2">
                <text:p>9628.2</text:p>
              </table:table-cell>
              <table:table-cell office:value-type="float" office:value="9792.4">
                <text:p>9792.4</text:p>
              </table:table-cell>
              <table:table-cell office:value-type="float" office:value="9738.2">
                <text:p>9738.2</text:p>
              </table:table-cell>
              <table:table-cell office:value-type="float" office:value="9650.6">
                <text:p>9650.6</text:p>
              </table:table-cell>
              <table:table-cell office:value-type="float" office:value="9378.6">
                <text:p>9378.6</text:p>
              </table:table-cell>
              <table:table-cell office:value-type="float" office:value="8968.2">
                <text:p>8968.2</text:p>
              </table:table-cell>
              <table:table-cell office:value-type="float" office:value="9681.2">
                <text:p>9681.2</text:p>
              </table:table-cell>
              <table:table-cell office:value-type="float" office:value="9612">
                <text:p>9612</text:p>
              </table:table-cell>
              <table:table-cell office:value-type="float" office:value="9422.4">
                <text:p>9422.4</text:p>
              </table:table-cell>
              <table:table-cell office:value-type="float" office:value="9778.8">
                <text:p>9778.8</text:p>
              </table:table-cell>
              <table:table-cell office:value-type="float" office:value="9561">
                <text:p>9561</text:p>
              </table:table-cell>
              <table:table-cell office:value-type="float" office:value="9538.6">
                <text:p>9538.6</text:p>
              </table:table-cell>
              <table:table-cell office:value-type="float" office:value="9809.4">
                <text:p>9809.4</text:p>
              </table:table-cell>
              <table:table-cell office:value-type="float" office:value="7956.8">
                <text:p>7956.8</text:p>
              </table:table-cell>
              <table:table-cell office:value-type="float" office:value="9756.6">
                <text:p>9756.6</text:p>
              </table:table-cell>
              <table:table-cell office:value-type="float" office:value="9678.8">
                <text:p>9678.8</text:p>
              </table:table-cell>
              <table:table-cell office:value-type="float" office:value="9043.6">
                <text:p>9043.6</text:p>
              </table:table-cell>
              <table:table-cell office:value-type="float" office:value="8923.6">
                <text:p>8923.6</text:p>
              </table:table-cell>
              <table:table-cell office:value-type="float" office:value="9234.4">
                <text:p>9234.4</text:p>
              </table:table-cell>
              <table:table-cell office:value-type="float" office:value="9754.2">
                <text:p>9754.2</text:p>
              </table:table-cell>
              <table:table-cell office:value-type="float" office:value="9482.8">
                <text:p>9482.8</text:p>
              </table:table-cell>
              <table:table-cell office:value-type="float" office:value="9791">
                <text:p>9791</text:p>
              </table:table-cell>
              <table:table-cell office:value-type="float" office:value="9501.6">
                <text:p>9501.6</text:p>
              </table:table-cell>
              <table:table-cell office:value-type="float" office:value="9854.2">
                <text:p>9854.2</text:p>
              </table:table-cell>
              <table:table-cell office:value-type="float" office:value="9511.2">
                <text:p>9511.2</text:p>
              </table:table-cell>
              <table:table-cell office:value-type="float" office:value="9901.8">
                <text:p>9901.8</text:p>
              </table:table-cell>
              <table:table-cell office:value-type="float" office:value="9552.4">
                <text:p>9552.4</text:p>
              </table:table-cell>
              <table:table-cell office:value-type="float" office:value="9364.4">
                <text:p>9364.4</text:p>
              </table:table-cell>
              <table:table-cell office:value-type="float" office:value="9614.8">
                <text:p>9614.8</text:p>
              </table:table-cell>
              <table:table-cell office:value-type="float" office:value="9352.4">
                <text:p>9352.4</text:p>
              </table:table-cell>
              <table:table-cell office:value-type="float" office:value="8076.6">
                <text:p>8076.6</text:p>
              </table:table-cell>
              <table:table-cell office:value-type="float" office:value="9590.8">
                <text:p>9590.8</text:p>
              </table:table-cell>
              <table:table-cell office:value-type="float" office:value="9945.2">
                <text:p>9945.2</text:p>
              </table:table-cell>
              <table:table-cell office:value-type="float" office:value="9896.8">
                <text:p>9896.8</text:p>
              </table:table-cell>
              <table:table-cell office:value-type="float" office:value="8732.2">
                <text:p>8732.2</text:p>
              </table:table-cell>
              <table:table-cell office:value-type="float" office:value="9680.6">
                <text:p>9680.6</text:p>
              </table:table-cell>
              <table:table-cell office:value-type="float" office:value="9779.6">
                <text:p>9779.6</text:p>
              </table:table-cell>
              <table:table-cell office:value-type="float" office:value="9074.2">
                <text:p>9074.2</text:p>
              </table:table-cell>
              <table:table-cell office:value-type="float" office:value="9763">
                <text:p>9763</text:p>
              </table:table-cell>
              <table:table-cell office:value-type="float" office:value="9722.8">
                <text:p>9722.8</text:p>
              </table:table-cell>
              <table:table-cell office:value-type="float" office:value="9749.4">
                <text:p>9749.4</text:p>
              </table:table-cell>
              <table:table-cell office:value-type="float" office:value="9585.2">
                <text:p>9585.2</text:p>
              </table:table-cell>
              <table:table-cell office:value-type="float" office:value="8943.6">
                <text:p>8943.6</text:p>
              </table:table-cell>
              <table:table-cell office:value-type="float" office:value="9593">
                <text:p>9593</text:p>
              </table:table-cell>
              <table:table-cell office:value-type="float" office:value="9316.2">
                <text:p>9316.2</text:p>
              </table:table-cell>
              <table:table-cell office:value-type="float" office:value="9238.6">
                <text:p>9238.6</text:p>
              </table:table-cell>
              <table:table-cell office:value-type="float" office:value="8789">
                <text:p>8789</text:p>
              </table:table-cell>
              <table:table-cell office:value-type="float" office:value="9415.8">
                <text:p>9415.8</text:p>
              </table:table-cell>
              <table:table-cell office:value-type="float" office:value="9628.2">
                <text:p>9628.2</text:p>
              </table:table-cell>
              <table:table-cell office:value-type="float" office:value="9786">
                <text:p>9786</text:p>
              </table:table-cell>
              <table:table-cell office:value-type="float" office:value="9418.6">
                <text:p>9418.6</text:p>
              </table:table-cell>
              <table:table-cell office:value-type="float" office:value="9448">
                <text:p>9448</text:p>
              </table:table-cell>
              <table:table-cell office:value-type="float" office:value="9707.4">
                <text:p>9707.4</text:p>
              </table:table-cell>
              <table:table-cell office:value-type="float" office:value="6927.2">
                <text:p>6927.2</text:p>
              </table:table-cell>
              <table:table-cell office:value-type="float" office:value="9138.8">
                <text:p>9138.8</text:p>
              </table:table-cell>
              <table:table-cell office:value-type="float" office:value="9295.2">
                <text:p>9295.2</text:p>
              </table:table-cell>
              <table:table-cell office:value-type="float" office:value="8669.6">
                <text:p>8669.6</text:p>
              </table:table-cell>
              <table:table-cell office:value-type="float" office:value="9418">
                <text:p>9418</text:p>
              </table:table-cell>
              <table:table-cell office:value-type="float" office:value="9535.8">
                <text:p>9535.8</text:p>
              </table:table-cell>
              <table:table-cell office:value-type="float" office:value="9296.4">
                <text:p>9296.4</text:p>
              </table:table-cell>
              <table:table-cell office:value-type="float" office:value="9598">
                <text:p>9598</text:p>
              </table:table-cell>
              <table:table-cell office:value-type="float" office:value="9975">
                <text:p>9975</text:p>
              </table:table-cell>
              <table:table-cell office:value-type="float" office:value="9898.6">
                <text:p>9898.6</text:p>
              </table:table-cell>
              <table:table-cell office:value-type="float" office:value="9343.6">
                <text:p>9343.6</text:p>
              </table:table-cell>
              <table:table-cell office:value-type="float" office:value="9549.6">
                <text:p>9549.6</text:p>
              </table:table-cell>
              <table:table-cell office:value-type="float" office:value="7768.8">
                <text:p>7768.8</text:p>
              </table:table-cell>
              <table:table-cell office:value-type="float" office:value="7066.6">
                <text:p>7066.6</text:p>
              </table:table-cell>
              <table:table-cell office:value-type="float" office:value="9755.2">
                <text:p>9755.2</text:p>
              </table:table-cell>
              <table:table-cell office:value-type="float" office:value="8139.4">
                <text:p>8139.4</text:p>
              </table:table-cell>
              <table:table-cell office:value-type="float" office:value="8755.4">
                <text:p>8755.4</text:p>
              </table:table-cell>
              <table:table-cell office:value-type="float" office:value="9795.6">
                <text:p>9795.6</text:p>
              </table:table-cell>
              <table:table-cell office:value-type="float" office:value="8791.4">
                <text:p>8791.4</text:p>
              </table:table-cell>
              <table:table-cell office:value-type="float" office:value="9403.4">
                <text:p>9403.4</text:p>
              </table:table-cell>
              <table:table-cell office:value-type="float" office:value="9435.2">
                <text:p>9435.2</text:p>
              </table:table-cell>
              <table:table-cell office:value-type="float" office:value="9747.8">
                <text:p>9747.8</text:p>
              </table:table-cell>
              <table:table-cell office:value-type="float" office:value="9080.4">
                <text:p>9080.4</text:p>
              </table:table-cell>
              <table:table-cell office:value-type="float" office:value="9180.8">
                <text:p>9180.8</text:p>
              </table:table-cell>
              <table:table-cell office:value-type="float" office:value="9434.6">
                <text:p>9434.6</text:p>
              </table:table-cell>
              <table:table-cell office:value-type="float" office:value="9507.8">
                <text:p>9507.8</text:p>
              </table:table-cell>
              <table:table-cell office:value-type="float" office:value="9878.2">
                <text:p>9878.2</text:p>
              </table:table-cell>
              <table:table-cell office:value-type="float" office:value="9342.8">
                <text:p>9342.8</text:p>
              </table:table-cell>
              <table:table-cell office:value-type="float" office:value="9533.4">
                <text:p>9533.4</text:p>
              </table:table-cell>
              <table:table-cell office:value-type="float" office:value="9434.4">
                <text:p>9434.4</text:p>
              </table:table-cell>
              <table:table-cell office:value-type="float" office:value="9663.6">
                <text:p>9663.6</text:p>
              </table:table-cell>
              <table:table-cell office:value-type="float" office:value="9344.6">
                <text:p>9344.6</text:p>
              </table:table-cell>
              <table:table-cell office:value-type="float" office:value="9839.4">
                <text:p>9839.4</text:p>
              </table:table-cell>
              <table:table-cell office:value-type="float" office:value="9645">
                <text:p>9645</text:p>
              </table:table-cell>
              <table:table-cell office:value-type="float" office:value="9858.6">
                <text:p>9858.6</text:p>
              </table:table-cell>
              <table:table-cell office:value-type="float" office:value="7313.6">
                <text:p>7313.6</text:p>
              </table:table-cell>
              <table:table-cell office:value-type="float" office:value="9600.2">
                <text:p>9600.2</text:p>
              </table:table-cell>
              <table:table-cell office:value-type="float" office:value="9769.4">
                <text:p>9769.4</text:p>
              </table:table-cell>
              <table:table-cell office:value-type="float" office:value="9120.8">
                <text:p>9120.8</text:p>
              </table:table-cell>
              <table:table-cell office:value-type="float" office:value="9835.2">
                <text:p>9835.2</text:p>
              </table:table-cell>
              <table:table-cell office:value-type="float" office:value="9893">
                <text:p>9893</text:p>
              </table:table-cell>
              <table:table-cell office:value-type="float" office:value="8812.2">
                <text:p>8812.2</text:p>
              </table:table-cell>
              <table:table-cell office:value-type="float" office:value="9533">
                <text:p>9533</text:p>
              </table:table-cell>
              <table:table-cell office:value-type="float" office:value="9901.2">
                <text:p>9901.2</text:p>
              </table:table-cell>
              <table:table-cell office:value-type="float" office:value="9441.8">
                <text:p>9441.8</text:p>
              </table:table-cell>
              <table:table-cell office:value-type="float" office:value="9923">
                <text:p>9923</text:p>
              </table:table-cell>
              <table:table-cell office:value-type="float" office:value="9330">
                <text:p>9330</text:p>
              </table:table-cell>
              <table:table-cell office:value-type="float" office:value="9603.4">
                <text:p>9603.4</text:p>
              </table:table-cell>
              <table:table-cell office:value-type="float" office:value="9973.2">
                <text:p>9973.2</text:p>
              </table:table-cell>
              <table:table-cell office:value-type="float" office:value="9849.4">
                <text:p>9849.4</text:p>
              </table:table-cell>
              <table:table-cell office:value-type="float" office:value="9635.4">
                <text:p>9635.4</text:p>
              </table:table-cell>
              <table:table-cell office:value-type="float" office:value="9489.2">
                <text:p>9489.2</text:p>
              </table:table-cell>
              <table:table-cell office:value-type="float" office:value="9496.6">
                <text:p>9496.6</text:p>
              </table:table-cell>
              <table:table-cell office:value-type="float" office:value="9764.4">
                <text:p>9764.4</text:p>
              </table:table-cell>
              <table:table-cell office:value-type="float" office:value="9547.2">
                <text:p>9547.2</text:p>
              </table:table-cell>
              <table:table-cell office:value-type="float" office:value="9730.8">
                <text:p>9730.8</text:p>
              </table:table-cell>
              <table:table-cell office:value-type="float" office:value="9050.4">
                <text:p>9050.4</text:p>
              </table:table-cell>
              <table:table-cell office:value-type="float" office:value="9524.4">
                <text:p>9524.4</text:p>
              </table:table-cell>
              <table:table-cell office:value-type="float" office:value="9288.4">
                <text:p>9288.4</text:p>
              </table:table-cell>
              <table:table-cell office:value-type="float" office:value="9207.2">
                <text:p>9207.2</text:p>
              </table:table-cell>
              <table:table-cell office:value-type="float" office:value="8886.6">
                <text:p>8886.6</text:p>
              </table:table-cell>
              <table:table-cell office:value-type="float" office:value="9793.4">
                <text:p>9793.4</text:p>
              </table:table-cell>
              <table:table-cell office:value-type="float" office:value="9720.8">
                <text:p>9720.8</text:p>
              </table:table-cell>
              <table:table-cell office:value-type="float" office:value="9175.8">
                <text:p>9175.8</text:p>
              </table:table-cell>
              <table:table-cell office:value-type="float" office:value="9222.6">
                <text:p>9222.6</text:p>
              </table:table-cell>
              <table:table-cell office:value-type="float" office:value="9357">
                <text:p>9357</text:p>
              </table:table-cell>
              <table:table-cell office:value-type="float" office:value="8882.2">
                <text:p>8882.2</text:p>
              </table:table-cell>
              <table:table-cell office:value-type="float" office:value="9448.4">
                <text:p>9448.4</text:p>
              </table:table-cell>
              <table:table-cell office:value-type="float" office:value="9772.8">
                <text:p>9772.8</text:p>
              </table:table-cell>
              <table:table-cell office:value-type="float" office:value="9546.4">
                <text:p>9546.4</text:p>
              </table:table-cell>
              <table:table-cell office:value-type="float" office:value="9950.6">
                <text:p>9950.6</text:p>
              </table:table-cell>
              <table:table-cell office:value-type="float" office:value="9244.4">
                <text:p>9244.4</text:p>
              </table:table-cell>
              <table:table-cell office:value-type="float" office:value="9807.8">
                <text:p>9807.8</text:p>
              </table:table-cell>
              <table:table-cell office:value-type="float" office:value="9062.8">
                <text:p>9062.8</text:p>
              </table:table-cell>
              <table:table-cell office:value-type="float" office:value="8925.2">
                <text:p>8925.2</text:p>
              </table:table-cell>
              <table:table-cell office:value-type="float" office:value="9731.6">
                <text:p>9731.6</text:p>
              </table:table-cell>
              <table:table-cell office:value-type="float" office:value="9466">
                <text:p>9466</text:p>
              </table:table-cell>
              <table:table-cell office:value-type="float" office:value="9842">
                <text:p>9842</text:p>
              </table:table-cell>
              <table:table-cell office:value-type="float" office:value="8696.4">
                <text:p>8696.4</text:p>
              </table:table-cell>
              <table:table-cell office:value-type="float" office:value="9200.6">
                <text:p>9200.6</text:p>
              </table:table-cell>
              <table:table-cell office:value-type="float" office:value="9757.2">
                <text:p>9757.2</text:p>
              </table:table-cell>
              <table:table-cell office:value-type="float" office:value="9782.4">
                <text:p>9782.4</text:p>
              </table:table-cell>
              <table:table-cell office:value-type="float" office:value="9739.4">
                <text:p>9739.4</text:p>
              </table:table-cell>
              <table:table-cell office:value-type="float" office:value="9781.2">
                <text:p>9781.2</text:p>
              </table:table-cell>
              <table:table-cell office:value-type="float" office:value="9470.8">
                <text:p>9470.8</text:p>
              </table:table-cell>
              <table:table-cell office:value-type="float" office:value="9912.4">
                <text:p>9912.4</text:p>
              </table:table-cell>
              <table:table-cell office:value-type="float" office:value="9795.2">
                <text:p>9795.2</text:p>
              </table:table-cell>
              <table:table-cell office:value-type="float" office:value="8287">
                <text:p>8287</text:p>
              </table:table-cell>
              <table:table-cell office:value-type="float" office:value="7607.2">
                <text:p>7607.2</text:p>
              </table:table-cell>
              <table:table-cell office:value-type="float" office:value="9776.8">
                <text:p>9776.8</text:p>
              </table:table-cell>
              <table:table-cell office:value-type="float" office:value="8712.2">
                <text:p>8712.2</text:p>
              </table:table-cell>
              <table:table-cell office:value-type="float" office:value="9514">
                <text:p>9514</text:p>
              </table:table-cell>
              <table:table-cell office:value-type="float" office:value="9586.6">
                <text:p>9586.6</text:p>
              </table:table-cell>
              <table:table-cell office:value-type="float" office:value="9547">
                <text:p>9547</text:p>
              </table:table-cell>
              <table:table-cell office:value-type="float" office:value="8533.4">
                <text:p>8533.4</text:p>
              </table:table-cell>
              <table:table-cell office:value-type="float" office:value="7276.4">
                <text:p>7276.4</text:p>
              </table:table-cell>
              <table:table-cell office:value-type="float" office:value="9772.2">
                <text:p>9772.2</text:p>
              </table:table-cell>
              <table:table-cell office:value-type="float" office:value="9475.2">
                <text:p>9475.2</text:p>
              </table:table-cell>
              <table:table-cell office:value-type="float" office:value="9657.2">
                <text:p>9657.2</text:p>
              </table:table-cell>
              <table:table-cell office:value-type="float" office:value="9779.4">
                <text:p>9779.4</text:p>
              </table:table-cell>
              <table:table-cell office:value-type="float" office:value="8682.2">
                <text:p>8682.2</text:p>
              </table:table-cell>
              <table:table-cell office:value-type="float" office:value="9638">
                <text:p>9638</text:p>
              </table:table-cell>
              <table:table-cell office:value-type="float" office:value="9509.6">
                <text:p>9509.6</text:p>
              </table:table-cell>
              <table:table-cell office:value-type="float" office:value="9060.8">
                <text:p>9060.8</text:p>
              </table:table-cell>
              <table:table-cell office:value-type="float" office:value="9821.4">
                <text:p>9821.4</text:p>
              </table:table-cell>
              <table:table-cell office:value-type="float" office:value="9766">
                <text:p>9766</text:p>
              </table:table-cell>
              <table:table-cell office:value-type="float" office:value="9492.6">
                <text:p>9492.6</text:p>
              </table:table-cell>
              <table:table-cell office:value-type="float" office:value="9512.4">
                <text:p>9512.4</text:p>
              </table:table-cell>
              <table:table-cell office:value-type="float" office:value="8726.4">
                <text:p>8726.4</text:p>
              </table:table-cell>
              <table:table-cell office:value-type="float" office:value="7872.2">
                <text:p>7872.2</text:p>
              </table:table-cell>
              <table:table-cell office:value-type="float" office:value="8682.8">
                <text:p>8682.8</text:p>
              </table:table-cell>
              <table:table-cell office:value-type="float" office:value="9403">
                <text:p>9403</text:p>
              </table:table-cell>
              <table:table-cell office:value-type="float" office:value="8246">
                <text:p>8246</text:p>
              </table:table-cell>
              <table:table-cell office:value-type="float" office:value="8722.2">
                <text:p>8722.2</text:p>
              </table:table-cell>
              <table:table-cell office:value-type="float" office:value="9684.6">
                <text:p>9684.6</text:p>
              </table:table-cell>
              <table:table-cell office:value-type="float" office:value="9801">
                <text:p>9801</text:p>
              </table:table-cell>
              <table:table-cell office:value-type="float" office:value="9301.8">
                <text:p>9301.8</text:p>
              </table:table-cell>
              <table:table-cell office:value-type="float" office:value="9717.2">
                <text:p>9717.2</text:p>
              </table:table-cell>
              <table:table-cell office:value-type="float" office:value="5276.4">
                <text:p>5276.4</text:p>
              </table:table-cell>
              <table:table-cell office:value-type="float" office:value="9744">
                <text:p>9744</text:p>
              </table:table-cell>
              <table:table-cell office:value-type="float" office:value="9373.6">
                <text:p>9373.6</text:p>
              </table:table-cell>
              <table:table-cell office:value-type="float" office:value="9368">
                <text:p>9368</text:p>
              </table:table-cell>
              <table:table-cell office:value-type="float" office:value="9536.8">
                <text:p>9536.8</text:p>
              </table:table-cell>
              <table:table-cell office:value-type="float" office:value="9949.8">
                <text:p>9949.8</text:p>
              </table:table-cell>
              <table:table-cell office:value-type="float" office:value="9481.6">
                <text:p>9481.6</text:p>
              </table:table-cell>
              <table:table-cell office:value-type="float" office:value="9658.6">
                <text:p>9658.6</text:p>
              </table:table-cell>
              <table:table-cell office:value-type="float" office:value="9497.8">
                <text:p>9497.8</text:p>
              </table:table-cell>
              <table:table-cell office:value-type="float" office:value="9271">
                <text:p>9271</text:p>
              </table:table-cell>
              <table:table-cell office:value-type="float" office:value="9241.8">
                <text:p>9241.8</text:p>
              </table:table-cell>
              <table:table-cell office:value-type="float" office:value="9146">
                <text:p>9146</text:p>
              </table:table-cell>
              <table:table-cell office:value-type="float" office:value="9704.8">
                <text:p>9704.8</text:p>
              </table:table-cell>
              <table:table-cell office:value-type="float" office:value="9895.6">
                <text:p>9895.6</text:p>
              </table:table-cell>
              <table:table-cell office:value-type="float" office:value="9312.8">
                <text:p>9312.8</text:p>
              </table:table-cell>
              <table:table-cell office:value-type="float" office:value="7688.8">
                <text:p>7688.8</text:p>
              </table:table-cell>
              <table:table-cell office:value-type="float" office:value="9801.2">
                <text:p>9801.2</text:p>
              </table:table-cell>
              <table:table-cell office:value-type="float" office:value="9927.2">
                <text:p>9927.2</text:p>
              </table:table-cell>
              <table:table-cell office:value-type="float" office:value="9348">
                <text:p>9348</text:p>
              </table:table-cell>
              <table:table-cell office:value-type="float" office:value="8793.8">
                <text:p>8793.8</text:p>
              </table:table-cell>
              <table:table-cell office:value-type="float" office:value="9496.8">
                <text:p>9496.8</text:p>
              </table:table-cell>
              <table:table-cell office:value-type="float" office:value="9490.6">
                <text:p>9490.6</text:p>
              </table:table-cell>
              <table:table-cell office:value-type="float" office:value="9984.8">
                <text:p>9984.8</text:p>
              </table:table-cell>
              <table:table-cell office:value-type="float" office:value="9058.4">
                <text:p>9058.4</text:p>
              </table:table-cell>
              <table:table-cell office:value-type="float" office:value="9260.4">
                <text:p>9260.4</text:p>
              </table:table-cell>
              <table:table-cell office:value-type="float" office:value="9904.8">
                <text:p>9904.8</text:p>
              </table:table-cell>
              <table:table-cell office:value-type="float" office:value="9970">
                <text:p>9970</text:p>
              </table:table-cell>
              <table:table-cell office:value-type="float" office:value="8976.2">
                <text:p>8976.2</text:p>
              </table:table-cell>
              <table:table-cell office:value-type="float" office:value="9474.4">
                <text:p>9474.4</text:p>
              </table:table-cell>
              <table:table-cell office:value-type="float" office:value="9068.4">
                <text:p>9068.4</text:p>
              </table:table-cell>
              <table:table-cell office:value-type="float" office:value="9206.2">
                <text:p>9206.2</text:p>
              </table:table-cell>
              <table:table-cell office:value-type="float" office:value="9816">
                <text:p>9816</text:p>
              </table:table-cell>
              <table:table-cell office:value-type="float" office:value="9599.4">
                <text:p>9599.4</text:p>
              </table:table-cell>
              <table:table-cell office:value-type="float" office:value="9657.6">
                <text:p>9657.6</text:p>
              </table:table-cell>
              <table:table-cell office:value-type="float" office:value="9844">
                <text:p>9844</text:p>
              </table:table-cell>
              <table:table-cell office:value-type="float" office:value="9289.6">
                <text:p>9289.6</text:p>
              </table:table-cell>
              <table:table-cell office:value-type="float" office:value="9502.2">
                <text:p>9502.2</text:p>
              </table:table-cell>
              <table:table-cell office:value-type="float" office:value="9151.2">
                <text:p>9151.2</text:p>
              </table:table-cell>
              <table:table-cell office:value-type="float" office:value="5871.8">
                <text:p>5871.8</text:p>
              </table:table-cell>
              <table:table-cell office:value-type="float" office:value="8999">
                <text:p>8999</text:p>
              </table:table-cell>
              <table:table-cell office:value-type="float" office:value="9947.2">
                <text:p>9947.2</text:p>
              </table:table-cell>
              <table:table-cell office:value-type="float" office:value="9424.4">
                <text:p>9424.4</text:p>
              </table:table-cell>
              <table:table-cell office:value-type="float" office:value="9530.6">
                <text:p>9530.6</text:p>
              </table:table-cell>
              <table:table-cell office:value-type="float" office:value="7618.6">
                <text:p>7618.6</text:p>
              </table:table-cell>
              <table:table-cell office:value-type="float" office:value="9029.4">
                <text:p>9029.4</text:p>
              </table:table-cell>
              <table:table-cell office:value-type="float" office:value="8995.2">
                <text:p>8995.2</text:p>
              </table:table-cell>
              <table:table-cell office:value-type="float" office:value="9312.8">
                <text:p>9312.8</text:p>
              </table:table-cell>
              <table:table-cell office:value-type="float" office:value="9910">
                <text:p>9910</text:p>
              </table:table-cell>
              <table:table-cell office:value-type="float" office:value="8212">
                <text:p>8212</text:p>
              </table:table-cell>
              <table:table-cell office:value-type="float" office:value="4965.6">
                <text:p>4965.6</text:p>
              </table:table-cell>
              <table:table-cell office:value-type="float" office:value="9736.2">
                <text:p>9736.2</text:p>
              </table:table-cell>
              <table:table-cell office:value-type="float" office:value="9362.6">
                <text:p>9362.6</text:p>
              </table:table-cell>
              <table:table-cell office:value-type="float" office:value="9068.8">
                <text:p>9068.8</text:p>
              </table:table-cell>
              <table:table-cell office:value-type="float" office:value="9439.6">
                <text:p>9439.6</text:p>
              </table:table-cell>
              <table:table-cell office:value-type="float" office:value="9006.4">
                <text:p>9006.4</text:p>
              </table:table-cell>
              <table:table-cell office:value-type="float" office:value="8659.8">
                <text:p>8659.8</text:p>
              </table:table-cell>
              <table:table-cell office:value-type="float" office:value="9751.8">
                <text:p>9751.8</text:p>
              </table:table-cell>
              <table:table-cell office:value-type="float" office:value="9561.4">
                <text:p>9561.4</text:p>
              </table:table-cell>
              <table:table-cell office:value-type="float" office:value="9463.6">
                <text:p>9463.6</text:p>
              </table:table-cell>
              <table:table-cell office:value-type="float" office:value="9687.6">
                <text:p>9687.6</text:p>
              </table:table-cell>
              <table:table-cell office:value-type="float" office:value="9347.6">
                <text:p>9347.6</text:p>
              </table:table-cell>
              <table:table-cell office:value-type="float" office:value="9896.2">
                <text:p>9896.2</text:p>
              </table:table-cell>
              <table:table-cell office:value-type="float" office:value="9640">
                <text:p>9640</text:p>
              </table:table-cell>
              <table:table-cell office:value-type="float" office:value="7227.6">
                <text:p>7227.6</text:p>
              </table:table-cell>
              <table:table-cell office:value-type="float" office:value="9618.8">
                <text:p>9618.8</text:p>
              </table:table-cell>
              <table:table-cell office:value-type="float" office:value="9883.4">
                <text:p>9883.4</text:p>
              </table:table-cell>
              <table:table-cell office:value-type="float" office:value="9329">
                <text:p>9329</text:p>
              </table:table-cell>
              <table:table-cell office:value-type="float" office:value="9399.2">
                <text:p>9399.2</text:p>
              </table:table-cell>
              <table:table-cell office:value-type="float" office:value="9496">
                <text:p>9496</text:p>
              </table:table-cell>
              <table:table-cell office:value-type="float" office:value="9595">
                <text:p>9595</text:p>
              </table:table-cell>
              <table:table-cell office:value-type="float" office:value="9352.8">
                <text:p>9352.8</text:p>
              </table:table-cell>
              <table:table-cell office:value-type="float" office:value="9980.8">
                <text:p>9980.8</text:p>
              </table:table-cell>
              <table:table-cell office:value-type="float" office:value="8945.4">
                <text:p>8945.4</text:p>
              </table:table-cell>
              <table:table-cell office:value-type="float" office:value="9301.2">
                <text:p>9301.2</text:p>
              </table:table-cell>
              <table:table-cell office:value-type="float" office:value="8539.4">
                <text:p>8539.4</text:p>
              </table:table-cell>
              <table:table-cell office:value-type="float" office:value="9793.4">
                <text:p>9793.4</text:p>
              </table:table-cell>
              <table:table-cell office:value-type="float" office:value="9705.4">
                <text:p>9705.4</text:p>
              </table:table-cell>
              <table:table-cell office:value-type="float" office:value="9766.6">
                <text:p>9766.6</text:p>
              </table:table-cell>
              <table:table-cell office:value-type="float" office:value="9890.8">
                <text:p>9890.8</text:p>
              </table:table-cell>
              <table:table-cell office:value-type="float" office:value="9484.6">
                <text:p>9484.6</text:p>
              </table:table-cell>
              <table:table-cell office:value-type="float" office:value="9715">
                <text:p>9715</text:p>
              </table:table-cell>
              <table:table-cell office:value-type="float" office:value="9813.8">
                <text:p>9813.8</text:p>
              </table:table-cell>
              <table:table-cell office:value-type="float" office:value="9770.6">
                <text:p>9770.6</text:p>
              </table:table-cell>
              <table:table-cell office:value-type="float" office:value="9702.6">
                <text:p>9702.6</text:p>
              </table:table-cell>
              <table:table-cell office:value-type="float" office:value="8536.4">
                <text:p>8536.4</text:p>
              </table:table-cell>
              <table:table-cell office:value-type="float" office:value="8606">
                <text:p>8606</text:p>
              </table:table-cell>
              <table:table-cell office:value-type="float" office:value="8476">
                <text:p>8476</text:p>
              </table:table-cell>
              <table:table-cell office:value-type="float" office:value="9404.4">
                <text:p>9404.4</text:p>
              </table:table-cell>
              <table:table-cell office:value-type="float" office:value="9561">
                <text:p>9561</text:p>
              </table:table-cell>
              <table:table-cell office:value-type="float" office:value="9843">
                <text:p>9843</text:p>
              </table:table-cell>
              <table:table-cell office:value-type="float" office:value="9743.6">
                <text:p>9743.6</text:p>
              </table:table-cell>
              <table:table-cell office:value-type="float" office:value="8133.2">
                <text:p>8133.2</text:p>
              </table:table-cell>
              <table:table-cell office:value-type="float" office:value="9765.8">
                <text:p>9765.8</text:p>
              </table:table-cell>
              <table:table-cell office:value-type="float" office:value="8957.8">
                <text:p>8957.8</text:p>
              </table:table-cell>
              <table:table-cell office:value-type="float" office:value="9823.8">
                <text:p>9823.8</text:p>
              </table:table-cell>
              <table:table-cell office:value-type="float" office:value="9311.2">
                <text:p>9311.2</text:p>
              </table:table-cell>
              <table:table-cell office:value-type="float" office:value="8597.2">
                <text:p>8597.2</text:p>
              </table:table-cell>
              <table:table-cell office:value-type="float" office:value="9834.8">
                <text:p>9834.8</text:p>
              </table:table-cell>
              <table:table-cell office:value-type="float" office:value="8867.6">
                <text:p>8867.6</text:p>
              </table:table-cell>
              <table:table-cell office:value-type="float" office:value="9919.4">
                <text:p>9919.4</text:p>
              </table:table-cell>
              <table:table-cell office:value-type="float" office:value="9537.2">
                <text:p>9537.2</text:p>
              </table:table-cell>
              <table:table-cell office:value-type="float" office:value="9180.8">
                <text:p>9180.8</text:p>
              </table:table-cell>
              <table:table-cell office:value-type="float" office:value="9843">
                <text:p>9843</text:p>
              </table:table-cell>
              <table:table-cell office:value-type="float" office:value="9290.6">
                <text:p>9290.6</text:p>
              </table:table-cell>
              <table:table-cell office:value-type="float" office:value="9738">
                <text:p>9738</text:p>
              </table:table-cell>
              <table:table-cell office:value-type="float" office:value="9915">
                <text:p>9915</text:p>
              </table:table-cell>
              <table:table-cell office:value-type="float" office:value="9512.6">
                <text:p>9512.6</text:p>
              </table:table-cell>
              <table:table-cell office:value-type="float" office:value="8447.4">
                <text:p>8447.4</text:p>
              </table:table-cell>
              <table:table-cell office:value-type="float" office:value="9613">
                <text:p>9613</text:p>
              </table:table-cell>
              <table:table-cell office:value-type="float" office:value="9405.2">
                <text:p>9405.2</text:p>
              </table:table-cell>
              <table:table-cell office:value-type="float" office:value="9911.8">
                <text:p>9911.8</text:p>
              </table:table-cell>
              <table:table-cell office:value-type="float" office:value="9455">
                <text:p>9455</text:p>
              </table:table-cell>
              <table:table-cell office:value-type="float" office:value="9505.4">
                <text:p>9505.4</text:p>
              </table:table-cell>
              <table:table-cell office:value-type="float" office:value="9770.6">
                <text:p>9770.6</text:p>
              </table:table-cell>
              <table:table-cell office:value-type="float" office:value="8217.8">
                <text:p>8217.8</text:p>
              </table:table-cell>
              <table:table-cell office:value-type="float" office:value="9633.6">
                <text:p>9633.6</text:p>
              </table:table-cell>
              <table:table-cell office:value-type="float" office:value="9658.8">
                <text:p>9658.8</text:p>
              </table:table-cell>
              <table:table-cell office:value-type="float" office:value="9445.4">
                <text:p>9445.4</text:p>
              </table:table-cell>
              <table:table-cell office:value-type="float" office:value="7685.8">
                <text:p>7685.8</text:p>
              </table:table-cell>
              <table:table-cell office:value-type="float" office:value="8452.6">
                <text:p>8452.6</text:p>
              </table:table-cell>
              <table:table-cell office:value-type="float" office:value="9359.4">
                <text:p>9359.4</text:p>
              </table:table-cell>
              <table:table-cell office:value-type="float" office:value="9371">
                <text:p>9371</text:p>
              </table:table-cell>
              <table:table-cell office:value-type="float" office:value="9909">
                <text:p>9909</text:p>
              </table:table-cell>
              <table:table-cell office:value-type="float" office:value="9749.8">
                <text:p>9749.8</text:p>
              </table:table-cell>
              <table:table-cell office:value-type="float" office:value="9604.4">
                <text:p>9604.4</text:p>
              </table:table-cell>
              <table:table-cell office:value-type="float" office:value="9746.4">
                <text:p>9746.4</text:p>
              </table:table-cell>
              <table:table-cell office:value-type="float" office:value="8627.4">
                <text:p>8627.4</text:p>
              </table:table-cell>
              <table:table-cell office:value-type="float" office:value="9197.8">
                <text:p>9197.8</text:p>
              </table:table-cell>
              <table:table-cell office:value-type="float" office:value="9937.6">
                <text:p>9937.6</text:p>
              </table:table-cell>
              <table:table-cell office:value-type="float" office:value="8506.2">
                <text:p>8506.2</text:p>
              </table:table-cell>
              <table:table-cell office:value-type="float" office:value="9789">
                <text:p>9789</text:p>
              </table:table-cell>
              <table:table-cell office:value-type="float" office:value="9667.8">
                <text:p>9667.8</text:p>
              </table:table-cell>
              <table:table-cell office:value-type="float" office:value="9546.8">
                <text:p>9546.8</text:p>
              </table:table-cell>
              <table:table-cell office:value-type="float" office:value="8578">
                <text:p>8578</text:p>
              </table:table-cell>
              <table:table-cell office:value-type="float" office:value="9804.2">
                <text:p>9804.2</text:p>
              </table:table-cell>
              <table:table-cell office:value-type="float" office:value="9587.4">
                <text:p>9587.4</text:p>
              </table:table-cell>
              <table:table-cell office:value-type="float" office:value="8559">
                <text:p>8559</text:p>
              </table:table-cell>
              <table:table-cell office:value-type="float" office:value="8728.4">
                <text:p>8728.4</text:p>
              </table:table-cell>
              <table:table-cell office:value-type="float" office:value="9833">
                <text:p>9833</text:p>
              </table:table-cell>
              <table:table-cell office:value-type="float" office:value="9007">
                <text:p>9007</text:p>
              </table:table-cell>
              <table:table-cell office:value-type="float" office:value="8393">
                <text:p>8393</text:p>
              </table:table-cell>
              <table:table-cell office:value-type="float" office:value="9840">
                <text:p>9840</text:p>
              </table:table-cell>
              <table:table-cell office:value-type="float" office:value="9731.8">
                <text:p>9731.8</text:p>
              </table:table-cell>
              <table:table-cell office:value-type="float" office:value="9175.6">
                <text:p>9175.6</text:p>
              </table:table-cell>
              <table:table-cell office:value-type="float" office:value="9939.8">
                <text:p>9939.8</text:p>
              </table:table-cell>
              <table:table-cell office:value-type="float" office:value="9392.8">
                <text:p>9392.8</text:p>
              </table:table-cell>
              <table:table-cell office:value-type="float" office:value="9827">
                <text:p>9827</text:p>
              </table:table-cell>
              <table:table-cell office:value-type="float" office:value="9753.4">
                <text:p>9753.4</text:p>
              </table:table-cell>
              <table:table-cell office:value-type="float" office:value="9889.2">
                <text:p>9889.2</text:p>
              </table:table-cell>
              <table:table-cell office:value-type="float" office:value="9711.4">
                <text:p>9711.4</text:p>
              </table:table-cell>
              <table:table-cell office:value-type="float" office:value="8113.6">
                <text:p>8113.6</text:p>
              </table:table-cell>
              <table:table-cell office:value-type="float" office:value="9371.2">
                <text:p>9371.2</text:p>
              </table:table-cell>
              <table:table-cell office:value-type="float" office:value="9649.2">
                <text:p>9649.2</text:p>
              </table:table-cell>
              <table:table-cell office:value-type="float" office:value="9067.2">
                <text:p>9067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Average Value</text:p>
        </chart:title>
        <chart:subtitle svg:x="6.461cm" svg:y="1.275cm" chart:style-name="ch3">
          <text:p>80 Learning Rate</text:p>
        </chart:subtitle>
        <chart:legend chart:legend-position="end" svg:x="14.286cm" svg:y="4.201cm" style:legend-expansion="high" chart:style-name="ch4"/>
        <chart:plot-area chart:style-name="ch5" table:cell-range-address="results.A5:results.SG5" chart:data-source-has-labels="column" svg:x="1.331cm" svg:y="2.138cm" svg:width="12.635cm" svg:height="5.701cm">
          <chartooo:coordinate-region svg:x="2.508cm" svg:y="2.259cm" svg:width="11.458cm" svg:height="4.578cm"/>
          <chart:axis chart:dimension="x" chart:name="primary-x" chart:style-name="ch6">
            <chart:title svg:x="6.413cm" svg:y="8.019cm" chart:style-name="ch7">
              <text:p>Number of Runs</text:p>
            </chart:title>
          </chart:axis>
          <chart:axis chart:dimension="y" chart:name="primary-y" chart:style-name="ch6">
            <chart:title svg:x="0.451cm" svg:y="6.117cm" chart:style-name="ch8">
              <text:p>Average Value</text:p>
            </chart:title>
            <chart:grid chart:style-name="ch9" chart:class="major"/>
          </chart:axis>
          <chart:series chart:style-name="ch10" chart:values-cell-range-address="results.B5:results.SG5" chart:label-cell-address="results.A5:results.A5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80</text:p>
                <draw:g>
                  <svg:desc>results.A5:results.A5</svg:desc>
                </draw:g>
              </table:table-cell>
              <table:table-cell office:value-type="float" office:value="1829.4">
                <text:p>1829.4</text:p>
                <draw:g>
                  <svg:desc>results.B5:results.SG5</svg:desc>
                </draw:g>
              </table:table-cell>
              <table:table-cell office:value-type="float" office:value="6872">
                <text:p>6872</text:p>
              </table:table-cell>
              <table:table-cell office:value-type="float" office:value="6667.8">
                <text:p>6667.8</text:p>
              </table:table-cell>
              <table:table-cell office:value-type="float" office:value="5424.8">
                <text:p>5424.8</text:p>
              </table:table-cell>
              <table:table-cell office:value-type="float" office:value="9380.2">
                <text:p>9380.2</text:p>
              </table:table-cell>
              <table:table-cell office:value-type="float" office:value="5652.8">
                <text:p>5652.8</text:p>
              </table:table-cell>
              <table:table-cell office:value-type="float" office:value="4341.6">
                <text:p>4341.6</text:p>
              </table:table-cell>
              <table:table-cell office:value-type="float" office:value="5672.8">
                <text:p>5672.8</text:p>
              </table:table-cell>
              <table:table-cell office:value-type="float" office:value="7445">
                <text:p>7445</text:p>
              </table:table-cell>
              <table:table-cell office:value-type="float" office:value="3925.4">
                <text:p>3925.4</text:p>
              </table:table-cell>
              <table:table-cell office:value-type="float" office:value="7495.2">
                <text:p>7495.2</text:p>
              </table:table-cell>
              <table:table-cell office:value-type="float" office:value="3447.8">
                <text:p>3447.8</text:p>
              </table:table-cell>
              <table:table-cell office:value-type="float" office:value="7483">
                <text:p>7483</text:p>
              </table:table-cell>
              <table:table-cell office:value-type="float" office:value="7443.4">
                <text:p>7443.4</text:p>
              </table:table-cell>
              <table:table-cell office:value-type="float" office:value="9098.2">
                <text:p>9098.2</text:p>
              </table:table-cell>
              <table:table-cell office:value-type="float" office:value="5735.8">
                <text:p>5735.8</text:p>
              </table:table-cell>
              <table:table-cell office:value-type="float" office:value="9362.6">
                <text:p>9362.6</text:p>
              </table:table-cell>
              <table:table-cell office:value-type="float" office:value="5729">
                <text:p>5729</text:p>
              </table:table-cell>
              <table:table-cell office:value-type="float" office:value="7863.4">
                <text:p>7863.4</text:p>
              </table:table-cell>
              <table:table-cell office:value-type="float" office:value="9026.4">
                <text:p>9026.4</text:p>
              </table:table-cell>
              <table:table-cell office:value-type="float" office:value="9545.2">
                <text:p>9545.2</text:p>
              </table:table-cell>
              <table:table-cell office:value-type="float" office:value="7469.4">
                <text:p>7469.4</text:p>
              </table:table-cell>
              <table:table-cell office:value-type="float" office:value="8820.4">
                <text:p>8820.4</text:p>
              </table:table-cell>
              <table:table-cell office:value-type="float" office:value="7812.2">
                <text:p>7812.2</text:p>
              </table:table-cell>
              <table:table-cell office:value-type="float" office:value="3808.4">
                <text:p>3808.4</text:p>
              </table:table-cell>
              <table:table-cell office:value-type="float" office:value="3706.8">
                <text:p>3706.8</text:p>
              </table:table-cell>
              <table:table-cell office:value-type="float" office:value="5981.6">
                <text:p>5981.6</text:p>
              </table:table-cell>
              <table:table-cell office:value-type="float" office:value="3889.8">
                <text:p>3889.8</text:p>
              </table:table-cell>
              <table:table-cell office:value-type="float" office:value="7788.4">
                <text:p>7788.4</text:p>
              </table:table-cell>
              <table:table-cell office:value-type="float" office:value="9504.4">
                <text:p>9504.4</text:p>
              </table:table-cell>
              <table:table-cell office:value-type="float" office:value="3839.8">
                <text:p>3839.8</text:p>
              </table:table-cell>
              <table:table-cell office:value-type="float" office:value="5314.8">
                <text:p>5314.8</text:p>
              </table:table-cell>
              <table:table-cell office:value-type="float" office:value="7839.6">
                <text:p>7839.6</text:p>
              </table:table-cell>
              <table:table-cell office:value-type="float" office:value="7842.8">
                <text:p>7842.8</text:p>
              </table:table-cell>
              <table:table-cell office:value-type="float" office:value="7819.6">
                <text:p>7819.6</text:p>
              </table:table-cell>
              <table:table-cell office:value-type="float" office:value="9398.6">
                <text:p>9398.6</text:p>
              </table:table-cell>
              <table:table-cell office:value-type="float" office:value="5892">
                <text:p>5892</text:p>
              </table:table-cell>
              <table:table-cell office:value-type="float" office:value="7660.6">
                <text:p>7660.6</text:p>
              </table:table-cell>
              <table:table-cell office:value-type="float" office:value="5858.4">
                <text:p>5858.4</text:p>
              </table:table-cell>
              <table:table-cell office:value-type="float" office:value="5525.8">
                <text:p>5525.8</text:p>
              </table:table-cell>
              <table:table-cell office:value-type="float" office:value="9351.4">
                <text:p>9351.4</text:p>
              </table:table-cell>
              <table:table-cell office:value-type="float" office:value="9278">
                <text:p>9278</text:p>
              </table:table-cell>
              <table:table-cell office:value-type="float" office:value="8829.2">
                <text:p>8829.2</text:p>
              </table:table-cell>
              <table:table-cell office:value-type="float" office:value="7851.8">
                <text:p>7851.8</text:p>
              </table:table-cell>
              <table:table-cell office:value-type="float" office:value="9577">
                <text:p>9577</text:p>
              </table:table-cell>
              <table:table-cell office:value-type="float" office:value="9438.8">
                <text:p>9438.8</text:p>
              </table:table-cell>
              <table:table-cell office:value-type="float" office:value="6533.8">
                <text:p>6533.8</text:p>
              </table:table-cell>
              <table:table-cell office:value-type="float" office:value="4943">
                <text:p>4943</text:p>
              </table:table-cell>
              <table:table-cell office:value-type="float" office:value="9515">
                <text:p>9515</text:p>
              </table:table-cell>
              <table:table-cell office:value-type="float" office:value="7892.8">
                <text:p>7892.8</text:p>
              </table:table-cell>
              <table:table-cell office:value-type="float" office:value="9726.2">
                <text:p>9726.2</text:p>
              </table:table-cell>
              <table:table-cell office:value-type="float" office:value="9459">
                <text:p>9459</text:p>
              </table:table-cell>
              <table:table-cell office:value-type="float" office:value="9655.2">
                <text:p>9655.2</text:p>
              </table:table-cell>
              <table:table-cell office:value-type="float" office:value="9812.6">
                <text:p>9812.6</text:p>
              </table:table-cell>
              <table:table-cell office:value-type="float" office:value="9168.2">
                <text:p>9168.2</text:p>
              </table:table-cell>
              <table:table-cell office:value-type="float" office:value="9141.8">
                <text:p>9141.8</text:p>
              </table:table-cell>
              <table:table-cell office:value-type="float" office:value="9075.2">
                <text:p>9075.2</text:p>
              </table:table-cell>
              <table:table-cell office:value-type="float" office:value="9739.6">
                <text:p>9739.6</text:p>
              </table:table-cell>
              <table:table-cell office:value-type="float" office:value="8976">
                <text:p>8976</text:p>
              </table:table-cell>
              <table:table-cell office:value-type="float" office:value="9375.8">
                <text:p>9375.8</text:p>
              </table:table-cell>
              <table:table-cell office:value-type="float" office:value="9489.8">
                <text:p>9489.8</text:p>
              </table:table-cell>
              <table:table-cell office:value-type="float" office:value="9857">
                <text:p>9857</text:p>
              </table:table-cell>
              <table:table-cell office:value-type="float" office:value="9686">
                <text:p>9686</text:p>
              </table:table-cell>
              <table:table-cell office:value-type="float" office:value="7227">
                <text:p>7227</text:p>
              </table:table-cell>
              <table:table-cell office:value-type="float" office:value="9870">
                <text:p>9870</text:p>
              </table:table-cell>
              <table:table-cell office:value-type="float" office:value="9583">
                <text:p>9583</text:p>
              </table:table-cell>
              <table:table-cell office:value-type="float" office:value="9965.4">
                <text:p>9965.4</text:p>
              </table:table-cell>
              <table:table-cell office:value-type="float" office:value="9596">
                <text:p>9596</text:p>
              </table:table-cell>
              <table:table-cell office:value-type="float" office:value="9490.4">
                <text:p>9490.4</text:p>
              </table:table-cell>
              <table:table-cell office:value-type="float" office:value="9097.2">
                <text:p>9097.2</text:p>
              </table:table-cell>
              <table:table-cell office:value-type="float" office:value="9882.4">
                <text:p>9882.4</text:p>
              </table:table-cell>
              <table:table-cell office:value-type="float" office:value="9814.8">
                <text:p>9814.8</text:p>
              </table:table-cell>
              <table:table-cell office:value-type="float" office:value="9702">
                <text:p>9702</text:p>
              </table:table-cell>
              <table:table-cell office:value-type="float" office:value="9394.8">
                <text:p>9394.8</text:p>
              </table:table-cell>
              <table:table-cell office:value-type="float" office:value="9073.8">
                <text:p>9073.8</text:p>
              </table:table-cell>
              <table:table-cell office:value-type="float" office:value="7561.2">
                <text:p>7561.2</text:p>
              </table:table-cell>
              <table:table-cell office:value-type="float" office:value="9177.4">
                <text:p>9177.4</text:p>
              </table:table-cell>
              <table:table-cell office:value-type="float" office:value="9927.6">
                <text:p>9927.6</text:p>
              </table:table-cell>
              <table:table-cell office:value-type="float" office:value="9447.6">
                <text:p>9447.6</text:p>
              </table:table-cell>
              <table:table-cell office:value-type="float" office:value="9606.6">
                <text:p>9606.6</text:p>
              </table:table-cell>
              <table:table-cell office:value-type="float" office:value="9307.6">
                <text:p>9307.6</text:p>
              </table:table-cell>
              <table:table-cell office:value-type="float" office:value="8865.4">
                <text:p>8865.4</text:p>
              </table:table-cell>
              <table:table-cell office:value-type="float" office:value="9899">
                <text:p>9899</text:p>
              </table:table-cell>
              <table:table-cell office:value-type="float" office:value="9267.4">
                <text:p>9267.4</text:p>
              </table:table-cell>
              <table:table-cell office:value-type="float" office:value="9938.6">
                <text:p>9938.6</text:p>
              </table:table-cell>
              <table:table-cell office:value-type="float" office:value="9024.4">
                <text:p>9024.4</text:p>
              </table:table-cell>
              <table:table-cell office:value-type="float" office:value="9949.2">
                <text:p>9949.2</text:p>
              </table:table-cell>
              <table:table-cell office:value-type="float" office:value="9686">
                <text:p>9686</text:p>
              </table:table-cell>
              <table:table-cell office:value-type="float" office:value="9646.6">
                <text:p>9646.6</text:p>
              </table:table-cell>
              <table:table-cell office:value-type="float" office:value="8557">
                <text:p>8557</text:p>
              </table:table-cell>
              <table:table-cell office:value-type="float" office:value="9667.2">
                <text:p>9667.2</text:p>
              </table:table-cell>
              <table:table-cell office:value-type="float" office:value="7580">
                <text:p>7580</text:p>
              </table:table-cell>
              <table:table-cell office:value-type="float" office:value="9622.8">
                <text:p>9622.8</text:p>
              </table:table-cell>
              <table:table-cell office:value-type="float" office:value="9677">
                <text:p>9677</text:p>
              </table:table-cell>
              <table:table-cell office:value-type="float" office:value="8572.6">
                <text:p>8572.6</text:p>
              </table:table-cell>
              <table:table-cell office:value-type="float" office:value="9445.2">
                <text:p>9445.2</text:p>
              </table:table-cell>
              <table:table-cell office:value-type="float" office:value="8534.6">
                <text:p>8534.6</text:p>
              </table:table-cell>
              <table:table-cell office:value-type="float" office:value="9303">
                <text:p>9303</text:p>
              </table:table-cell>
              <table:table-cell office:value-type="float" office:value="9366.6">
                <text:p>9366.6</text:p>
              </table:table-cell>
              <table:table-cell office:value-type="float" office:value="8976.4">
                <text:p>8976.4</text:p>
              </table:table-cell>
              <table:table-cell office:value-type="float" office:value="9622">
                <text:p>9622</text:p>
              </table:table-cell>
              <table:table-cell office:value-type="float" office:value="9030.8">
                <text:p>9030.8</text:p>
              </table:table-cell>
              <table:table-cell office:value-type="float" office:value="9842.4">
                <text:p>9842.4</text:p>
              </table:table-cell>
              <table:table-cell office:value-type="float" office:value="9646.8">
                <text:p>9646.8</text:p>
              </table:table-cell>
              <table:table-cell office:value-type="float" office:value="8963.6">
                <text:p>8963.6</text:p>
              </table:table-cell>
              <table:table-cell office:value-type="float" office:value="9474.6">
                <text:p>9474.6</text:p>
              </table:table-cell>
              <table:table-cell office:value-type="float" office:value="9073.6">
                <text:p>9073.6</text:p>
              </table:table-cell>
              <table:table-cell office:value-type="float" office:value="9531.6">
                <text:p>9531.6</text:p>
              </table:table-cell>
              <table:table-cell office:value-type="float" office:value="9860.4">
                <text:p>9860.4</text:p>
              </table:table-cell>
              <table:table-cell office:value-type="float" office:value="9537">
                <text:p>9537</text:p>
              </table:table-cell>
              <table:table-cell office:value-type="float" office:value="9732.2">
                <text:p>9732.2</text:p>
              </table:table-cell>
              <table:table-cell office:value-type="float" office:value="8894.8">
                <text:p>8894.8</text:p>
              </table:table-cell>
              <table:table-cell office:value-type="float" office:value="9577.4">
                <text:p>9577.4</text:p>
              </table:table-cell>
              <table:table-cell office:value-type="float" office:value="7952.6">
                <text:p>7952.6</text:p>
              </table:table-cell>
              <table:table-cell office:value-type="float" office:value="9706">
                <text:p>9706</text:p>
              </table:table-cell>
              <table:table-cell office:value-type="float" office:value="9760.4">
                <text:p>9760.4</text:p>
              </table:table-cell>
              <table:table-cell office:value-type="float" office:value="8875">
                <text:p>8875</text:p>
              </table:table-cell>
              <table:table-cell office:value-type="float" office:value="9745">
                <text:p>9745</text:p>
              </table:table-cell>
              <table:table-cell office:value-type="float" office:value="9573.4">
                <text:p>9573.4</text:p>
              </table:table-cell>
              <table:table-cell office:value-type="float" office:value="9629.6">
                <text:p>9629.6</text:p>
              </table:table-cell>
              <table:table-cell office:value-type="float" office:value="8986.8">
                <text:p>8986.8</text:p>
              </table:table-cell>
              <table:table-cell office:value-type="float" office:value="9469.8">
                <text:p>9469.8</text:p>
              </table:table-cell>
              <table:table-cell office:value-type="float" office:value="9571.2">
                <text:p>9571.2</text:p>
              </table:table-cell>
              <table:table-cell office:value-type="float" office:value="9593.2">
                <text:p>9593.2</text:p>
              </table:table-cell>
              <table:table-cell office:value-type="float" office:value="9546.8">
                <text:p>9546.8</text:p>
              </table:table-cell>
              <table:table-cell office:value-type="float" office:value="8629.8">
                <text:p>8629.8</text:p>
              </table:table-cell>
              <table:table-cell office:value-type="float" office:value="8956.4">
                <text:p>8956.4</text:p>
              </table:table-cell>
              <table:table-cell office:value-type="float" office:value="9438.4">
                <text:p>9438.4</text:p>
              </table:table-cell>
              <table:table-cell office:value-type="float" office:value="8587.2">
                <text:p>8587.2</text:p>
              </table:table-cell>
              <table:table-cell office:value-type="float" office:value="9340.8">
                <text:p>9340.8</text:p>
              </table:table-cell>
              <table:table-cell office:value-type="float" office:value="9255">
                <text:p>9255</text:p>
              </table:table-cell>
              <table:table-cell office:value-type="float" office:value="9886.8">
                <text:p>9886.8</text:p>
              </table:table-cell>
              <table:table-cell office:value-type="float" office:value="9876">
                <text:p>9876</text:p>
              </table:table-cell>
              <table:table-cell office:value-type="float" office:value="7403.2">
                <text:p>7403.2</text:p>
              </table:table-cell>
              <table:table-cell office:value-type="float" office:value="8948.6">
                <text:p>8948.6</text:p>
              </table:table-cell>
              <table:table-cell office:value-type="float" office:value="9106">
                <text:p>9106</text:p>
              </table:table-cell>
              <table:table-cell office:value-type="float" office:value="9571.4">
                <text:p>9571.4</text:p>
              </table:table-cell>
              <table:table-cell office:value-type="float" office:value="7891.6">
                <text:p>7891.6</text:p>
              </table:table-cell>
              <table:table-cell office:value-type="float" office:value="9121.2">
                <text:p>9121.2</text:p>
              </table:table-cell>
              <table:table-cell office:value-type="float" office:value="9224.4">
                <text:p>9224.4</text:p>
              </table:table-cell>
              <table:table-cell office:value-type="float" office:value="9728.8">
                <text:p>9728.8</text:p>
              </table:table-cell>
              <table:table-cell office:value-type="float" office:value="9126.2">
                <text:p>9126.2</text:p>
              </table:table-cell>
              <table:table-cell office:value-type="float" office:value="9646.2">
                <text:p>9646.2</text:p>
              </table:table-cell>
              <table:table-cell office:value-type="float" office:value="9676">
                <text:p>9676</text:p>
              </table:table-cell>
              <table:table-cell office:value-type="float" office:value="9915.2">
                <text:p>9915.2</text:p>
              </table:table-cell>
              <table:table-cell office:value-type="float" office:value="9484.2">
                <text:p>9484.2</text:p>
              </table:table-cell>
              <table:table-cell office:value-type="float" office:value="9348.8">
                <text:p>9348.8</text:p>
              </table:table-cell>
              <table:table-cell office:value-type="float" office:value="9512">
                <text:p>9512</text:p>
              </table:table-cell>
              <table:table-cell office:value-type="float" office:value="9637">
                <text:p>9637</text:p>
              </table:table-cell>
              <table:table-cell office:value-type="float" office:value="9243">
                <text:p>9243</text:p>
              </table:table-cell>
              <table:table-cell office:value-type="float" office:value="9263.2">
                <text:p>9263.2</text:p>
              </table:table-cell>
              <table:table-cell office:value-type="float" office:value="9724.8">
                <text:p>9724.8</text:p>
              </table:table-cell>
              <table:table-cell office:value-type="float" office:value="9616">
                <text:p>9616</text:p>
              </table:table-cell>
              <table:table-cell office:value-type="float" office:value="8885.6">
                <text:p>8885.6</text:p>
              </table:table-cell>
              <table:table-cell office:value-type="float" office:value="9664.6">
                <text:p>9664.6</text:p>
              </table:table-cell>
              <table:table-cell office:value-type="float" office:value="8770.8">
                <text:p>8770.8</text:p>
              </table:table-cell>
              <table:table-cell office:value-type="float" office:value="9579.4">
                <text:p>9579.4</text:p>
              </table:table-cell>
              <table:table-cell office:value-type="float" office:value="9356.8">
                <text:p>9356.8</text:p>
              </table:table-cell>
              <table:table-cell office:value-type="float" office:value="9795.8">
                <text:p>9795.8</text:p>
              </table:table-cell>
              <table:table-cell office:value-type="float" office:value="9388.2">
                <text:p>9388.2</text:p>
              </table:table-cell>
              <table:table-cell office:value-type="float" office:value="9860.2">
                <text:p>9860.2</text:p>
              </table:table-cell>
              <table:table-cell office:value-type="float" office:value="9400.4">
                <text:p>9400.4</text:p>
              </table:table-cell>
              <table:table-cell office:value-type="float" office:value="9110.2">
                <text:p>9110.2</text:p>
              </table:table-cell>
              <table:table-cell office:value-type="float" office:value="9309">
                <text:p>9309</text:p>
              </table:table-cell>
              <table:table-cell office:value-type="float" office:value="9349">
                <text:p>9349</text:p>
              </table:table-cell>
              <table:table-cell office:value-type="float" office:value="9787.4">
                <text:p>9787.4</text:p>
              </table:table-cell>
              <table:table-cell office:value-type="float" office:value="8696.8">
                <text:p>8696.8</text:p>
              </table:table-cell>
              <table:table-cell office:value-type="float" office:value="8841">
                <text:p>8841</text:p>
              </table:table-cell>
              <table:table-cell office:value-type="float" office:value="9861.4">
                <text:p>9861.4</text:p>
              </table:table-cell>
              <table:table-cell office:value-type="float" office:value="9816.2">
                <text:p>9816.2</text:p>
              </table:table-cell>
              <table:table-cell office:value-type="float" office:value="9832.8">
                <text:p>9832.8</text:p>
              </table:table-cell>
              <table:table-cell office:value-type="float" office:value="9455.6">
                <text:p>9455.6</text:p>
              </table:table-cell>
              <table:table-cell office:value-type="float" office:value="8552.4">
                <text:p>8552.4</text:p>
              </table:table-cell>
              <table:table-cell office:value-type="float" office:value="7564.8">
                <text:p>7564.8</text:p>
              </table:table-cell>
              <table:table-cell office:value-type="float" office:value="9508.2">
                <text:p>9508.2</text:p>
              </table:table-cell>
              <table:table-cell office:value-type="float" office:value="8753.2">
                <text:p>8753.2</text:p>
              </table:table-cell>
              <table:table-cell office:value-type="float" office:value="9714.4">
                <text:p>9714.4</text:p>
              </table:table-cell>
              <table:table-cell office:value-type="float" office:value="9960.4">
                <text:p>9960.4</text:p>
              </table:table-cell>
              <table:table-cell office:value-type="float" office:value="9967.8">
                <text:p>9967.8</text:p>
              </table:table-cell>
              <table:table-cell office:value-type="float" office:value="8972.2">
                <text:p>8972.2</text:p>
              </table:table-cell>
              <table:table-cell office:value-type="float" office:value="9656.8">
                <text:p>9656.8</text:p>
              </table:table-cell>
              <table:table-cell office:value-type="float" office:value="8870.2">
                <text:p>8870.2</text:p>
              </table:table-cell>
              <table:table-cell office:value-type="float" office:value="9548">
                <text:p>9548</text:p>
              </table:table-cell>
              <table:table-cell office:value-type="float" office:value="9840.4">
                <text:p>9840.4</text:p>
              </table:table-cell>
              <table:table-cell office:value-type="float" office:value="9257.6">
                <text:p>9257.6</text:p>
              </table:table-cell>
              <table:table-cell office:value-type="float" office:value="8571.2">
                <text:p>8571.2</text:p>
              </table:table-cell>
              <table:table-cell office:value-type="float" office:value="9786">
                <text:p>9786</text:p>
              </table:table-cell>
              <table:table-cell office:value-type="float" office:value="9623.4">
                <text:p>9623.4</text:p>
              </table:table-cell>
              <table:table-cell office:value-type="float" office:value="8963.2">
                <text:p>8963.2</text:p>
              </table:table-cell>
              <table:table-cell office:value-type="float" office:value="9838.4">
                <text:p>9838.4</text:p>
              </table:table-cell>
              <table:table-cell office:value-type="float" office:value="9959.8">
                <text:p>9959.8</text:p>
              </table:table-cell>
              <table:table-cell office:value-type="float" office:value="8939.2">
                <text:p>8939.2</text:p>
              </table:table-cell>
              <table:table-cell office:value-type="float" office:value="8826.6">
                <text:p>8826.6</text:p>
              </table:table-cell>
              <table:table-cell office:value-type="float" office:value="9630.8">
                <text:p>9630.8</text:p>
              </table:table-cell>
              <table:table-cell office:value-type="float" office:value="8335.4">
                <text:p>8335.4</text:p>
              </table:table-cell>
              <table:table-cell office:value-type="float" office:value="8882.2">
                <text:p>8882.2</text:p>
              </table:table-cell>
              <table:table-cell office:value-type="float" office:value="9214">
                <text:p>9214</text:p>
              </table:table-cell>
              <table:table-cell office:value-type="float" office:value="9021.6">
                <text:p>9021.6</text:p>
              </table:table-cell>
              <table:table-cell office:value-type="float" office:value="7645">
                <text:p>7645</text:p>
              </table:table-cell>
              <table:table-cell office:value-type="float" office:value="9533.6">
                <text:p>9533.6</text:p>
              </table:table-cell>
              <table:table-cell office:value-type="float" office:value="9593.6">
                <text:p>9593.6</text:p>
              </table:table-cell>
              <table:table-cell office:value-type="float" office:value="8683.8">
                <text:p>8683.8</text:p>
              </table:table-cell>
              <table:table-cell office:value-type="float" office:value="9760.4">
                <text:p>9760.4</text:p>
              </table:table-cell>
              <table:table-cell office:value-type="float" office:value="7154.6">
                <text:p>7154.6</text:p>
              </table:table-cell>
              <table:table-cell office:value-type="float" office:value="6572.8">
                <text:p>6572.8</text:p>
              </table:table-cell>
              <table:table-cell office:value-type="float" office:value="9585.6">
                <text:p>9585.6</text:p>
              </table:table-cell>
              <table:table-cell office:value-type="float" office:value="9028.6">
                <text:p>9028.6</text:p>
              </table:table-cell>
              <table:table-cell office:value-type="float" office:value="9858.2">
                <text:p>9858.2</text:p>
              </table:table-cell>
              <table:table-cell office:value-type="float" office:value="8698.8">
                <text:p>8698.8</text:p>
              </table:table-cell>
              <table:table-cell office:value-type="float" office:value="7648.2">
                <text:p>7648.2</text:p>
              </table:table-cell>
              <table:table-cell office:value-type="float" office:value="9051.8">
                <text:p>9051.8</text:p>
              </table:table-cell>
              <table:table-cell office:value-type="float" office:value="9177">
                <text:p>9177</text:p>
              </table:table-cell>
              <table:table-cell office:value-type="float" office:value="9542">
                <text:p>9542</text:p>
              </table:table-cell>
              <table:table-cell office:value-type="float" office:value="7491.8">
                <text:p>7491.8</text:p>
              </table:table-cell>
              <table:table-cell office:value-type="float" office:value="9244.8">
                <text:p>9244.8</text:p>
              </table:table-cell>
              <table:table-cell office:value-type="float" office:value="9363.4">
                <text:p>9363.4</text:p>
              </table:table-cell>
              <table:table-cell office:value-type="float" office:value="8651.2">
                <text:p>8651.2</text:p>
              </table:table-cell>
              <table:table-cell office:value-type="float" office:value="9721.6">
                <text:p>9721.6</text:p>
              </table:table-cell>
              <table:table-cell office:value-type="float" office:value="8700.8">
                <text:p>8700.8</text:p>
              </table:table-cell>
              <table:table-cell office:value-type="float" office:value="9176.6">
                <text:p>9176.6</text:p>
              </table:table-cell>
              <table:table-cell office:value-type="float" office:value="9391.2">
                <text:p>9391.2</text:p>
              </table:table-cell>
              <table:table-cell office:value-type="float" office:value="8855.8">
                <text:p>8855.8</text:p>
              </table:table-cell>
              <table:table-cell office:value-type="float" office:value="9800.6">
                <text:p>9800.6</text:p>
              </table:table-cell>
              <table:table-cell office:value-type="float" office:value="9743.4">
                <text:p>9743.4</text:p>
              </table:table-cell>
              <table:table-cell office:value-type="float" office:value="7462.4">
                <text:p>7462.4</text:p>
              </table:table-cell>
              <table:table-cell office:value-type="float" office:value="8736.4">
                <text:p>8736.4</text:p>
              </table:table-cell>
              <table:table-cell office:value-type="float" office:value="9674.8">
                <text:p>9674.8</text:p>
              </table:table-cell>
              <table:table-cell office:value-type="float" office:value="7733.4">
                <text:p>7733.4</text:p>
              </table:table-cell>
              <table:table-cell office:value-type="float" office:value="8940.6">
                <text:p>8940.6</text:p>
              </table:table-cell>
              <table:table-cell office:value-type="float" office:value="9086.2">
                <text:p>9086.2</text:p>
              </table:table-cell>
              <table:table-cell office:value-type="float" office:value="7787">
                <text:p>7787</text:p>
              </table:table-cell>
              <table:table-cell office:value-type="float" office:value="9482.2">
                <text:p>9482.2</text:p>
              </table:table-cell>
              <table:table-cell office:value-type="float" office:value="8207.8">
                <text:p>8207.8</text:p>
              </table:table-cell>
              <table:table-cell office:value-type="float" office:value="9723">
                <text:p>9723</text:p>
              </table:table-cell>
              <table:table-cell office:value-type="float" office:value="8999.4">
                <text:p>8999.4</text:p>
              </table:table-cell>
              <table:table-cell office:value-type="float" office:value="9893.2">
                <text:p>9893.2</text:p>
              </table:table-cell>
              <table:table-cell office:value-type="float" office:value="9316.2">
                <text:p>9316.2</text:p>
              </table:table-cell>
              <table:table-cell office:value-type="float" office:value="9675.8">
                <text:p>9675.8</text:p>
              </table:table-cell>
              <table:table-cell office:value-type="float" office:value="9546.4">
                <text:p>9546.4</text:p>
              </table:table-cell>
              <table:table-cell office:value-type="float" office:value="8653.8">
                <text:p>8653.8</text:p>
              </table:table-cell>
              <table:table-cell office:value-type="float" office:value="9561.8">
                <text:p>9561.8</text:p>
              </table:table-cell>
              <table:table-cell office:value-type="float" office:value="9246.6">
                <text:p>9246.6</text:p>
              </table:table-cell>
              <table:table-cell office:value-type="float" office:value="9551.4">
                <text:p>9551.4</text:p>
              </table:table-cell>
              <table:table-cell office:value-type="float" office:value="6317.8">
                <text:p>6317.8</text:p>
              </table:table-cell>
              <table:table-cell office:value-type="float" office:value="9495.8">
                <text:p>9495.8</text:p>
              </table:table-cell>
              <table:table-cell office:value-type="float" office:value="8465.4">
                <text:p>8465.4</text:p>
              </table:table-cell>
              <table:table-cell office:value-type="float" office:value="9677.8">
                <text:p>9677.8</text:p>
              </table:table-cell>
              <table:table-cell office:value-type="float" office:value="9320.4">
                <text:p>9320.4</text:p>
              </table:table-cell>
              <table:table-cell office:value-type="float" office:value="9577">
                <text:p>9577</text:p>
              </table:table-cell>
              <table:table-cell office:value-type="float" office:value="9487.2">
                <text:p>9487.2</text:p>
              </table:table-cell>
              <table:table-cell office:value-type="float" office:value="9404.4">
                <text:p>9404.4</text:p>
              </table:table-cell>
              <table:table-cell office:value-type="float" office:value="9199">
                <text:p>9199</text:p>
              </table:table-cell>
              <table:table-cell office:value-type="float" office:value="9701.6">
                <text:p>9701.6</text:p>
              </table:table-cell>
              <table:table-cell office:value-type="float" office:value="9573.6">
                <text:p>9573.6</text:p>
              </table:table-cell>
              <table:table-cell office:value-type="float" office:value="9526.2">
                <text:p>9526.2</text:p>
              </table:table-cell>
              <table:table-cell office:value-type="float" office:value="9254.6">
                <text:p>9254.6</text:p>
              </table:table-cell>
              <table:table-cell office:value-type="float" office:value="9705">
                <text:p>9705</text:p>
              </table:table-cell>
              <table:table-cell office:value-type="float" office:value="9702">
                <text:p>9702</text:p>
              </table:table-cell>
              <table:table-cell office:value-type="float" office:value="8474.4">
                <text:p>8474.4</text:p>
              </table:table-cell>
              <table:table-cell office:value-type="float" office:value="9052">
                <text:p>9052</text:p>
              </table:table-cell>
              <table:table-cell office:value-type="float" office:value="9548">
                <text:p>9548</text:p>
              </table:table-cell>
              <table:table-cell office:value-type="float" office:value="9917.6">
                <text:p>9917.6</text:p>
              </table:table-cell>
              <table:table-cell office:value-type="float" office:value="8960.4">
                <text:p>8960.4</text:p>
              </table:table-cell>
              <table:table-cell office:value-type="float" office:value="9557.4">
                <text:p>9557.4</text:p>
              </table:table-cell>
              <table:table-cell office:value-type="float" office:value="9479.6">
                <text:p>9479.6</text:p>
              </table:table-cell>
              <table:table-cell office:value-type="float" office:value="9897">
                <text:p>9897</text:p>
              </table:table-cell>
              <table:table-cell office:value-type="float" office:value="8853.8">
                <text:p>8853.8</text:p>
              </table:table-cell>
              <table:table-cell office:value-type="float" office:value="9545.8">
                <text:p>9545.8</text:p>
              </table:table-cell>
              <table:table-cell office:value-type="float" office:value="9878.2">
                <text:p>9878.2</text:p>
              </table:table-cell>
              <table:table-cell office:value-type="float" office:value="9427.4">
                <text:p>9427.4</text:p>
              </table:table-cell>
              <table:table-cell office:value-type="float" office:value="9473.6">
                <text:p>9473.6</text:p>
              </table:table-cell>
              <table:table-cell office:value-type="float" office:value="9554.2">
                <text:p>9554.2</text:p>
              </table:table-cell>
              <table:table-cell office:value-type="float" office:value="9419.2">
                <text:p>9419.2</text:p>
              </table:table-cell>
              <table:table-cell office:value-type="float" office:value="9618.2">
                <text:p>9618.2</text:p>
              </table:table-cell>
              <table:table-cell office:value-type="float" office:value="9719.2">
                <text:p>9719.2</text:p>
              </table:table-cell>
              <table:table-cell office:value-type="float" office:value="9736.6">
                <text:p>9736.6</text:p>
              </table:table-cell>
              <table:table-cell office:value-type="float" office:value="8768.2">
                <text:p>8768.2</text:p>
              </table:table-cell>
              <table:table-cell office:value-type="float" office:value="9407.6">
                <text:p>9407.6</text:p>
              </table:table-cell>
              <table:table-cell office:value-type="float" office:value="9524.2">
                <text:p>9524.2</text:p>
              </table:table-cell>
              <table:table-cell office:value-type="float" office:value="9081.2">
                <text:p>9081.2</text:p>
              </table:table-cell>
              <table:table-cell office:value-type="float" office:value="8809.4">
                <text:p>8809.4</text:p>
              </table:table-cell>
              <table:table-cell office:value-type="float" office:value="8065.6">
                <text:p>8065.6</text:p>
              </table:table-cell>
              <table:table-cell office:value-type="float" office:value="9571.6">
                <text:p>9571.6</text:p>
              </table:table-cell>
              <table:table-cell office:value-type="float" office:value="9537.2">
                <text:p>9537.2</text:p>
              </table:table-cell>
              <table:table-cell office:value-type="float" office:value="8030">
                <text:p>8030</text:p>
              </table:table-cell>
              <table:table-cell office:value-type="float" office:value="7459">
                <text:p>7459</text:p>
              </table:table-cell>
              <table:table-cell office:value-type="float" office:value="8607.2">
                <text:p>8607.2</text:p>
              </table:table-cell>
              <table:table-cell office:value-type="float" office:value="8276.6">
                <text:p>8276.6</text:p>
              </table:table-cell>
              <table:table-cell office:value-type="float" office:value="9394.8">
                <text:p>9394.8</text:p>
              </table:table-cell>
              <table:table-cell office:value-type="float" office:value="8262.8">
                <text:p>8262.8</text:p>
              </table:table-cell>
              <table:table-cell office:value-type="float" office:value="9709.6">
                <text:p>9709.6</text:p>
              </table:table-cell>
              <table:table-cell office:value-type="float" office:value="8982.8">
                <text:p>8982.8</text:p>
              </table:table-cell>
              <table:table-cell office:value-type="float" office:value="9399">
                <text:p>9399</text:p>
              </table:table-cell>
              <table:table-cell office:value-type="float" office:value="9476.6">
                <text:p>9476.6</text:p>
              </table:table-cell>
              <table:table-cell office:value-type="float" office:value="9853.4">
                <text:p>9853.4</text:p>
              </table:table-cell>
              <table:table-cell office:value-type="float" office:value="9700.2">
                <text:p>9700.2</text:p>
              </table:table-cell>
              <table:table-cell office:value-type="float" office:value="9951.6">
                <text:p>9951.6</text:p>
              </table:table-cell>
              <table:table-cell office:value-type="float" office:value="9568.8">
                <text:p>9568.8</text:p>
              </table:table-cell>
              <table:table-cell office:value-type="float" office:value="9615.8">
                <text:p>9615.8</text:p>
              </table:table-cell>
              <table:table-cell office:value-type="float" office:value="9670.2">
                <text:p>9670.2</text:p>
              </table:table-cell>
              <table:table-cell office:value-type="float" office:value="9312.6">
                <text:p>9312.6</text:p>
              </table:table-cell>
              <table:table-cell office:value-type="float" office:value="9188.8">
                <text:p>9188.8</text:p>
              </table:table-cell>
              <table:table-cell office:value-type="float" office:value="9670">
                <text:p>9670</text:p>
              </table:table-cell>
              <table:table-cell office:value-type="float" office:value="9664.8">
                <text:p>9664.8</text:p>
              </table:table-cell>
              <table:table-cell office:value-type="float" office:value="7897">
                <text:p>7897</text:p>
              </table:table-cell>
              <table:table-cell office:value-type="float" office:value="9781.6">
                <text:p>9781.6</text:p>
              </table:table-cell>
              <table:table-cell office:value-type="float" office:value="9655">
                <text:p>9655</text:p>
              </table:table-cell>
              <table:table-cell office:value-type="float" office:value="9814.4">
                <text:p>9814.4</text:p>
              </table:table-cell>
              <table:table-cell office:value-type="float" office:value="8729.8">
                <text:p>8729.8</text:p>
              </table:table-cell>
              <table:table-cell office:value-type="float" office:value="9864.6">
                <text:p>9864.6</text:p>
              </table:table-cell>
              <table:table-cell office:value-type="float" office:value="9293.4">
                <text:p>9293.4</text:p>
              </table:table-cell>
              <table:table-cell office:value-type="float" office:value="9359.4">
                <text:p>9359.4</text:p>
              </table:table-cell>
              <table:table-cell office:value-type="float" office:value="8644.2">
                <text:p>8644.2</text:p>
              </table:table-cell>
              <table:table-cell office:value-type="float" office:value="9734.8">
                <text:p>9734.8</text:p>
              </table:table-cell>
              <table:table-cell office:value-type="float" office:value="9418.8">
                <text:p>9418.8</text:p>
              </table:table-cell>
              <table:table-cell office:value-type="float" office:value="9909">
                <text:p>9909</text:p>
              </table:table-cell>
              <table:table-cell office:value-type="float" office:value="9527">
                <text:p>9527</text:p>
              </table:table-cell>
              <table:table-cell office:value-type="float" office:value="8808">
                <text:p>8808</text:p>
              </table:table-cell>
              <table:table-cell office:value-type="float" office:value="8839.4">
                <text:p>8839.4</text:p>
              </table:table-cell>
              <table:table-cell office:value-type="float" office:value="9880.4">
                <text:p>9880.4</text:p>
              </table:table-cell>
              <table:table-cell office:value-type="float" office:value="7469.8">
                <text:p>7469.8</text:p>
              </table:table-cell>
              <table:table-cell office:value-type="float" office:value="7535.2">
                <text:p>7535.2</text:p>
              </table:table-cell>
              <table:table-cell office:value-type="float" office:value="9325.4">
                <text:p>9325.4</text:p>
              </table:table-cell>
              <table:table-cell office:value-type="float" office:value="9589.6">
                <text:p>9589.6</text:p>
              </table:table-cell>
              <table:table-cell office:value-type="float" office:value="9098.2">
                <text:p>9098.2</text:p>
              </table:table-cell>
              <table:table-cell office:value-type="float" office:value="8706.4">
                <text:p>8706.4</text:p>
              </table:table-cell>
              <table:table-cell office:value-type="float" office:value="9656.2">
                <text:p>9656.2</text:p>
              </table:table-cell>
              <table:table-cell office:value-type="float" office:value="9669.2">
                <text:p>9669.2</text:p>
              </table:table-cell>
              <table:table-cell office:value-type="float" office:value="9332">
                <text:p>9332</text:p>
              </table:table-cell>
              <table:table-cell office:value-type="float" office:value="8719">
                <text:p>8719</text:p>
              </table:table-cell>
              <table:table-cell office:value-type="float" office:value="7458.2">
                <text:p>7458.2</text:p>
              </table:table-cell>
              <table:table-cell office:value-type="float" office:value="5679">
                <text:p>5679</text:p>
              </table:table-cell>
              <table:table-cell office:value-type="float" office:value="8818.2">
                <text:p>8818.2</text:p>
              </table:table-cell>
              <table:table-cell office:value-type="float" office:value="9796.6">
                <text:p>9796.6</text:p>
              </table:table-cell>
              <table:table-cell office:value-type="float" office:value="9813.2">
                <text:p>9813.2</text:p>
              </table:table-cell>
              <table:table-cell office:value-type="float" office:value="9975.8">
                <text:p>9975.8</text:p>
              </table:table-cell>
              <table:table-cell office:value-type="float" office:value="8859.4">
                <text:p>8859.4</text:p>
              </table:table-cell>
              <table:table-cell office:value-type="float" office:value="7551.4">
                <text:p>7551.4</text:p>
              </table:table-cell>
              <table:table-cell office:value-type="float" office:value="9183.6">
                <text:p>9183.6</text:p>
              </table:table-cell>
              <table:table-cell office:value-type="float" office:value="9793.2">
                <text:p>9793.2</text:p>
              </table:table-cell>
              <table:table-cell office:value-type="float" office:value="9798.6">
                <text:p>9798.6</text:p>
              </table:table-cell>
              <table:table-cell office:value-type="float" office:value="9128.8">
                <text:p>9128.8</text:p>
              </table:table-cell>
              <table:table-cell office:value-type="float" office:value="5799.2">
                <text:p>5799.2</text:p>
              </table:table-cell>
              <table:table-cell office:value-type="float" office:value="9861.4">
                <text:p>9861.4</text:p>
              </table:table-cell>
              <table:table-cell office:value-type="float" office:value="9146.6">
                <text:p>9146.6</text:p>
              </table:table-cell>
              <table:table-cell office:value-type="float" office:value="9823.6">
                <text:p>9823.6</text:p>
              </table:table-cell>
              <table:table-cell office:value-type="float" office:value="8689">
                <text:p>8689</text:p>
              </table:table-cell>
              <table:table-cell office:value-type="float" office:value="9458.2">
                <text:p>9458.2</text:p>
              </table:table-cell>
              <table:table-cell office:value-type="float" office:value="8058.6">
                <text:p>8058.6</text:p>
              </table:table-cell>
              <table:table-cell office:value-type="float" office:value="5725">
                <text:p>5725</text:p>
              </table:table-cell>
              <table:table-cell office:value-type="float" office:value="7754.6">
                <text:p>7754.6</text:p>
              </table:table-cell>
              <table:table-cell office:value-type="float" office:value="8958">
                <text:p>8958</text:p>
              </table:table-cell>
              <table:table-cell office:value-type="float" office:value="9149.8">
                <text:p>9149.8</text:p>
              </table:table-cell>
              <table:table-cell office:value-type="float" office:value="9512.8">
                <text:p>9512.8</text:p>
              </table:table-cell>
              <table:table-cell office:value-type="float" office:value="9677.2">
                <text:p>9677.2</text:p>
              </table:table-cell>
              <table:table-cell office:value-type="float" office:value="7480.6">
                <text:p>7480.6</text:p>
              </table:table-cell>
              <table:table-cell office:value-type="float" office:value="8548.4">
                <text:p>8548.4</text:p>
              </table:table-cell>
              <table:table-cell office:value-type="float" office:value="9408.6">
                <text:p>9408.6</text:p>
              </table:table-cell>
              <table:table-cell office:value-type="float" office:value="9486.8">
                <text:p>9486.8</text:p>
              </table:table-cell>
              <table:table-cell office:value-type="float" office:value="9050.2">
                <text:p>9050.2</text:p>
              </table:table-cell>
              <table:table-cell office:value-type="float" office:value="9599.8">
                <text:p>9599.8</text:p>
              </table:table-cell>
              <table:table-cell office:value-type="float" office:value="8886.2">
                <text:p>8886.2</text:p>
              </table:table-cell>
              <table:table-cell office:value-type="float" office:value="7326.4">
                <text:p>7326.4</text:p>
              </table:table-cell>
              <table:table-cell office:value-type="float" office:value="9626.4">
                <text:p>9626.4</text:p>
              </table:table-cell>
              <table:table-cell office:value-type="float" office:value="9744.4">
                <text:p>9744.4</text:p>
              </table:table-cell>
              <table:table-cell office:value-type="float" office:value="9570">
                <text:p>9570</text:p>
              </table:table-cell>
              <table:table-cell office:value-type="float" office:value="9659.2">
                <text:p>9659.2</text:p>
              </table:table-cell>
              <table:table-cell office:value-type="float" office:value="9131">
                <text:p>9131</text:p>
              </table:table-cell>
              <table:table-cell office:value-type="float" office:value="7340.6">
                <text:p>7340.6</text:p>
              </table:table-cell>
              <table:table-cell office:value-type="float" office:value="9832">
                <text:p>9832</text:p>
              </table:table-cell>
              <table:table-cell office:value-type="float" office:value="9690">
                <text:p>9690</text:p>
              </table:table-cell>
              <table:table-cell office:value-type="float" office:value="8661.6">
                <text:p>8661.6</text:p>
              </table:table-cell>
              <table:table-cell office:value-type="float" office:value="9259">
                <text:p>9259</text:p>
              </table:table-cell>
              <table:table-cell office:value-type="float" office:value="9073.2">
                <text:p>9073.2</text:p>
              </table:table-cell>
              <table:table-cell office:value-type="float" office:value="9689">
                <text:p>9689</text:p>
              </table:table-cell>
              <table:table-cell office:value-type="float" office:value="8204.4">
                <text:p>8204.4</text:p>
              </table:table-cell>
              <table:table-cell office:value-type="float" office:value="7150.6">
                <text:p>7150.6</text:p>
              </table:table-cell>
              <table:table-cell office:value-type="float" office:value="9459.8">
                <text:p>9459.8</text:p>
              </table:table-cell>
              <table:table-cell office:value-type="float" office:value="9413.8">
                <text:p>9413.8</text:p>
              </table:table-cell>
              <table:table-cell office:value-type="float" office:value="9683.8">
                <text:p>9683.8</text:p>
              </table:table-cell>
              <table:table-cell office:value-type="float" office:value="7350.4">
                <text:p>7350.4</text:p>
              </table:table-cell>
              <table:table-cell office:value-type="float" office:value="9423">
                <text:p>9423</text:p>
              </table:table-cell>
              <table:table-cell office:value-type="float" office:value="9881.8">
                <text:p>9881.8</text:p>
              </table:table-cell>
              <table:table-cell office:value-type="float" office:value="9956.4">
                <text:p>9956.4</text:p>
              </table:table-cell>
              <table:table-cell office:value-type="float" office:value="9036.8">
                <text:p>9036.8</text:p>
              </table:table-cell>
              <table:table-cell office:value-type="float" office:value="8680">
                <text:p>8680</text:p>
              </table:table-cell>
              <table:table-cell office:value-type="float" office:value="8247.4">
                <text:p>8247.4</text:p>
              </table:table-cell>
              <table:table-cell office:value-type="float" office:value="9035.4">
                <text:p>9035.4</text:p>
              </table:table-cell>
              <table:table-cell office:value-type="float" office:value="7592">
                <text:p>7592</text:p>
              </table:table-cell>
              <table:table-cell office:value-type="float" office:value="5335.8">
                <text:p>5335.8</text:p>
              </table:table-cell>
              <table:table-cell office:value-type="float" office:value="8487.4">
                <text:p>8487.4</text:p>
              </table:table-cell>
              <table:table-cell office:value-type="float" office:value="9312.4">
                <text:p>9312.4</text:p>
              </table:table-cell>
              <table:table-cell office:value-type="float" office:value="9786.6">
                <text:p>9786.6</text:p>
              </table:table-cell>
              <table:table-cell office:value-type="float" office:value="7837">
                <text:p>7837</text:p>
              </table:table-cell>
              <table:table-cell office:value-type="float" office:value="9448.4">
                <text:p>9448.4</text:p>
              </table:table-cell>
              <table:table-cell office:value-type="float" office:value="9534.2">
                <text:p>9534.2</text:p>
              </table:table-cell>
              <table:table-cell office:value-type="float" office:value="9916.6">
                <text:p>9916.6</text:p>
              </table:table-cell>
              <table:table-cell office:value-type="float" office:value="7441.6">
                <text:p>7441.6</text:p>
              </table:table-cell>
              <table:table-cell office:value-type="float" office:value="8684.2">
                <text:p>8684.2</text:p>
              </table:table-cell>
              <table:table-cell office:value-type="float" office:value="8912.2">
                <text:p>8912.2</text:p>
              </table:table-cell>
              <table:table-cell office:value-type="float" office:value="9265">
                <text:p>9265</text:p>
              </table:table-cell>
              <table:table-cell office:value-type="float" office:value="8595.2">
                <text:p>8595.2</text:p>
              </table:table-cell>
              <table:table-cell office:value-type="float" office:value="8064.6">
                <text:p>8064.6</text:p>
              </table:table-cell>
              <table:table-cell office:value-type="float" office:value="9045.6">
                <text:p>9045.6</text:p>
              </table:table-cell>
              <table:table-cell office:value-type="float" office:value="9111.4">
                <text:p>9111.4</text:p>
              </table:table-cell>
              <table:table-cell office:value-type="float" office:value="9585">
                <text:p>9585</text:p>
              </table:table-cell>
              <table:table-cell office:value-type="float" office:value="9816.6">
                <text:p>9816.6</text:p>
              </table:table-cell>
              <table:table-cell office:value-type="float" office:value="9352">
                <text:p>9352</text:p>
              </table:table-cell>
              <table:table-cell office:value-type="float" office:value="9543.4">
                <text:p>9543.4</text:p>
              </table:table-cell>
              <table:table-cell office:value-type="float" office:value="8412.8">
                <text:p>8412.8</text:p>
              </table:table-cell>
              <table:table-cell office:value-type="float" office:value="8215">
                <text:p>8215</text:p>
              </table:table-cell>
              <table:table-cell office:value-type="float" office:value="7534">
                <text:p>7534</text:p>
              </table:table-cell>
              <table:table-cell office:value-type="float" office:value="8176.4">
                <text:p>8176.4</text:p>
              </table:table-cell>
              <table:table-cell office:value-type="float" office:value="9273.4">
                <text:p>9273.4</text:p>
              </table:table-cell>
              <table:table-cell office:value-type="float" office:value="9679.6">
                <text:p>9679.6</text:p>
              </table:table-cell>
              <table:table-cell office:value-type="float" office:value="9289.6">
                <text:p>9289.6</text:p>
              </table:table-cell>
              <table:table-cell office:value-type="float" office:value="9068.4">
                <text:p>9068.4</text:p>
              </table:table-cell>
              <table:table-cell office:value-type="float" office:value="9830.8">
                <text:p>9830.8</text:p>
              </table:table-cell>
              <table:table-cell office:value-type="float" office:value="7095.6">
                <text:p>7095.6</text:p>
              </table:table-cell>
              <table:table-cell office:value-type="float" office:value="7456">
                <text:p>7456</text:p>
              </table:table-cell>
              <table:table-cell office:value-type="float" office:value="9159">
                <text:p>9159</text:p>
              </table:table-cell>
              <table:table-cell office:value-type="float" office:value="8790.6">
                <text:p>8790.6</text:p>
              </table:table-cell>
              <table:table-cell office:value-type="float" office:value="7538.2">
                <text:p>7538.2</text:p>
              </table:table-cell>
              <table:table-cell office:value-type="float" office:value="8915.8">
                <text:p>8915.8</text:p>
              </table:table-cell>
              <table:table-cell office:value-type="float" office:value="9197.8">
                <text:p>9197.8</text:p>
              </table:table-cell>
              <table:table-cell office:value-type="float" office:value="8957">
                <text:p>8957</text:p>
              </table:table-cell>
              <table:table-cell office:value-type="float" office:value="9528.4">
                <text:p>9528.4</text:p>
              </table:table-cell>
              <table:table-cell office:value-type="float" office:value="9743">
                <text:p>9743</text:p>
              </table:table-cell>
              <table:table-cell office:value-type="float" office:value="9633.2">
                <text:p>9633.2</text:p>
              </table:table-cell>
              <table:table-cell office:value-type="float" office:value="9594.6">
                <text:p>9594.6</text:p>
              </table:table-cell>
              <table:table-cell office:value-type="float" office:value="9673.2">
                <text:p>9673.2</text:p>
              </table:table-cell>
              <table:table-cell office:value-type="float" office:value="9110.6">
                <text:p>9110.6</text:p>
              </table:table-cell>
              <table:table-cell office:value-type="float" office:value="9279">
                <text:p>9279</text:p>
              </table:table-cell>
              <table:table-cell office:value-type="float" office:value="9977.2">
                <text:p>9977.2</text:p>
              </table:table-cell>
              <table:table-cell office:value-type="float" office:value="8102.4">
                <text:p>8102.4</text:p>
              </table:table-cell>
              <table:table-cell office:value-type="float" office:value="7799">
                <text:p>7799</text:p>
              </table:table-cell>
              <table:table-cell office:value-type="float" office:value="9160.2">
                <text:p>9160.2</text:p>
              </table:table-cell>
              <table:table-cell office:value-type="float" office:value="8601">
                <text:p>8601</text:p>
              </table:table-cell>
              <table:table-cell office:value-type="float" office:value="9807">
                <text:p>9807</text:p>
              </table:table-cell>
              <table:table-cell office:value-type="float" office:value="8663.4">
                <text:p>8663.4</text:p>
              </table:table-cell>
              <table:table-cell office:value-type="float" office:value="8934">
                <text:p>8934</text:p>
              </table:table-cell>
              <table:table-cell office:value-type="float" office:value="9893.6">
                <text:p>9893.6</text:p>
              </table:table-cell>
              <table:table-cell office:value-type="float" office:value="8080.4">
                <text:p>8080.4</text:p>
              </table:table-cell>
              <table:table-cell office:value-type="float" office:value="8696.2">
                <text:p>8696.2</text:p>
              </table:table-cell>
              <table:table-cell office:value-type="float" office:value="9034.6">
                <text:p>9034.6</text:p>
              </table:table-cell>
              <table:table-cell office:value-type="float" office:value="9805.2">
                <text:p>9805.2</text:p>
              </table:table-cell>
              <table:table-cell office:value-type="float" office:value="9397.2">
                <text:p>9397.2</text:p>
              </table:table-cell>
              <table:table-cell office:value-type="float" office:value="8893.8">
                <text:p>8893.8</text:p>
              </table:table-cell>
              <table:table-cell office:value-type="float" office:value="9062.6">
                <text:p>9062.6</text:p>
              </table:table-cell>
              <table:table-cell office:value-type="float" office:value="9434.2">
                <text:p>9434.2</text:p>
              </table:table-cell>
              <table:table-cell office:value-type="float" office:value="9240.4">
                <text:p>9240.4</text:p>
              </table:table-cell>
              <table:table-cell office:value-type="float" office:value="9252">
                <text:p>9252</text:p>
              </table:table-cell>
              <table:table-cell office:value-type="float" office:value="9009.2">
                <text:p>9009.2</text:p>
              </table:table-cell>
              <table:table-cell office:value-type="float" office:value="9967.8">
                <text:p>9967.8</text:p>
              </table:table-cell>
              <table:table-cell office:value-type="float" office:value="9355.8">
                <text:p>9355.8</text:p>
              </table:table-cell>
              <table:table-cell office:value-type="float" office:value="7747.6">
                <text:p>7747.6</text:p>
              </table:table-cell>
              <table:table-cell office:value-type="float" office:value="9768.8">
                <text:p>9768.8</text:p>
              </table:table-cell>
              <table:table-cell office:value-type="float" office:value="9845.2">
                <text:p>9845.2</text:p>
              </table:table-cell>
              <table:table-cell office:value-type="float" office:value="8976.8">
                <text:p>8976.8</text:p>
              </table:table-cell>
              <table:table-cell office:value-type="float" office:value="9648.2">
                <text:p>9648.2</text:p>
              </table:table-cell>
              <table:table-cell office:value-type="float" office:value="7912">
                <text:p>7912</text:p>
              </table:table-cell>
              <table:table-cell office:value-type="float" office:value="8884.8">
                <text:p>8884.8</text:p>
              </table:table-cell>
              <table:table-cell office:value-type="float" office:value="9408.2">
                <text:p>9408.2</text:p>
              </table:table-cell>
              <table:table-cell office:value-type="float" office:value="8770.6">
                <text:p>8770.6</text:p>
              </table:table-cell>
              <table:table-cell office:value-type="float" office:value="9025.6">
                <text:p>9025.6</text:p>
              </table:table-cell>
              <table:table-cell office:value-type="float" office:value="9754.2">
                <text:p>9754.2</text:p>
              </table:table-cell>
              <table:table-cell office:value-type="float" office:value="8836">
                <text:p>8836</text:p>
              </table:table-cell>
              <table:table-cell office:value-type="float" office:value="9696.8">
                <text:p>9696.8</text:p>
              </table:table-cell>
              <table:table-cell office:value-type="float" office:value="9718.6">
                <text:p>9718.6</text:p>
              </table:table-cell>
              <table:table-cell office:value-type="float" office:value="9772.6">
                <text:p>9772.6</text:p>
              </table:table-cell>
              <table:table-cell office:value-type="float" office:value="8936.4">
                <text:p>8936.4</text:p>
              </table:table-cell>
              <table:table-cell office:value-type="float" office:value="9679.2">
                <text:p>9679.2</text:p>
              </table:table-cell>
              <table:table-cell office:value-type="float" office:value="9334.4">
                <text:p>9334.4</text:p>
              </table:table-cell>
              <table:table-cell office:value-type="float" office:value="7674">
                <text:p>7674</text:p>
              </table:table-cell>
              <table:table-cell office:value-type="float" office:value="9327.2">
                <text:p>9327.2</text:p>
              </table:table-cell>
              <table:table-cell office:value-type="float" office:value="9028.2">
                <text:p>9028.2</text:p>
              </table:table-cell>
              <table:table-cell office:value-type="float" office:value="9761.6">
                <text:p>9761.6</text:p>
              </table:table-cell>
              <table:table-cell office:value-type="float" office:value="9713">
                <text:p>9713</text:p>
              </table:table-cell>
              <table:table-cell office:value-type="float" office:value="9085.4">
                <text:p>9085.4</text:p>
              </table:table-cell>
              <table:table-cell office:value-type="float" office:value="9484">
                <text:p>9484</text:p>
              </table:table-cell>
              <table:table-cell office:value-type="float" office:value="8460.2">
                <text:p>8460.2</text:p>
              </table:table-cell>
              <table:table-cell office:value-type="float" office:value="8143.6">
                <text:p>8143.6</text:p>
              </table:table-cell>
              <table:table-cell office:value-type="float" office:value="8711.6">
                <text:p>8711.6</text:p>
              </table:table-cell>
              <table:table-cell office:value-type="float" office:value="9825.6">
                <text:p>9825.6</text:p>
              </table:table-cell>
              <table:table-cell office:value-type="float" office:value="6952.4">
                <text:p>6952.4</text:p>
              </table:table-cell>
              <table:table-cell office:value-type="float" office:value="9512">
                <text:p>9512</text:p>
              </table:table-cell>
              <table:table-cell office:value-type="float" office:value="8504.8">
                <text:p>8504.8</text:p>
              </table:table-cell>
              <table:table-cell office:value-type="float" office:value="8205.6">
                <text:p>8205.6</text:p>
              </table:table-cell>
              <table:table-cell office:value-type="float" office:value="9908.8">
                <text:p>9908.8</text:p>
              </table:table-cell>
              <table:table-cell office:value-type="float" office:value="8567.8">
                <text:p>8567.8</text:p>
              </table:table-cell>
              <table:table-cell office:value-type="float" office:value="7738">
                <text:p>7738</text:p>
              </table:table-cell>
              <table:table-cell office:value-type="float" office:value="9985">
                <text:p>9985</text:p>
              </table:table-cell>
              <table:table-cell office:value-type="float" office:value="9768.4">
                <text:p>9768.4</text:p>
              </table:table-cell>
              <table:table-cell office:value-type="float" office:value="8650">
                <text:p>8650</text:p>
              </table:table-cell>
              <table:table-cell office:value-type="float" office:value="9084">
                <text:p>9084</text:p>
              </table:table-cell>
              <table:table-cell office:value-type="float" office:value="9261.2">
                <text:p>9261.2</text:p>
              </table:table-cell>
              <table:table-cell office:value-type="float" office:value="9931.4">
                <text:p>9931.4</text:p>
              </table:table-cell>
              <table:table-cell office:value-type="float" office:value="9397.4">
                <text:p>9397.4</text:p>
              </table:table-cell>
              <table:table-cell office:value-type="float" office:value="9983.2">
                <text:p>9983.2</text:p>
              </table:table-cell>
              <table:table-cell office:value-type="float" office:value="7650.4">
                <text:p>765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Average Value</text:p>
        </chart:title>
        <chart:subtitle svg:x="6.461cm" svg:y="1.275cm" chart:style-name="ch3">
          <text:p>65 Learning Rate</text:p>
        </chart:subtitle>
        <chart:legend chart:legend-position="end" svg:x="14.286cm" svg:y="4.201cm" style:legend-expansion="high" chart:style-name="ch4"/>
        <chart:plot-area chart:style-name="ch5" table:cell-range-address="results.A7:results.SG7" chart:data-source-has-labels="column" svg:x="1.331cm" svg:y="2.138cm" svg:width="12.635cm" svg:height="5.701cm">
          <chartooo:coordinate-region svg:x="2.508cm" svg:y="2.259cm" svg:width="11.458cm" svg:height="4.578cm"/>
          <chart:axis chart:dimension="x" chart:name="primary-x" chart:style-name="ch6">
            <chart:title svg:x="6.413cm" svg:y="8.019cm" chart:style-name="ch7">
              <text:p>Number of Runs</text:p>
            </chart:title>
          </chart:axis>
          <chart:axis chart:dimension="y" chart:name="primary-y" chart:style-name="ch6">
            <chart:title svg:x="0.451cm" svg:y="6.117cm" chart:style-name="ch8">
              <text:p>Average Value</text:p>
            </chart:title>
            <chart:grid chart:style-name="ch9" chart:class="major"/>
          </chart:axis>
          <chart:series chart:style-name="ch10" chart:values-cell-range-address="results.B7:results.SG7" chart:label-cell-address="results.A7:results.A7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65</text:p>
                <draw:g>
                  <svg:desc>results.A7:results.A7</svg:desc>
                </draw:g>
              </table:table-cell>
              <table:table-cell office:value-type="float" office:value="9418.4">
                <text:p>9418.4</text:p>
                <draw:g>
                  <svg:desc>results.B7:results.SG7</svg:desc>
                </draw:g>
              </table:table-cell>
              <table:table-cell office:value-type="float" office:value="3427.8">
                <text:p>3427.8</text:p>
              </table:table-cell>
              <table:table-cell office:value-type="float" office:value="1649">
                <text:p>1649</text:p>
              </table:table-cell>
              <table:table-cell office:value-type="float" office:value="5165.2">
                <text:p>5165.2</text:p>
              </table:table-cell>
              <table:table-cell office:value-type="float" office:value="3905.6">
                <text:p>3905.6</text:p>
              </table:table-cell>
              <table:table-cell office:value-type="float" office:value="1989.6">
                <text:p>1989.6</text:p>
              </table:table-cell>
              <table:table-cell office:value-type="float" office:value="3333.6">
                <text:p>3333.6</text:p>
              </table:table-cell>
              <table:table-cell office:value-type="float" office:value="7617.6">
                <text:p>7617.6</text:p>
              </table:table-cell>
              <table:table-cell office:value-type="float" office:value="5386.6">
                <text:p>5386.6</text:p>
              </table:table-cell>
              <table:table-cell office:value-type="float" office:value="3819.6">
                <text:p>3819.6</text:p>
              </table:table-cell>
              <table:table-cell office:value-type="float" office:value="7432.8">
                <text:p>7432.8</text:p>
              </table:table-cell>
              <table:table-cell office:value-type="float" office:value="4667.2">
                <text:p>4667.2</text:p>
              </table:table-cell>
              <table:table-cell office:value-type="float" office:value="3916.6">
                <text:p>3916.6</text:p>
              </table:table-cell>
              <table:table-cell office:value-type="float" office:value="3516.2">
                <text:p>3516.2</text:p>
              </table:table-cell>
              <table:table-cell office:value-type="float" office:value="7367.2">
                <text:p>7367.2</text:p>
              </table:table-cell>
              <table:table-cell office:value-type="float" office:value="3653.6">
                <text:p>3653.6</text:p>
              </table:table-cell>
              <table:table-cell office:value-type="float" office:value="5877.8">
                <text:p>5877.8</text:p>
              </table:table-cell>
              <table:table-cell office:value-type="float" office:value="5540.6">
                <text:p>5540.6</text:p>
              </table:table-cell>
              <table:table-cell office:value-type="float" office:value="6761.6">
                <text:p>6761.6</text:p>
              </table:table-cell>
              <table:table-cell office:value-type="float" office:value="6901.2">
                <text:p>6901.2</text:p>
              </table:table-cell>
              <table:table-cell office:value-type="float" office:value="7885.8">
                <text:p>7885.8</text:p>
              </table:table-cell>
              <table:table-cell office:value-type="float" office:value="5596.8">
                <text:p>5596.8</text:p>
              </table:table-cell>
              <table:table-cell office:value-type="float" office:value="7381.6">
                <text:p>7381.6</text:p>
              </table:table-cell>
              <table:table-cell office:value-type="float" office:value="7551.2">
                <text:p>7551.2</text:p>
              </table:table-cell>
              <table:table-cell office:value-type="float" office:value="5349.6">
                <text:p>5349.6</text:p>
              </table:table-cell>
              <table:table-cell office:value-type="float" office:value="9474.2">
                <text:p>9474.2</text:p>
              </table:table-cell>
              <table:table-cell office:value-type="float" office:value="7484.2">
                <text:p>7484.2</text:p>
              </table:table-cell>
              <table:table-cell office:value-type="float" office:value="9741.8">
                <text:p>9741.8</text:p>
              </table:table-cell>
              <table:table-cell office:value-type="float" office:value="5694.8">
                <text:p>5694.8</text:p>
              </table:table-cell>
              <table:table-cell office:value-type="float" office:value="9590.4">
                <text:p>9590.4</text:p>
              </table:table-cell>
              <table:table-cell office:value-type="float" office:value="3923.6">
                <text:p>3923.6</text:p>
              </table:table-cell>
              <table:table-cell office:value-type="float" office:value="9229.6">
                <text:p>9229.6</text:p>
              </table:table-cell>
              <table:table-cell office:value-type="float" office:value="8845.6">
                <text:p>8845.6</text:p>
              </table:table-cell>
              <table:table-cell office:value-type="float" office:value="9576.4">
                <text:p>9576.4</text:p>
              </table:table-cell>
              <table:table-cell office:value-type="float" office:value="4573.6">
                <text:p>4573.6</text:p>
              </table:table-cell>
              <table:table-cell office:value-type="float" office:value="7793.4">
                <text:p>7793.4</text:p>
              </table:table-cell>
              <table:table-cell office:value-type="float" office:value="5766.4">
                <text:p>5766.4</text:p>
              </table:table-cell>
              <table:table-cell office:value-type="float" office:value="9818.4">
                <text:p>9818.4</text:p>
              </table:table-cell>
              <table:table-cell office:value-type="float" office:value="7627.2">
                <text:p>7627.2</text:p>
              </table:table-cell>
              <table:table-cell office:value-type="float" office:value="9428.8">
                <text:p>9428.8</text:p>
              </table:table-cell>
              <table:table-cell office:value-type="float" office:value="9135.6">
                <text:p>9135.6</text:p>
              </table:table-cell>
              <table:table-cell office:value-type="float" office:value="7896.2">
                <text:p>7896.2</text:p>
              </table:table-cell>
              <table:table-cell office:value-type="float" office:value="9640.8">
                <text:p>9640.8</text:p>
              </table:table-cell>
              <table:table-cell office:value-type="float" office:value="7723.6">
                <text:p>7723.6</text:p>
              </table:table-cell>
              <table:table-cell office:value-type="float" office:value="9350.6">
                <text:p>9350.6</text:p>
              </table:table-cell>
              <table:table-cell office:value-type="float" office:value="9817.4">
                <text:p>9817.4</text:p>
              </table:table-cell>
              <table:table-cell office:value-type="float" office:value="7513.8">
                <text:p>7513.8</text:p>
              </table:table-cell>
              <table:table-cell office:value-type="float" office:value="9649.8">
                <text:p>9649.8</text:p>
              </table:table-cell>
              <table:table-cell office:value-type="float" office:value="9530.4">
                <text:p>9530.4</text:p>
              </table:table-cell>
              <table:table-cell office:value-type="float" office:value="9612.8">
                <text:p>9612.8</text:p>
              </table:table-cell>
              <table:table-cell office:value-type="float" office:value="7680.4">
                <text:p>7680.4</text:p>
              </table:table-cell>
              <table:table-cell office:value-type="float" office:value="9797.2">
                <text:p>9797.2</text:p>
              </table:table-cell>
              <table:table-cell office:value-type="float" office:value="9324.6">
                <text:p>9324.6</text:p>
              </table:table-cell>
              <table:table-cell office:value-type="float" office:value="9375.6">
                <text:p>9375.6</text:p>
              </table:table-cell>
              <table:table-cell office:value-type="float" office:value="9585">
                <text:p>9585</text:p>
              </table:table-cell>
              <table:table-cell office:value-type="float" office:value="9722.4">
                <text:p>9722.4</text:p>
              </table:table-cell>
              <table:table-cell office:value-type="float" office:value="9635.6">
                <text:p>9635.6</text:p>
              </table:table-cell>
              <table:table-cell office:value-type="float" office:value="9512.8">
                <text:p>9512.8</text:p>
              </table:table-cell>
              <table:table-cell office:value-type="float" office:value="8222.8">
                <text:p>8222.8</text:p>
              </table:table-cell>
              <table:table-cell office:value-type="float" office:value="8983.2">
                <text:p>8983.2</text:p>
              </table:table-cell>
              <table:table-cell office:value-type="float" office:value="9581">
                <text:p>9581</text:p>
              </table:table-cell>
              <table:table-cell office:value-type="float" office:value="9470.6">
                <text:p>9470.6</text:p>
              </table:table-cell>
              <table:table-cell office:value-type="float" office:value="9190.6">
                <text:p>9190.6</text:p>
              </table:table-cell>
              <table:table-cell office:value-type="float" office:value="9282.6">
                <text:p>9282.6</text:p>
              </table:table-cell>
              <table:table-cell office:value-type="float" office:value="9593.8">
                <text:p>9593.8</text:p>
              </table:table-cell>
              <table:table-cell office:value-type="float" office:value="9642.2">
                <text:p>9642.2</text:p>
              </table:table-cell>
              <table:table-cell office:value-type="float" office:value="7670.6">
                <text:p>7670.6</text:p>
              </table:table-cell>
              <table:table-cell office:value-type="float" office:value="9349.4">
                <text:p>9349.4</text:p>
              </table:table-cell>
              <table:table-cell office:value-type="float" office:value="9215.4">
                <text:p>9215.4</text:p>
              </table:table-cell>
              <table:table-cell office:value-type="float" office:value="9626">
                <text:p>9626</text:p>
              </table:table-cell>
              <table:table-cell office:value-type="float" office:value="9800.8">
                <text:p>9800.8</text:p>
              </table:table-cell>
              <table:table-cell office:value-type="float" office:value="9464">
                <text:p>9464</text:p>
              </table:table-cell>
              <table:table-cell office:value-type="float" office:value="9573.4">
                <text:p>9573.4</text:p>
              </table:table-cell>
              <table:table-cell office:value-type="float" office:value="9135">
                <text:p>9135</text:p>
              </table:table-cell>
              <table:table-cell office:value-type="float" office:value="9839.4">
                <text:p>9839.4</text:p>
              </table:table-cell>
              <table:table-cell office:value-type="float" office:value="7663.6">
                <text:p>7663.6</text:p>
              </table:table-cell>
              <table:table-cell office:value-type="float" office:value="9801.8">
                <text:p>9801.8</text:p>
              </table:table-cell>
              <table:table-cell office:value-type="float" office:value="9636">
                <text:p>9636</text:p>
              </table:table-cell>
              <table:table-cell office:value-type="float" office:value="9542.4">
                <text:p>9542.4</text:p>
              </table:table-cell>
              <table:table-cell office:value-type="float" office:value="9588">
                <text:p>9588</text:p>
              </table:table-cell>
              <table:table-cell office:value-type="float" office:value="9157.2">
                <text:p>9157.2</text:p>
              </table:table-cell>
              <table:table-cell office:value-type="float" office:value="7807.8">
                <text:p>7807.8</text:p>
              </table:table-cell>
              <table:table-cell office:value-type="float" office:value="9559">
                <text:p>9559</text:p>
              </table:table-cell>
              <table:table-cell office:value-type="float" office:value="9724.6">
                <text:p>9724.6</text:p>
              </table:table-cell>
              <table:table-cell office:value-type="float" office:value="9707">
                <text:p>9707</text:p>
              </table:table-cell>
              <table:table-cell office:value-type="float" office:value="9233.6">
                <text:p>9233.6</text:p>
              </table:table-cell>
              <table:table-cell office:value-type="float" office:value="9488">
                <text:p>9488</text:p>
              </table:table-cell>
              <table:table-cell office:value-type="float" office:value="9905.6">
                <text:p>9905.6</text:p>
              </table:table-cell>
              <table:table-cell office:value-type="float" office:value="9468.2">
                <text:p>9468.2</text:p>
              </table:table-cell>
              <table:table-cell office:value-type="float" office:value="9100.2">
                <text:p>9100.2</text:p>
              </table:table-cell>
              <table:table-cell office:value-type="float" office:value="9693">
                <text:p>9693</text:p>
              </table:table-cell>
              <table:table-cell office:value-type="float" office:value="9232.4">
                <text:p>9232.4</text:p>
              </table:table-cell>
              <table:table-cell office:value-type="float" office:value="9478.6">
                <text:p>9478.6</text:p>
              </table:table-cell>
              <table:table-cell office:value-type="float" office:value="9850.4">
                <text:p>9850.4</text:p>
              </table:table-cell>
              <table:table-cell office:value-type="float" office:value="9569">
                <text:p>9569</text:p>
              </table:table-cell>
              <table:table-cell office:value-type="float" office:value="9508.2">
                <text:p>9508.2</text:p>
              </table:table-cell>
              <table:table-cell office:value-type="float" office:value="9295.6">
                <text:p>9295.6</text:p>
              </table:table-cell>
              <table:table-cell office:value-type="float" office:value="7889.4">
                <text:p>7889.4</text:p>
              </table:table-cell>
              <table:table-cell office:value-type="float" office:value="9927.8">
                <text:p>9927.8</text:p>
              </table:table-cell>
              <table:table-cell office:value-type="float" office:value="9428.2">
                <text:p>9428.2</text:p>
              </table:table-cell>
              <table:table-cell office:value-type="float" office:value="9118.6">
                <text:p>9118.6</text:p>
              </table:table-cell>
              <table:table-cell office:value-type="float" office:value="9625.2">
                <text:p>9625.2</text:p>
              </table:table-cell>
              <table:table-cell office:value-type="float" office:value="9788">
                <text:p>9788</text:p>
              </table:table-cell>
              <table:table-cell office:value-type="float" office:value="9514.2">
                <text:p>9514.2</text:p>
              </table:table-cell>
              <table:table-cell office:value-type="float" office:value="9642.8">
                <text:p>9642.8</text:p>
              </table:table-cell>
              <table:table-cell office:value-type="float" office:value="9471.4">
                <text:p>9471.4</text:p>
              </table:table-cell>
              <table:table-cell office:value-type="float" office:value="7773.6">
                <text:p>7773.6</text:p>
              </table:table-cell>
              <table:table-cell office:value-type="float" office:value="9421">
                <text:p>9421</text:p>
              </table:table-cell>
              <table:table-cell office:value-type="float" office:value="5937.2">
                <text:p>5937.2</text:p>
              </table:table-cell>
              <table:table-cell office:value-type="float" office:value="8637.2">
                <text:p>8637.2</text:p>
              </table:table-cell>
              <table:table-cell office:value-type="float" office:value="9848.2">
                <text:p>9848.2</text:p>
              </table:table-cell>
              <table:table-cell office:value-type="float" office:value="7603.6">
                <text:p>7603.6</text:p>
              </table:table-cell>
              <table:table-cell office:value-type="float" office:value="9819.2">
                <text:p>9819.2</text:p>
              </table:table-cell>
              <table:table-cell office:value-type="float" office:value="9228.2">
                <text:p>9228.2</text:p>
              </table:table-cell>
              <table:table-cell office:value-type="float" office:value="7775">
                <text:p>7775</text:p>
              </table:table-cell>
              <table:table-cell office:value-type="float" office:value="9229.2">
                <text:p>9229.2</text:p>
              </table:table-cell>
              <table:table-cell office:value-type="float" office:value="7448.2">
                <text:p>7448.2</text:p>
              </table:table-cell>
              <table:table-cell office:value-type="float" office:value="9749.2">
                <text:p>9749.2</text:p>
              </table:table-cell>
              <table:table-cell office:value-type="float" office:value="8876.2">
                <text:p>8876.2</text:p>
              </table:table-cell>
              <table:table-cell office:value-type="float" office:value="9340">
                <text:p>9340</text:p>
              </table:table-cell>
              <table:table-cell office:value-type="float" office:value="9858.6">
                <text:p>9858.6</text:p>
              </table:table-cell>
              <table:table-cell office:value-type="float" office:value="9738.8">
                <text:p>9738.8</text:p>
              </table:table-cell>
              <table:table-cell office:value-type="float" office:value="9586.8">
                <text:p>9586.8</text:p>
              </table:table-cell>
              <table:table-cell office:value-type="float" office:value="9912">
                <text:p>9912</text:p>
              </table:table-cell>
              <table:table-cell office:value-type="float" office:value="9177.8">
                <text:p>9177.8</text:p>
              </table:table-cell>
              <table:table-cell office:value-type="float" office:value="8363.8">
                <text:p>8363.8</text:p>
              </table:table-cell>
              <table:table-cell office:value-type="float" office:value="9774.8">
                <text:p>9774.8</text:p>
              </table:table-cell>
              <table:table-cell office:value-type="float" office:value="9919.2">
                <text:p>9919.2</text:p>
              </table:table-cell>
              <table:table-cell office:value-type="float" office:value="9965.6">
                <text:p>9965.6</text:p>
              </table:table-cell>
              <table:table-cell office:value-type="float" office:value="7893.8">
                <text:p>7893.8</text:p>
              </table:table-cell>
              <table:table-cell office:value-type="float" office:value="9182.8">
                <text:p>9182.8</text:p>
              </table:table-cell>
              <table:table-cell office:value-type="float" office:value="9784.2">
                <text:p>9784.2</text:p>
              </table:table-cell>
              <table:table-cell office:value-type="float" office:value="9735.2">
                <text:p>9735.2</text:p>
              </table:table-cell>
              <table:table-cell office:value-type="float" office:value="9181">
                <text:p>9181</text:p>
              </table:table-cell>
              <table:table-cell office:value-type="float" office:value="9422.4">
                <text:p>9422.4</text:p>
              </table:table-cell>
              <table:table-cell office:value-type="float" office:value="9813.8">
                <text:p>9813.8</text:p>
              </table:table-cell>
              <table:table-cell office:value-type="float" office:value="9406">
                <text:p>9406</text:p>
              </table:table-cell>
              <table:table-cell office:value-type="float" office:value="9303">
                <text:p>9303</text:p>
              </table:table-cell>
              <table:table-cell office:value-type="float" office:value="9417.6">
                <text:p>9417.6</text:p>
              </table:table-cell>
              <table:table-cell office:value-type="float" office:value="9286.4">
                <text:p>9286.4</text:p>
              </table:table-cell>
              <table:table-cell office:value-type="float" office:value="8886.8">
                <text:p>8886.8</text:p>
              </table:table-cell>
              <table:table-cell office:value-type="float" office:value="9882.2">
                <text:p>9882.2</text:p>
              </table:table-cell>
              <table:table-cell office:value-type="float" office:value="8781.4">
                <text:p>8781.4</text:p>
              </table:table-cell>
              <table:table-cell office:value-type="float" office:value="9981">
                <text:p>9981</text:p>
              </table:table-cell>
              <table:table-cell office:value-type="float" office:value="8567.8">
                <text:p>8567.8</text:p>
              </table:table-cell>
              <table:table-cell office:value-type="float" office:value="9381.2">
                <text:p>9381.2</text:p>
              </table:table-cell>
              <table:table-cell office:value-type="float" office:value="9732.8">
                <text:p>9732.8</text:p>
              </table:table-cell>
              <table:table-cell office:value-type="float" office:value="9756.8">
                <text:p>9756.8</text:p>
              </table:table-cell>
              <table:table-cell office:value-type="float" office:value="9619.6">
                <text:p>9619.6</text:p>
              </table:table-cell>
              <table:table-cell office:value-type="float" office:value="9839.8">
                <text:p>9839.8</text:p>
              </table:table-cell>
              <table:table-cell office:value-type="float" office:value="9706">
                <text:p>9706</text:p>
              </table:table-cell>
              <table:table-cell office:value-type="float" office:value="9665.2">
                <text:p>9665.2</text:p>
              </table:table-cell>
              <table:table-cell office:value-type="float" office:value="9651.4">
                <text:p>9651.4</text:p>
              </table:table-cell>
              <table:table-cell office:value-type="float" office:value="8871.6">
                <text:p>8871.6</text:p>
              </table:table-cell>
              <table:table-cell office:value-type="float" office:value="9819.4">
                <text:p>9819.4</text:p>
              </table:table-cell>
              <table:table-cell office:value-type="float" office:value="8946">
                <text:p>8946</text:p>
              </table:table-cell>
              <table:table-cell office:value-type="float" office:value="9799.6">
                <text:p>9799.6</text:p>
              </table:table-cell>
              <table:table-cell office:value-type="float" office:value="9782">
                <text:p>9782</text:p>
              </table:table-cell>
              <table:table-cell office:value-type="float" office:value="9377.6">
                <text:p>9377.6</text:p>
              </table:table-cell>
              <table:table-cell office:value-type="float" office:value="9652.4">
                <text:p>9652.4</text:p>
              </table:table-cell>
              <table:table-cell office:value-type="float" office:value="9791.6">
                <text:p>9791.6</text:p>
              </table:table-cell>
              <table:table-cell office:value-type="float" office:value="9954.8">
                <text:p>9954.8</text:p>
              </table:table-cell>
              <table:table-cell office:value-type="float" office:value="9790.2">
                <text:p>9790.2</text:p>
              </table:table-cell>
              <table:table-cell office:value-type="float" office:value="9519.6">
                <text:p>9519.6</text:p>
              </table:table-cell>
              <table:table-cell office:value-type="float" office:value="9502">
                <text:p>9502</text:p>
              </table:table-cell>
              <table:table-cell office:value-type="float" office:value="9715.4">
                <text:p>9715.4</text:p>
              </table:table-cell>
              <table:table-cell office:value-type="float" office:value="9572.6">
                <text:p>9572.6</text:p>
              </table:table-cell>
              <table:table-cell office:value-type="float" office:value="9752.8">
                <text:p>9752.8</text:p>
              </table:table-cell>
              <table:table-cell office:value-type="float" office:value="9642.6">
                <text:p>9642.6</text:p>
              </table:table-cell>
              <table:table-cell office:value-type="float" office:value="7974.2">
                <text:p>7974.2</text:p>
              </table:table-cell>
              <table:table-cell office:value-type="float" office:value="8783.6">
                <text:p>8783.6</text:p>
              </table:table-cell>
              <table:table-cell office:value-type="float" office:value="9949">
                <text:p>9949</text:p>
              </table:table-cell>
              <table:table-cell office:value-type="float" office:value="8718.8">
                <text:p>8718.8</text:p>
              </table:table-cell>
              <table:table-cell office:value-type="float" office:value="9586">
                <text:p>9586</text:p>
              </table:table-cell>
              <table:table-cell office:value-type="float" office:value="8936.2">
                <text:p>8936.2</text:p>
              </table:table-cell>
              <table:table-cell office:value-type="float" office:value="7892">
                <text:p>7892</text:p>
              </table:table-cell>
              <table:table-cell office:value-type="float" office:value="9593">
                <text:p>9593</text:p>
              </table:table-cell>
              <table:table-cell office:value-type="float" office:value="9735.6">
                <text:p>9735.6</text:p>
              </table:table-cell>
              <table:table-cell office:value-type="float" office:value="9566.8">
                <text:p>9566.8</text:p>
              </table:table-cell>
              <table:table-cell office:value-type="float" office:value="9706.8">
                <text:p>9706.8</text:p>
              </table:table-cell>
              <table:table-cell office:value-type="float" office:value="9780">
                <text:p>9780</text:p>
              </table:table-cell>
              <table:table-cell office:value-type="float" office:value="9698.4">
                <text:p>9698.4</text:p>
              </table:table-cell>
              <table:table-cell office:value-type="float" office:value="9519">
                <text:p>9519</text:p>
              </table:table-cell>
              <table:table-cell office:value-type="float" office:value="9928.6">
                <text:p>9928.6</text:p>
              </table:table-cell>
              <table:table-cell office:value-type="float" office:value="9762.6">
                <text:p>9762.6</text:p>
              </table:table-cell>
              <table:table-cell office:value-type="float" office:value="9677">
                <text:p>9677</text:p>
              </table:table-cell>
              <table:table-cell office:value-type="float" office:value="9322.2">
                <text:p>9322.2</text:p>
              </table:table-cell>
              <table:table-cell office:value-type="float" office:value="9936.2">
                <text:p>9936.2</text:p>
              </table:table-cell>
              <table:table-cell office:value-type="float" office:value="9698.2">
                <text:p>9698.2</text:p>
              </table:table-cell>
              <table:table-cell office:value-type="float" office:value="9487">
                <text:p>9487</text:p>
              </table:table-cell>
              <table:table-cell office:value-type="float" office:value="8385">
                <text:p>8385</text:p>
              </table:table-cell>
              <table:table-cell office:value-type="float" office:value="9909.8">
                <text:p>9909.8</text:p>
              </table:table-cell>
              <table:table-cell office:value-type="float" office:value="9660.6">
                <text:p>9660.6</text:p>
              </table:table-cell>
              <table:table-cell office:value-type="float" office:value="9526">
                <text:p>9526</text:p>
              </table:table-cell>
              <table:table-cell office:value-type="float" office:value="9775.6">
                <text:p>9775.6</text:p>
              </table:table-cell>
              <table:table-cell office:value-type="float" office:value="8867.2">
                <text:p>8867.2</text:p>
              </table:table-cell>
              <table:table-cell office:value-type="float" office:value="9872.8">
                <text:p>9872.8</text:p>
              </table:table-cell>
              <table:table-cell office:value-type="float" office:value="9730.6">
                <text:p>9730.6</text:p>
              </table:table-cell>
              <table:table-cell office:value-type="float" office:value="7769.4">
                <text:p>7769.4</text:p>
              </table:table-cell>
              <table:table-cell office:value-type="float" office:value="9927.6">
                <text:p>9927.6</text:p>
              </table:table-cell>
              <table:table-cell office:value-type="float" office:value="9074.6">
                <text:p>9074.6</text:p>
              </table:table-cell>
              <table:table-cell office:value-type="float" office:value="9373.8">
                <text:p>9373.8</text:p>
              </table:table-cell>
              <table:table-cell office:value-type="float" office:value="9849.8">
                <text:p>9849.8</text:p>
              </table:table-cell>
              <table:table-cell office:value-type="float" office:value="8455.4">
                <text:p>8455.4</text:p>
              </table:table-cell>
              <table:table-cell office:value-type="float" office:value="8486.6">
                <text:p>8486.6</text:p>
              </table:table-cell>
              <table:table-cell office:value-type="float" office:value="9346.2">
                <text:p>9346.2</text:p>
              </table:table-cell>
              <table:table-cell office:value-type="float" office:value="9869.4">
                <text:p>9869.4</text:p>
              </table:table-cell>
              <table:table-cell office:value-type="float" office:value="8674.2">
                <text:p>8674.2</text:p>
              </table:table-cell>
              <table:table-cell office:value-type="float" office:value="9647">
                <text:p>9647</text:p>
              </table:table-cell>
              <table:table-cell office:value-type="float" office:value="9647.4">
                <text:p>9647.4</text:p>
              </table:table-cell>
              <table:table-cell office:value-type="float" office:value="9639.4">
                <text:p>9639.4</text:p>
              </table:table-cell>
              <table:table-cell office:value-type="float" office:value="9523">
                <text:p>9523</text:p>
              </table:table-cell>
              <table:table-cell office:value-type="float" office:value="9094.4">
                <text:p>9094.4</text:p>
              </table:table-cell>
              <table:table-cell office:value-type="float" office:value="8906">
                <text:p>8906</text:p>
              </table:table-cell>
              <table:table-cell office:value-type="float" office:value="9659.2">
                <text:p>9659.2</text:p>
              </table:table-cell>
              <table:table-cell office:value-type="float" office:value="8735.4">
                <text:p>8735.4</text:p>
              </table:table-cell>
              <table:table-cell office:value-type="float" office:value="8776.2">
                <text:p>8776.2</text:p>
              </table:table-cell>
              <table:table-cell office:value-type="float" office:value="8593.2">
                <text:p>8593.2</text:p>
              </table:table-cell>
              <table:table-cell office:value-type="float" office:value="9232">
                <text:p>9232</text:p>
              </table:table-cell>
              <table:table-cell office:value-type="float" office:value="9532.6">
                <text:p>9532.6</text:p>
              </table:table-cell>
              <table:table-cell office:value-type="float" office:value="9855">
                <text:p>9855</text:p>
              </table:table-cell>
              <table:table-cell office:value-type="float" office:value="9801.4">
                <text:p>9801.4</text:p>
              </table:table-cell>
              <table:table-cell office:value-type="float" office:value="9438.6">
                <text:p>9438.6</text:p>
              </table:table-cell>
              <table:table-cell office:value-type="float" office:value="9706.2">
                <text:p>9706.2</text:p>
              </table:table-cell>
              <table:table-cell office:value-type="float" office:value="8694">
                <text:p>8694</text:p>
              </table:table-cell>
              <table:table-cell office:value-type="float" office:value="9803.2">
                <text:p>9803.2</text:p>
              </table:table-cell>
              <table:table-cell office:value-type="float" office:value="9683.6">
                <text:p>9683.6</text:p>
              </table:table-cell>
              <table:table-cell office:value-type="float" office:value="9067">
                <text:p>9067</text:p>
              </table:table-cell>
              <table:table-cell office:value-type="float" office:value="9663">
                <text:p>9663</text:p>
              </table:table-cell>
              <table:table-cell office:value-type="float" office:value="9857.8">
                <text:p>9857.8</text:p>
              </table:table-cell>
              <table:table-cell office:value-type="float" office:value="9351.8">
                <text:p>9351.8</text:p>
              </table:table-cell>
              <table:table-cell office:value-type="float" office:value="5565.2">
                <text:p>5565.2</text:p>
              </table:table-cell>
              <table:table-cell office:value-type="float" office:value="9688">
                <text:p>9688</text:p>
              </table:table-cell>
              <table:table-cell office:value-type="float" office:value="8831.8">
                <text:p>8831.8</text:p>
              </table:table-cell>
              <table:table-cell office:value-type="float" office:value="9813.8">
                <text:p>9813.8</text:p>
              </table:table-cell>
              <table:table-cell office:value-type="float" office:value="9842.8">
                <text:p>9842.8</text:p>
              </table:table-cell>
              <table:table-cell office:value-type="float" office:value="7888.6">
                <text:p>7888.6</text:p>
              </table:table-cell>
              <table:table-cell office:value-type="float" office:value="8966.8">
                <text:p>8966.8</text:p>
              </table:table-cell>
              <table:table-cell office:value-type="float" office:value="9298">
                <text:p>9298</text:p>
              </table:table-cell>
              <table:table-cell office:value-type="float" office:value="9933.8">
                <text:p>9933.8</text:p>
              </table:table-cell>
              <table:table-cell office:value-type="float" office:value="9643.2">
                <text:p>9643.2</text:p>
              </table:table-cell>
              <table:table-cell office:value-type="float" office:value="8336">
                <text:p>8336</text:p>
              </table:table-cell>
              <table:table-cell office:value-type="float" office:value="9656.8">
                <text:p>9656.8</text:p>
              </table:table-cell>
              <table:table-cell office:value-type="float" office:value="7764.2">
                <text:p>7764.2</text:p>
              </table:table-cell>
              <table:table-cell office:value-type="float" office:value="9334.2">
                <text:p>9334.2</text:p>
              </table:table-cell>
              <table:table-cell office:value-type="float" office:value="9631.6">
                <text:p>9631.6</text:p>
              </table:table-cell>
              <table:table-cell office:value-type="float" office:value="9679.4">
                <text:p>9679.4</text:p>
              </table:table-cell>
              <table:table-cell office:value-type="float" office:value="9047.4">
                <text:p>9047.4</text:p>
              </table:table-cell>
              <table:table-cell office:value-type="float" office:value="9834.8">
                <text:p>9834.8</text:p>
              </table:table-cell>
              <table:table-cell office:value-type="float" office:value="9335.4">
                <text:p>9335.4</text:p>
              </table:table-cell>
              <table:table-cell office:value-type="float" office:value="9239.6">
                <text:p>9239.6</text:p>
              </table:table-cell>
              <table:table-cell office:value-type="float" office:value="8000.2">
                <text:p>8000.2</text:p>
              </table:table-cell>
              <table:table-cell office:value-type="float" office:value="9171.8">
                <text:p>9171.8</text:p>
              </table:table-cell>
              <table:table-cell office:value-type="float" office:value="7740.6">
                <text:p>7740.6</text:p>
              </table:table-cell>
              <table:table-cell office:value-type="float" office:value="9360.8">
                <text:p>9360.8</text:p>
              </table:table-cell>
              <table:table-cell office:value-type="float" office:value="9429.8">
                <text:p>9429.8</text:p>
              </table:table-cell>
              <table:table-cell office:value-type="float" office:value="9718.8">
                <text:p>9718.8</text:p>
              </table:table-cell>
              <table:table-cell office:value-type="float" office:value="9185">
                <text:p>9185</text:p>
              </table:table-cell>
              <table:table-cell office:value-type="float" office:value="9585.2">
                <text:p>9585.2</text:p>
              </table:table-cell>
              <table:table-cell office:value-type="float" office:value="8375">
                <text:p>8375</text:p>
              </table:table-cell>
              <table:table-cell office:value-type="float" office:value="9246">
                <text:p>9246</text:p>
              </table:table-cell>
              <table:table-cell office:value-type="float" office:value="7446.4">
                <text:p>7446.4</text:p>
              </table:table-cell>
              <table:table-cell office:value-type="float" office:value="8590">
                <text:p>8590</text:p>
              </table:table-cell>
              <table:table-cell office:value-type="float" office:value="9266">
                <text:p>9266</text:p>
              </table:table-cell>
              <table:table-cell office:value-type="float" office:value="9245">
                <text:p>9245</text:p>
              </table:table-cell>
              <table:table-cell office:value-type="float" office:value="8407.8">
                <text:p>8407.8</text:p>
              </table:table-cell>
              <table:table-cell office:value-type="float" office:value="7673">
                <text:p>7673</text:p>
              </table:table-cell>
              <table:table-cell office:value-type="float" office:value="9298">
                <text:p>9298</text:p>
              </table:table-cell>
              <table:table-cell office:value-type="float" office:value="9819.4">
                <text:p>9819.4</text:p>
              </table:table-cell>
              <table:table-cell office:value-type="float" office:value="9317">
                <text:p>9317</text:p>
              </table:table-cell>
              <table:table-cell office:value-type="float" office:value="9851.8">
                <text:p>9851.8</text:p>
              </table:table-cell>
              <table:table-cell office:value-type="float" office:value="6624.6">
                <text:p>6624.6</text:p>
              </table:table-cell>
              <table:table-cell office:value-type="float" office:value="9691.6">
                <text:p>9691.6</text:p>
              </table:table-cell>
              <table:table-cell office:value-type="float" office:value="9664">
                <text:p>9664</text:p>
              </table:table-cell>
              <table:table-cell office:value-type="float" office:value="9753.4">
                <text:p>9753.4</text:p>
              </table:table-cell>
              <table:table-cell office:value-type="float" office:value="9596.2">
                <text:p>9596.2</text:p>
              </table:table-cell>
              <table:table-cell office:value-type="float" office:value="9302.4">
                <text:p>9302.4</text:p>
              </table:table-cell>
              <table:table-cell office:value-type="float" office:value="9069">
                <text:p>9069</text:p>
              </table:table-cell>
              <table:table-cell office:value-type="float" office:value="9111.6">
                <text:p>9111.6</text:p>
              </table:table-cell>
              <table:table-cell office:value-type="float" office:value="8214">
                <text:p>8214</text:p>
              </table:table-cell>
              <table:table-cell office:value-type="float" office:value="9823.4">
                <text:p>9823.4</text:p>
              </table:table-cell>
              <table:table-cell office:value-type="float" office:value="8748.8">
                <text:p>8748.8</text:p>
              </table:table-cell>
              <table:table-cell office:value-type="float" office:value="9463.4">
                <text:p>9463.4</text:p>
              </table:table-cell>
              <table:table-cell office:value-type="float" office:value="9047.4">
                <text:p>9047.4</text:p>
              </table:table-cell>
              <table:table-cell office:value-type="float" office:value="9645.6">
                <text:p>9645.6</text:p>
              </table:table-cell>
              <table:table-cell office:value-type="float" office:value="9502.2">
                <text:p>9502.2</text:p>
              </table:table-cell>
              <table:table-cell office:value-type="float" office:value="8865.8">
                <text:p>8865.8</text:p>
              </table:table-cell>
              <table:table-cell office:value-type="float" office:value="9388.2">
                <text:p>9388.2</text:p>
              </table:table-cell>
              <table:table-cell office:value-type="float" office:value="9655">
                <text:p>9655</text:p>
              </table:table-cell>
              <table:table-cell office:value-type="float" office:value="9352.2">
                <text:p>9352.2</text:p>
              </table:table-cell>
              <table:table-cell office:value-type="float" office:value="9899">
                <text:p>9899</text:p>
              </table:table-cell>
              <table:table-cell office:value-type="float" office:value="9177.2">
                <text:p>9177.2</text:p>
              </table:table-cell>
              <table:table-cell office:value-type="float" office:value="8913.8">
                <text:p>8913.8</text:p>
              </table:table-cell>
              <table:table-cell office:value-type="float" office:value="9279.2">
                <text:p>9279.2</text:p>
              </table:table-cell>
              <table:table-cell office:value-type="float" office:value="8890.6">
                <text:p>8890.6</text:p>
              </table:table-cell>
              <table:table-cell office:value-type="float" office:value="8178.8">
                <text:p>8178.8</text:p>
              </table:table-cell>
              <table:table-cell office:value-type="float" office:value="9678.2">
                <text:p>9678.2</text:p>
              </table:table-cell>
              <table:table-cell office:value-type="float" office:value="9777.4">
                <text:p>9777.4</text:p>
              </table:table-cell>
              <table:table-cell office:value-type="float" office:value="8715">
                <text:p>8715</text:p>
              </table:table-cell>
              <table:table-cell office:value-type="float" office:value="9929.4">
                <text:p>9929.4</text:p>
              </table:table-cell>
              <table:table-cell office:value-type="float" office:value="8800.6">
                <text:p>8800.6</text:p>
              </table:table-cell>
              <table:table-cell office:value-type="float" office:value="8801.4">
                <text:p>8801.4</text:p>
              </table:table-cell>
              <table:table-cell office:value-type="float" office:value="9563.8">
                <text:p>9563.8</text:p>
              </table:table-cell>
              <table:table-cell office:value-type="float" office:value="9193.6">
                <text:p>9193.6</text:p>
              </table:table-cell>
              <table:table-cell office:value-type="float" office:value="6738.6">
                <text:p>6738.6</text:p>
              </table:table-cell>
              <table:table-cell office:value-type="float" office:value="9135.2">
                <text:p>9135.2</text:p>
              </table:table-cell>
              <table:table-cell office:value-type="float" office:value="9717.2">
                <text:p>9717.2</text:p>
              </table:table-cell>
              <table:table-cell office:value-type="float" office:value="9660.8">
                <text:p>9660.8</text:p>
              </table:table-cell>
              <table:table-cell office:value-type="float" office:value="7912.8">
                <text:p>7912.8</text:p>
              </table:table-cell>
              <table:table-cell office:value-type="float" office:value="8305.2">
                <text:p>8305.2</text:p>
              </table:table-cell>
              <table:table-cell office:value-type="float" office:value="9352">
                <text:p>9352</text:p>
              </table:table-cell>
              <table:table-cell office:value-type="float" office:value="7808.2">
                <text:p>7808.2</text:p>
              </table:table-cell>
              <table:table-cell office:value-type="float" office:value="8834">
                <text:p>8834</text:p>
              </table:table-cell>
              <table:table-cell office:value-type="float" office:value="9316.6">
                <text:p>9316.6</text:p>
              </table:table-cell>
              <table:table-cell office:value-type="float" office:value="9490.6">
                <text:p>9490.6</text:p>
              </table:table-cell>
              <table:table-cell office:value-type="float" office:value="8899">
                <text:p>8899</text:p>
              </table:table-cell>
              <table:table-cell office:value-type="float" office:value="8528.8">
                <text:p>8528.8</text:p>
              </table:table-cell>
              <table:table-cell office:value-type="float" office:value="9731.2">
                <text:p>9731.2</text:p>
              </table:table-cell>
              <table:table-cell office:value-type="float" office:value="8786.6">
                <text:p>8786.6</text:p>
              </table:table-cell>
              <table:table-cell office:value-type="float" office:value="8198.6">
                <text:p>8198.6</text:p>
              </table:table-cell>
              <table:table-cell office:value-type="float" office:value="9417.4">
                <text:p>9417.4</text:p>
              </table:table-cell>
              <table:table-cell office:value-type="float" office:value="9349.6">
                <text:p>9349.6</text:p>
              </table:table-cell>
              <table:table-cell office:value-type="float" office:value="9549.2">
                <text:p>9549.2</text:p>
              </table:table-cell>
              <table:table-cell office:value-type="float" office:value="9552.4">
                <text:p>9552.4</text:p>
              </table:table-cell>
              <table:table-cell office:value-type="float" office:value="9743.6">
                <text:p>9743.6</text:p>
              </table:table-cell>
              <table:table-cell office:value-type="float" office:value="8831.2">
                <text:p>8831.2</text:p>
              </table:table-cell>
              <table:table-cell office:value-type="float" office:value="9477.2">
                <text:p>9477.2</text:p>
              </table:table-cell>
              <table:table-cell office:value-type="float" office:value="9813.8">
                <text:p>9813.8</text:p>
              </table:table-cell>
              <table:table-cell office:value-type="float" office:value="9819.6">
                <text:p>9819.6</text:p>
              </table:table-cell>
              <table:table-cell office:value-type="float" office:value="7509.8">
                <text:p>7509.8</text:p>
              </table:table-cell>
              <table:table-cell office:value-type="float" office:value="9625.2">
                <text:p>9625.2</text:p>
              </table:table-cell>
              <table:table-cell office:value-type="float" office:value="9113.6">
                <text:p>9113.6</text:p>
              </table:table-cell>
              <table:table-cell office:value-type="float" office:value="9142.2">
                <text:p>9142.2</text:p>
              </table:table-cell>
              <table:table-cell office:value-type="float" office:value="8035">
                <text:p>8035</text:p>
              </table:table-cell>
              <table:table-cell office:value-type="float" office:value="7825.6">
                <text:p>7825.6</text:p>
              </table:table-cell>
              <table:table-cell office:value-type="float" office:value="9333">
                <text:p>9333</text:p>
              </table:table-cell>
              <table:table-cell office:value-type="float" office:value="9595.4">
                <text:p>9595.4</text:p>
              </table:table-cell>
              <table:table-cell office:value-type="float" office:value="8810">
                <text:p>8810</text:p>
              </table:table-cell>
              <table:table-cell office:value-type="float" office:value="9840.4">
                <text:p>9840.4</text:p>
              </table:table-cell>
              <table:table-cell office:value-type="float" office:value="7695.2">
                <text:p>7695.2</text:p>
              </table:table-cell>
              <table:table-cell office:value-type="float" office:value="9425.6">
                <text:p>9425.6</text:p>
              </table:table-cell>
              <table:table-cell office:value-type="float" office:value="9208.8">
                <text:p>9208.8</text:p>
              </table:table-cell>
              <table:table-cell office:value-type="float" office:value="9956">
                <text:p>9956</text:p>
              </table:table-cell>
              <table:table-cell office:value-type="float" office:value="8758.6">
                <text:p>8758.6</text:p>
              </table:table-cell>
              <table:table-cell office:value-type="float" office:value="9564.8">
                <text:p>9564.8</text:p>
              </table:table-cell>
              <table:table-cell office:value-type="float" office:value="9726.4">
                <text:p>9726.4</text:p>
              </table:table-cell>
              <table:table-cell office:value-type="float" office:value="8990.2">
                <text:p>8990.2</text:p>
              </table:table-cell>
              <table:table-cell office:value-type="float" office:value="9872.6">
                <text:p>9872.6</text:p>
              </table:table-cell>
              <table:table-cell office:value-type="float" office:value="9515.2">
                <text:p>9515.2</text:p>
              </table:table-cell>
              <table:table-cell office:value-type="float" office:value="9801.4">
                <text:p>9801.4</text:p>
              </table:table-cell>
              <table:table-cell office:value-type="float" office:value="9658.8">
                <text:p>9658.8</text:p>
              </table:table-cell>
              <table:table-cell office:value-type="float" office:value="8808.8">
                <text:p>8808.8</text:p>
              </table:table-cell>
              <table:table-cell office:value-type="float" office:value="9574.2">
                <text:p>9574.2</text:p>
              </table:table-cell>
              <table:table-cell office:value-type="float" office:value="9264.4">
                <text:p>9264.4</text:p>
              </table:table-cell>
              <table:table-cell office:value-type="float" office:value="9153.4">
                <text:p>9153.4</text:p>
              </table:table-cell>
              <table:table-cell office:value-type="float" office:value="9524">
                <text:p>9524</text:p>
              </table:table-cell>
              <table:table-cell office:value-type="float" office:value="8995.2">
                <text:p>8995.2</text:p>
              </table:table-cell>
              <table:table-cell office:value-type="float" office:value="9744">
                <text:p>9744</text:p>
              </table:table-cell>
              <table:table-cell office:value-type="float" office:value="9817.8">
                <text:p>9817.8</text:p>
              </table:table-cell>
              <table:table-cell office:value-type="float" office:value="9544.2">
                <text:p>9544.2</text:p>
              </table:table-cell>
              <table:table-cell office:value-type="float" office:value="7259.4">
                <text:p>7259.4</text:p>
              </table:table-cell>
              <table:table-cell office:value-type="float" office:value="8781.4">
                <text:p>8781.4</text:p>
              </table:table-cell>
              <table:table-cell office:value-type="float" office:value="8836.2">
                <text:p>8836.2</text:p>
              </table:table-cell>
              <table:table-cell office:value-type="float" office:value="9555.2">
                <text:p>9555.2</text:p>
              </table:table-cell>
              <table:table-cell office:value-type="float" office:value="7281.6">
                <text:p>7281.6</text:p>
              </table:table-cell>
              <table:table-cell office:value-type="float" office:value="9389.8">
                <text:p>9389.8</text:p>
              </table:table-cell>
              <table:table-cell office:value-type="float" office:value="8473.6">
                <text:p>8473.6</text:p>
              </table:table-cell>
              <table:table-cell office:value-type="float" office:value="8921.6">
                <text:p>8921.6</text:p>
              </table:table-cell>
              <table:table-cell office:value-type="float" office:value="9954">
                <text:p>9954</text:p>
              </table:table-cell>
              <table:table-cell office:value-type="float" office:value="9495.2">
                <text:p>9495.2</text:p>
              </table:table-cell>
              <table:table-cell office:value-type="float" office:value="9917.4">
                <text:p>9917.4</text:p>
              </table:table-cell>
              <table:table-cell office:value-type="float" office:value="9281.6">
                <text:p>9281.6</text:p>
              </table:table-cell>
              <table:table-cell office:value-type="float" office:value="8980.4">
                <text:p>8980.4</text:p>
              </table:table-cell>
              <table:table-cell office:value-type="float" office:value="9761">
                <text:p>9761</text:p>
              </table:table-cell>
              <table:table-cell office:value-type="float" office:value="9552.2">
                <text:p>9552.2</text:p>
              </table:table-cell>
              <table:table-cell office:value-type="float" office:value="9986">
                <text:p>9986</text:p>
              </table:table-cell>
              <table:table-cell office:value-type="float" office:value="5131.8">
                <text:p>5131.8</text:p>
              </table:table-cell>
              <table:table-cell office:value-type="float" office:value="9384">
                <text:p>9384</text:p>
              </table:table-cell>
              <table:table-cell office:value-type="float" office:value="8514.2">
                <text:p>8514.2</text:p>
              </table:table-cell>
              <table:table-cell office:value-type="float" office:value="9245.8">
                <text:p>9245.8</text:p>
              </table:table-cell>
              <table:table-cell office:value-type="float" office:value="9179">
                <text:p>9179</text:p>
              </table:table-cell>
              <table:table-cell office:value-type="float" office:value="9504.4">
                <text:p>9504.4</text:p>
              </table:table-cell>
              <table:table-cell office:value-type="float" office:value="6952">
                <text:p>6952</text:p>
              </table:table-cell>
              <table:table-cell office:value-type="float" office:value="8564.2">
                <text:p>8564.2</text:p>
              </table:table-cell>
              <table:table-cell office:value-type="float" office:value="9923.2">
                <text:p>9923.2</text:p>
              </table:table-cell>
              <table:table-cell office:value-type="float" office:value="9985.8">
                <text:p>9985.8</text:p>
              </table:table-cell>
              <table:table-cell office:value-type="float" office:value="9364.2">
                <text:p>9364.2</text:p>
              </table:table-cell>
              <table:table-cell office:value-type="float" office:value="9626">
                <text:p>9626</text:p>
              </table:table-cell>
              <table:table-cell office:value-type="float" office:value="7028.2">
                <text:p>7028.2</text:p>
              </table:table-cell>
              <table:table-cell office:value-type="float" office:value="8710.2">
                <text:p>8710.2</text:p>
              </table:table-cell>
              <table:table-cell office:value-type="float" office:value="9279.2">
                <text:p>9279.2</text:p>
              </table:table-cell>
              <table:table-cell office:value-type="float" office:value="9244">
                <text:p>9244</text:p>
              </table:table-cell>
              <table:table-cell office:value-type="float" office:value="9666.6">
                <text:p>9666.6</text:p>
              </table:table-cell>
              <table:table-cell office:value-type="float" office:value="9741.4">
                <text:p>9741.4</text:p>
              </table:table-cell>
              <table:table-cell office:value-type="float" office:value="9752.2">
                <text:p>9752.2</text:p>
              </table:table-cell>
              <table:table-cell office:value-type="float" office:value="8848.8">
                <text:p>8848.8</text:p>
              </table:table-cell>
              <table:table-cell office:value-type="float" office:value="9615.2">
                <text:p>9615.2</text:p>
              </table:table-cell>
              <table:table-cell office:value-type="float" office:value="9141.8">
                <text:p>9141.8</text:p>
              </table:table-cell>
              <table:table-cell office:value-type="float" office:value="9091">
                <text:p>9091</text:p>
              </table:table-cell>
              <table:table-cell office:value-type="float" office:value="9777.8">
                <text:p>9777.8</text:p>
              </table:table-cell>
              <table:table-cell office:value-type="float" office:value="8729.2">
                <text:p>8729.2</text:p>
              </table:table-cell>
              <table:table-cell office:value-type="float" office:value="9240.4">
                <text:p>9240.4</text:p>
              </table:table-cell>
              <table:table-cell office:value-type="float" office:value="7041">
                <text:p>7041</text:p>
              </table:table-cell>
              <table:table-cell office:value-type="float" office:value="9706.6">
                <text:p>9706.6</text:p>
              </table:table-cell>
              <table:table-cell office:value-type="float" office:value="9732.8">
                <text:p>9732.8</text:p>
              </table:table-cell>
              <table:table-cell office:value-type="float" office:value="6154.4">
                <text:p>6154.4</text:p>
              </table:table-cell>
              <table:table-cell office:value-type="float" office:value="9810.8">
                <text:p>9810.8</text:p>
              </table:table-cell>
              <table:table-cell office:value-type="float" office:value="9150.4">
                <text:p>9150.4</text:p>
              </table:table-cell>
              <table:table-cell office:value-type="float" office:value="9776.2">
                <text:p>9776.2</text:p>
              </table:table-cell>
              <table:table-cell office:value-type="float" office:value="9067.2">
                <text:p>9067.2</text:p>
              </table:table-cell>
              <table:table-cell office:value-type="float" office:value="9954.6">
                <text:p>9954.6</text:p>
              </table:table-cell>
              <table:table-cell office:value-type="float" office:value="9646.4">
                <text:p>9646.4</text:p>
              </table:table-cell>
              <table:table-cell office:value-type="float" office:value="9329.2">
                <text:p>9329.2</text:p>
              </table:table-cell>
              <table:table-cell office:value-type="float" office:value="9841.4">
                <text:p>9841.4</text:p>
              </table:table-cell>
              <table:table-cell office:value-type="float" office:value="7641">
                <text:p>7641</text:p>
              </table:table-cell>
              <table:table-cell office:value-type="float" office:value="9862">
                <text:p>9862</text:p>
              </table:table-cell>
              <table:table-cell office:value-type="float" office:value="9376.4">
                <text:p>9376.4</text:p>
              </table:table-cell>
              <table:table-cell office:value-type="float" office:value="8709.4">
                <text:p>8709.4</text:p>
              </table:table-cell>
              <table:table-cell office:value-type="float" office:value="7573.2">
                <text:p>7573.2</text:p>
              </table:table-cell>
              <table:table-cell office:value-type="float" office:value="9778.4">
                <text:p>9778.4</text:p>
              </table:table-cell>
              <table:table-cell office:value-type="float" office:value="8982.8">
                <text:p>8982.8</text:p>
              </table:table-cell>
              <table:table-cell office:value-type="float" office:value="8143.2">
                <text:p>8143.2</text:p>
              </table:table-cell>
              <table:table-cell office:value-type="float" office:value="9681.6">
                <text:p>9681.6</text:p>
              </table:table-cell>
              <table:table-cell office:value-type="float" office:value="9649.6">
                <text:p>9649.6</text:p>
              </table:table-cell>
              <table:table-cell office:value-type="float" office:value="8994.8">
                <text:p>8994.8</text:p>
              </table:table-cell>
              <table:table-cell office:value-type="float" office:value="9615.4">
                <text:p>9615.4</text:p>
              </table:table-cell>
              <table:table-cell office:value-type="float" office:value="8593.8">
                <text:p>8593.8</text:p>
              </table:table-cell>
              <table:table-cell office:value-type="float" office:value="7826">
                <text:p>7826</text:p>
              </table:table-cell>
              <table:table-cell office:value-type="float" office:value="9627.4">
                <text:p>9627.4</text:p>
              </table:table-cell>
              <table:table-cell office:value-type="float" office:value="9929">
                <text:p>9929</text:p>
              </table:table-cell>
              <table:table-cell office:value-type="float" office:value="9742.8">
                <text:p>9742.8</text:p>
              </table:table-cell>
              <table:table-cell office:value-type="float" office:value="8693.4">
                <text:p>8693.4</text:p>
              </table:table-cell>
              <table:table-cell office:value-type="float" office:value="9165.6">
                <text:p>9165.6</text:p>
              </table:table-cell>
              <table:table-cell office:value-type="float" office:value="8032">
                <text:p>8032</text:p>
              </table:table-cell>
              <table:table-cell office:value-type="float" office:value="9081.6">
                <text:p>9081.6</text:p>
              </table:table-cell>
              <table:table-cell office:value-type="float" office:value="9438.4">
                <text:p>9438.4</text:p>
              </table:table-cell>
              <table:table-cell office:value-type="float" office:value="9801.4">
                <text:p>9801.4</text:p>
              </table:table-cell>
              <table:table-cell office:value-type="float" office:value="9607.8">
                <text:p>9607.8</text:p>
              </table:table-cell>
              <table:table-cell office:value-type="float" office:value="9572.6">
                <text:p>9572.6</text:p>
              </table:table-cell>
              <table:table-cell office:value-type="float" office:value="6011.2">
                <text:p>6011.2</text:p>
              </table:table-cell>
              <table:table-cell office:value-type="float" office:value="9791.4">
                <text:p>9791.4</text:p>
              </table:table-cell>
              <table:table-cell office:value-type="float" office:value="8939.8">
                <text:p>8939.8</text:p>
              </table:table-cell>
              <table:table-cell office:value-type="float" office:value="8735.6">
                <text:p>8735.6</text:p>
              </table:table-cell>
              <table:table-cell office:value-type="float" office:value="8765">
                <text:p>8765</text:p>
              </table:table-cell>
              <table:table-cell office:value-type="float" office:value="8891.8">
                <text:p>8891.8</text:p>
              </table:table-cell>
              <table:table-cell office:value-type="float" office:value="7945.6">
                <text:p>7945.6</text:p>
              </table:table-cell>
              <table:table-cell office:value-type="float" office:value="9317.4">
                <text:p>9317.4</text:p>
              </table:table-cell>
              <table:table-cell office:value-type="float" office:value="9659.6">
                <text:p>9659.6</text:p>
              </table:table-cell>
              <table:table-cell office:value-type="float" office:value="7333">
                <text:p>7333</text:p>
              </table:table-cell>
              <table:table-cell office:value-type="float" office:value="9777.2">
                <text:p>9777.2</text:p>
              </table:table-cell>
              <table:table-cell office:value-type="float" office:value="8028.8">
                <text:p>8028.8</text:p>
              </table:table-cell>
              <table:table-cell office:value-type="float" office:value="9409">
                <text:p>9409</text:p>
              </table:table-cell>
              <table:table-cell office:value-type="float" office:value="8287.8">
                <text:p>8287.8</text:p>
              </table:table-cell>
              <table:table-cell office:value-type="float" office:value="8757">
                <text:p>8757</text:p>
              </table:table-cell>
              <table:table-cell office:value-type="float" office:value="9513.2">
                <text:p>9513.2</text:p>
              </table:table-cell>
              <table:table-cell office:value-type="float" office:value="9624">
                <text:p>9624</text:p>
              </table:table-cell>
              <table:table-cell office:value-type="float" office:value="9369.6">
                <text:p>9369.6</text:p>
              </table:table-cell>
              <table:table-cell office:value-type="float" office:value="7355.2">
                <text:p>7355.2</text:p>
              </table:table-cell>
              <table:table-cell office:value-type="float" office:value="6472.4">
                <text:p>6472.4</text:p>
              </table:table-cell>
              <table:table-cell office:value-type="float" office:value="9748.2">
                <text:p>9748.2</text:p>
              </table:table-cell>
              <table:table-cell office:value-type="float" office:value="9416.8">
                <text:p>9416.8</text:p>
              </table:table-cell>
              <table:table-cell office:value-type="float" office:value="9670.2">
                <text:p>9670.2</text:p>
              </table:table-cell>
              <table:table-cell office:value-type="float" office:value="6590">
                <text:p>6590</text:p>
              </table:table-cell>
              <table:table-cell office:value-type="float" office:value="9562">
                <text:p>9562</text:p>
              </table:table-cell>
              <table:table-cell office:value-type="float" office:value="9234.2">
                <text:p>9234.2</text:p>
              </table:table-cell>
              <table:table-cell office:value-type="float" office:value="8311.4">
                <text:p>8311.4</text:p>
              </table:table-cell>
              <table:table-cell office:value-type="float" office:value="8224.8">
                <text:p>8224.8</text:p>
              </table:table-cell>
              <table:table-cell office:value-type="float" office:value="9125.2">
                <text:p>9125.2</text:p>
              </table:table-cell>
              <table:table-cell office:value-type="float" office:value="7862">
                <text:p>7862</text:p>
              </table:table-cell>
              <table:table-cell office:value-type="float" office:value="7921.6">
                <text:p>7921.6</text:p>
              </table:table-cell>
              <table:table-cell office:value-type="float" office:value="9708">
                <text:p>9708</text:p>
              </table:table-cell>
              <table:table-cell office:value-type="float" office:value="8849.6">
                <text:p>8849.6</text:p>
              </table:table-cell>
              <table:table-cell office:value-type="float" office:value="9181.8">
                <text:p>9181.8</text:p>
              </table:table-cell>
              <table:table-cell office:value-type="float" office:value="9357.6">
                <text:p>9357.6</text:p>
              </table:table-cell>
              <table:table-cell office:value-type="float" office:value="9641.8">
                <text:p>9641.8</text:p>
              </table:table-cell>
              <table:table-cell office:value-type="float" office:value="9066.6">
                <text:p>9066.6</text:p>
              </table:table-cell>
              <table:table-cell office:value-type="float" office:value="9692.6">
                <text:p>9692.6</text:p>
              </table:table-cell>
              <table:table-cell office:value-type="float" office:value="9325.6">
                <text:p>9325.6</text:p>
              </table:table-cell>
              <table:table-cell office:value-type="float" office:value="8880">
                <text:p>8880</text:p>
              </table:table-cell>
              <table:table-cell office:value-type="float" office:value="9441.8">
                <text:p>9441.8</text:p>
              </table:table-cell>
              <table:table-cell office:value-type="float" office:value="9563.2">
                <text:p>9563.2</text:p>
              </table:table-cell>
              <table:table-cell office:value-type="float" office:value="9421.4">
                <text:p>9421.4</text:p>
              </table:table-cell>
              <table:table-cell office:value-type="float" office:value="9808.2">
                <text:p>9808.2</text:p>
              </table:table-cell>
              <table:table-cell office:value-type="float" office:value="8058.6">
                <text:p>8058.6</text:p>
              </table:table-cell>
              <table:table-cell office:value-type="float" office:value="9077.6">
                <text:p>9077.6</text:p>
              </table:table-cell>
              <table:table-cell office:value-type="float" office:value="5549.2">
                <text:p>5549.2</text:p>
              </table:table-cell>
              <table:table-cell office:value-type="float" office:value="9248.2">
                <text:p>9248.2</text:p>
              </table:table-cell>
              <table:table-cell office:value-type="float" office:value="9506">
                <text:p>9506</text:p>
              </table:table-cell>
              <table:table-cell office:value-type="float" office:value="9103.2">
                <text:p>9103.2</text:p>
              </table:table-cell>
              <table:table-cell office:value-type="float" office:value="9226.8">
                <text:p>9226.8</text:p>
              </table:table-cell>
              <table:table-cell office:value-type="float" office:value="9139.8">
                <text:p>9139.8</text:p>
              </table:table-cell>
              <table:table-cell office:value-type="float" office:value="9621">
                <text:p>9621</text:p>
              </table:table-cell>
              <table:table-cell office:value-type="float" office:value="9131.8">
                <text:p>9131.8</text:p>
              </table:table-cell>
              <table:table-cell office:value-type="float" office:value="9647">
                <text:p>9647</text:p>
              </table:table-cell>
              <table:table-cell office:value-type="float" office:value="7644.2">
                <text:p>7644.2</text:p>
              </table:table-cell>
              <table:table-cell office:value-type="float" office:value="9201.6">
                <text:p>9201.6</text:p>
              </table:table-cell>
              <table:table-cell office:value-type="float" office:value="9148.2">
                <text:p>9148.2</text:p>
              </table:table-cell>
              <table:table-cell office:value-type="float" office:value="9749">
                <text:p>9749</text:p>
              </table:table-cell>
              <table:table-cell office:value-type="float" office:value="9198">
                <text:p>9198</text:p>
              </table:table-cell>
              <table:table-cell office:value-type="float" office:value="8321.6">
                <text:p>8321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75cm" svg:y="0.316cm" chart:style-name="ch2">
          <text:p>Average Value</text:p>
        </chart:title>
        <chart:subtitle svg:x="6.461cm" svg:y="1.275cm" chart:style-name="ch3">
          <text:p>50 Learning Rate</text:p>
        </chart:subtitle>
        <chart:legend chart:legend-position="end" svg:x="14.286cm" svg:y="4.201cm" style:legend-expansion="high" chart:style-name="ch4"/>
        <chart:plot-area chart:style-name="ch5" table:cell-range-address="results.A9:results.SG9" chart:data-source-has-labels="column" svg:x="1.331cm" svg:y="2.138cm" svg:width="12.635cm" svg:height="5.701cm">
          <chartooo:coordinate-region svg:x="2.508cm" svg:y="2.259cm" svg:width="11.458cm" svg:height="4.578cm"/>
          <chart:axis chart:dimension="x" chart:name="primary-x" chart:style-name="ch6">
            <chart:title svg:x="6.413cm" svg:y="8.019cm" chart:style-name="ch7">
              <text:p>Number of Runs</text:p>
            </chart:title>
          </chart:axis>
          <chart:axis chart:dimension="y" chart:name="primary-y" chart:style-name="ch6">
            <chart:title svg:x="0.451cm" svg:y="6.117cm" chart:style-name="ch8">
              <text:p>Average Value</text:p>
            </chart:title>
            <chart:grid chart:style-name="ch9" chart:class="major"/>
          </chart:axis>
          <chart:series chart:style-name="ch10" chart:values-cell-range-address="results.B9:results.SG9" chart:label-cell-address="results.A9:results.A9" chart:class="chart:line"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50</text:p>
                <draw:g>
                  <svg:desc>results.A9:results.A9</svg:desc>
                </draw:g>
              </table:table-cell>
              <table:table-cell office:value-type="float" office:value="7907">
                <text:p>7907</text:p>
                <draw:g>
                  <svg:desc>results.B9:results.SG9</svg:desc>
                </draw:g>
              </table:table-cell>
              <table:table-cell office:value-type="float" office:value="3220.4">
                <text:p>3220.4</text:p>
              </table:table-cell>
              <table:table-cell office:value-type="float" office:value="7772.6">
                <text:p>7772.6</text:p>
              </table:table-cell>
              <table:table-cell office:value-type="float" office:value="5692.2">
                <text:p>5692.2</text:p>
              </table:table-cell>
              <table:table-cell office:value-type="float" office:value="6995.4">
                <text:p>6995.4</text:p>
              </table:table-cell>
              <table:table-cell office:value-type="float" office:value="7611.2">
                <text:p>7611.2</text:p>
              </table:table-cell>
              <table:table-cell office:value-type="float" office:value="1999.4">
                <text:p>1999.4</text:p>
              </table:table-cell>
              <table:table-cell office:value-type="float" office:value="6611.2">
                <text:p>6611.2</text:p>
              </table:table-cell>
              <table:table-cell office:value-type="float" office:value="5790.4">
                <text:p>5790.4</text:p>
              </table:table-cell>
              <table:table-cell office:value-type="float" office:value="9256">
                <text:p>9256</text:p>
              </table:table-cell>
              <table:table-cell office:value-type="float" office:value="3201.4">
                <text:p>3201.4</text:p>
              </table:table-cell>
              <table:table-cell office:value-type="float" office:value="7581.8">
                <text:p>7581.8</text:p>
              </table:table-cell>
              <table:table-cell office:value-type="float" office:value="8374.6">
                <text:p>8374.6</text:p>
              </table:table-cell>
              <table:table-cell office:value-type="float" office:value="7243.8">
                <text:p>7243.8</text:p>
              </table:table-cell>
              <table:table-cell office:value-type="float" office:value="5315.8">
                <text:p>5315.8</text:p>
              </table:table-cell>
              <table:table-cell office:value-type="float" office:value="5447.8">
                <text:p>5447.8</text:p>
              </table:table-cell>
              <table:table-cell office:value-type="float" office:value="7486.2">
                <text:p>7486.2</text:p>
              </table:table-cell>
              <table:table-cell office:value-type="float" office:value="1996.8">
                <text:p>1996.8</text:p>
              </table:table-cell>
              <table:table-cell office:value-type="float" office:value="5693">
                <text:p>5693</text:p>
              </table:table-cell>
              <table:table-cell office:value-type="float" office:value="7314">
                <text:p>7314</text:p>
              </table:table-cell>
              <table:table-cell office:value-type="float" office:value="5478">
                <text:p>5478</text:p>
              </table:table-cell>
              <table:table-cell office:value-type="float" office:value="9519.2">
                <text:p>9519.2</text:p>
              </table:table-cell>
              <table:table-cell office:value-type="float" office:value="7401">
                <text:p>7401</text:p>
              </table:table-cell>
              <table:table-cell office:value-type="float" office:value="8885.4">
                <text:p>8885.4</text:p>
              </table:table-cell>
              <table:table-cell office:value-type="float" office:value="8965.6">
                <text:p>8965.6</text:p>
              </table:table-cell>
              <table:table-cell office:value-type="float" office:value="7357.6">
                <text:p>7357.6</text:p>
              </table:table-cell>
              <table:table-cell office:value-type="float" office:value="8811.4">
                <text:p>8811.4</text:p>
              </table:table-cell>
              <table:table-cell office:value-type="float" office:value="5508.2">
                <text:p>5508.2</text:p>
              </table:table-cell>
              <table:table-cell office:value-type="float" office:value="5921.6">
                <text:p>5921.6</text:p>
              </table:table-cell>
              <table:table-cell office:value-type="float" office:value="5122">
                <text:p>5122</text:p>
              </table:table-cell>
              <table:table-cell office:value-type="float" office:value="9315">
                <text:p>9315</text:p>
              </table:table-cell>
              <table:table-cell office:value-type="float" office:value="7663.6">
                <text:p>7663.6</text:p>
              </table:table-cell>
              <table:table-cell office:value-type="float" office:value="5382.4">
                <text:p>5382.4</text:p>
              </table:table-cell>
              <table:table-cell office:value-type="float" office:value="7305.4">
                <text:p>7305.4</text:p>
              </table:table-cell>
              <table:table-cell office:value-type="float" office:value="5670.4">
                <text:p>5670.4</text:p>
              </table:table-cell>
              <table:table-cell office:value-type="float" office:value="5916.2">
                <text:p>5916.2</text:p>
              </table:table-cell>
              <table:table-cell office:value-type="float" office:value="7694.8">
                <text:p>7694.8</text:p>
              </table:table-cell>
              <table:table-cell office:value-type="float" office:value="8897.8">
                <text:p>8897.8</text:p>
              </table:table-cell>
              <table:table-cell office:value-type="float" office:value="8385">
                <text:p>8385</text:p>
              </table:table-cell>
              <table:table-cell office:value-type="float" office:value="9677.2">
                <text:p>9677.2</text:p>
              </table:table-cell>
              <table:table-cell office:value-type="float" office:value="9610.4">
                <text:p>9610.4</text:p>
              </table:table-cell>
              <table:table-cell office:value-type="float" office:value="9653.6">
                <text:p>9653.6</text:p>
              </table:table-cell>
              <table:table-cell office:value-type="float" office:value="7372.4">
                <text:p>7372.4</text:p>
              </table:table-cell>
              <table:table-cell office:value-type="float" office:value="7545.4">
                <text:p>7545.4</text:p>
              </table:table-cell>
              <table:table-cell office:value-type="float" office:value="7507.4">
                <text:p>7507.4</text:p>
              </table:table-cell>
              <table:table-cell office:value-type="float" office:value="3982.8">
                <text:p>3982.8</text:p>
              </table:table-cell>
              <table:table-cell office:value-type="float" office:value="9791.4">
                <text:p>9791.4</text:p>
              </table:table-cell>
              <table:table-cell office:value-type="float" office:value="8807.6">
                <text:p>8807.6</text:p>
              </table:table-cell>
              <table:table-cell office:value-type="float" office:value="9549">
                <text:p>9549</text:p>
              </table:table-cell>
              <table:table-cell office:value-type="float" office:value="7500.6">
                <text:p>7500.6</text:p>
              </table:table-cell>
              <table:table-cell office:value-type="float" office:value="7731">
                <text:p>7731</text:p>
              </table:table-cell>
              <table:table-cell office:value-type="float" office:value="7953.8">
                <text:p>7953.8</text:p>
              </table:table-cell>
              <table:table-cell office:value-type="float" office:value="9828.2">
                <text:p>9828.2</text:p>
              </table:table-cell>
              <table:table-cell office:value-type="float" office:value="9725.2">
                <text:p>9725.2</text:p>
              </table:table-cell>
              <table:table-cell office:value-type="float" office:value="7511.8">
                <text:p>7511.8</text:p>
              </table:table-cell>
              <table:table-cell office:value-type="float" office:value="7298.4">
                <text:p>7298.4</text:p>
              </table:table-cell>
              <table:table-cell office:value-type="float" office:value="9112.8">
                <text:p>9112.8</text:p>
              </table:table-cell>
              <table:table-cell office:value-type="float" office:value="9674.4">
                <text:p>9674.4</text:p>
              </table:table-cell>
              <table:table-cell office:value-type="float" office:value="9833.6">
                <text:p>9833.6</text:p>
              </table:table-cell>
              <table:table-cell office:value-type="float" office:value="9721.4">
                <text:p>9721.4</text:p>
              </table:table-cell>
              <table:table-cell office:value-type="float" office:value="9349.4">
                <text:p>9349.4</text:p>
              </table:table-cell>
              <table:table-cell office:value-type="float" office:value="8747.6">
                <text:p>8747.6</text:p>
              </table:table-cell>
              <table:table-cell office:value-type="float" office:value="8883.8">
                <text:p>8883.8</text:p>
              </table:table-cell>
              <table:table-cell office:value-type="float" office:value="9802.4">
                <text:p>9802.4</text:p>
              </table:table-cell>
              <table:table-cell office:value-type="float" office:value="9650.2">
                <text:p>9650.2</text:p>
              </table:table-cell>
              <table:table-cell office:value-type="float" office:value="9120.8">
                <text:p>9120.8</text:p>
              </table:table-cell>
              <table:table-cell office:value-type="float" office:value="8911.6">
                <text:p>8911.6</text:p>
              </table:table-cell>
              <table:table-cell office:value-type="float" office:value="7190.8">
                <text:p>7190.8</text:p>
              </table:table-cell>
              <table:table-cell office:value-type="float" office:value="9411">
                <text:p>9411</text:p>
              </table:table-cell>
              <table:table-cell office:value-type="float" office:value="9712.6">
                <text:p>9712.6</text:p>
              </table:table-cell>
              <table:table-cell office:value-type="float" office:value="9796.4">
                <text:p>9796.4</text:p>
              </table:table-cell>
              <table:table-cell office:value-type="float" office:value="9096.4">
                <text:p>9096.4</text:p>
              </table:table-cell>
              <table:table-cell office:value-type="float" office:value="7718.6">
                <text:p>7718.6</text:p>
              </table:table-cell>
              <table:table-cell office:value-type="float" office:value="9614.8">
                <text:p>9614.8</text:p>
              </table:table-cell>
              <table:table-cell office:value-type="float" office:value="9166.2">
                <text:p>9166.2</text:p>
              </table:table-cell>
              <table:table-cell office:value-type="float" office:value="9466">
                <text:p>9466</text:p>
              </table:table-cell>
              <table:table-cell office:value-type="float" office:value="9780.4">
                <text:p>9780.4</text:p>
              </table:table-cell>
              <table:table-cell office:value-type="float" office:value="9517.6">
                <text:p>9517.6</text:p>
              </table:table-cell>
              <table:table-cell office:value-type="float" office:value="9207.2">
                <text:p>9207.2</text:p>
              </table:table-cell>
              <table:table-cell office:value-type="float" office:value="9086">
                <text:p>9086</text:p>
              </table:table-cell>
              <table:table-cell office:value-type="float" office:value="9433.4">
                <text:p>9433.4</text:p>
              </table:table-cell>
              <table:table-cell office:value-type="float" office:value="9540.8">
                <text:p>9540.8</text:p>
              </table:table-cell>
              <table:table-cell office:value-type="float" office:value="9742">
                <text:p>9742</text:p>
              </table:table-cell>
              <table:table-cell office:value-type="float" office:value="8196.6">
                <text:p>8196.6</text:p>
              </table:table-cell>
              <table:table-cell office:value-type="float" office:value="7186.8">
                <text:p>7186.8</text:p>
              </table:table-cell>
              <table:table-cell office:value-type="float" office:value="9358.8">
                <text:p>9358.8</text:p>
              </table:table-cell>
              <table:table-cell office:value-type="float" office:value="9322.4">
                <text:p>9322.4</text:p>
              </table:table-cell>
              <table:table-cell office:value-type="float" office:value="9799">
                <text:p>9799</text:p>
              </table:table-cell>
              <table:table-cell office:value-type="float" office:value="9765.6">
                <text:p>9765.6</text:p>
              </table:table-cell>
              <table:table-cell office:value-type="float" office:value="9090.8">
                <text:p>9090.8</text:p>
              </table:table-cell>
              <table:table-cell office:value-type="float" office:value="9296.8">
                <text:p>9296.8</text:p>
              </table:table-cell>
              <table:table-cell office:value-type="float" office:value="7193.8">
                <text:p>7193.8</text:p>
              </table:table-cell>
              <table:table-cell office:value-type="float" office:value="9731.8">
                <text:p>9731.8</text:p>
              </table:table-cell>
              <table:table-cell office:value-type="float" office:value="8960.6">
                <text:p>8960.6</text:p>
              </table:table-cell>
              <table:table-cell office:value-type="float" office:value="9579">
                <text:p>9579</text:p>
              </table:table-cell>
              <table:table-cell office:value-type="float" office:value="8723">
                <text:p>8723</text:p>
              </table:table-cell>
              <table:table-cell office:value-type="float" office:value="9180.2">
                <text:p>9180.2</text:p>
              </table:table-cell>
              <table:table-cell office:value-type="float" office:value="9680.4">
                <text:p>9680.4</text:p>
              </table:table-cell>
              <table:table-cell office:value-type="float" office:value="9599.8">
                <text:p>9599.8</text:p>
              </table:table-cell>
              <table:table-cell office:value-type="float" office:value="9734.2">
                <text:p>9734.2</text:p>
              </table:table-cell>
              <table:table-cell office:value-type="float" office:value="5865.2">
                <text:p>5865.2</text:p>
              </table:table-cell>
              <table:table-cell office:value-type="float" office:value="9854.8">
                <text:p>9854.8</text:p>
              </table:table-cell>
              <table:table-cell office:value-type="float" office:value="8252.6">
                <text:p>8252.6</text:p>
              </table:table-cell>
              <table:table-cell office:value-type="float" office:value="8422.8">
                <text:p>8422.8</text:p>
              </table:table-cell>
              <table:table-cell office:value-type="float" office:value="9150.8">
                <text:p>9150.8</text:p>
              </table:table-cell>
              <table:table-cell office:value-type="float" office:value="9767.4">
                <text:p>9767.4</text:p>
              </table:table-cell>
              <table:table-cell office:value-type="float" office:value="9557.2">
                <text:p>9557.2</text:p>
              </table:table-cell>
              <table:table-cell office:value-type="float" office:value="8922.2">
                <text:p>8922.2</text:p>
              </table:table-cell>
              <table:table-cell office:value-type="float" office:value="8932.4">
                <text:p>8932.4</text:p>
              </table:table-cell>
              <table:table-cell office:value-type="float" office:value="7984.6">
                <text:p>7984.6</text:p>
              </table:table-cell>
              <table:table-cell office:value-type="float" office:value="9273.8">
                <text:p>9273.8</text:p>
              </table:table-cell>
              <table:table-cell office:value-type="float" office:value="9384.6">
                <text:p>9384.6</text:p>
              </table:table-cell>
              <table:table-cell office:value-type="float" office:value="9720.6">
                <text:p>9720.6</text:p>
              </table:table-cell>
              <table:table-cell office:value-type="float" office:value="9401.4">
                <text:p>9401.4</text:p>
              </table:table-cell>
              <table:table-cell office:value-type="float" office:value="7985.8">
                <text:p>7985.8</text:p>
              </table:table-cell>
              <table:table-cell office:value-type="float" office:value="9867.8">
                <text:p>9867.8</text:p>
              </table:table-cell>
              <table:table-cell office:value-type="float" office:value="9780.2">
                <text:p>9780.2</text:p>
              </table:table-cell>
              <table:table-cell office:value-type="float" office:value="9835">
                <text:p>9835</text:p>
              </table:table-cell>
              <table:table-cell office:value-type="float" office:value="8992">
                <text:p>8992</text:p>
              </table:table-cell>
              <table:table-cell office:value-type="float" office:value="9194.6">
                <text:p>9194.6</text:p>
              </table:table-cell>
              <table:table-cell office:value-type="float" office:value="9697.6">
                <text:p>9697.6</text:p>
              </table:table-cell>
              <table:table-cell office:value-type="float" office:value="8531">
                <text:p>8531</text:p>
              </table:table-cell>
              <table:table-cell office:value-type="float" office:value="9028.8">
                <text:p>9028.8</text:p>
              </table:table-cell>
              <table:table-cell office:value-type="float" office:value="9930.8">
                <text:p>9930.8</text:p>
              </table:table-cell>
              <table:table-cell office:value-type="float" office:value="9073.6">
                <text:p>9073.6</text:p>
              </table:table-cell>
              <table:table-cell office:value-type="float" office:value="8594.2">
                <text:p>8594.2</text:p>
              </table:table-cell>
              <table:table-cell office:value-type="float" office:value="9477">
                <text:p>9477</text:p>
              </table:table-cell>
              <table:table-cell office:value-type="float" office:value="9779">
                <text:p>9779</text:p>
              </table:table-cell>
              <table:table-cell office:value-type="float" office:value="9840.8">
                <text:p>9840.8</text:p>
              </table:table-cell>
              <table:table-cell office:value-type="float" office:value="9681.2">
                <text:p>9681.2</text:p>
              </table:table-cell>
              <table:table-cell office:value-type="float" office:value="9377">
                <text:p>9377</text:p>
              </table:table-cell>
              <table:table-cell office:value-type="float" office:value="7666.6">
                <text:p>7666.6</text:p>
              </table:table-cell>
              <table:table-cell office:value-type="float" office:value="9202.8">
                <text:p>9202.8</text:p>
              </table:table-cell>
              <table:table-cell office:value-type="float" office:value="8711.4">
                <text:p>8711.4</text:p>
              </table:table-cell>
              <table:table-cell office:value-type="float" office:value="8483.6">
                <text:p>8483.6</text:p>
              </table:table-cell>
              <table:table-cell office:value-type="float" office:value="9206.2">
                <text:p>9206.2</text:p>
              </table:table-cell>
              <table:table-cell office:value-type="float" office:value="9720.6">
                <text:p>9720.6</text:p>
              </table:table-cell>
              <table:table-cell office:value-type="float" office:value="9299.8">
                <text:p>9299.8</text:p>
              </table:table-cell>
              <table:table-cell office:value-type="float" office:value="8936.2">
                <text:p>8936.2</text:p>
              </table:table-cell>
              <table:table-cell office:value-type="float" office:value="9535.2">
                <text:p>9535.2</text:p>
              </table:table-cell>
              <table:table-cell office:value-type="float" office:value="9835.2">
                <text:p>9835.2</text:p>
              </table:table-cell>
              <table:table-cell office:value-type="float" office:value="9528.8">
                <text:p>9528.8</text:p>
              </table:table-cell>
              <table:table-cell office:value-type="float" office:value="8284.6">
                <text:p>8284.6</text:p>
              </table:table-cell>
              <table:table-cell office:value-type="float" office:value="9518.6">
                <text:p>9518.6</text:p>
              </table:table-cell>
              <table:table-cell office:value-type="float" office:value="9557.4">
                <text:p>9557.4</text:p>
              </table:table-cell>
              <table:table-cell office:value-type="float" office:value="9773.2">
                <text:p>9773.2</text:p>
              </table:table-cell>
              <table:table-cell office:value-type="float" office:value="9206.4">
                <text:p>9206.4</text:p>
              </table:table-cell>
              <table:table-cell office:value-type="float" office:value="8924.4">
                <text:p>8924.4</text:p>
              </table:table-cell>
              <table:table-cell office:value-type="float" office:value="9918.4">
                <text:p>9918.4</text:p>
              </table:table-cell>
              <table:table-cell office:value-type="float" office:value="8886.4">
                <text:p>8886.4</text:p>
              </table:table-cell>
              <table:table-cell office:value-type="float" office:value="9473">
                <text:p>9473</text:p>
              </table:table-cell>
              <table:table-cell office:value-type="float" office:value="6817.2">
                <text:p>6817.2</text:p>
              </table:table-cell>
              <table:table-cell office:value-type="float" office:value="9242.2">
                <text:p>9242.2</text:p>
              </table:table-cell>
              <table:table-cell office:value-type="float" office:value="8993.8">
                <text:p>8993.8</text:p>
              </table:table-cell>
              <table:table-cell office:value-type="float" office:value="9183.6">
                <text:p>9183.6</text:p>
              </table:table-cell>
              <table:table-cell office:value-type="float" office:value="8997.6">
                <text:p>8997.6</text:p>
              </table:table-cell>
              <table:table-cell office:value-type="float" office:value="9805.6">
                <text:p>9805.6</text:p>
              </table:table-cell>
              <table:table-cell office:value-type="float" office:value="9291.4">
                <text:p>9291.4</text:p>
              </table:table-cell>
              <table:table-cell office:value-type="float" office:value="9068.6">
                <text:p>9068.6</text:p>
              </table:table-cell>
              <table:table-cell office:value-type="float" office:value="9922.8">
                <text:p>9922.8</text:p>
              </table:table-cell>
              <table:table-cell office:value-type="float" office:value="9375">
                <text:p>9375</text:p>
              </table:table-cell>
              <table:table-cell office:value-type="float" office:value="9393.2">
                <text:p>9393.2</text:p>
              </table:table-cell>
              <table:table-cell office:value-type="float" office:value="8273.4">
                <text:p>8273.4</text:p>
              </table:table-cell>
              <table:table-cell office:value-type="float" office:value="8893.6">
                <text:p>8893.6</text:p>
              </table:table-cell>
              <table:table-cell office:value-type="float" office:value="9221.4">
                <text:p>9221.4</text:p>
              </table:table-cell>
              <table:table-cell office:value-type="float" office:value="9558.4">
                <text:p>9558.4</text:p>
              </table:table-cell>
              <table:table-cell office:value-type="float" office:value="9362.8">
                <text:p>9362.8</text:p>
              </table:table-cell>
              <table:table-cell office:value-type="float" office:value="8576">
                <text:p>8576</text:p>
              </table:table-cell>
              <table:table-cell office:value-type="float" office:value="7803.2">
                <text:p>7803.2</text:p>
              </table:table-cell>
              <table:table-cell office:value-type="float" office:value="9574.6">
                <text:p>9574.6</text:p>
              </table:table-cell>
              <table:table-cell office:value-type="float" office:value="9436.2">
                <text:p>9436.2</text:p>
              </table:table-cell>
              <table:table-cell office:value-type="float" office:value="9959.4">
                <text:p>9959.4</text:p>
              </table:table-cell>
              <table:table-cell office:value-type="float" office:value="9815.6">
                <text:p>9815.6</text:p>
              </table:table-cell>
              <table:table-cell office:value-type="float" office:value="8654">
                <text:p>8654</text:p>
              </table:table-cell>
              <table:table-cell office:value-type="float" office:value="6754.2">
                <text:p>6754.2</text:p>
              </table:table-cell>
              <table:table-cell office:value-type="float" office:value="9463">
                <text:p>9463</text:p>
              </table:table-cell>
              <table:table-cell office:value-type="float" office:value="7959">
                <text:p>7959</text:p>
              </table:table-cell>
              <table:table-cell office:value-type="float" office:value="9714.8">
                <text:p>9714.8</text:p>
              </table:table-cell>
              <table:table-cell office:value-type="float" office:value="9962.8">
                <text:p>9962.8</text:p>
              </table:table-cell>
              <table:table-cell office:value-type="float" office:value="8952.2">
                <text:p>8952.2</text:p>
              </table:table-cell>
              <table:table-cell office:value-type="float" office:value="9431.4">
                <text:p>9431.4</text:p>
              </table:table-cell>
              <table:table-cell office:value-type="float" office:value="9209.6">
                <text:p>9209.6</text:p>
              </table:table-cell>
              <table:table-cell office:value-type="float" office:value="9374.2">
                <text:p>9374.2</text:p>
              </table:table-cell>
              <table:table-cell office:value-type="float" office:value="7738.6">
                <text:p>7738.6</text:p>
              </table:table-cell>
              <table:table-cell office:value-type="float" office:value="7574.6">
                <text:p>7574.6</text:p>
              </table:table-cell>
              <table:table-cell office:value-type="float" office:value="9622">
                <text:p>9622</text:p>
              </table:table-cell>
              <table:table-cell office:value-type="float" office:value="9676.8">
                <text:p>9676.8</text:p>
              </table:table-cell>
              <table:table-cell office:value-type="float" office:value="9906.4">
                <text:p>9906.4</text:p>
              </table:table-cell>
              <table:table-cell office:value-type="float" office:value="7662">
                <text:p>7662</text:p>
              </table:table-cell>
              <table:table-cell office:value-type="float" office:value="9620">
                <text:p>9620</text:p>
              </table:table-cell>
              <table:table-cell office:value-type="float" office:value="9373.2">
                <text:p>9373.2</text:p>
              </table:table-cell>
              <table:table-cell office:value-type="float" office:value="8678.2">
                <text:p>8678.2</text:p>
              </table:table-cell>
              <table:table-cell office:value-type="float" office:value="7711.6">
                <text:p>7711.6</text:p>
              </table:table-cell>
              <table:table-cell office:value-type="float" office:value="9737.6">
                <text:p>9737.6</text:p>
              </table:table-cell>
              <table:table-cell office:value-type="float" office:value="9400.4">
                <text:p>9400.4</text:p>
              </table:table-cell>
              <table:table-cell office:value-type="float" office:value="9986.8">
                <text:p>9986.8</text:p>
              </table:table-cell>
              <table:table-cell office:value-type="float" office:value="9847.2">
                <text:p>9847.2</text:p>
              </table:table-cell>
              <table:table-cell office:value-type="float" office:value="9706.2">
                <text:p>9706.2</text:p>
              </table:table-cell>
              <table:table-cell office:value-type="float" office:value="9574.2">
                <text:p>9574.2</text:p>
              </table:table-cell>
              <table:table-cell office:value-type="float" office:value="9218">
                <text:p>9218</text:p>
              </table:table-cell>
              <table:table-cell office:value-type="float" office:value="8893.2">
                <text:p>8893.2</text:p>
              </table:table-cell>
              <table:table-cell office:value-type="float" office:value="9641.6">
                <text:p>9641.6</text:p>
              </table:table-cell>
              <table:table-cell office:value-type="float" office:value="9218.8">
                <text:p>9218.8</text:p>
              </table:table-cell>
              <table:table-cell office:value-type="float" office:value="9796">
                <text:p>9796</text:p>
              </table:table-cell>
              <table:table-cell office:value-type="float" office:value="9722.2">
                <text:p>9722.2</text:p>
              </table:table-cell>
              <table:table-cell office:value-type="float" office:value="9928.8">
                <text:p>9928.8</text:p>
              </table:table-cell>
              <table:table-cell office:value-type="float" office:value="9452">
                <text:p>9452</text:p>
              </table:table-cell>
              <table:table-cell office:value-type="float" office:value="8033.8">
                <text:p>8033.8</text:p>
              </table:table-cell>
              <table:table-cell office:value-type="float" office:value="9281.6">
                <text:p>9281.6</text:p>
              </table:table-cell>
              <table:table-cell office:value-type="float" office:value="9385.8">
                <text:p>9385.8</text:p>
              </table:table-cell>
              <table:table-cell office:value-type="float" office:value="9328.6">
                <text:p>9328.6</text:p>
              </table:table-cell>
              <table:table-cell office:value-type="float" office:value="9008.6">
                <text:p>9008.6</text:p>
              </table:table-cell>
              <table:table-cell office:value-type="float" office:value="9515.4">
                <text:p>9515.4</text:p>
              </table:table-cell>
              <table:table-cell office:value-type="float" office:value="9744.2">
                <text:p>9744.2</text:p>
              </table:table-cell>
              <table:table-cell office:value-type="float" office:value="9767.4">
                <text:p>9767.4</text:p>
              </table:table-cell>
              <table:table-cell office:value-type="float" office:value="9207.2">
                <text:p>9207.2</text:p>
              </table:table-cell>
              <table:table-cell office:value-type="float" office:value="8872">
                <text:p>8872</text:p>
              </table:table-cell>
              <table:table-cell office:value-type="float" office:value="8011.2">
                <text:p>8011.2</text:p>
              </table:table-cell>
              <table:table-cell office:value-type="float" office:value="9682.6">
                <text:p>9682.6</text:p>
              </table:table-cell>
              <table:table-cell office:value-type="float" office:value="9921.2">
                <text:p>9921.2</text:p>
              </table:table-cell>
              <table:table-cell office:value-type="float" office:value="8398.6">
                <text:p>8398.6</text:p>
              </table:table-cell>
              <table:table-cell office:value-type="float" office:value="9262.6">
                <text:p>9262.6</text:p>
              </table:table-cell>
              <table:table-cell office:value-type="float" office:value="9930.8">
                <text:p>9930.8</text:p>
              </table:table-cell>
              <table:table-cell office:value-type="float" office:value="9469.6">
                <text:p>9469.6</text:p>
              </table:table-cell>
              <table:table-cell office:value-type="float" office:value="9843.2">
                <text:p>9843.2</text:p>
              </table:table-cell>
              <table:table-cell office:value-type="float" office:value="9186.4">
                <text:p>9186.4</text:p>
              </table:table-cell>
              <table:table-cell office:value-type="float" office:value="8599.8">
                <text:p>8599.8</text:p>
              </table:table-cell>
              <table:table-cell office:value-type="float" office:value="8740.8">
                <text:p>8740.8</text:p>
              </table:table-cell>
              <table:table-cell office:value-type="float" office:value="7014.6">
                <text:p>7014.6</text:p>
              </table:table-cell>
              <table:table-cell office:value-type="float" office:value="9545.4">
                <text:p>9545.4</text:p>
              </table:table-cell>
              <table:table-cell office:value-type="float" office:value="9556.6">
                <text:p>9556.6</text:p>
              </table:table-cell>
              <table:table-cell office:value-type="float" office:value="9293.8">
                <text:p>9293.8</text:p>
              </table:table-cell>
              <table:table-cell office:value-type="float" office:value="9626">
                <text:p>9626</text:p>
              </table:table-cell>
              <table:table-cell office:value-type="float" office:value="6884.6">
                <text:p>6884.6</text:p>
              </table:table-cell>
              <table:table-cell office:value-type="float" office:value="7701.6">
                <text:p>7701.6</text:p>
              </table:table-cell>
              <table:table-cell office:value-type="float" office:value="9291.8">
                <text:p>9291.8</text:p>
              </table:table-cell>
              <table:table-cell office:value-type="float" office:value="9784">
                <text:p>9784</text:p>
              </table:table-cell>
              <table:table-cell office:value-type="float" office:value="9599.4">
                <text:p>9599.4</text:p>
              </table:table-cell>
              <table:table-cell office:value-type="float" office:value="8151.4">
                <text:p>8151.4</text:p>
              </table:table-cell>
              <table:table-cell office:value-type="float" office:value="9140">
                <text:p>9140</text:p>
              </table:table-cell>
              <table:table-cell office:value-type="float" office:value="9800.8">
                <text:p>9800.8</text:p>
              </table:table-cell>
              <table:table-cell office:value-type="float" office:value="8968.4">
                <text:p>8968.4</text:p>
              </table:table-cell>
              <table:table-cell office:value-type="float" office:value="9984">
                <text:p>9984</text:p>
              </table:table-cell>
              <table:table-cell office:value-type="float" office:value="9989.2">
                <text:p>9989.2</text:p>
              </table:table-cell>
              <table:table-cell office:value-type="float" office:value="9599.8">
                <text:p>9599.8</text:p>
              </table:table-cell>
              <table:table-cell office:value-type="float" office:value="9909.4">
                <text:p>9909.4</text:p>
              </table:table-cell>
              <table:table-cell office:value-type="float" office:value="7700.4">
                <text:p>7700.4</text:p>
              </table:table-cell>
              <table:table-cell office:value-type="float" office:value="9212">
                <text:p>9212</text:p>
              </table:table-cell>
              <table:table-cell office:value-type="float" office:value="9525.2">
                <text:p>9525.2</text:p>
              </table:table-cell>
              <table:table-cell office:value-type="float" office:value="9305.4">
                <text:p>9305.4</text:p>
              </table:table-cell>
              <table:table-cell office:value-type="float" office:value="9278.2">
                <text:p>9278.2</text:p>
              </table:table-cell>
              <table:table-cell office:value-type="float" office:value="9396">
                <text:p>9396</text:p>
              </table:table-cell>
              <table:table-cell office:value-type="float" office:value="9819.8">
                <text:p>9819.8</text:p>
              </table:table-cell>
              <table:table-cell office:value-type="float" office:value="9488.4">
                <text:p>9488.4</text:p>
              </table:table-cell>
              <table:table-cell office:value-type="float" office:value="9504">
                <text:p>9504</text:p>
              </table:table-cell>
              <table:table-cell office:value-type="float" office:value="9467">
                <text:p>9467</text:p>
              </table:table-cell>
              <table:table-cell office:value-type="float" office:value="8999.8">
                <text:p>8999.8</text:p>
              </table:table-cell>
              <table:table-cell office:value-type="float" office:value="9938.8">
                <text:p>9938.8</text:p>
              </table:table-cell>
              <table:table-cell office:value-type="float" office:value="9594">
                <text:p>9594</text:p>
              </table:table-cell>
              <table:table-cell office:value-type="float" office:value="9327.8">
                <text:p>9327.8</text:p>
              </table:table-cell>
              <table:table-cell office:value-type="float" office:value="9725.2">
                <text:p>9725.2</text:p>
              </table:table-cell>
              <table:table-cell office:value-type="float" office:value="9457.8">
                <text:p>9457.8</text:p>
              </table:table-cell>
              <table:table-cell office:value-type="float" office:value="9890">
                <text:p>9890</text:p>
              </table:table-cell>
              <table:table-cell office:value-type="float" office:value="8999.2">
                <text:p>8999.2</text:p>
              </table:table-cell>
              <table:table-cell office:value-type="float" office:value="9145.2">
                <text:p>9145.2</text:p>
              </table:table-cell>
              <table:table-cell office:value-type="float" office:value="9944">
                <text:p>9944</text:p>
              </table:table-cell>
              <table:table-cell office:value-type="float" office:value="9303">
                <text:p>9303</text:p>
              </table:table-cell>
              <table:table-cell office:value-type="float" office:value="8545.8">
                <text:p>8545.8</text:p>
              </table:table-cell>
              <table:table-cell office:value-type="float" office:value="9183.6">
                <text:p>9183.6</text:p>
              </table:table-cell>
              <table:table-cell office:value-type="float" office:value="9280.4">
                <text:p>9280.4</text:p>
              </table:table-cell>
              <table:table-cell office:value-type="float" office:value="8288.6">
                <text:p>8288.6</text:p>
              </table:table-cell>
              <table:table-cell office:value-type="float" office:value="9054.8">
                <text:p>9054.8</text:p>
              </table:table-cell>
              <table:table-cell office:value-type="float" office:value="9644.8">
                <text:p>9644.8</text:p>
              </table:table-cell>
              <table:table-cell office:value-type="float" office:value="9093.2">
                <text:p>9093.2</text:p>
              </table:table-cell>
              <table:table-cell office:value-type="float" office:value="7943.6">
                <text:p>7943.6</text:p>
              </table:table-cell>
              <table:table-cell office:value-type="float" office:value="9673.6">
                <text:p>9673.6</text:p>
              </table:table-cell>
              <table:table-cell office:value-type="float" office:value="8731.8">
                <text:p>8731.8</text:p>
              </table:table-cell>
              <table:table-cell office:value-type="float" office:value="9652.2">
                <text:p>9652.2</text:p>
              </table:table-cell>
              <table:table-cell office:value-type="float" office:value="9615.8">
                <text:p>9615.8</text:p>
              </table:table-cell>
              <table:table-cell office:value-type="float" office:value="9537.8">
                <text:p>9537.8</text:p>
              </table:table-cell>
              <table:table-cell office:value-type="float" office:value="7920.6">
                <text:p>7920.6</text:p>
              </table:table-cell>
              <table:table-cell office:value-type="float" office:value="9800">
                <text:p>9800</text:p>
              </table:table-cell>
              <table:table-cell office:value-type="float" office:value="9851.2">
                <text:p>9851.2</text:p>
              </table:table-cell>
              <table:table-cell office:value-type="float" office:value="9943.2">
                <text:p>9943.2</text:p>
              </table:table-cell>
              <table:table-cell office:value-type="float" office:value="9318.2">
                <text:p>9318.2</text:p>
              </table:table-cell>
              <table:table-cell office:value-type="float" office:value="7333.4">
                <text:p>7333.4</text:p>
              </table:table-cell>
              <table:table-cell office:value-type="float" office:value="9085.8">
                <text:p>9085.8</text:p>
              </table:table-cell>
              <table:table-cell office:value-type="float" office:value="9794.8">
                <text:p>9794.8</text:p>
              </table:table-cell>
              <table:table-cell office:value-type="float" office:value="8376.4">
                <text:p>8376.4</text:p>
              </table:table-cell>
              <table:table-cell office:value-type="float" office:value="9580.6">
                <text:p>9580.6</text:p>
              </table:table-cell>
              <table:table-cell office:value-type="float" office:value="8614.4">
                <text:p>8614.4</text:p>
              </table:table-cell>
              <table:table-cell office:value-type="float" office:value="7909">
                <text:p>7909</text:p>
              </table:table-cell>
              <table:table-cell office:value-type="float" office:value="8819.4">
                <text:p>8819.4</text:p>
              </table:table-cell>
              <table:table-cell office:value-type="float" office:value="9185.8">
                <text:p>9185.8</text:p>
              </table:table-cell>
              <table:table-cell office:value-type="float" office:value="9387.8">
                <text:p>9387.8</text:p>
              </table:table-cell>
              <table:table-cell office:value-type="float" office:value="9468.8">
                <text:p>9468.8</text:p>
              </table:table-cell>
              <table:table-cell office:value-type="float" office:value="8699.2">
                <text:p>8699.2</text:p>
              </table:table-cell>
              <table:table-cell office:value-type="float" office:value="9786.2">
                <text:p>9786.2</text:p>
              </table:table-cell>
              <table:table-cell office:value-type="float" office:value="9896.2">
                <text:p>9896.2</text:p>
              </table:table-cell>
              <table:table-cell office:value-type="float" office:value="9714">
                <text:p>9714</text:p>
              </table:table-cell>
              <table:table-cell office:value-type="float" office:value="9908">
                <text:p>9908</text:p>
              </table:table-cell>
              <table:table-cell office:value-type="float" office:value="9418.6">
                <text:p>9418.6</text:p>
              </table:table-cell>
              <table:table-cell office:value-type="float" office:value="8404">
                <text:p>8404</text:p>
              </table:table-cell>
              <table:table-cell office:value-type="float" office:value="9628.2">
                <text:p>9628.2</text:p>
              </table:table-cell>
              <table:table-cell office:value-type="float" office:value="8447.8">
                <text:p>8447.8</text:p>
              </table:table-cell>
              <table:table-cell office:value-type="float" office:value="9329.8">
                <text:p>9329.8</text:p>
              </table:table-cell>
              <table:table-cell office:value-type="float" office:value="8998.8">
                <text:p>8998.8</text:p>
              </table:table-cell>
              <table:table-cell office:value-type="float" office:value="9376.4">
                <text:p>9376.4</text:p>
              </table:table-cell>
              <table:table-cell office:value-type="float" office:value="9334.6">
                <text:p>9334.6</text:p>
              </table:table-cell>
              <table:table-cell office:value-type="float" office:value="8795.6">
                <text:p>8795.6</text:p>
              </table:table-cell>
              <table:table-cell office:value-type="float" office:value="9168.6">
                <text:p>9168.6</text:p>
              </table:table-cell>
              <table:table-cell office:value-type="float" office:value="8792.2">
                <text:p>8792.2</text:p>
              </table:table-cell>
              <table:table-cell office:value-type="float" office:value="9851.2">
                <text:p>9851.2</text:p>
              </table:table-cell>
              <table:table-cell office:value-type="float" office:value="9006">
                <text:p>9006</text:p>
              </table:table-cell>
              <table:table-cell office:value-type="float" office:value="9984.4">
                <text:p>9984.4</text:p>
              </table:table-cell>
              <table:table-cell office:value-type="float" office:value="9611.4">
                <text:p>9611.4</text:p>
              </table:table-cell>
              <table:table-cell office:value-type="float" office:value="9497.8">
                <text:p>9497.8</text:p>
              </table:table-cell>
              <table:table-cell office:value-type="float" office:value="9925.6">
                <text:p>9925.6</text:p>
              </table:table-cell>
              <table:table-cell office:value-type="float" office:value="9268.8">
                <text:p>9268.8</text:p>
              </table:table-cell>
              <table:table-cell office:value-type="float" office:value="9918.2">
                <text:p>9918.2</text:p>
              </table:table-cell>
              <table:table-cell office:value-type="float" office:value="7476">
                <text:p>7476</text:p>
              </table:table-cell>
              <table:table-cell office:value-type="float" office:value="5506.6">
                <text:p>5506.6</text:p>
              </table:table-cell>
              <table:table-cell office:value-type="float" office:value="9740.8">
                <text:p>9740.8</text:p>
              </table:table-cell>
              <table:table-cell office:value-type="float" office:value="9458.2">
                <text:p>9458.2</text:p>
              </table:table-cell>
              <table:table-cell office:value-type="float" office:value="9747.6">
                <text:p>9747.6</text:p>
              </table:table-cell>
              <table:table-cell office:value-type="float" office:value="5420.6">
                <text:p>5420.6</text:p>
              </table:table-cell>
              <table:table-cell office:value-type="float" office:value="9179.8">
                <text:p>9179.8</text:p>
              </table:table-cell>
              <table:table-cell office:value-type="float" office:value="9289.2">
                <text:p>9289.2</text:p>
              </table:table-cell>
              <table:table-cell office:value-type="float" office:value="9973">
                <text:p>9973</text:p>
              </table:table-cell>
              <table:table-cell office:value-type="float" office:value="8967.4">
                <text:p>8967.4</text:p>
              </table:table-cell>
              <table:table-cell office:value-type="float" office:value="9242.4">
                <text:p>9242.4</text:p>
              </table:table-cell>
              <table:table-cell office:value-type="float" office:value="9746.6">
                <text:p>9746.6</text:p>
              </table:table-cell>
              <table:table-cell office:value-type="float" office:value="9077.4">
                <text:p>9077.4</text:p>
              </table:table-cell>
              <table:table-cell office:value-type="float" office:value="7808.8">
                <text:p>7808.8</text:p>
              </table:table-cell>
              <table:table-cell office:value-type="float" office:value="7967.6">
                <text:p>7967.6</text:p>
              </table:table-cell>
              <table:table-cell office:value-type="float" office:value="9991.8">
                <text:p>9991.8</text:p>
              </table:table-cell>
              <table:table-cell office:value-type="float" office:value="7505.4">
                <text:p>7505.4</text:p>
              </table:table-cell>
              <table:table-cell office:value-type="float" office:value="8962.8">
                <text:p>8962.8</text:p>
              </table:table-cell>
              <table:table-cell office:value-type="float" office:value="8539.6">
                <text:p>8539.6</text:p>
              </table:table-cell>
              <table:table-cell office:value-type="float" office:value="9483.6">
                <text:p>9483.6</text:p>
              </table:table-cell>
              <table:table-cell office:value-type="float" office:value="8399.2">
                <text:p>8399.2</text:p>
              </table:table-cell>
              <table:table-cell office:value-type="float" office:value="9500.4">
                <text:p>9500.4</text:p>
              </table:table-cell>
              <table:table-cell office:value-type="float" office:value="9321.8">
                <text:p>9321.8</text:p>
              </table:table-cell>
              <table:table-cell office:value-type="float" office:value="9884.6">
                <text:p>9884.6</text:p>
              </table:table-cell>
              <table:table-cell office:value-type="float" office:value="8374">
                <text:p>8374</text:p>
              </table:table-cell>
              <table:table-cell office:value-type="float" office:value="9120">
                <text:p>9120</text:p>
              </table:table-cell>
              <table:table-cell office:value-type="float" office:value="9195.8">
                <text:p>9195.8</text:p>
              </table:table-cell>
              <table:table-cell office:value-type="float" office:value="9401.8">
                <text:p>9401.8</text:p>
              </table:table-cell>
              <table:table-cell office:value-type="float" office:value="9663.8">
                <text:p>9663.8</text:p>
              </table:table-cell>
              <table:table-cell office:value-type="float" office:value="6809">
                <text:p>6809</text:p>
              </table:table-cell>
              <table:table-cell office:value-type="float" office:value="8927">
                <text:p>8927</text:p>
              </table:table-cell>
              <table:table-cell office:value-type="float" office:value="9778.8">
                <text:p>9778.8</text:p>
              </table:table-cell>
              <table:table-cell office:value-type="float" office:value="9672.2">
                <text:p>9672.2</text:p>
              </table:table-cell>
              <table:table-cell office:value-type="float" office:value="9678.4">
                <text:p>9678.4</text:p>
              </table:table-cell>
              <table:table-cell office:value-type="float" office:value="9303.2">
                <text:p>9303.2</text:p>
              </table:table-cell>
              <table:table-cell office:value-type="float" office:value="9839">
                <text:p>9839</text:p>
              </table:table-cell>
              <table:table-cell office:value-type="float" office:value="9612">
                <text:p>9612</text:p>
              </table:table-cell>
              <table:table-cell office:value-type="float" office:value="9446.6">
                <text:p>9446.6</text:p>
              </table:table-cell>
              <table:table-cell office:value-type="float" office:value="9874.6">
                <text:p>9874.6</text:p>
              </table:table-cell>
              <table:table-cell office:value-type="float" office:value="9547.6">
                <text:p>9547.6</text:p>
              </table:table-cell>
              <table:table-cell office:value-type="float" office:value="8974.6">
                <text:p>8974.6</text:p>
              </table:table-cell>
              <table:table-cell office:value-type="float" office:value="9909.4">
                <text:p>9909.4</text:p>
              </table:table-cell>
              <table:table-cell office:value-type="float" office:value="9114.8">
                <text:p>9114.8</text:p>
              </table:table-cell>
              <table:table-cell office:value-type="float" office:value="9761.2">
                <text:p>9761.2</text:p>
              </table:table-cell>
              <table:table-cell office:value-type="float" office:value="9628.6">
                <text:p>9628.6</text:p>
              </table:table-cell>
              <table:table-cell office:value-type="float" office:value="9985.8">
                <text:p>9985.8</text:p>
              </table:table-cell>
              <table:table-cell office:value-type="float" office:value="9982.2">
                <text:p>9982.2</text:p>
              </table:table-cell>
              <table:table-cell office:value-type="float" office:value="6459.4">
                <text:p>6459.4</text:p>
              </table:table-cell>
              <table:table-cell office:value-type="float" office:value="9469.6">
                <text:p>9469.6</text:p>
              </table:table-cell>
              <table:table-cell office:value-type="float" office:value="7779">
                <text:p>7779</text:p>
              </table:table-cell>
              <table:table-cell office:value-type="float" office:value="8553.2">
                <text:p>8553.2</text:p>
              </table:table-cell>
              <table:table-cell office:value-type="float" office:value="9511.8">
                <text:p>9511.8</text:p>
              </table:table-cell>
              <table:table-cell office:value-type="float" office:value="9812.8">
                <text:p>9812.8</text:p>
              </table:table-cell>
              <table:table-cell office:value-type="float" office:value="9191">
                <text:p>9191</text:p>
              </table:table-cell>
              <table:table-cell office:value-type="float" office:value="9810.4">
                <text:p>9810.4</text:p>
              </table:table-cell>
              <table:table-cell office:value-type="float" office:value="9490.2">
                <text:p>9490.2</text:p>
              </table:table-cell>
              <table:table-cell office:value-type="float" office:value="9104.6">
                <text:p>9104.6</text:p>
              </table:table-cell>
              <table:table-cell office:value-type="float" office:value="9674.2">
                <text:p>9674.2</text:p>
              </table:table-cell>
              <table:table-cell office:value-type="float" office:value="8893">
                <text:p>8893</text:p>
              </table:table-cell>
              <table:table-cell office:value-type="float" office:value="9571.2">
                <text:p>9571.2</text:p>
              </table:table-cell>
              <table:table-cell office:value-type="float" office:value="9206.6">
                <text:p>9206.6</text:p>
              </table:table-cell>
              <table:table-cell office:value-type="float" office:value="9897.6">
                <text:p>9897.6</text:p>
              </table:table-cell>
              <table:table-cell office:value-type="float" office:value="9123">
                <text:p>9123</text:p>
              </table:table-cell>
              <table:table-cell office:value-type="float" office:value="9440.8">
                <text:p>9440.8</text:p>
              </table:table-cell>
              <table:table-cell office:value-type="float" office:value="9895.2">
                <text:p>9895.2</text:p>
              </table:table-cell>
              <table:table-cell office:value-type="float" office:value="8390.6">
                <text:p>8390.6</text:p>
              </table:table-cell>
              <table:table-cell office:value-type="float" office:value="9481">
                <text:p>9481</text:p>
              </table:table-cell>
              <table:table-cell office:value-type="float" office:value="8927.2">
                <text:p>8927.2</text:p>
              </table:table-cell>
              <table:table-cell office:value-type="float" office:value="9673.8">
                <text:p>9673.8</text:p>
              </table:table-cell>
              <table:table-cell office:value-type="float" office:value="9444.6">
                <text:p>9444.6</text:p>
              </table:table-cell>
              <table:table-cell office:value-type="float" office:value="8853.2">
                <text:p>8853.2</text:p>
              </table:table-cell>
              <table:table-cell office:value-type="float" office:value="8337.4">
                <text:p>8337.4</text:p>
              </table:table-cell>
              <table:table-cell office:value-type="float" office:value="9107.8">
                <text:p>9107.8</text:p>
              </table:table-cell>
              <table:table-cell office:value-type="float" office:value="9348.8">
                <text:p>9348.8</text:p>
              </table:table-cell>
              <table:table-cell office:value-type="float" office:value="9675.6">
                <text:p>9675.6</text:p>
              </table:table-cell>
              <table:table-cell office:value-type="float" office:value="9945.8">
                <text:p>9945.8</text:p>
              </table:table-cell>
              <table:table-cell office:value-type="float" office:value="9660.2">
                <text:p>9660.2</text:p>
              </table:table-cell>
              <table:table-cell office:value-type="float" office:value="9454">
                <text:p>9454</text:p>
              </table:table-cell>
              <table:table-cell office:value-type="float" office:value="8626.8">
                <text:p>8626.8</text:p>
              </table:table-cell>
              <table:table-cell office:value-type="float" office:value="9607.2">
                <text:p>9607.2</text:p>
              </table:table-cell>
              <table:table-cell office:value-type="float" office:value="9081.2">
                <text:p>9081.2</text:p>
              </table:table-cell>
              <table:table-cell office:value-type="float" office:value="9407.8">
                <text:p>9407.8</text:p>
              </table:table-cell>
              <table:table-cell office:value-type="float" office:value="9801.8">
                <text:p>9801.8</text:p>
              </table:table-cell>
              <table:table-cell office:value-type="float" office:value="9093.6">
                <text:p>9093.6</text:p>
              </table:table-cell>
              <table:table-cell office:value-type="float" office:value="9698.8">
                <text:p>9698.8</text:p>
              </table:table-cell>
              <table:table-cell office:value-type="float" office:value="9798.4">
                <text:p>9798.4</text:p>
              </table:table-cell>
              <table:table-cell office:value-type="float" office:value="9798.8">
                <text:p>9798.8</text:p>
              </table:table-cell>
              <table:table-cell office:value-type="float" office:value="9693.2">
                <text:p>9693.2</text:p>
              </table:table-cell>
              <table:table-cell office:value-type="float" office:value="9891">
                <text:p>9891</text:p>
              </table:table-cell>
              <table:table-cell office:value-type="float" office:value="8355.8">
                <text:p>8355.8</text:p>
              </table:table-cell>
              <table:table-cell office:value-type="float" office:value="8533.8">
                <text:p>8533.8</text:p>
              </table:table-cell>
              <table:table-cell office:value-type="float" office:value="9936.2">
                <text:p>9936.2</text:p>
              </table:table-cell>
              <table:table-cell office:value-type="float" office:value="9163.4">
                <text:p>9163.4</text:p>
              </table:table-cell>
              <table:table-cell office:value-type="float" office:value="8772.4">
                <text:p>8772.4</text:p>
              </table:table-cell>
              <table:table-cell office:value-type="float" office:value="7433">
                <text:p>7433</text:p>
              </table:table-cell>
              <table:table-cell office:value-type="float" office:value="9140">
                <text:p>9140</text:p>
              </table:table-cell>
              <table:table-cell office:value-type="float" office:value="8461.2">
                <text:p>8461.2</text:p>
              </table:table-cell>
              <table:table-cell office:value-type="float" office:value="9876.8">
                <text:p>9876.8</text:p>
              </table:table-cell>
              <table:table-cell office:value-type="float" office:value="9376.2">
                <text:p>9376.2</text:p>
              </table:table-cell>
              <table:table-cell office:value-type="float" office:value="9727.2">
                <text:p>9727.2</text:p>
              </table:table-cell>
              <table:table-cell office:value-type="float" office:value="9398">
                <text:p>9398</text:p>
              </table:table-cell>
              <table:table-cell office:value-type="float" office:value="9798.2">
                <text:p>9798.2</text:p>
              </table:table-cell>
              <table:table-cell office:value-type="float" office:value="9758.2">
                <text:p>9758.2</text:p>
              </table:table-cell>
              <table:table-cell office:value-type="float" office:value="9412.2">
                <text:p>9412.2</text:p>
              </table:table-cell>
              <table:table-cell office:value-type="float" office:value="7354.8">
                <text:p>7354.8</text:p>
              </table:table-cell>
              <table:table-cell office:value-type="float" office:value="9913.6">
                <text:p>9913.6</text:p>
              </table:table-cell>
              <table:table-cell office:value-type="float" office:value="9082.4">
                <text:p>9082.4</text:p>
              </table:table-cell>
              <table:table-cell office:value-type="float" office:value="9359.6">
                <text:p>9359.6</text:p>
              </table:table-cell>
              <table:table-cell office:value-type="float" office:value="9352.4">
                <text:p>9352.4</text:p>
              </table:table-cell>
              <table:table-cell office:value-type="float" office:value="9699">
                <text:p>9699</text:p>
              </table:table-cell>
              <table:table-cell office:value-type="float" office:value="8855.2">
                <text:p>8855.2</text:p>
              </table:table-cell>
              <table:table-cell office:value-type="float" office:value="9633">
                <text:p>9633</text:p>
              </table:table-cell>
              <table:table-cell office:value-type="float" office:value="9346.8">
                <text:p>9346.8</text:p>
              </table:table-cell>
              <table:table-cell office:value-type="float" office:value="9960">
                <text:p>9960</text:p>
              </table:table-cell>
              <table:table-cell office:value-type="float" office:value="9634.6">
                <text:p>9634.6</text:p>
              </table:table-cell>
              <table:table-cell office:value-type="float" office:value="8745">
                <text:p>8745</text:p>
              </table:table-cell>
              <table:table-cell office:value-type="float" office:value="8906">
                <text:p>8906</text:p>
              </table:table-cell>
              <table:table-cell office:value-type="float" office:value="9719.6">
                <text:p>9719.6</text:p>
              </table:table-cell>
              <table:table-cell office:value-type="float" office:value="9886.6">
                <text:p>9886.6</text:p>
              </table:table-cell>
              <table:table-cell office:value-type="float" office:value="9939.6">
                <text:p>9939.6</text:p>
              </table:table-cell>
              <table:table-cell office:value-type="float" office:value="9699.2">
                <text:p>9699.2</text:p>
              </table:table-cell>
              <table:table-cell office:value-type="float" office:value="9825.4">
                <text:p>9825.4</text:p>
              </table:table-cell>
              <table:table-cell office:value-type="float" office:value="9506.2">
                <text:p>9506.2</text:p>
              </table:table-cell>
              <table:table-cell office:value-type="float" office:value="9031.6">
                <text:p>9031.6</text:p>
              </table:table-cell>
              <table:table-cell office:value-type="float" office:value="9921.4">
                <text:p>9921.4</text:p>
              </table:table-cell>
              <table:table-cell office:value-type="float" office:value="9881.8">
                <text:p>9881.8</text:p>
              </table:table-cell>
              <table:table-cell office:value-type="float" office:value="7756.8">
                <text:p>7756.8</text:p>
              </table:table-cell>
              <table:table-cell office:value-type="float" office:value="9804.2">
                <text:p>9804.2</text:p>
              </table:table-cell>
              <table:table-cell office:value-type="float" office:value="9548.6">
                <text:p>9548.6</text:p>
              </table:table-cell>
              <table:table-cell office:value-type="float" office:value="9758.4">
                <text:p>9758.4</text:p>
              </table:table-cell>
              <table:table-cell office:value-type="float" office:value="8516.2">
                <text:p>8516.2</text:p>
              </table:table-cell>
              <table:table-cell office:value-type="float" office:value="9667.4">
                <text:p>9667.4</text:p>
              </table:table-cell>
              <table:table-cell office:value-type="float" office:value="8860.4">
                <text:p>8860.4</text:p>
              </table:table-cell>
              <table:table-cell office:value-type="float" office:value="9660.8">
                <text:p>9660.8</text:p>
              </table:table-cell>
              <table:table-cell office:value-type="float" office:value="9651">
                <text:p>9651</text:p>
              </table:table-cell>
              <table:table-cell office:value-type="float" office:value="8659.2">
                <text:p>8659.2</text:p>
              </table:table-cell>
              <table:table-cell office:value-type="float" office:value="9791">
                <text:p>9791</text:p>
              </table:table-cell>
              <table:table-cell office:value-type="float" office:value="9704.2">
                <text:p>9704.2</text:p>
              </table:table-cell>
              <table:table-cell office:value-type="float" office:value="9408">
                <text:p>9408</text:p>
              </table:table-cell>
              <table:table-cell office:value-type="float" office:value="9861">
                <text:p>9861</text:p>
              </table:table-cell>
              <table:table-cell office:value-type="float" office:value="8746.2">
                <text:p>8746.2</text:p>
              </table:table-cell>
              <table:table-cell office:value-type="float" office:value="9697.8">
                <text:p>9697.8</text:p>
              </table:table-cell>
              <table:table-cell office:value-type="float" office:value="9854">
                <text:p>9854</text:p>
              </table:table-cell>
              <table:table-cell office:value-type="float" office:value="9223.8">
                <text:p>9223.8</text:p>
              </table:table-cell>
              <table:table-cell office:value-type="float" office:value="9761.8">
                <text:p>9761.8</text:p>
              </table:table-cell>
              <table:table-cell office:value-type="float" office:value="9837">
                <text:p>9837</text:p>
              </table:table-cell>
              <table:table-cell office:value-type="float" office:value="9720.2">
                <text:p>9720.2</text:p>
              </table:table-cell>
              <table:table-cell office:value-type="float" office:value="8983">
                <text:p>8983</text:p>
              </table:table-cell>
              <table:table-cell office:value-type="float" office:value="9822.2">
                <text:p>9822.2</text:p>
              </table:table-cell>
              <table:table-cell office:value-type="float" office:value="8717.2">
                <text:p>8717.2</text:p>
              </table:table-cell>
              <table:table-cell office:value-type="float" office:value="9984.2">
                <text:p>9984.2</text:p>
              </table:table-cell>
              <table:table-cell office:value-type="float" office:value="8929.8">
                <text:p>8929.8</text:p>
              </table:table-cell>
              <table:table-cell office:value-type="float" office:value="9590.2">
                <text:p>9590.2</text:p>
              </table:table-cell>
              <table:table-cell office:value-type="float" office:value="9267.4">
                <text:p>9267.4</text:p>
              </table:table-cell>
              <table:table-cell office:value-type="float" office:value="9449.6">
                <text:p>9449.6</text:p>
              </table:table-cell>
              <table:table-cell office:value-type="float" office:value="9514">
                <text:p>9514</text:p>
              </table:table-cell>
              <table:table-cell office:value-type="float" office:value="8889.2">
                <text:p>8889.2</text:p>
              </table:table-cell>
              <table:table-cell office:value-type="float" office:value="9061.6">
                <text:p>9061.6</text:p>
              </table:table-cell>
              <table:table-cell office:value-type="float" office:value="9625.6">
                <text:p>9625.6</text:p>
              </table:table-cell>
              <table:table-cell office:value-type="float" office:value="9231.4">
                <text:p>9231.4</text:p>
              </table:table-cell>
              <table:table-cell office:value-type="float" office:value="7552.2">
                <text:p>7552.2</text:p>
              </table:table-cell>
              <table:table-cell office:value-type="float" office:value="9291.8">
                <text:p>9291.8</text:p>
              </table:table-cell>
              <table:table-cell office:value-type="float" office:value="9858.4">
                <text:p>9858.4</text:p>
              </table:table-cell>
              <table:table-cell office:value-type="float" office:value="9423.8">
                <text:p>9423.8</text:p>
              </table:table-cell>
              <table:table-cell office:value-type="float" office:value="7584.2">
                <text:p>7584.2</text:p>
              </table:table-cell>
              <table:table-cell office:value-type="float" office:value="9854">
                <text:p>9854</text:p>
              </table:table-cell>
              <table:table-cell office:value-type="float" office:value="9813.4">
                <text:p>9813.4</text:p>
              </table:table-cell>
              <table:table-cell office:value-type="float" office:value="6610.8">
                <text:p>6610.8</text:p>
              </table:table-cell>
              <table:table-cell office:value-type="float" office:value="9941.2">
                <text:p>9941.2</text:p>
              </table:table-cell>
              <table:table-cell office:value-type="float" office:value="9440.8">
                <text:p>9440.8</text:p>
              </table:table-cell>
              <table:table-cell office:value-type="float" office:value="9256.2">
                <text:p>9256.2</text:p>
              </table:table-cell>
              <table:table-cell office:value-type="float" office:value="9943.6">
                <text:p>9943.6</text:p>
              </table:table-cell>
              <table:table-cell office:value-type="float" office:value="6349.4">
                <text:p>6349.4</text:p>
              </table:table-cell>
              <table:table-cell office:value-type="float" office:value="9752.6">
                <text:p>9752.6</text:p>
              </table:table-cell>
              <table:table-cell office:value-type="float" office:value="9662.4">
                <text:p>9662.4</text:p>
              </table:table-cell>
              <table:table-cell office:value-type="float" office:value="7632">
                <text:p>7632</text:p>
              </table:table-cell>
              <table:table-cell office:value-type="float" office:value="9268.6">
                <text:p>9268.6</text:p>
              </table:table-cell>
              <table:table-cell office:value-type="float" office:value="9885.4">
                <text:p>9885.4</text:p>
              </table:table-cell>
              <table:table-cell office:value-type="float" office:value="9552.2">
                <text:p>9552.2</text:p>
              </table:table-cell>
              <table:table-cell office:value-type="float" office:value="8687">
                <text:p>86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